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85cm"/>
    </style:style>
    <style:style style:name="co2" style:family="table-column">
      <style:table-column-properties fo:break-before="auto" style:column-width="2.496cm"/>
    </style:style>
    <style:style style:name="co3" style:family="table-column">
      <style:table-column-properties fo:break-before="auto" style:column-width="5.161cm"/>
    </style:style>
    <style:style style:name="co4" style:family="table-column">
      <style:table-column-properties fo:break-before="auto" style:column-width="2.912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4.411cm"/>
    </style:style>
    <style:style style:name="co7" style:family="table-column">
      <style:table-column-properties fo:break-before="auto" style:column-width="2.401cm"/>
    </style:style>
    <style:style style:name="co8" style:family="table-column">
      <style:table-column-properties fo:break-before="auto" style:column-width="7.437cm"/>
    </style:style>
    <style:style style:name="co9" style:family="table-column">
      <style:table-column-properties fo:break-before="auto" style:column-width="3.413cm"/>
    </style:style>
    <style:style style:name="co10" style:family="table-column">
      <style:table-column-properties fo:break-before="auto" style:column-width="3.023cm"/>
    </style:style>
    <style:style style:name="co11" style:family="table-column">
      <style:table-column-properties fo:break-before="auto" style:column-width="6.048cm"/>
    </style:style>
    <style:style style:name="co12" style:family="table-column">
      <style:table-column-properties fo:break-before="auto" style:column-width="3.246cm"/>
    </style:style>
    <style:style style:name="co13" style:family="table-column">
      <style:table-column-properties fo:break-before="auto" style:column-width="8.823cm"/>
    </style:style>
    <style:style style:name="co14" style:family="table-column">
      <style:table-column-properties fo:break-before="auto" style:column-width="2.441cm"/>
    </style:style>
    <style:style style:name="co15" style:family="table-column">
      <style:table-column-properties fo:break-before="auto" style:column-width="2.261cm"/>
    </style:style>
    <style:style style:name="co16" style:family="table-column">
      <style:table-column-properties fo:break-before="auto" style:column-width="5.244cm"/>
    </style:style>
    <style:style style:name="co17" style:family="table-column">
      <style:table-column-properties fo:break-before="auto" style:column-width="3.08cm"/>
    </style:style>
    <style:style style:name="co18" style:family="table-column">
      <style:table-column-properties fo:break-before="auto" style:column-width="4.856cm"/>
    </style:style>
    <style:style style:name="co19" style:family="table-column">
      <style:table-column-properties fo:break-before="auto" style:column-width="8.075cm"/>
    </style:style>
    <style:style style:name="co20" style:family="table-column">
      <style:table-column-properties fo:break-before="auto" style:column-width="4.606cm"/>
    </style:style>
    <style:style style:name="co21" style:family="table-column">
      <style:table-column-properties fo:break-before="auto" style:column-width="4.272cm"/>
    </style:style>
    <style:style style:name="co22" style:family="table-column">
      <style:table-column-properties fo:break-before="auto" style:column-width="3.773cm"/>
    </style:style>
    <style:style style:name="co23" style:family="table-column">
      <style:table-column-properties fo:break-before="auto" style:column-width="10.462cm"/>
    </style:style>
    <style:style style:name="ro1" style:family="table-row">
      <style:table-row-properties style:row-height="0.453cm" fo:break-before="auto" style:use-optimal-row-height="false"/>
    </style:style>
    <style:style style:name="ro2" style:family="table-row">
      <style:table-row-properties style:row-height="0.457cm" fo:break-before="auto" style:use-optimal-row-height="fals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wrap-option="no-wrap"/>
      <style:text-properties fo:color="#000000" style:font-name="Courier New" fo:font-size="11pt" style:font-size-asian="11pt" style:font-size-complex="11pt"/>
    </style:style>
    <style:style style:name="ce2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cm"/>
      <style:text-properties fo:color="#000000" style:font-name="Courier New" fo:font-size="11pt" style:font-size-asian="11pt" style:font-size-complex="11pt"/>
    </style:style>
    <style:style style:name="ce3" style:family="table-cell" style:parent-style-name="Default" style:data-style-name="N100">
      <style:table-cell-properties fo:background-color="#ccff00" fo:wrap-option="no-wrap"/>
      <style:text-properties fo:color="#000000" style:font-name="Courier New" fo:font-size="11pt" style:font-size-asian="11pt" style:font-size-complex="11pt"/>
    </style:style>
    <style:style style:name="ce4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end" fo:margin-left="0cm"/>
      <style:text-properties fo:color="#000000" style:font-name="Courier New" fo:font-size="11pt" style:font-size-asian="11pt" style:font-size-complex="11pt"/>
    </style:style>
    <style:style style:name="ce5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cm"/>
      <style:text-properties fo:color="#000000" style:font-name="Courier New" fo:font-size="11pt" style:font-size-asian="11pt" style:font-size-complex="11pt"/>
    </style:style>
    <style:style style:name="ce6" style:family="table-cell" style:parent-style-name="Default" style:data-style-name="N100">
      <style:table-cell-properties fo:wrap-option="no-wrap"/>
      <style:text-properties style:font-name="Courier New" fo:font-size="11pt" style:font-size-asian="11pt" style:font-size-complex="11pt"/>
    </style:style>
    <style:style style:name="ce7" style:family="table-cell" style:parent-style-name="Default" style:data-style-name="N100">
      <style:table-cell-properties fo:background-color="transparent" fo:wrap-option="no-wrap"/>
      <style:text-properties fo:color="#000000" style:font-name="Courier New" fo:font-size="11pt" style:font-size-asian="11pt" style:font-size-complex="11pt"/>
    </style:style>
    <style:style style:name="ce8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end" fo:margin-left="0cm"/>
      <style:text-properties fo:color="#000000" style:font-name="Courier New" fo:font-size="11pt" style:font-size-asian="11pt" style:font-size-complex="11pt"/>
    </style:style>
    <style:style style:name="ce9" style:family="table-cell" style:parent-style-name="Default">
      <style:text-properties style:font-name="Courier New" fo:font-size="11pt" style:font-size-asian="11pt" style:font-size-complex="11pt"/>
    </style:style>
    <style:style style:name="ce10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cm"/>
      <style:text-properties fo:color="#000000" style:font-name="Courier New" fo:font-size="11pt" style:font-size-asian="11pt" style:font-size-complex="11pt"/>
    </style:style>
    <style:style style:name="ce11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start" fo:margin-left="0cm"/>
      <style:text-properties fo:color="#000000" style:font-name="Courier New" fo:font-size="11pt" style:font-size-asian="11pt" style:font-size-complex="11pt"/>
    </style:style>
    <style:style style:name="ce12" style:family="table-cell" style:parent-style-name="Default" style:data-style-name="N100">
      <style:table-cell-properties style:text-align-source="value-type" style:repeat-content="false" fo:wrap-option="no-wrap"/>
      <style:paragraph-properties fo:margin-left="0cm"/>
      <style:text-properties fo:color="#000000" style:font-name="Courier New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New"/>
    </style:style>
    <style:style style:name="ce14" style:family="table-cell" style:parent-style-name="Default">
      <style:text-properties style:font-name="Courier New"/>
    </style:style>
    <style:style style:name="ce15" style:family="table-cell" style:parent-style-name="Default" style:data-style-name="N100">
      <style:table-cell-properties fo:wrap-option="no-wrap"/>
      <style:text-properties fo:color="#000000" style:font-name="Courier New"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 style:data-style-name="N100">
      <style:table-cell-properties fo:background-color="#ccff00" fo:wrap-option="no-wrap"/>
      <style:text-properties fo:color="#000000" style:font-name="Courier New" fo:font-size="11pt" fo:font-weight="normal" style:font-size-asian="11pt" style:font-weight-asian="normal" style:font-size-complex="11pt" style:font-weight-complex="normal"/>
    </style:style>
    <style:style style:name="ce17" style:family="table-cell" style:parent-style-name="Default" style:data-style-name="N100">
      <style:table-cell-properties fo:wrap-option="no-wrap"/>
      <style:text-properties fo:color="#000000" style:text-outline="false" style:text-line-through-style="none" style:font-name="Courier New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cm"/>
      <style:text-properties style:font-name="Courier New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New" fo:font-size="11pt" style:font-size-asian="11pt" style:font-size-complex="11pt"/>
    </style:style>
    <style:style style:name="ce20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cm"/>
      <style:text-properties style:font-name="Courier New" fo:font-size="11pt" style:font-size-asian="11pt" style:font-size-complex="11pt"/>
    </style:style>
    <style:style style:name="ce21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cm"/>
      <style:text-properties fo:color="#000000" style:text-outline="false" style:text-line-through-style="none" style:font-name="Courier New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00">
      <style:table-cell-properties style:text-align-source="value-type" style:repeat-content="false" fo:wrap-option="no-wrap"/>
      <style:paragraph-properties fo:margin-left="0cm"/>
      <style:text-properties fo:color="#000000" style:text-outline="false" style:text-line-through-style="none" style:font-name="Courier New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cm"/>
      <style:text-properties fo:color="#000000" style:text-outline="false" style:text-line-through-style="none" style:font-name="Courier New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0">
      <style:text-properties style:font-name="Courier New" fo:font-size="11pt" style:font-size-asian="11pt" style:font-size-complex="11pt"/>
    </style:style>
    <style:style style:name="ce25" style:family="table-cell" style:parent-style-name="Default">
      <style:table-cell-properties fo:background-color="#ccff00"/>
      <style:text-properties style:font-name="Courier New"/>
    </style:style>
    <style:style style:name="ce26" style:family="table-cell" style:parent-style-name="Default">
      <style:table-cell-properties fo:background-color="#ccff00" style:text-align-source="fix" style:repeat-content="false"/>
      <style:paragraph-properties fo:text-align="end" fo:margin-left="0cm"/>
      <style:text-properties style:font-name="Courier New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New"/>
    </style:style>
    <style:style style:name="ce28" style:family="table-cell" style:parent-style-name="Default" style:data-style-name="N100">
      <style:text-properties style:font-name="Courier New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table table:name="Memlocs" table:style-name="ta1" table:print="false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table:style-name="ce1" office:value-type="string">
            <text:p>Debug:</text:p>
          </table:table-cell>
          <table:table-cell table:style-name="ce15" office:value-type="string">
            <text:p>0xBE6BBE</text:p>
          </table:table-cell>
          <table:table-cell table:style-name="ce21"/>
          <table:table-cell table:number-columns-repeated="1021"/>
        </table:table-row>
        <table:table-row table:style-name="ro1">
          <table:table-cell table:style-name="ce1"/>
          <table:table-cell table:style-name="ce15" office:value-type="string">
            <text:p>0xBE69EB</text:p>
          </table:table-cell>
          <table:table-cell table:style-name="ce21"/>
          <table:table-cell table:number-columns-repeated="1021"/>
        </table:table-row>
        <table:table-row table:style-name="ro1">
          <table:table-cell table:style-name="ce1"/>
          <table:table-cell table:style-name="ce15" office:value-type="string">
            <text:p>00BE695F</text:p>
          </table:table-cell>
          <table:table-cell table:style-name="ce21"/>
          <table:table-cell table:number-columns-repeated="1021"/>
        </table:table-row>
        <table:table-row table:style-name="ro1">
          <table:table-cell table:style-name="ce1"/>
          <table:table-cell table:style-name="ce15"/>
          <table:table-cell table:style-name="ce21"/>
          <table:table-cell table:number-columns-repeated="1021"/>
        </table:table-row>
        <table:table-row table:style-name="ro1">
          <table:table-cell table:style-name="ce1" office:value-type="string">
            <text:p>Release:</text:p>
          </table:table-cell>
          <table:table-cell table:style-name="ce15" office:value-type="string">
            <text:p>0xBE73FE</text:p>
          </table:table-cell>
          <table:table-cell table:style-name="ce21" office:value-type="string">
            <text:p>DarkSouls.exe+7E73FE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5" office:value-type="string">
            <text:p>0xBE719F</text:p>
          </table:table-cell>
          <table:table-cell table:style-name="ce21" office:value-type="string">
            <text:p>DarkSouls.exe+7E719F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5" office:value-type="string">
            <text:p>0xBE722B</text:p>
          </table:table-cell>
          <table:table-cell table:style-name="ce21" office:value-type="string">
            <text:p>DarkSouls.exe+7E722B</text:p>
          </table:table-cell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table:style-name="ce15" office:value-type="string">
            <text:p>byte</text:p>
          </table:table-cell>
          <table:table-cell table:style-name="ce22" office:value-type="string">
            <text:p>Network protocol version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5"/>
          <table:table-cell table:style-name="ce21"/>
          <table:table-cell table:number-columns-repeated="1021"/>
        </table:table-row>
        <table:table-row table:style-name="ro1" table:number-rows-repeated="2">
          <table:table-cell table:style-name="ce3"/>
          <table:table-cell table:style-name="ce16"/>
          <table:table-cell table:style-name="ce23"/>
          <table:table-cell table:style-name="ce3" table:number-columns-repeated="1021"/>
        </table:table-row>
        <table:table-row table:style-name="ro1">
          <table:table-cell table:style-name="ce1"/>
          <table:table-cell table:style-name="ce15"/>
          <table:table-cell table:style-name="ce21"/>
          <table:table-cell table:number-columns-repeated="1021"/>
        </table:table-row>
        <table:table-row table:style-name="ro1">
          <table:table-cell table:style-name="ce1" office:value-type="string">
            <text:p>Release:</text:p>
          </table:table-cell>
          <table:table-cell table:style-name="ce17" office:value-type="string">
            <text:p>0x13A466C</text:p>
          </table:table-cell>
          <table:table-cell table:style-name="ce21" office:value-type="string">
            <text:p>Darksouls.exe+FA466C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Debug:</text:p>
          </table:table-cell>
          <table:table-cell table:style-name="ce15" office:value-type="string">
            <text:p>0x13A882C</text:p>
          </table:table-cell>
          <table:table-cell table:style-name="ce21" office:value-type="string">
            <text:p>DarkSouls.exe+FA882C</text:p>
          </table:table-cell>
          <table:table-cell table:number-columns-repeated="1021"/>
        </table:table-row>
        <table:table-row table:style-name="ro1">
          <table:table-cell table:style-name="ce1"/>
          <table:table-cell office:value-type="string">
            <text:p>[[[ptr]]+10]</text:p>
          </table:table-cell>
          <table:table-cell table:style-name="ce21"/>
          <table:table-cell table:number-columns-repeated="1021"/>
        </table:table-row>
        <table:table-row table:style-name="ro1">
          <table:table-cell office:value-type="string">
            <text:p>+0x0070</text:p>
          </table:table-cell>
          <table:table-cell office:value-type="string">
            <text:p>Pointer</text:p>
          </table:table-cell>
          <table:table-cell table:style-name="ce21" office:value-type="string">
            <text:p>Pointer to DirectX device</text:p>
          </table:table-cell>
          <table:table-cell table:number-columns-repeated="1021"/>
        </table:table-row>
        <table:table-row table:style-name="ro1">
          <table:table-cell table:style-name="ce1"/>
          <table:table-cell/>
          <table:table-cell table:style-name="ce21"/>
          <table:table-cell table:number-columns-repeated="1021"/>
        </table:table-row>
        <table:table-row table:style-name="ro1" table:number-rows-repeated="2">
          <table:table-cell table:style-name="ce3" table:number-columns-repeated="2"/>
          <table:table-cell table:style-name="ce23"/>
          <table:table-cell table:style-name="ce3" table:number-columns-repeated="1021"/>
        </table:table-row>
        <table:table-row table:style-name="ro1">
          <table:table-cell table:style-name="ce1"/>
          <table:table-cell/>
          <table:table-cell table:style-name="ce21"/>
          <table:table-cell table:number-columns-repeated="1021"/>
        </table:table-row>
        <table:table-row table:style-name="ro2">
          <table:table-cell table:style-name="ce1" office:value-type="string">
            <text:p>Release:</text:p>
          </table:table-cell>
          <table:table-cell office:value-type="string">
            <text:p>0x12DF020</text:p>
          </table:table-cell>
          <table:table-cell table:style-name="ce21" office:value-type="string">
            <text:p>DARKSOULS.exe+EDF020 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Resist regen rat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4"/>
          <table:table-cell table:style-name="ce3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5" office:value-type="string">
            <text:p>Release:</text:p>
          </table:table-cell>
          <table:table-cell office:value-type="string">
            <text:p>0x12DF3E4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office:value-type="string">
            <text:p>1 = Turn character white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2">
          <table:table-cell table:style-name="ce4"/>
          <table:table-cell table:style-name="ce3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5" office:value-type="string">
            <text:p>Release:</text:p>
          </table:table-cell>
          <table:table-cell office:value-type="string">
            <text:p>0x12E29E8</text:p>
          </table:table-cell>
          <table:table-cell office:value-type="string">
            <text:p>DarkSouls.exe+EE29E8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Debug: </text:p>
          </table:table-cell>
          <table:table-cell table:style-name="ce5" office:value-type="string">
            <text:p>0x12E69E8</text:p>
          </table:table-cell>
          <table:table-cell table:style-name="ce5" office:value-type="string">
            <text:p>Darksouls.exe+EE69E8</text:p>
          </table:table-cell>
          <table:table-cell table:number-columns-repeated="1021"/>
        </table:table-row>
        <table:table-row table:style-name="ro3">
          <table:table-cell table:style-name="ce5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5" office:value-type="string">
            <text:p>MP Struc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table:style-name="ce5" office:value-type="string">
            <text:p>byte</text:p>
          </table:table-cell>
          <table:table-cell table:number-columns-repeated="1022"/>
        </table:table-row>
        <table:table-row table:style-name="ro3">
          <table:table-cell/>
          <table:table-cell table:style-name="ce2" office:value-type="string">
            <text:p>x4</text:p>
          </table:table-cell>
          <table:table-cell table:style-name="ce5" office:value-type="string">
            <text:p>Player Hide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02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 table:number-rows-repeated="2">
          <table:table-cell table:style-name="ce3" table:number-columns-repeated="2"/>
          <table:table-cell table:style-name="ce23"/>
          <table:table-cell table:style-name="ce3" table:number-columns-repeated="1021"/>
        </table:table-row>
        <table:table-row table:style-name="ro1">
          <table:table-cell table:style-name="ce1"/>
          <table:table-cell/>
          <table:table-cell table:style-name="ce21"/>
          <table:table-cell table:number-columns-repeated="1021"/>
        </table:table-row>
        <table:table-row table:style-name="ro1">
          <table:table-cell table:style-name="ce1" office:value-type="string">
            <text:p>Release:</text:p>
          </table:table-cell>
          <table:table-cell office:value-type="string">
            <text:p>0x12E33E0</text:p>
          </table:table-cell>
          <table:table-cell table:style-name="ce21"/>
          <table:table-cell table:number-columns-repeated="1021"/>
        </table:table-row>
        <table:table-row table:style-name="ro1">
          <table:table-cell table:style-name="ce1" office:value-type="string">
            <text:p>+0x0000</text:p>
          </table:table-cell>
          <table:table-cell office:value-type="string">
            <text:p>long</text:p>
          </table:table-cell>
          <table:table-cell table:style-name="ce21" office:value-type="string">
            <text:p>Text ID of current prompt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+0x0004</text:p>
          </table:table-cell>
          <table:table-cell office:value-type="string">
            <text:p>long</text:p>
          </table:table-cell>
          <table:table-cell table:style-name="ce21" office:value-type="string">
            <text:p>Text ID of first prompt option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+0x0008</text:p>
          </table:table-cell>
          <table:table-cell office:value-type="string">
            <text:p>long</text:p>
          </table:table-cell>
          <table:table-cell table:style-name="ce21" office:value-type="string">
            <text:p>Text ID of second prompt option</text:p>
          </table:table-cell>
          <table:table-cell table:number-columns-repeated="1021"/>
        </table:table-row>
        <table:table-row table:style-name="ro1">
          <table:table-cell table:style-name="ce1"/>
          <table:table-cell/>
          <table:table-cell table:style-name="ce21"/>
          <table:table-cell table:number-columns-repeated="1021"/>
        </table:table-row>
        <table:table-row table:style-name="ro1">
          <table:table-cell table:style-name="ce1" office:value-type="string">
            <text:p>0x12E3C14</text:p>
          </table:table-cell>
          <table:table-cell office:value-type="string">
            <text:p>float</text:p>
          </table:table-cell>
          <table:table-cell table:style-name="ce21" office:value-type="string">
            <text:p>Size of Quick Item font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0x12E3C28</text:p>
          </table:table-cell>
          <table:table-cell office:value-type="string">
            <text:p>float</text:p>
          </table:table-cell>
          <table:table-cell table:style-name="ce21" office:value-type="string">
            <text:p>Size of title menu fonts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0x12E3C3C</text:p>
          </table:table-cell>
          <table:table-cell table:style-name="ce6" office:value-type="string">
            <text:p>float</text:p>
          </table:table-cell>
          <table:table-cell table:style-name="ce21" office:value-type="string">
            <text:p>Font Size controls:</text:p>
          </table:table-cell>
          <table:table-cell table:number-columns-repeated="1021"/>
        </table:table-row>
        <table:table-row table:style-name="ro1">
          <table:table-cell table:style-name="ce6" table:number-columns-repeated="2"/>
          <table:table-cell table:style-name="ce21" office:value-type="string">
            <text:p>“Press Start Button” at title</text:p>
          </table:table-cell>
          <table:table-cell table:number-columns-repeated="1021"/>
        </table:table-row>
        <table:table-row table:style-name="ro1">
          <table:table-cell table:style-name="ce6" table:number-columns-repeated="2"/>
          <table:table-cell table:style-name="ce21" office:value-type="string">
            <text:p>Souls display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0x12E3C50</text:p>
          </table:table-cell>
          <table:table-cell office:value-type="string">
            <text:p>float</text:p>
          </table:table-cell>
          <table:table-cell table:style-name="ce21" office:value-type="string">
            <text:p>Size of prompt fonts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0x12E3C64</text:p>
          </table:table-cell>
          <table:table-cell office:value-type="string">
            <text:p>float</text:p>
          </table:table-cell>
          <table:table-cell table:style-name="ce21" office:value-type="string">
            <text:p>Size of:</text:p>
          </table:table-cell>
          <table:table-cell table:number-columns-repeated="1021"/>
        </table:table-row>
        <table:table-row table:style-name="ro1">
          <table:table-cell table:style-name="ce1"/>
          <table:table-cell/>
          <table:table-cell table:style-name="ce21" office:value-type="string">
            <text:p>“Rest at Bonfire”</text:p>
          </table:table-cell>
          <table:table-cell table:number-columns-repeated="1021"/>
        </table:table-row>
        <table:table-row table:style-name="ro1">
          <table:table-cell table:style-name="ce1"/>
          <table:table-cell/>
          <table:table-cell table:style-name="ce21"/>
          <table:table-cell table:number-columns-repeated="1021"/>
        </table:table-row>
        <table:table-row table:style-name="ro1" table:number-rows-repeated="2">
          <table:table-cell table:style-name="ce3" table:number-columns-repeated="2"/>
          <table:table-cell table:style-name="ce23"/>
          <table:table-cell table:style-name="ce3" table:number-columns-repeated="1021"/>
        </table:table-row>
        <table:table-row table:style-name="ro1">
          <table:table-cell table:style-name="ce1"/>
          <table:table-cell/>
          <table:table-cell table:style-name="ce21"/>
          <table:table-cell table:number-columns-repeated="1021"/>
        </table:table-row>
        <table:table-row table:style-name="ro1">
          <table:table-cell table:style-name="ce1" office:value-type="string">
            <text:p>Release:</text:p>
          </table:table-cell>
          <table:table-cell office:value-type="string">
            <text:p>0x1362DD0</text:p>
          </table:table-cell>
          <table:table-cell table:style-name="ce21"/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office:value-type="string">
            <text:p>long</text:p>
          </table:table-cell>
          <table:table-cell table:style-name="ce21" office:value-type="string">
            <text:p>Number of connected MP Node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1"/>
          <table:table-cell table:number-columns-repeated="1021"/>
        </table:table-row>
        <table:table-row table:style-name="ro1" table:number-rows-repeated="2">
          <table:table-cell table:style-name="ce4"/>
          <table:table-cell table:style-name="ce3"/>
          <table:table-cell table:style-name="ce23"/>
          <table:table-cell table:style-name="ce3" table:number-columns-repeated="1021"/>
        </table:table-row>
        <table:table-row table:style-name="ro3">
          <table:table-cell table:style-name="ce7" table:number-columns-repeated="1024"/>
        </table:table-row>
        <table:table-row table:style-name="ro3">
          <table:table-cell table:style-name="ce7" office:value-type="string">
            <text:p>Debug:</text:p>
          </table:table-cell>
          <table:table-cell table:style-name="ce7" office:value-type="string">
            <text:p>0x137C578</text:p>
          </table:table-cell>
          <table:table-cell table:style-name="ce7" office:value-type="string">
            <text:p>DarkSouls.exe+F7C578</text:p>
          </table:table-cell>
          <table:table-cell table:style-name="ce7" table:number-columns-repeated="1021"/>
        </table:table-row>
        <table:table-row table:style-name="ro3">
          <table:table-cell table:style-name="ce7"/>
          <table:table-cell table:style-name="ce7" office:value-type="string">
            <text:p>[ptr]</text:p>
          </table:table-cell>
          <table:table-cell table:style-name="ce7" table:number-columns-repeated="1022"/>
        </table:table-row>
        <table:table-row table:style-name="ro3">
          <table:table-cell table:style-name="ce7" office:value-type="string">
            <text:p>Debug menu stuff</text:p>
          </table:table-cell>
          <table:table-cell table:style-name="ce7" table:number-columns-repeated="1023"/>
        </table:table-row>
        <table:table-row table:style-name="ro3">
          <table:table-cell table:style-name="ce8" office:value-type="string">
            <text:p>+0x0004</text:p>
          </table:table-cell>
          <table:table-cell table:style-name="ce7" office:value-type="string">
            <text:p>Pointer</text:p>
          </table:table-cell>
          <table:table-cell table:style-name="ce7" office:value-type="string">
            <text:p>Pointer to menu entries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014</text:p>
          </table:table-cell>
          <table:table-cell table:style-name="ce7" office:value-type="string">
            <text:p>long</text:p>
          </table:table-cell>
          <table:table-cell table:style-name="ce7" office:value-type="string">
            <text:p>Debug menu status</text:p>
          </table:table-cell>
          <table:table-cell table:style-name="ce7" table:number-columns-repeated="1021"/>
        </table:table-row>
        <table:table-row table:style-name="ro3">
          <table:table-cell table:style-name="ce8"/>
          <table:table-cell table:style-name="ce8" office:value-type="string">
            <text:p>0</text:p>
          </table:table-cell>
          <table:table-cell table:style-name="ce7" office:value-type="string">
            <text:p>Debug menu off</text:p>
          </table:table-cell>
          <table:table-cell table:style-name="ce7" table:number-columns-repeated="1021"/>
        </table:table-row>
        <table:table-row table:style-name="ro3">
          <table:table-cell table:style-name="ce7"/>
          <table:table-cell table:style-name="ce8" office:value-type="string">
            <text:p>1</text:p>
          </table:table-cell>
          <table:table-cell table:style-name="ce7" office:value-type="string">
            <text:p>Debug menu active</text:p>
          </table:table-cell>
          <table:table-cell table:style-name="ce7" table:number-columns-repeated="1021"/>
        </table:table-row>
        <table:table-row table:style-name="ro3">
          <table:table-cell table:style-name="ce7"/>
          <table:table-cell table:style-name="ce8" office:value-type="string">
            <text:p>2</text:p>
          </table:table-cell>
          <table:table-cell table:style-name="ce7" office:value-type="string">
            <text:p>Debug menu display only</text:p>
          </table:table-cell>
          <table:table-cell table:style-name="ce7" table:number-columns-repeated="1021"/>
        </table:table-row>
        <table:table-row table:style-name="ro3" table:number-rows-repeated="2">
          <table:table-cell table:style-name="ce7" table:number-columns-repeated="1024"/>
        </table:table-row>
        <table:table-row table:style-name="ro3" table:number-rows-repeated="2">
          <table:table-cell table:style-name="ce3" table:number-columns-repeated="1024"/>
        </table:table-row>
        <table:table-row table:style-name="ro3">
          <table:table-cell table:style-name="ce7" table:number-columns-repeated="1024"/>
        </table:table-row>
        <table:table-row table:style-name="ro3">
          <table:table-cell table:style-name="ce7" office:value-type="string">
            <text:p>Release: </text:p>
          </table:table-cell>
          <table:table-cell table:style-name="ce7" office:value-type="string">
            <text:p>0x13784A0</text:p>
          </table:table-cell>
          <table:table-cell table:style-name="ce7" office:value-type="string">
            <text:p>Darksouls.exe+F784A0</text:p>
          </table:table-cell>
          <table:table-cell table:style-name="ce7" table:number-columns-repeated="1021"/>
        </table:table-row>
        <table:table-row table:style-name="ro3">
          <table:table-cell table:style-name="ce7" office:value-type="string">
            <text:p>Debug: </text:p>
          </table:table-cell>
          <table:table-cell table:style-name="ce7" office:value-type="string">
            <text:p>0x137C660</text:p>
          </table:table-cell>
          <table:table-cell table:style-name="ce7" office:value-type="string">
            <text:p>Darksouls.exe+F7C660</text:p>
          </table:table-cell>
          <table:table-cell table:style-name="ce7" table:number-columns-repeated="1021"/>
        </table:table-row>
        <table:table-row table:style-name="ro3">
          <table:table-cell table:style-name="ce7"/>
          <table:table-cell table:style-name="ce7" office:value-type="string">
            <text:p>[ptr]</text:p>
          </table:table-cell>
          <table:table-cell table:style-name="ce7" table:number-columns-repeated="1022"/>
        </table:table-row>
        <table:table-row table:style-name="ro3">
          <table:table-cell table:style-name="ce7" office:value-type="string">
            <text:p>Misc Data</text:p>
          </table:table-cell>
          <table:table-cell table:style-name="ce7" table:number-columns-repeated="1023"/>
        </table:table-row>
        <table:table-row table:style-name="ro3">
          <table:table-cell table:style-name="ce8" office:value-type="string">
            <text:p>+0x0A70</text:p>
          </table:table-cell>
          <table:table-cell table:style-name="ce7" office:value-type="string">
            <text:p>long</text:p>
          </table:table-cell>
          <table:table-cell table:style-name="ce7" office:value-type="string">
            <text:p>Current Save Slot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A80</text:p>
          </table:table-cell>
          <table:table-cell table:style-name="ce7" office:value-type="string">
            <text:p>float</text:p>
          </table:table-cell>
          <table:table-cell table:style-name="ce7" office:value-type="string">
            <text:p>SOS Sign x pos (not visible sign)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A84</text:p>
          </table:table-cell>
          <table:table-cell table:style-name="ce7" office:value-type="string">
            <text:p>float</text:p>
          </table:table-cell>
          <table:table-cell table:style-name="ce7" office:value-type="string">
            <text:p>SOS sign y pos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A88</text:p>
          </table:table-cell>
          <table:table-cell table:style-name="ce7" office:value-type="string">
            <text:p>float</text:p>
          </table:table-cell>
          <table:table-cell table:style-name="ce7" office:value-type="string">
            <text:p>SOS sign z pos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A92</text:p>
          </table:table-cell>
          <table:table-cell table:style-name="ce7" office:value-type="string">
            <text:p>byte</text:p>
          </table:table-cell>
          <table:table-cell table:style-name="ce7" office:value-type="string">
            <text:p>SOS sign Area Number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A93</text:p>
          </table:table-cell>
          <table:table-cell table:style-name="ce7" office:value-type="string">
            <text:p>byte</text:p>
          </table:table-cell>
          <table:table-cell table:style-name="ce7" office:value-type="string">
            <text:p>SOS sign World Number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B04</text:p>
          </table:table-cell>
          <table:table-cell table:style-name="ce7" office:value-type="string">
            <text:p>long</text:p>
          </table:table-cell>
          <table:table-cell table:style-name="ce7" office:value-type="string">
            <text:p>Bonfire ID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B0C</text:p>
          </table:table-cell>
          <table:table-cell table:style-name="ce7" office:value-type="string">
            <text:p>byte</text:p>
          </table:table-cell>
          <table:table-cell table:style-name="ce7" office:value-type="string">
            <text:p>Tutorial begin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B18</text:p>
          </table:table-cell>
          <table:table-cell table:style-name="ce7" office:value-type="string">
            <text:p>byte</text:p>
          </table:table-cell>
          <table:table-cell table:style-name="ce7" office:value-type="string">
            <text:p>bRequestToEnding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B4C</text:p>
          </table:table-cell>
          <table:table-cell table:style-name="ce7" office:value-type="string">
            <text:p>byte</text:p>
          </table:table-cell>
          <table:table-cell table:style-name="ce7" office:value-type="string">
            <text:p>IsFpsDisconnection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B4D</text:p>
          </table:table-cell>
          <table:table-cell table:style-name="ce7" office:value-type="string">
            <text:p>byte</text:p>
          </table:table-cell>
          <table:table-cell table:style-name="ce7" office:value-type="string">
            <text:p>IsOnlineMode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B4E</text:p>
          </table:table-cell>
          <table:table-cell table:style-name="ce7" office:value-type="string">
            <text:p>byte</text:p>
          </table:table-cell>
          <table:table-cell table:style-name="ce7" office:value-type="string">
            <text:p>IsTitleStart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BE4</text:p>
          </table:table-cell>
          <table:table-cell table:style-name="ce7" office:value-type="string">
            <text:p>long</text:p>
          </table:table-cell>
          <table:table-cell table:style-name="ce7" office:value-type="string">
            <text:p>Invasion Type</text:p>
          </table:table-cell>
          <table:table-cell table:style-name="ce7" table:number-columns-repeated="1021"/>
        </table:table-row>
        <table:table-row table:style-name="ro3">
          <table:table-cell table:style-name="ce8"/>
          <table:table-cell table:style-name="ce7"/>
          <table:table-cell table:style-name="ce7" office:value-type="string">
            <text:p>Confirm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B70</text:p>
          </table:table-cell>
          <table:table-cell table:style-name="ce7" office:value-type="string">
            <text:p>float</text:p>
          </table:table-cell>
          <table:table-cell table:style-name="ce7" office:value-type="string">
            <text:p>Last solid-footing xpos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B74</text:p>
          </table:table-cell>
          <table:table-cell table:style-name="ce7" office:value-type="string">
            <text:p>float</text:p>
          </table:table-cell>
          <table:table-cell table:style-name="ce7" office:value-type="string">
            <text:p>Last solid-footing ypos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B78</text:p>
          </table:table-cell>
          <table:table-cell table:style-name="ce7" office:value-type="string">
            <text:p>flaot</text:p>
          </table:table-cell>
          <table:table-cell table:style-name="ce7" office:value-type="string">
            <text:p>Last solid-footing zpos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B7C</text:p>
          </table:table-cell>
          <table:table-cell table:style-name="ce7" office:value-type="string">
            <text:p>float</text:p>
          </table:table-cell>
          <table:table-cell table:style-name="ce7" office:value-type="string">
            <text:p>Last solid-footing facing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C2C</text:p>
          </table:table-cell>
          <table:table-cell table:style-name="ce7" office:value-type="string">
            <text:p>byte</text:p>
          </table:table-cell>
          <table:table-cell table:style-name="ce7" office:value-type="string">
            <text:p>IsEDisableAllAreaEne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C2D</text:p>
          </table:table-cell>
          <table:table-cell table:style-name="ce7" office:value-type="string">
            <text:p>byte</text:p>
          </table:table-cell>
          <table:table-cell table:style-name="ce7" office:value-type="string">
            <text:p>IsDisableAllAreaEvent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C2E</text:p>
          </table:table-cell>
          <table:table-cell table:style-name="ce7" office:value-type="string">
            <text:p>byte</text:p>
          </table:table-cell>
          <table:table-cell table:style-name="ce7" office:value-type="string">
            <text:p>IsDisableAllAreaMap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C2F</text:p>
          </table:table-cell>
          <table:table-cell table:style-name="ce7" office:value-type="string">
            <text:p>byte</text:p>
          </table:table-cell>
          <table:table-cell table:style-name="ce7" office:value-type="string">
            <text:p>IsDisableAllAreaObj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C30</text:p>
          </table:table-cell>
          <table:table-cell table:style-name="ce7" office:value-type="string">
            <text:p>byte</text:p>
          </table:table-cell>
          <table:table-cell table:style-name="ce7" office:value-type="string">
            <text:p>IsEnableAllAreaObj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C31</text:p>
          </table:table-cell>
          <table:table-cell table:style-name="ce7" office:value-type="string">
            <text:p>byte</text:p>
          </table:table-cell>
          <table:table-cell table:style-name="ce7" office:value-type="string">
            <text:p>IsEnableAllAreaObjBreak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C32</text:p>
          </table:table-cell>
          <table:table-cell table:style-name="ce7" office:value-type="string">
            <text:p>byte</text:p>
          </table:table-cell>
          <table:table-cell table:style-name="ce7" office:value-type="string">
            <text:p>IsDisableAllAreaHiHit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C33</text:p>
          </table:table-cell>
          <table:table-cell table:style-name="ce7" office:value-type="string">
            <text:p>byte</text:p>
          </table:table-cell>
          <table:table-cell table:style-name="ce7" office:value-type="string">
            <text:p>IsEnableAllAreaLoHit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C34</text:p>
          </table:table-cell>
          <table:table-cell table:style-name="ce7" office:value-type="string">
            <text:p>byte</text:p>
          </table:table-cell>
          <table:table-cell table:style-name="ce7" office:value-type="string">
            <text:p>IsDisableAllAreaSFX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C35</text:p>
          </table:table-cell>
          <table:table-cell table:style-name="ce7" office:value-type="string">
            <text:p>byte</text:p>
          </table:table-cell>
          <table:table-cell table:style-name="ce7" office:value-type="string">
            <text:p>IsDisableAllAreaSound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C36</text:p>
          </table:table-cell>
          <table:table-cell table:style-name="ce7" office:value-type="string">
            <text:p>byte</text:p>
          </table:table-cell>
          <table:table-cell table:style-name="ce7" office:value-type="string">
            <text:p>IsObjBreakRecordMode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C37</text:p>
          </table:table-cell>
          <table:table-cell table:style-name="ce7" office:value-type="string">
            <text:p>byte</text:p>
          </table:table-cell>
          <table:table-cell table:style-name="ce7" office:value-type="string">
            <text:p>IsAutoMapWarpMode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C38</text:p>
          </table:table-cell>
          <table:table-cell table:style-name="ce7" office:value-type="string">
            <text:p>byte</text:p>
          </table:table-cell>
          <table:table-cell table:style-name="ce7" office:value-type="string">
            <text:p>IsChrNpcWanderTest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C39</text:p>
          </table:table-cell>
          <table:table-cell table:style-name="ce7" office:value-type="string">
            <text:p>byte</text:p>
          </table:table-cell>
          <table:table-cell table:style-name="ce7" office:value-type="string">
            <text:p>IsDbgChrAllDead</text:p>
          </table:table-cell>
          <table:table-cell table:style-name="ce7" table:number-columns-repeated="1021"/>
        </table:table-row>
        <table:table-row table:style-name="ro3">
          <table:table-cell table:style-name="ce7" table:number-columns-repeated="1024"/>
        </table:table-row>
        <table:table-row table:style-name="ro3" table:number-rows-repeated="2">
          <table:table-cell table:style-name="ce3" table:number-columns-repeated="1024"/>
        </table:table-row>
        <table:table-row table:style-name="ro3">
          <table:table-cell table:style-name="ce7" table:number-columns-repeated="1024"/>
        </table:table-row>
        <table:table-row table:style-name="ro3">
          <table:table-cell table:style-name="ce1" office:value-type="string">
            <text:p>Release:</text:p>
          </table:table-cell>
          <table:table-cell office:value-type="string">
            <text:p>0x1378520</text:p>
          </table:table-cell>
          <table:table-cell office:value-type="string">
            <text:p>Darksouls.exe+9E862A</text:p>
          </table:table-cell>
          <table:table-cell table:number-columns-repeated="1021"/>
        </table:table-row>
        <table:table-row table:style-name="ro3">
          <table:table-cell table:style-name="ce1" office:value-type="string">
            <text:p>Debug: </text:p>
          </table:table-cell>
          <table:table-cell office:value-type="string">
            <text:p>0x137C6E0</text:p>
          </table:table-cell>
          <table:table-cell office:value-type="string">
            <text:p>Darksouls.exe+F7C6E0</text:p>
          </table:table-cell>
          <table:table-cell table:number-columns-repeated="1021"/>
        </table:table-row>
        <table:table-row table:style-name="ro3">
          <table:table-cell table:style-name="ce1"/>
          <table:table-cell office:value-type="string">
            <text:p>[[ptr]+10]</text:p>
          </table:table-cell>
          <table:table-cell table:number-columns-repeated="1022"/>
        </table:table-row>
        <table:table-row table:style-name="ro3">
          <table:table-cell table:style-name="ce1" office:value-type="string">
            <text:p>Debug values</text:p>
          </table:table-cell>
          <table:table-cell table:number-columns-repeated="1023"/>
        </table:table-row>
        <table:table-row table:style-name="ro3">
          <table:table-cell office:value-type="string">
            <text:p>+0x023C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E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F</text:p>
          </table:table-cell>
          <table:table-cell office:value-type="string">
            <text:p>byte</text:p>
          </table:table-cell>
          <table:table-cell office:value-type="string">
            <text:p>1 = Draw Trees</text:p>
          </table:table-cell>
          <table:table-cell table:number-columns-repeated="1021"/>
        </table:table-row>
        <table:table-row table:style-name="ro3">
          <table:table-cell office:value-type="string">
            <text:p>+0x0240</text:p>
          </table:table-cell>
          <table:table-cell office:value-type="string">
            <text:p>byte</text:p>
          </table:table-cell>
          <table:table-cell office:value-type="string">
            <text:p>1 = Draw Textures</text:p>
          </table:table-cell>
          <table:table-cell table:number-columns-repeated="1021"/>
        </table:table-row>
        <table:table-row table:style-name="ro3">
          <table:table-cell office:value-type="string">
            <text:p>+0x0241</text:p>
          </table:table-cell>
          <table:table-cell office:value-type="string">
            <text:p>byte</text:p>
          </table:table-cell>
          <table:table-cell office:value-type="string">
            <text:p>1 = Draw Bounding Boxes</text:p>
          </table:table-cell>
          <table:table-cell table:number-columns-repeated="1021"/>
        </table:table-row>
        <table:table-row table:style-name="ro3">
          <table:table-cell office:value-type="string">
            <text:p>+0x0242</text:p>
          </table:table-cell>
          <table:table-cell office:value-type="string">
            <text:p>byte</text:p>
          </table:table-cell>
          <table:table-cell office:value-type="string">
            <text:p>1 = Draw Sprites</text:p>
          </table:table-cell>
          <table:table-cell table:number-columns-repeated="1021"/>
        </table:table-row>
        <table:table-row table:style-name="ro3">
          <table:table-cell office:value-type="string">
            <text:p>+0x0245</text:p>
          </table:table-cell>
          <table:table-cell office:value-type="string">
            <text:p>byte</text:p>
          </table:table-cell>
          <table:table-cell office:value-type="string">
            <text:p>1 = Draw VFX</text:p>
          </table:table-cell>
          <table:table-cell table:number-columns-repeated="1021"/>
        </table:table-row>
        <table:table-row table:style-name="ro3">
          <table:table-cell office:value-type="string">
            <text:p>+0x0246</text:p>
          </table:table-cell>
          <table:table-cell office:value-type="string">
            <text:p>byte</text:p>
          </table:table-cell>
          <table:table-cell office:value-type="string">
            <text:p>1 = Draw Shadows</text:p>
          </table:table-cell>
          <table:table-cell table:number-columns-repeated="1021"/>
        </table:table-row>
        <table:table-row table:style-name="ro3">
          <table:table-cell office:value-type="string">
            <text:p>+0x026D</text:p>
          </table:table-cell>
          <table:table-cell office:value-type="string">
            <text:p>byte</text:p>
          </table:table-cell>
          <table:table-cell office:value-type="string">
            <text:p>1 = Allow brightness value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float</text:p>
          </table:table-cell>
          <table:table-cell office:value-type="string">
            <text:p>Brightness R value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float</text:p>
          </table:table-cell>
          <table:table-cell office:value-type="string">
            <text:p>Brightness G value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float</text:p>
          </table:table-cell>
          <table:table-cell office:value-type="string">
            <text:p>Brightness B value</text:p>
          </table:table-cell>
          <table:table-cell table:number-columns-repeated="1021"/>
        </table:table-row>
        <table:table-row table:style-name="ro3">
          <table:table-cell office:value-type="string">
            <text:p>+0x027C</text:p>
          </table:table-cell>
          <table:table-cell office:value-type="string">
            <text:p>float</text:p>
          </table:table-cell>
          <table:table-cell office:value-type="string">
            <text:p>Saturation</text:p>
          </table:table-cell>
          <table:table-cell table:number-columns-repeated="1021"/>
        </table:table-row>
        <table:table-row table:style-name="ro3">
          <table:table-cell office:value-type="string">
            <text:p>+0x0280</text:p>
          </table:table-cell>
          <table:table-cell office:value-type="string">
            <text:p>float</text:p>
          </table:table-cell>
          <table:table-cell office:value-type="string">
            <text:p>Contrast R value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float</text:p>
          </table:table-cell>
          <table:table-cell office:value-type="string">
            <text:p>Contrast G value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float</text:p>
          </table:table-cell>
          <table:table-cell office:value-type="string">
            <text:p>Contrast B value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float</text:p>
          </table:table-cell>
          <table:table-cell office:value-type="string">
            <text:p>Hu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3" table:number-columns-repeated="1024"/>
        </table:table-row>
        <table:table-row table:style-name="ro3">
          <table:table-cell table:style-name="ce7" table:number-columns-repeated="1024"/>
        </table:table-row>
        <table:table-row table:style-name="ro3">
          <table:table-cell table:style-name="ce7" office:value-type="string">
            <text:p>Release:</text:p>
          </table:table-cell>
          <table:table-cell table:style-name="ce7" office:value-type="string">
            <text:p>0x1378544</text:p>
          </table:table-cell>
          <table:table-cell table:style-name="ce7" table:number-columns-repeated="1022"/>
        </table:table-row>
        <table:table-row table:style-name="ro3">
          <table:table-cell table:style-name="ce7" office:value-type="string">
            <text:p>Debug:</text:p>
          </table:table-cell>
          <table:table-cell table:style-name="ce7" office:value-type="string">
            <text:p>0x137C704</text:p>
          </table:table-cell>
          <table:table-cell table:style-name="ce7" table:number-columns-repeated="1022"/>
        </table:table-row>
        <table:table-row table:style-name="ro3">
          <table:table-cell table:style-name="ce7"/>
          <table:table-cell table:style-name="ce7" office:value-type="string">
            <text:p>long</text:p>
          </table:table-cell>
          <table:table-cell table:style-name="ce7" office:value-type="string">
            <text:p>Type of SOS Sign</text:p>
          </table:table-cell>
          <table:table-cell table:style-name="ce7" table:number-columns-repeated="1021"/>
        </table:table-row>
        <table:table-row table:style-name="ro3">
          <table:table-cell table:style-name="ce7"/>
          <table:table-cell table:style-name="ce7" office:value-type="float" office:value="0">
            <text:p>0</text:p>
          </table:table-cell>
          <table:table-cell table:style-name="ce7" office:value-type="string">
            <text:p>White Sign Soapstone</text:p>
          </table:table-cell>
          <table:table-cell table:style-name="ce7" table:number-columns-repeated="1021"/>
        </table:table-row>
        <table:table-row table:style-name="ro3">
          <table:table-cell table:style-name="ce7"/>
          <table:table-cell table:style-name="ce7" office:value-type="float" office:value="1">
            <text:p>1</text:p>
          </table:table-cell>
          <table:table-cell table:style-name="ce7" office:value-type="string">
            <text:p>Cracked Red Eye Orb</text:p>
          </table:table-cell>
          <table:table-cell table:style-name="ce7" table:number-columns-repeated="1021"/>
        </table:table-row>
        <table:table-row table:style-name="ro3">
          <table:table-cell table:style-name="ce7"/>
          <table:table-cell table:style-name="ce7" office:value-type="float" office:value="2">
            <text:p>2</text:p>
          </table:table-cell>
          <table:table-cell table:style-name="ce7" office:value-type="string">
            <text:p>Red Sign Soapstone</text:p>
          </table:table-cell>
          <table:table-cell table:style-name="ce7" table:number-columns-repeated="1021"/>
        </table:table-row>
        <table:table-row table:style-name="ro3">
          <table:table-cell table:style-name="ce7"/>
          <table:table-cell table:style-name="ce8" office:value-type="string">
            <text:p>B</text:p>
          </table:table-cell>
          <table:table-cell table:style-name="ce7" office:value-type="string">
            <text:p>Blue Eye Orb</text:p>
          </table:table-cell>
          <table:table-cell table:style-name="ce7" table:number-columns-repeated="1021"/>
        </table:table-row>
        <table:table-row table:style-name="ro3">
          <table:table-cell table:style-name="ce7" table:number-columns-repeated="1024"/>
        </table:table-row>
        <table:table-row table:style-name="ro3" table:number-rows-repeated="2">
          <table:table-cell table:style-name="ce3" table:number-columns-repeated="1024"/>
        </table:table-row>
        <table:table-row table:style-name="ro3">
          <table:table-cell table:style-name="ce7" table:number-columns-repeated="1024"/>
        </table:table-row>
        <table:table-row table:style-name="ro3">
          <table:table-cell table:style-name="ce7" office:value-type="string">
            <text:p>Release:</text:p>
          </table:table-cell>
          <table:table-cell table:style-name="ce7" office:value-type="string">
            <text:p>0x13786D0</text:p>
          </table:table-cell>
          <table:table-cell table:style-name="ce7" table:number-columns-repeated="1022"/>
        </table:table-row>
        <table:table-row table:style-name="ro3">
          <table:table-cell table:style-name="ce7" office:value-type="string">
            <text:p>Debug:</text:p>
          </table:table-cell>
          <table:table-cell table:style-name="ce7" office:value-type="string">
            <text:p>0x137C890</text:p>
          </table:table-cell>
          <table:table-cell table:style-name="ce7" table:number-columns-repeated="1022"/>
        </table:table-row>
        <table:table-row table:style-name="ro3">
          <table:table-cell table:style-name="ce7"/>
          <table:table-cell table:style-name="ce7" office:value-type="string">
            <text:p>[ptr]</text:p>
          </table:table-cell>
          <table:table-cell table:style-name="ce7" table:number-columns-repeated="1022"/>
        </table:table-row>
        <table:table-row table:style-name="ro3">
          <table:table-cell table:style-name="ce8" office:value-type="string">
            <text:p>+0x0024</text:p>
          </table:table-cell>
          <table:table-cell table:style-name="ce9" office:value-type="string">
            <text:p>long</text:p>
          </table:table-cell>
          <table:table-cell table:style-name="ce7" office:value-type="string">
            <text:p>Inventory</text:p>
          </table:table-cell>
          <table:table-cell table:style-name="ce9"/>
          <table:table-cell table:style-name="ce7" table:number-columns-repeated="1020"/>
        </table:table-row>
        <table:table-row table:style-name="ro3">
          <table:table-cell table:style-name="ce8" office:value-type="string">
            <text:p>+0x0028</text:p>
          </table:table-cell>
          <table:table-cell table:style-name="ce9" office:value-type="string">
            <text:p>long</text:p>
          </table:table-cell>
          <table:table-cell table:style-name="ce7" office:value-type="string">
            <text:p>A = Equip</text:p>
          </table:table-cell>
          <table:table-cell table:style-name="ce9"/>
          <table:table-cell table:style-name="ce7" table:number-columns-repeated="1020"/>
        </table:table-row>
        <table:table-row table:style-name="ro3">
          <table:table-cell table:style-name="ce8" office:value-type="string">
            <text:p>+0x003C</text:p>
          </table:table-cell>
          <table:table-cell table:style-name="ce9" office:value-type="string">
            <text:p>long</text:p>
          </table:table-cell>
          <table:table-cell table:style-name="ce7" office:value-type="string">
            <text:p>8 = start menu open</text:p>
          </table:table-cell>
          <table:table-cell table:style-name="ce9"/>
          <table:table-cell table:style-name="ce7" table:number-columns-repeated="1020"/>
        </table:table-row>
        <table:table-row table:style-name="ro3">
          <table:table-cell table:style-name="ce8" office:value-type="string">
            <text:p>+0x0048</text:p>
          </table:table-cell>
          <table:table-cell table:style-name="ce9" office:value-type="string">
            <text:p>long</text:p>
          </table:table-cell>
          <table:table-cell table:style-name="ce7" office:value-type="string">
            <text:p>Shop menu</text:p>
          </table:table-cell>
          <table:table-cell table:style-name="ce9"/>
          <table:table-cell table:style-name="ce7" table:number-columns-repeated="1020"/>
        </table:table-row>
        <table:table-row table:style-name="ro3">
          <table:table-cell table:style-name="ce8" office:value-type="string">
            <text:p>+0x004C</text:p>
          </table:table-cell>
          <table:table-cell table:style-name="ce9" office:value-type="string">
            <text:p>long</text:p>
          </table:table-cell>
          <table:table-cell table:style-name="ce7" office:value-type="string">
            <text:p>Repair menu</text:p>
          </table:table-cell>
          <table:table-cell table:style-name="ce9"/>
          <table:table-cell table:style-name="ce7" table:number-columns-repeated="1020"/>
        </table:table-row>
        <table:table-row table:style-name="ro3">
          <table:table-cell table:style-name="ce8" office:value-type="string">
            <text:p>+0x0050</text:p>
          </table:table-cell>
          <table:table-cell table:style-name="ce9" office:value-type="string">
            <text:p>long</text:p>
          </table:table-cell>
          <table:table-cell table:style-name="ce7" office:value-type="string">
            <text:p>Talk menu</text:p>
          </table:table-cell>
          <table:table-cell table:style-name="ce9"/>
          <table:table-cell table:style-name="ce7" table:number-columns-repeated="1020"/>
        </table:table-row>
        <table:table-row table:style-name="ro3">
          <table:table-cell table:style-name="ce8" office:value-type="string">
            <text:p>+0x005C</text:p>
          </table:table-cell>
          <table:table-cell table:style-name="ce9" office:value-type="string">
            <text:p>long</text:p>
          </table:table-cell>
          <table:table-cell table:style-name="ce7" office:value-type="string">
            <text:p>Indict menu</text:p>
          </table:table-cell>
          <table:table-cell table:style-name="ce9"/>
          <table:table-cell table:style-name="ce7" table:number-columns-repeated="1020"/>
        </table:table-row>
        <table:table-row table:style-name="ro3">
          <table:table-cell table:style-name="ce8" office:value-type="string">
            <text:p>+0x0064</text:p>
          </table:table-cell>
          <table:table-cell table:style-name="ce9" office:value-type="string">
            <text:p>long</text:p>
          </table:table-cell>
          <table:table-cell table:style-name="ce7" office:value-type="string">
            <text:p>Bloodmsg menu</text:p>
          </table:table-cell>
          <table:table-cell table:style-name="ce9"/>
          <table:table-cell table:style-name="ce7" table:number-columns-repeated="1020"/>
        </table:table-row>
        <table:table-row table:style-name="ro3">
          <table:table-cell table:style-name="ce8" office:value-type="string">
            <text:p>+0x0070</text:p>
          </table:table-cell>
          <table:table-cell table:style-name="ce9" office:value-type="string">
            <text:p>long</text:p>
          </table:table-cell>
          <table:table-cell table:style-name="ce7" office:value-type="string">
            <text:p>Status menu</text:p>
          </table:table-cell>
          <table:table-cell table:style-name="ce9"/>
          <table:table-cell table:style-name="ce7" table:number-columns-repeated="1020"/>
        </table:table-row>
        <table:table-row table:style-name="ro3">
          <table:table-cell table:style-name="ce8" office:value-type="string">
            <text:p>+0x0078</text:p>
          </table:table-cell>
          <table:table-cell table:style-name="ce9" office:value-type="string">
            <text:p>long</text:p>
          </table:table-cell>
          <table:table-cell table:style-name="ce7" office:value-type="string">
            <text:p>Level up menu</text:p>
          </table:table-cell>
          <table:table-cell table:style-name="ce9"/>
          <table:table-cell table:style-name="ce7" table:number-columns-repeated="1020"/>
        </table:table-row>
        <table:table-row table:style-name="ro3">
          <table:table-cell table:style-name="ce8" office:value-type="string">
            <text:p>+0x0080</text:p>
          </table:table-cell>
          <table:table-cell table:style-name="ce9" office:value-type="string">
            <text:p>long</text:p>
          </table:table-cell>
          <table:table-cell table:style-name="ce7" office:value-type="string">
            <text:p>Attune Magic</text:p>
          </table:table-cell>
          <table:table-cell table:style-name="ce9"/>
          <table:table-cell table:style-name="ce7" table:number-columns-repeated="1020"/>
        </table:table-row>
        <table:table-row table:style-name="ro3">
          <table:table-cell table:style-name="ce8" office:value-type="string">
            <text:p>+0x0084</text:p>
          </table:table-cell>
          <table:table-cell table:style-name="ce9" office:value-type="string">
            <text:p>long</text:p>
          </table:table-cell>
          <table:table-cell table:style-name="ce7" office:value-type="string">
            <text:p>Bottomless Box</text:p>
          </table:table-cell>
          <table:table-cell table:style-name="ce9"/>
          <table:table-cell table:style-name="ce7" table:number-columns-repeated="1020"/>
        </table:table-row>
        <table:table-row table:style-name="ro3">
          <table:table-cell table:style-name="ce8" office:value-type="string">
            <text:p>+0x0088</text:p>
          </table:table-cell>
          <table:table-cell table:style-name="ce9" office:value-type="string">
            <text:p>long</text:p>
          </table:table-cell>
          <table:table-cell table:style-name="ce7" office:value-type="string">
            <text:p>Orange soapstone menu</text:p>
          </table:table-cell>
          <table:table-cell table:style-name="ce9"/>
          <table:table-cell table:style-name="ce7" table:number-columns-repeated="1020"/>
        </table:table-row>
        <table:table-row table:style-name="ro3">
          <table:table-cell table:style-name="ce8" office:value-type="string">
            <text:p>+0x0090</text:p>
          </table:table-cell>
          <table:table-cell table:style-name="ce9" office:value-type="string">
            <text:p>long</text:p>
          </table:table-cell>
          <table:table-cell table:style-name="ce7" office:value-type="string">
            <text:p>3 = Delete data menu</text:p>
          </table:table-cell>
          <table:table-cell table:style-name="ce9"/>
          <table:table-cell table:style-name="ce7" table:number-columns-repeated="1020"/>
        </table:table-row>
        <table:table-row table:style-name="ro3">
          <table:table-cell table:style-name="ce8" office:value-type="string">
            <text:p>+0x0098</text:p>
          </table:table-cell>
          <table:table-cell table:style-name="ce9" office:value-type="string">
            <text:p>long</text:p>
          </table:table-cell>
          <table:table-cell table:style-name="ce7" office:value-type="string">
            <text:p>Bloodmsg rating</text:p>
          </table:table-cell>
          <table:table-cell table:style-name="ce9"/>
          <table:table-cell table:style-name="ce7" table:number-columns-repeated="1020"/>
        </table:table-row>
        <table:table-row table:style-name="ro3">
          <table:table-cell table:style-name="ce8" office:value-type="string">
            <text:p>+0x009C</text:p>
          </table:table-cell>
          <table:table-cell table:style-name="ce9" office:value-type="string">
            <text:p>long</text:p>
          </table:table-cell>
          <table:table-cell table:style-name="ce7" office:value-type="string">
            <text:p>Summon Phantom</text:p>
          </table:table-cell>
          <table:table-cell table:style-name="ce9"/>
          <table:table-cell table:style-name="ce7" table:number-columns-repeated="1020"/>
        </table:table-row>
        <table:table-row table:style-name="ro3">
          <table:table-cell table:style-name="ce8" office:value-type="string">
            <text:p>+0x00A0</text:p>
          </table:table-cell>
          <table:table-cell table:style-name="ce9" office:value-type="string">
            <text:p>long</text:p>
          </table:table-cell>
          <table:table-cell table:style-name="ce7" office:value-type="string">
            <text:p>?InGameMenu?</text:p>
          </table:table-cell>
          <table:table-cell table:style-name="ce9"/>
          <table:table-cell table:style-name="ce7" table:number-columns-repeated="1020"/>
        </table:table-row>
        <table:table-row table:style-name="ro3">
          <table:table-cell table:style-name="ce8" office:value-type="string">
            <text:p>+0x00AC</text:p>
          </table:table-cell>
          <table:table-cell table:style-name="ce9" office:value-type="string">
            <text:p>long</text:p>
          </table:table-cell>
          <table:table-cell table:style-name="ce7" office:value-type="string">
            <text:p>Bonfire Warp menu</text:p>
          </table:table-cell>
          <table:table-cell table:style-name="ce9"/>
          <table:table-cell table:style-name="ce7" table:number-columns-repeated="1020"/>
        </table:table-row>
        <table:table-row table:style-name="ro3">
          <table:table-cell table:style-name="ce8" office:value-type="string">
            <text:p>+0x00BC</text:p>
          </table:table-cell>
          <table:table-cell table:style-name="ce9" office:value-type="string">
            <text:p>long</text:p>
          </table:table-cell>
          <table:table-cell table:style-name="ce7" office:value-type="string">
            <text:p>5 = Black Crystal menu</text:p>
          </table:table-cell>
          <table:table-cell table:style-name="ce9"/>
          <table:table-cell table:style-name="ce7" table:number-columns-repeated="1020"/>
        </table:table-row>
        <table:table-row table:style-name="ro3">
          <table:table-cell table:style-name="ce8" office:value-type="string">
            <text:p>+0x00C4</text:p>
          </table:table-cell>
          <table:table-cell table:style-name="ce9" office:value-type="string">
            <text:p>long</text:p>
          </table:table-cell>
          <table:table-cell table:style-name="ce7" office:value-type="string">
            <text:p>System options</text:p>
          </table:table-cell>
          <table:table-cell table:style-name="ce9"/>
          <table:table-cell table:style-name="ce7" table:number-columns-repeated="1020"/>
        </table:table-row>
        <table:table-row table:style-name="ro3">
          <table:table-cell table:style-name="ce8" office:value-type="string">
            <text:p>+0x00D8</text:p>
          </table:table-cell>
          <table:table-cell table:style-name="ce9" office:value-type="string">
            <text:p>long</text:p>
          </table:table-cell>
          <table:table-cell table:style-name="ce7" office:value-type="string">
            <text:p>Book of the guilty</text:p>
          </table:table-cell>
          <table:table-cell table:style-name="ce9"/>
          <table:table-cell table:style-name="ce7" table:number-columns-repeated="1020"/>
        </table:table-row>
        <table:table-row table:style-name="ro3">
          <table:table-cell table:style-name="ce8" office:value-type="string">
            <text:p>+0x00E8</text:p>
          </table:table-cell>
          <table:table-cell table:style-name="ce9" office:value-type="string">
            <text:p>long</text:p>
          </table:table-cell>
          <table:table-cell table:style-name="ce7" office:value-type="string">
            <text:p>Rate this message</text:p>
          </table:table-cell>
          <table:table-cell table:style-name="ce9"/>
          <table:table-cell table:style-name="ce7" table:number-columns-repeated="1020"/>
        </table:table-row>
        <table:table-row table:style-name="ro3">
          <table:table-cell table:style-name="ce8" office:value-type="string">
            <text:p>+0x00EC</text:p>
          </table:table-cell>
          <table:table-cell table:style-name="ce9" office:value-type="string">
            <text:p>long</text:p>
          </table:table-cell>
          <table:table-cell table:style-name="ce7" office:value-type="string">
            <text:p>Gesture Menu</text:p>
          </table:table-cell>
          <table:table-cell table:style-name="ce9"/>
          <table:table-cell table:style-name="ce7" table:number-columns-repeated="1020"/>
        </table:table-row>
        <table:table-row table:style-name="ro3">
          <table:table-cell table:style-name="ce8" office:value-type="string">
            <text:p>+0x00F0</text:p>
          </table:table-cell>
          <table:table-cell table:style-name="ce9" office:value-type="string">
            <text:p>long</text:p>
          </table:table-cell>
          <table:table-cell table:style-name="ce7" office:value-type="string">
            <text:p>TextEffect</text:p>
          </table:table-cell>
          <table:table-cell table:style-name="ce9"/>
          <table:table-cell table:style-name="ce7" table:number-columns-repeated="1020"/>
        </table:table-row>
        <table:table-row table:style-name="ro3">
          <table:table-cell table:style-name="ce8" office:value-type="string">
            <text:p>+0x00FC</text:p>
          </table:table-cell>
          <table:table-cell table:style-name="ce7" office:value-type="string">
            <text:p>long</text:p>
          </table:table-cell>
          <table:table-cell table:style-name="ce7" office:value-type="string">
            <text:p>?ActionEventInfo?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100</text:p>
          </table:table-cell>
          <table:table-cell table:style-name="ce7" office:value-type="string">
            <text:p>long</text:p>
          </table:table-cell>
          <table:table-cell table:style-name="ce7" office:value-type="string">
            <text:p>Yes/No prompt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108</text:p>
          </table:table-cell>
          <table:table-cell table:style-name="ce7" office:value-type="string">
            <text:p>long</text:p>
          </table:table-cell>
          <table:table-cell table:style-name="ce7" office:value-type="string">
            <text:p>Adjust Brightness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11C</text:p>
          </table:table-cell>
          <table:table-cell table:style-name="ce7" office:value-type="string">
            <text:p>long</text:p>
          </table:table-cell>
          <table:table-cell table:style-name="ce7" office:value-type="string">
            <text:p>Feed Frampt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120</text:p>
          </table:table-cell>
          <table:table-cell table:style-name="ce7" office:value-type="string">
            <text:p>long</text:p>
          </table:table-cell>
          <table:table-cell table:style-name="ce7" office:value-type="string">
            <text:p>List of your bloodmsg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128</text:p>
          </table:table-cell>
          <table:table-cell table:style-name="ce7" office:value-type="string">
            <text:p>long</text:p>
          </table:table-cell>
          <table:table-cell table:style-name="ce7" office:value-type="string">
            <text:p>?MenuCommon?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154</text:p>
          </table:table-cell>
          <table:table-cell table:style-name="ce7" office:value-type="string">
            <text:p>long</text:p>
          </table:table-cell>
          <table:table-cell table:style-name="ce7" office:value-type="string">
            <text:p>?LineHelp?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158</text:p>
          </table:table-cell>
          <table:table-cell table:style-name="ce7" office:value-type="string">
            <text:p>long</text:p>
          </table:table-cell>
          <table:table-cell table:style-name="ce7" office:value-type="string">
            <text:p>?KeyGuide?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238</text:p>
          </table:table-cell>
          <table:table-cell table:style-name="ce7" office:value-type="string">
            <text:p>long</text:p>
          </table:table-cell>
          <table:table-cell table:style-name="ce7" office:value-type="string">
            <text:p>Return to title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248</text:p>
          </table:table-cell>
          <table:table-cell table:style-name="ce7" office:value-type="string">
            <text:p>long</text:p>
          </table:table-cell>
          <table:table-cell table:style-name="ce7" office:value-type="string">
            <text:p>Show autosave symbol</text:p>
          </table:table-cell>
          <table:table-cell table:style-name="ce7" table:number-columns-repeated="1021"/>
        </table:table-row>
        <table:table-row table:style-name="ro3">
          <table:table-cell table:style-name="ce8"/>
          <table:table-cell table:style-name="ce7" table:number-columns-repeated="1023"/>
        </table:table-row>
        <table:table-row table:style-name="ro3">
          <table:table-cell table:style-name="ce7" table:number-columns-repeated="1024"/>
        </table:table-row>
        <table:table-row table:style-name="ro3" table:number-rows-repeated="2">
          <table:table-cell table:style-name="ce3" table:number-columns-repeated="1024"/>
        </table:table-row>
        <table:table-row table:style-name="ro3">
          <table:table-cell table:style-name="ce7" table:number-columns-repeated="1024"/>
        </table:table-row>
        <table:table-row table:style-name="ro3">
          <table:table-cell table:style-name="ce7" office:value-type="string">
            <text:p>Release:</text:p>
          </table:table-cell>
          <table:table-cell table:style-name="ce7" office:value-type="string">
            <text:p>0x137CE04</text:p>
          </table:table-cell>
          <table:table-cell table:style-name="ce7" table:number-columns-repeated="1022"/>
        </table:table-row>
        <table:table-row table:style-name="ro3">
          <table:table-cell table:style-name="ce7"/>
          <table:table-cell table:style-name="ce7" office:value-type="string">
            <text:p>[ptr]</text:p>
          </table:table-cell>
          <table:table-cell table:style-name="ce7" table:number-columns-repeated="1022"/>
        </table:table-row>
        <table:table-row table:style-name="ro3">
          <table:table-cell table:style-name="ce7" office:value-type="string">
            <text:p>Network.Properties</text:p>
          </table:table-cell>
          <table:table-cell table:style-name="ce7" table:number-columns-repeated="1023"/>
        </table:table-row>
        <table:table-row table:style-name="ro3">
          <table:table-cell table:style-name="ce7" office:value-type="string">
            <text:p>+0x0004</text:p>
          </table:table-cell>
          <table:table-cell table:style-name="ce7" office:value-type="string">
            <text:p>long</text:p>
          </table:table-cell>
          <table:table-cell table:style-name="ce7" office:value-type="string">
            <text:p>SOS Interval</text:p>
          </table:table-cell>
          <table:table-cell table:style-name="ce7" table:number-columns-repeated="1021"/>
        </table:table-row>
        <table:table-row table:style-name="ro3">
          <table:table-cell table:style-name="ce7" office:value-type="string">
            <text:p>+0x0008</text:p>
          </table:table-cell>
          <table:table-cell table:style-name="ce7" office:value-type="string">
            <text:p>long</text:p>
          </table:table-cell>
          <table:table-cell table:style-name="ce7" office:value-type="string">
            <text:p>SOS Num</text:p>
          </table:table-cell>
          <table:table-cell table:style-name="ce7" table:number-columns-repeated="1021"/>
        </table:table-row>
        <table:table-row table:style-name="ro3">
          <table:table-cell table:style-name="ce7" office:value-type="string">
            <text:p>+0x000C</text:p>
          </table:table-cell>
          <table:table-cell table:style-name="ce7" office:value-type="string">
            <text:p>long</text:p>
          </table:table-cell>
          <table:table-cell table:style-name="ce7" office:value-type="string">
            <text:p>SOS FirstLevelRangeMax</text:p>
          </table:table-cell>
          <table:table-cell table:style-name="ce7" table:number-columns-repeated="1021"/>
        </table:table-row>
        <table:table-row table:style-name="ro3">
          <table:table-cell table:style-name="ce7" table:number-columns-repeated="1024"/>
        </table:table-row>
        <table:table-row table:style-name="ro3" table:number-rows-repeated="2">
          <table:table-cell table:style-name="ce3" table:number-columns-repeated="1024"/>
        </table:table-row>
        <table:table-row table:style-name="ro3">
          <table:table-cell table:style-name="ce7" table:number-columns-repeated="1024"/>
        </table:table-row>
        <table:table-row table:style-name="ro3">
          <table:table-cell table:style-name="ce1" office:value-type="string">
            <text:p>Release:</text:p>
          </table:table-cell>
          <table:table-cell office:value-type="string">
            <text:p>0x137E204</text:p>
          </table:table-cell>
          <table:table-cell office:value-type="string">
            <text:p>Darksouls.exe+F7E204</text:p>
          </table:table-cell>
          <table:table-cell table:number-columns-repeated="1021"/>
        </table:table-row>
        <table:table-row table:style-name="ro3">
          <table:table-cell table:style-name="ce1" office:value-type="string">
            <text:p>Debug: </text:p>
          </table:table-cell>
          <table:table-cell office:value-type="string">
            <text:p>0x13823C4</text:p>
          </table:table-cell>
          <table:table-cell office:value-type="string">
            <text:p>DarkSouls.exe+F823C4</text:p>
          </table:table-cell>
          <table:table-cell table:number-columns-repeated="1021"/>
        </table:table-row>
        <table:table-row table:style-name="ro3">
          <table:table-cell table:style-name="ce1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A00</text:p>
          </table:table-cell>
          <table:table-cell office:value-type="string">
            <text:p>0x10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A12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A13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A14</text:p>
          </table:table-cell>
          <table:table-cell office:value-type="string">
            <text:p>long</text:p>
          </table:table-cell>
          <table:table-cell office:value-type="string">
            <text:p>Area's MP ID</text:p>
          </table:table-cell>
          <table:table-cell table:number-columns-repeated="1021"/>
        </table:table-row>
        <table:table-row table:style-name="ro3">
          <table:table-cell office:value-type="string">
            <text:p>+0x0A18</text:p>
          </table:table-cell>
          <table:table-cell office:value-type="string">
            <text:p>float</text:p>
          </table:table-cell>
          <table:table-cell office:value-type="string">
            <text:p>Player X pos</text:p>
          </table:table-cell>
          <table:table-cell table:number-columns-repeated="1021"/>
        </table:table-row>
        <table:table-row table:style-name="ro3">
          <table:table-cell office:value-type="string">
            <text:p>+0x0A1C</text:p>
          </table:table-cell>
          <table:table-cell office:value-type="string">
            <text:p>float</text:p>
          </table:table-cell>
          <table:table-cell office:value-type="string">
            <text:p>Player Y pos</text:p>
          </table:table-cell>
          <table:table-cell table:number-columns-repeated="1021"/>
        </table:table-row>
        <table:table-row table:style-name="ro3">
          <table:table-cell office:value-type="string">
            <text:p>+0x0A20</text:p>
          </table:table-cell>
          <table:table-cell office:value-type="string">
            <text:p>float</text:p>
          </table:table-cell>
          <table:table-cell office:value-type="string">
            <text:p>Player Z pos</text:p>
          </table:table-cell>
          <table:table-cell table:number-columns-repeated="1021"/>
        </table:table-row>
        <table:table-row table:style-name="ro3">
          <table:table-cell office:value-type="string">
            <text:p>+0x0A24</text:p>
          </table:table-cell>
          <table:table-cell office:value-type="string">
            <text:p>float</text:p>
          </table:table-cell>
          <table:table-cell office:value-type="string">
            <text:p>Player Facing</text:p>
          </table:table-cell>
          <table:table-cell table:number-columns-repeated="1021"/>
        </table:table-row>
        <table:table-row table:style-name="ro3">
          <table:table-cell office:value-type="string">
            <text:p>+0x0A28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A30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AE0</text:p>
          </table:table-cell>
          <table:table-cell office:value-type="string">
            <text:p>byte</text:p>
          </table:table-cell>
          <table:table-cell office:value-type="string">
            <text:p>MP Node Count</text:p>
          </table:table-cell>
          <table:table-cell table:number-columns-repeated="1021"/>
        </table:table-row>
        <table:table-row table:style-name="ro3">
          <table:table-cell office:value-type="string">
            <text:p>+0x0B68</text:p>
          </table:table-cell>
          <table:table-cell office:value-type="string">
            <text:p>byte</text:p>
          </table:table-cell>
          <table:table-cell office:value-type="string">
            <text:p>MP Enabled</text:p>
          </table:table-cell>
          <table:table-cell table:number-columns-repeated="1021"/>
        </table:table-row>
        <table:table-row table:style-name="ro3">
          <table:table-cell office:value-type="string">
            <text:p>+0x0B69</text:p>
          </table:table-cell>
          <table:table-cell office:value-type="string">
            <text:p>byte</text:p>
          </table:table-cell>
          <table:table-cell office:value-type="string">
            <text:p>MP Chann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3" table:number-columns-repeated="1024"/>
        </table:table-row>
        <table:table-row table:style-name="ro3">
          <table:table-cell table:style-name="ce7" table:number-columns-repeated="1024"/>
        </table:table-row>
        <table:table-row table:style-name="ro3">
          <table:table-cell table:style-name="ce7" table:number-columns-repeated="2"/>
          <table:table-cell table:style-name="ce7" office:value-type="string">
            <text:p>Calling func: 00BC1CEA</text:p>
          </table:table-cell>
          <table:table-cell table:style-name="ce7" table:number-columns-repeated="1021"/>
        </table:table-row>
        <table:table-row table:style-name="ro3">
          <table:table-cell table:style-name="ce5" office:value-type="string">
            <text:p>Release: </text:p>
          </table:table-cell>
          <table:table-cell office:value-type="string">
            <text:p>0x137D7D4</text:p>
          </table:table-cell>
          <table:table-cell office:value-type="string">
            <text:p>Darksouls.exe+F7D7D4</text:p>
          </table:table-cell>
          <table:table-cell table:number-columns-repeated="1021"/>
        </table:table-row>
        <table:table-row table:style-name="ro3">
          <table:table-cell table:style-name="ce1" office:value-type="string">
            <text:p>Debug: </text:p>
          </table:table-cell>
          <table:table-cell office:value-type="string">
            <text:p>0x1381994</text:p>
          </table:table-cell>
          <table:table-cell office:value-type="string">
            <text:p>DarkSouls.exe+F81994</text:p>
          </table:table-cell>
          <table:table-cell table:number-columns-repeated="1021"/>
        </table:table-row>
        <table:table-row table:style-name="ro3">
          <table:table-cell table:style-name="ce5"/>
          <table:table-cell office:value-type="string">
            <text:p>[[ptr]]</text:p>
          </table:table-cell>
          <table:table-cell table:number-columns-repeated="1022"/>
        </table:table-row>
        <table:table-row table:style-name="ro3">
          <table:table-cell table:style-name="ce5" office:value-type="string">
            <text:p>Event Flags</text:p>
          </table:table-cell>
          <table:table-cell office:value-type="string">
            <text:p>bitarray</text:p>
          </table:table-cell>
          <table:table-cell office:value-type="string">
            <text:p>Event Flags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table:style-name="ce6" office:value-type="string">
            <text:p>long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>
            <text:p>Event #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00000002</text:p>
          </table:table-cell>
          <table:table-cell table:style-name="ce6" office:value-type="string">
            <text:p>Gaping Dragon</text:p>
          </table:table-cell>
          <table:table-cell office:value-type="string">
            <text:p>+000000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table:style-name="ce18" office:value-type="string">
            <text:p>00000003</text:p>
          </table:table-cell>
          <table:table-cell table:style-name="ce6" office:value-type="string">
            <text:p>Bell Gargoyles</text:p>
          </table:table-cell>
          <table:table-cell office:value-type="string">
            <text:p>+00000000</text:p>
          </table:table-cell>
          <table:table-cell office:value-type="string">
            <text:p>1xxxxxxx</text:p>
          </table:table-cell>
          <table:table-cell table:number-columns-repeated="1019"/>
        </table:table-row>
        <table:table-row table:style-name="ro3">
          <table:table-cell/>
          <table:table-cell table:style-name="ce18" office:value-type="string">
            <text:p>00000004</text:p>
          </table:table-cell>
          <table:table-cell table:style-name="ce6" office:value-type="string">
            <text:p>Priscilla</text:p>
          </table:table-cell>
          <table:table-cell office:value-type="string">
            <text:p>+000000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5</text:p>
          </table:table-cell>
          <table:table-cell table:style-name="ce6" office:value-type="string">
            <text:p>Sif</text:p>
          </table:table-cell>
          <table:table-cell office:value-type="string">
            <text:p>+0000000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6</text:p>
          </table:table-cell>
          <table:table-cell table:style-name="ce6" office:value-type="string">
            <text:p>Pinwheel</text:p>
          </table:table-cell>
          <table:table-cell office:value-type="string">
            <text:p>+0000000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7</text:p>
          </table:table-cell>
          <table:table-cell table:style-name="ce6" office:value-type="string">
            <text:p>Nito</text:p>
          </table:table-cell>
          <table:table-cell office:value-type="string">
            <text:p>+00000000</text:p>
          </table:table-cell>
          <table:table-cell office:value-type="string">
            <text:p>x1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9</text:p>
          </table:table-cell>
          <table:table-cell table:style-name="ce6" office:value-type="string">
            <text:p>Chaos Witch Quelaag</text:p>
          </table:table-cell>
          <table:table-cell office:value-type="string">
            <text:p>+00000000</text:p>
          </table:table-cell>
          <table:table-cell office:value-type="string">
            <text:p>xx4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0</text:p>
          </table:table-cell>
          <table:table-cell table:style-name="ce6" office:value-type="string">
            <text:p>Bed of Chaos</text:p>
          </table:table-cell>
          <table:table-cell office:value-type="string">
            <text:p>+00000000</text:p>
          </table:table-cell>
          <table:table-cell office:value-type="string">
            <text:p>xx2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1</text:p>
          </table:table-cell>
          <table:table-cell table:style-name="ce6" office:value-type="string">
            <text:p>Iron Golem</text:p>
          </table:table-cell>
          <table:table-cell office:value-type="string">
            <text:p>+00000000</text:p>
          </table:table-cell>
          <table:table-cell office:value-type="string">
            <text:p>xx1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2</text:p>
          </table:table-cell>
          <table:table-cell table:style-name="ce6" office:value-type="string">
            <text:p>Ornstein &amp; Smough</text:p>
          </table:table-cell>
          <table:table-cell office:value-type="string">
            <text:p>+00000000</text:p>
          </table:table-cell>
          <table:table-cell office:value-type="string">
            <text:p>xxx8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3</text:p>
          </table:table-cell>
          <table:table-cell table:style-name="ce6" office:value-type="string">
            <text:p>4 Kings</text:p>
          </table:table-cell>
          <table:table-cell office:value-type="string">
            <text:p>+00000000</text:p>
          </table:table-cell>
          <table:table-cell office:value-type="string">
            <text:p>xxx4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4</text:p>
          </table:table-cell>
          <table:table-cell table:style-name="ce6" office:value-type="string">
            <text:p>Seath</text:p>
          </table:table-cell>
          <table:table-cell office:value-type="string">
            <text:p>+00000000</text:p>
          </table:table-cell>
          <table:table-cell office:value-type="string">
            <text:p>xxx2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5</text:p>
          </table:table-cell>
          <table:table-cell table:style-name="ce6" office:value-type="string">
            <text:p>Gwyn</text:p>
          </table:table-cell>
          <table:table-cell office:value-type="string">
            <text:p>+00000000</text:p>
          </table:table-cell>
          <table:table-cell office:value-type="string">
            <text:p>xxx1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1000</text:p>
          </table:table-cell>
          <table:table-cell table:style-name="ce6" office:value-type="string">
            <text:p>Solaire at first posi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00001004</text:p>
          </table:table-cell>
          <table:table-cell table:style-name="ce6" office:value-type="string">
            <text:p>Solaire is hosti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00001005</text:p>
          </table:table-cell>
          <table:table-cell table:style-name="ce6" office:value-type="string">
            <text:p>Solaire is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1010100</text:p>
          </table:table-cell>
          <table:table-cell table:style-name="ce6" office:value-type="string">
            <text:p>Undead Burg ladder kick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1010901</text:p>
          </table:table-cell>
          <table:table-cell table:style-name="ce6" office:value-type="string">
            <text:p>Taurus Demon</text:p>
          </table:table-cell>
          <table:table-cell office:value-type="string">
            <text:p>+00000F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 table:style-name="ce6"/>
          <table:table-cell office:value-type="string">
            <text:p>11010902</text:p>
          </table:table-cell>
          <table:table-cell table:style-name="ce6" office:value-type="string">
            <text:p>Capra Demon</text:p>
          </table:table-cell>
          <table:table-cell table:style-name="ce5" office:value-type="string">
            <text:p>+00000F7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 table:style-name="ce6"/>
          <table:table-cell office:value-type="string">
            <text:p>11020302</text:p>
          </table:table-cell>
          <table:table-cell table:style-name="ce6" office:value-type="string">
            <text:p>Firelink Shrine Elevator</text:p>
          </table:table-cell>
          <table:table-cell table:style-name="ce5"/>
          <table:table-cell table:number-columns-repeated="1020"/>
        </table:table-row>
        <table:table-row table:style-name="ro3">
          <table:table-cell/>
          <table:table-cell office:value-type="string">
            <text:p>11200900</text:p>
          </table:table-cell>
          <table:table-cell table:style-name="ce6" office:value-type="string">
            <text:p>Moonlight Butterfly</text:p>
          </table:table-cell>
          <table:table-cell office:value-type="string">
            <text:p>+00001E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0</text:p>
          </table:table-cell>
          <table:table-cell table:style-name="ce6" office:value-type="string">
            <text:p>Sanctuary Guardian</text:p>
          </table:table-cell>
          <table:table-cell office:value-type="string">
            <text:p>+00002300</text:p>
          </table:table-cell>
          <table:table-cell office:value-type="string">
            <text:p>8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1</text:p>
          </table:table-cell>
          <table:table-cell table:style-name="ce6" office:value-type="string">
            <text:p>Artorias</text:p>
          </table:table-cell>
          <table:table-cell office:value-type="string">
            <text:p>+00002300</text:p>
          </table:table-cell>
          <table:table-cell office:value-type="string">
            <text:p>4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2</text:p>
          </table:table-cell>
          <table:table-cell table:style-name="ce6" office:value-type="string">
            <text:p>Manus</text:p>
          </table:table-cell>
          <table:table-cell office:value-type="string">
            <text:p>+000023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4</text:p>
          </table:table-cell>
          <table:table-cell table:style-name="ce6" office:value-type="string">
            <text:p>Kalameet</text:p>
          </table:table-cell>
          <table:table-cell office:value-type="string">
            <text:p>+000023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410</text:p>
          </table:table-cell>
          <table:table-cell table:style-name="ce6" office:value-type="string">
            <text:p>Demon Firesage</text:p>
          </table:table-cell>
          <table:table-cell office:value-type="string">
            <text:p>+00003C30</text:p>
          </table:table-cell>
          <table:table-cell office:value-type="string">
            <text:p>xxxxxx2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0</text:p>
          </table:table-cell>
          <table:table-cell table:style-name="ce6" office:value-type="string">
            <text:p>Ceaseless Discharge</text:p>
          </table:table-cell>
          <table:table-cell office:value-type="string">
            <text:p>+00003C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1</text:p>
          </table:table-cell>
          <table:table-cell table:style-name="ce6" office:value-type="string">
            <text:p>Centipede Demon</text:p>
          </table:table-cell>
          <table:table-cell office:value-type="string">
            <text:p>+00003C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510900</text:p>
          </table:table-cell>
          <table:table-cell table:style-name="ce6" office:value-type="string">
            <text:p>Gwyndolin</text:p>
          </table:table-cell>
          <table:table-cell office:value-type="string">
            <text:p>+000046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table:style-name="ce9" table:number-columns-repeated="2"/>
          <table:table-cell table:number-columns-repeated="1021"/>
        </table:table-row>
        <table:table-row table:style-name="ro3">
          <table:table-cell/>
          <table:table-cell office:value-type="string">
            <text:p>11510272 ?</text:p>
          </table:table-cell>
          <table:table-cell table:style-name="ce6" office:value-type="string">
            <text:p>Dark Anor Londo</text:p>
          </table:table-cell>
          <table:table-cell office:value-type="string">
            <text:p>+00004630</text:p>
          </table:table-cell>
          <table:table-cell office:value-type="string">
            <text:p>xxxx8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600100</text:p>
          </table:table-cell>
          <table:table-cell table:style-name="ce6" office:value-type="string">
            <text:p>New Londo Drained</text:p>
          </table:table-cell>
          <table:table-cell office:value-type="string">
            <text:p>+00004B0C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810103</text:p>
          </table:table-cell>
          <table:table-cell table:style-name="ce6" office:value-type="string">
            <text:p>Undead Asylum, Cell Door</text:p>
          </table:table-cell>
          <table:table-cell table:number-columns-repeated="1021"/>
        </table:table-row>
        <table:table-row table:style-name="ro3">
          <table:table-cell table:style-name="ce9"/>
          <table:table-cell table:style-name="ce19" office:value-type="float" office:value="11810112">
            <text:p>11810112</text:p>
          </table:table-cell>
          <table:table-cell table:style-name="ce9" office:value-type="string">
            <text:p>Undead Asylum, Boss Door</text:p>
          </table:table-cell>
          <table:table-cell table:style-name="ce9" table:number-columns-repeated="1021"/>
        </table:table-row>
        <table:table-row table:style-name="ro3">
          <table:table-cell table:style-name="ce9"/>
          <table:table-cell table:style-name="ce19" office:value-type="float" office:value="11810105">
            <text:p>11810105</text:p>
          </table:table-cell>
          <table:table-cell table:style-name="ce9" office:value-type="string">
            <text:p>Undead Asylum, Lower Oscar Door</text:p>
          </table:table-cell>
          <table:table-cell table:style-name="ce9" table:number-columns-repeated="1021"/>
        </table:table-row>
        <table:table-row table:style-name="ro3">
          <table:table-cell table:style-name="ce9"/>
          <table:table-cell table:style-name="ce19" office:value-type="float" office:value="11810106">
            <text:p>11810106</text:p>
          </table:table-cell>
          <table:table-cell table:style-name="ce9" office:value-type="string">
            <text:p>Undead Asylum, Upper Oscar Door</text:p>
          </table:table-cell>
          <table:table-cell table:style-name="ce9" table:number-columns-repeated="1021"/>
        </table:table-row>
        <table:table-row table:style-name="ro3">
          <table:table-cell table:number-columns-repeated="2"/>
          <table:table-cell table:style-name="ce6" office:value-type="string">
            <text:p>Asylum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>
            <text:p>Stray Dem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0"/>
          <table:table-cell table:style-name="ce3" table:number-columns-repeated="1023"/>
        </table:table-row>
        <table:table-row table:style-name="ro3">
          <table:table-cell table:style-name="ce4" table:number-columns-repeated="2"/>
          <table:table-cell table:style-name="ce10"/>
          <table:table-cell table:style-name="ce4"/>
          <table:table-cell table:style-name="ce3" table:number-columns-repeated="1020"/>
        </table:table-row>
        <table:table-row table:style-name="ro3">
          <table:table-cell table:style-name="ce8" table:number-columns-repeated="2"/>
          <table:table-cell table:style-name="ce11"/>
          <table:table-cell table:style-name="ce8"/>
          <table:table-cell table:style-name="ce7" table:number-columns-repeated="1020"/>
        </table:table-row>
        <table:table-row table:style-name="ro3">
          <table:table-cell table:style-name="ce5" office:value-type="string">
            <text:p>Debug: </text:p>
          </table:table-cell>
          <table:table-cell table:style-name="ce5" office:value-type="string">
            <text:p>0x12E69E8</text:p>
          </table:table-cell>
          <table:table-cell table:style-name="ce5" office:value-type="string">
            <text:p>Darksouls.exe+EE69E8</text:p>
          </table:table-cell>
          <table:table-cell table:style-name="ce2"/>
          <table:table-cell table:number-columns-repeated="1020"/>
        </table:table-row>
        <table:table-row table:style-name="ro3">
          <table:table-cell table:style-name="ce5"/>
          <table:table-cell table:style-name="ce5" office:value-type="string">
            <text:p>[ptr]</text:p>
          </table:table-cell>
          <table:table-cell table:style-name="ce5"/>
          <table:table-cell table:style-name="ce2"/>
          <table:table-cell table:number-columns-repeated="1020"/>
        </table:table-row>
        <table:table-row table:style-name="ro3">
          <table:table-cell table:style-name="ce5" office:value-type="string">
            <text:p>Charpointers</text:p>
          </table:table-cell>
          <table:table-cell table:style-name="ce5" table:number-columns-repeated="2"/>
          <table:table-cell table:style-name="ce2"/>
          <table:table-cell table:number-columns-repeated="1020"/>
        </table:table-row>
        <table:table-row table:style-name="ro3">
          <table:table-cell office:value-type="string">
            <text:p>+0x0000</text:p>
          </table:table-cell>
          <table:table-cell table:style-name="ce5" office:value-type="string">
            <text:p>Pointer</text:p>
          </table:table-cell>
          <table:table-cell table:style-name="ce5" office:value-type="string">
            <text:p>Pointer to chardata1</text:p>
          </table:table-cell>
          <table:table-cell table:style-name="ce2"/>
          <table:table-cell table:number-columns-repeated="1020"/>
        </table:table-row>
        <table:table-row table:style-name="ro3">
          <table:table-cell office:value-type="string">
            <text:p>+0x0014</text:p>
          </table:table-cell>
          <table:table-cell table:style-name="ce5" office:value-type="string">
            <text:p>byte</text:p>
          </table:table-cell>
          <table:table-cell/>
          <table:table-cell table:style-name="ce2"/>
          <table:table-cell table:number-columns-repeated="1020"/>
        </table:table-row>
        <table:table-row table:style-name="ro3">
          <table:table-cell/>
          <table:table-cell table:style-name="ce2" office:value-type="string">
            <text:p>x4</text:p>
          </table:table-cell>
          <table:table-cell table:style-name="ce5" office:value-type="string">
            <text:p>Player Hide</text:p>
          </table:table-cell>
          <table:table-cell table:style-name="ce2"/>
          <table:table-cell table:number-columns-repeated="1020"/>
        </table:table-row>
        <table:table-row table:style-name="ro3">
          <table:table-cell/>
          <table:table-cell table:style-name="ce2"/>
          <table:table-cell table:style-name="ce5"/>
          <table:table-cell table:style-name="ce2"/>
          <table:table-cell table:number-columns-repeated="1020"/>
        </table:table-row>
        <table:table-row table:style-name="ro3" table:number-rows-repeated="2">
          <table:table-cell table:style-name="ce4" table:number-columns-repeated="2"/>
          <table:table-cell table:style-name="ce10"/>
          <table:table-cell table:style-name="ce4"/>
          <table:table-cell table:style-name="ce3" table:number-columns-repeated="1020"/>
        </table:table-row>
        <table:table-row table:style-name="ro3">
          <table:table-cell table:style-name="ce8" table:number-columns-repeated="2"/>
          <table:table-cell table:style-name="ce11"/>
          <table:table-cell table:style-name="ce8"/>
          <table:table-cell table:style-name="ce7" table:number-columns-repeated="1020"/>
        </table:table-row>
        <table:table-row table:style-name="ro3">
          <table:table-cell table:style-name="ce11" office:value-type="string">
            <text:p>Release:</text:p>
          </table:table-cell>
          <table:table-cell table:style-name="ce8" office:value-type="string">
            <text:p>0x1376EE7</text:p>
          </table:table-cell>
          <table:table-cell table:style-name="ce11" office:value-type="string">
            <text:p>All No MagicQty Consume</text:p>
          </table:table-cell>
          <table:table-cell table:style-name="ce8"/>
          <table:table-cell table:style-name="ce7" table:number-columns-repeated="1020"/>
        </table:table-row>
        <table:table-row table:style-name="ro3">
          <table:table-cell table:style-name="ce11"/>
          <table:table-cell table:style-name="ce8" office:value-type="string">
            <text:p>0x13784D2</text:p>
          </table:table-cell>
          <table:table-cell table:style-name="ce11" office:value-type="string">
            <text:p>Player No Dead</text:p>
          </table:table-cell>
          <table:table-cell table:style-name="ce8"/>
          <table:table-cell table:style-name="ce7" table:number-columns-repeated="1020"/>
        </table:table-row>
        <table:table-row table:style-name="ro3">
          <table:table-cell table:style-name="ce11"/>
          <table:table-cell table:style-name="ce8" office:value-type="string">
            <text:p>0x13784D3</text:p>
          </table:table-cell>
          <table:table-cell table:style-name="ce11" office:value-type="string">
            <text:p>Player Exterminate</text:p>
          </table:table-cell>
          <table:table-cell table:style-name="ce8"/>
          <table:table-cell table:style-name="ce7" table:number-columns-repeated="1020"/>
        </table:table-row>
        <table:table-row table:style-name="ro3">
          <table:table-cell table:style-name="ce11"/>
          <table:table-cell table:style-name="ce8" office:value-type="string">
            <text:p>0x13784E4</text:p>
          </table:table-cell>
          <table:table-cell table:style-name="ce11" office:value-type="string">
            <text:p>All No Stamina Consume</text:p>
          </table:table-cell>
          <table:table-cell table:style-name="ce8"/>
          <table:table-cell table:style-name="ce7" table:number-columns-repeated="1020"/>
        </table:table-row>
        <table:table-row table:style-name="ro3">
          <table:table-cell table:style-name="ce11"/>
          <table:table-cell table:style-name="ce8" office:value-type="string">
            <text:p>0x13784E5</text:p>
          </table:table-cell>
          <table:table-cell table:style-name="ce11" office:value-type="string">
            <text:p>All No MP Consume</text:p>
          </table:table-cell>
          <table:table-cell table:style-name="ce8"/>
          <table:table-cell table:style-name="ce7" table:number-columns-repeated="1020"/>
        </table:table-row>
        <table:table-row table:style-name="ro3">
          <table:table-cell table:style-name="ce11"/>
          <table:table-cell table:style-name="ce8" office:value-type="string">
            <text:p>0x13784E6</text:p>
          </table:table-cell>
          <table:table-cell table:style-name="ce11" office:value-type="string">
            <text:p>All No Arrow Consume</text:p>
          </table:table-cell>
          <table:table-cell table:style-name="ce8"/>
          <table:table-cell table:style-name="ce7" table:number-columns-repeated="1020"/>
        </table:table-row>
        <table:table-row table:style-name="ro3">
          <table:table-cell table:style-name="ce11"/>
          <table:table-cell table:style-name="ce8" office:value-type="string">
            <text:p>0x13784E7</text:p>
          </table:table-cell>
          <table:table-cell table:style-name="ce11" office:value-type="string">
            <text:p>Player Hide</text:p>
          </table:table-cell>
          <table:table-cell table:style-name="ce8"/>
          <table:table-cell table:style-name="ce7" table:number-columns-repeated="1020"/>
        </table:table-row>
        <table:table-row table:style-name="ro3">
          <table:table-cell table:style-name="ce11"/>
          <table:table-cell table:style-name="ce8" office:value-type="string">
            <text:p>0x13784E8</text:p>
          </table:table-cell>
          <table:table-cell table:style-name="ce11" office:value-type="string">
            <text:p>Player Silence</text:p>
          </table:table-cell>
          <table:table-cell table:style-name="ce8"/>
          <table:table-cell table:style-name="ce7" table:number-columns-repeated="1020"/>
        </table:table-row>
        <table:table-row table:style-name="ro3">
          <table:table-cell table:style-name="ce11"/>
          <table:table-cell table:style-name="ce8" office:value-type="string">
            <text:p>0x13784E9</text:p>
          </table:table-cell>
          <table:table-cell table:style-name="ce11" office:value-type="string">
            <text:p>All No Dead</text:p>
          </table:table-cell>
          <table:table-cell table:style-name="ce8"/>
          <table:table-cell table:style-name="ce7" table:number-columns-repeated="1020"/>
        </table:table-row>
        <table:table-row table:style-name="ro3">
          <table:table-cell table:style-name="ce11"/>
          <table:table-cell table:style-name="ce8" office:value-type="string">
            <text:p>0x13784EA</text:p>
          </table:table-cell>
          <table:table-cell table:style-name="ce11" office:value-type="string">
            <text:p>All No Damage</text:p>
          </table:table-cell>
          <table:table-cell table:style-name="ce8"/>
          <table:table-cell table:style-name="ce7" table:number-columns-repeated="1020"/>
        </table:table-row>
        <table:table-row table:style-name="ro3">
          <table:table-cell table:style-name="ce11"/>
          <table:table-cell table:style-name="ce8" office:value-type="string">
            <text:p>0x13784EB</text:p>
          </table:table-cell>
          <table:table-cell table:style-name="ce11" office:value-type="string">
            <text:p>All No Hit</text:p>
          </table:table-cell>
          <table:table-cell table:style-name="ce8"/>
          <table:table-cell table:style-name="ce7" table:number-columns-repeated="1020"/>
        </table:table-row>
        <table:table-row table:style-name="ro3">
          <table:table-cell table:style-name="ce11"/>
          <table:table-cell table:style-name="ce8" office:value-type="string">
            <text:p>0x13784EC</text:p>
          </table:table-cell>
          <table:table-cell table:style-name="ce11" office:value-type="string">
            <text:p>All No Attack</text:p>
          </table:table-cell>
          <table:table-cell table:style-name="ce8"/>
          <table:table-cell table:style-name="ce7" table:number-columns-repeated="1020"/>
        </table:table-row>
        <table:table-row table:style-name="ro3">
          <table:table-cell table:style-name="ce11"/>
          <table:table-cell table:style-name="ce8" office:value-type="string">
            <text:p>0x13784ED</text:p>
          </table:table-cell>
          <table:table-cell table:style-name="ce11" office:value-type="string">
            <text:p>All No Move</text:p>
          </table:table-cell>
          <table:table-cell table:style-name="ce8"/>
          <table:table-cell table:style-name="ce7" table:number-columns-repeated="1020"/>
        </table:table-row>
        <table:table-row table:style-name="ro3">
          <table:table-cell table:style-name="ce11"/>
          <table:table-cell table:style-name="ce8" office:value-type="string">
            <text:p>0x13784EE</text:p>
          </table:table-cell>
          <table:table-cell table:style-name="ce11" office:value-type="string">
            <text:p>All No Update Ai</text:p>
          </table:table-cell>
          <table:table-cell table:style-name="ce8"/>
          <table:table-cell table:style-name="ce7" table:number-columns-repeated="1020"/>
        </table:table-row>
        <table:table-row table:style-name="ro3">
          <table:table-cell table:style-name="ce11"/>
          <table:table-cell table:style-name="ce8" office:value-type="string">
            <text:p>0x137851B</text:p>
          </table:table-cell>
          <table:table-cell table:style-name="ce11" office:value-type="string">
            <text:p>Display Smaller Compasses</text:p>
          </table:table-cell>
          <table:table-cell table:style-name="ce8"/>
          <table:table-cell table:style-name="ce7" table:number-columns-repeated="1020"/>
        </table:table-row>
        <table:table-row table:style-name="ro3">
          <table:table-cell table:style-name="ce11"/>
          <table:table-cell table:style-name="ce8" office:value-type="string">
            <text:p>0x1378524</text:p>
          </table:table-cell>
          <table:table-cell table:style-name="ce11" office:value-type="string">
            <text:p>Display Height Marker</text:p>
          </table:table-cell>
          <table:table-cell table:style-name="ce8"/>
          <table:table-cell table:style-name="ce7" table:number-columns-repeated="1020"/>
        </table:table-row>
        <table:table-row table:style-name="ro3">
          <table:table-cell table:style-name="ce11"/>
          <table:table-cell table:style-name="ce8" office:value-type="string">
            <text:p>0x1378525</text:p>
          </table:table-cell>
          <table:table-cell table:style-name="ce11" office:value-type="string">
            <text:p>Display Compass</text:p>
          </table:table-cell>
          <table:table-cell table:style-name="ce8"/>
          <table:table-cell table:style-name="ce7" table:number-columns-repeated="1020"/>
        </table:table-row>
        <table:table-row table:style-name="ro3" table:number-rows-repeated="2">
          <table:table-cell table:style-name="ce11"/>
          <table:table-cell table:style-name="ce8"/>
          <table:table-cell table:style-name="ce11"/>
          <table:table-cell table:style-name="ce8"/>
          <table:table-cell table:style-name="ce7" table:number-columns-repeated="1020"/>
        </table:table-row>
        <table:table-row table:style-name="ro3">
          <table:table-cell table:style-name="ce11" office:value-type="string">
            <text:p>Debug:</text:p>
          </table:table-cell>
          <table:table-cell table:style-name="ce8" office:value-type="string">
            <text:p>0x137C688</text:p>
          </table:table-cell>
          <table:table-cell table:style-name="ce11" office:value-type="string">
            <text:p>DarkSouls.exe+F7C688</text:p>
          </table:table-cell>
          <table:table-cell table:style-name="ce8"/>
          <table:table-cell table:style-name="ce7" table:number-columns-repeated="1020"/>
        </table:table-row>
        <table:table-row table:style-name="ro3">
          <table:table-cell table:style-name="ce8" office:value-type="string">
            <text:p>+0x0003</text:p>
          </table:table-cell>
          <table:table-cell table:style-name="ce11" office:value-type="string">
            <text:p>byte</text:p>
          </table:table-cell>
          <table:table-cell table:style-name="ce11" office:value-type="string">
            <text:p>Debug, Player No Dead</text:p>
          </table:table-cell>
          <table:table-cell table:style-name="ce8"/>
          <table:table-cell table:style-name="ce7" table:number-columns-repeated="1020"/>
        </table:table-row>
        <table:table-row table:style-name="ro3">
          <table:table-cell table:style-name="ce8" office:value-type="string">
            <text:p>+0x001c</text:p>
          </table:table-cell>
          <table:table-cell table:style-name="ce11" office:value-type="string">
            <text:p>byte</text:p>
          </table:table-cell>
          <table:table-cell table:style-name="ce11" office:value-type="string">
            <text:p>Debug, Player Exterminate</text:p>
          </table:table-cell>
          <table:table-cell table:style-name="ce8"/>
          <table:table-cell table:style-name="ce7" table:number-columns-repeated="1020"/>
        </table:table-row>
        <table:table-row table:style-name="ro3">
          <table:table-cell table:style-name="ce8" office:value-type="string">
            <text:p>+0x001D</text:p>
          </table:table-cell>
          <table:table-cell table:style-name="ce11" office:value-type="string">
            <text:p>byte</text:p>
          </table:table-cell>
          <table:table-cell table:style-name="ce11" office:value-type="string">
            <text:p>Debug, All No Stamina Consume</text:p>
          </table:table-cell>
          <table:table-cell table:style-name="ce8"/>
          <table:table-cell table:style-name="ce7" table:number-columns-repeated="1020"/>
        </table:table-row>
        <table:table-row table:style-name="ro3">
          <table:table-cell table:style-name="ce8" office:value-type="string">
            <text:p>+0x001E</text:p>
          </table:table-cell>
          <table:table-cell table:style-name="ce11" office:value-type="string">
            <text:p>byte</text:p>
          </table:table-cell>
          <table:table-cell table:style-name="ce11" office:value-type="string">
            <text:p>Debug, All No MP Consume</text:p>
          </table:table-cell>
          <table:table-cell table:style-name="ce8"/>
          <table:table-cell table:style-name="ce7" table:number-columns-repeated="1020"/>
        </table:table-row>
        <table:table-row table:style-name="ro3">
          <table:table-cell table:style-name="ce8" office:value-type="string">
            <text:p>+0x001F</text:p>
          </table:table-cell>
          <table:table-cell table:style-name="ce11" office:value-type="string">
            <text:p>byte</text:p>
          </table:table-cell>
          <table:table-cell table:style-name="ce11" office:value-type="string">
            <text:p>Debug, All No Arrow Consume</text:p>
          </table:table-cell>
          <table:table-cell table:style-name="ce8"/>
          <table:table-cell table:style-name="ce7" table:number-columns-repeated="1020"/>
        </table:table-row>
        <table:table-row table:style-name="ro3">
          <table:table-cell table:style-name="ce8" office:value-type="string">
            <text:p>0x137C6A8</text:p>
          </table:table-cell>
          <table:table-cell table:style-name="ce11" office:value-type="string">
            <text:p>byte</text:p>
          </table:table-cell>
          <table:table-cell table:style-name="ce11" office:value-type="string">
            <text:p>Debug, Player Hide</text:p>
          </table:table-cell>
          <table:table-cell table:style-name="ce8"/>
          <table:table-cell table:style-name="ce7" table:number-columns-repeated="1020"/>
        </table:table-row>
        <table:table-row table:style-name="ro3">
          <table:table-cell table:style-name="ce8" office:value-type="string">
            <text:p>+0x0021</text:p>
          </table:table-cell>
          <table:table-cell table:style-name="ce11" office:value-type="string">
            <text:p>byte</text:p>
          </table:table-cell>
          <table:table-cell table:style-name="ce11" office:value-type="string">
            <text:p>Debug, Player Silence</text:p>
          </table:table-cell>
          <table:table-cell table:style-name="ce8"/>
          <table:table-cell table:style-name="ce7" table:number-columns-repeated="1020"/>
        </table:table-row>
        <table:table-row table:style-name="ro3">
          <table:table-cell table:style-name="ce8" office:value-type="string">
            <text:p>+0x0022</text:p>
          </table:table-cell>
          <table:table-cell table:style-name="ce11" office:value-type="string">
            <text:p>byte</text:p>
          </table:table-cell>
          <table:table-cell table:style-name="ce11" office:value-type="string">
            <text:p>Debug, All No Dead</text:p>
          </table:table-cell>
          <table:table-cell table:style-name="ce8"/>
          <table:table-cell table:style-name="ce7" table:number-columns-repeated="1020"/>
        </table:table-row>
        <table:table-row table:style-name="ro3">
          <table:table-cell table:style-name="ce8" office:value-type="string">
            <text:p>0x137C6AB</text:p>
          </table:table-cell>
          <table:table-cell table:style-name="ce11" office:value-type="string">
            <text:p>byte</text:p>
          </table:table-cell>
          <table:table-cell table:style-name="ce11" office:value-type="string">
            <text:p>Debug, All No Damage</text:p>
          </table:table-cell>
          <table:table-cell table:style-name="ce8"/>
          <table:table-cell table:style-name="ce7" table:number-columns-repeated="1020"/>
        </table:table-row>
        <table:table-row table:style-name="ro3">
          <table:table-cell table:style-name="ce8" office:value-type="string">
            <text:p>+0x0024</text:p>
          </table:table-cell>
          <table:table-cell table:style-name="ce11" office:value-type="string">
            <text:p>byte</text:p>
          </table:table-cell>
          <table:table-cell table:style-name="ce11" office:value-type="string">
            <text:p>Debug, All No Hit</text:p>
          </table:table-cell>
          <table:table-cell table:style-name="ce8"/>
          <table:table-cell table:style-name="ce7" table:number-columns-repeated="1020"/>
        </table:table-row>
        <table:table-row table:style-name="ro3">
          <table:table-cell table:style-name="ce8" office:value-type="string">
            <text:p>+0x0025</text:p>
          </table:table-cell>
          <table:table-cell table:style-name="ce11" office:value-type="string">
            <text:p>byte</text:p>
          </table:table-cell>
          <table:table-cell table:style-name="ce11" office:value-type="string">
            <text:p>Debug, All No Attack</text:p>
          </table:table-cell>
          <table:table-cell table:style-name="ce8"/>
          <table:table-cell table:style-name="ce7" table:number-columns-repeated="1020"/>
        </table:table-row>
        <table:table-row table:style-name="ro3">
          <table:table-cell table:style-name="ce8" office:value-type="string">
            <text:p>+0x0026</text:p>
          </table:table-cell>
          <table:table-cell table:style-name="ce11" office:value-type="string">
            <text:p>byte</text:p>
          </table:table-cell>
          <table:table-cell table:style-name="ce11" office:value-type="string">
            <text:p>Debug, All No Move</text:p>
          </table:table-cell>
          <table:table-cell table:style-name="ce8"/>
          <table:table-cell table:style-name="ce7" table:number-columns-repeated="1020"/>
        </table:table-row>
        <table:table-row table:style-name="ro3">
          <table:table-cell table:style-name="ce8" office:value-type="string">
            <text:p>+0x0027</text:p>
          </table:table-cell>
          <table:table-cell table:style-name="ce11" office:value-type="string">
            <text:p>byte</text:p>
          </table:table-cell>
          <table:table-cell table:style-name="ce11" office:value-type="string">
            <text:p>Debug, All No Update Ai</text:p>
          </table:table-cell>
          <table:table-cell table:style-name="ce8"/>
          <table:table-cell table:style-name="ce7" table:number-columns-repeated="1020"/>
        </table:table-row>
        <table:table-row table:style-name="ro3">
          <table:table-cell table:style-name="ce8" office:value-type="string">
            <text:p>+0x0029</text:p>
          </table:table-cell>
          <table:table-cell table:style-name="ce11" office:value-type="string">
            <text:p>byte</text:p>
          </table:table-cell>
          <table:table-cell table:style-name="ce11" office:value-type="string">
            <text:p>Debug, All Omission Mode</text:p>
          </table:table-cell>
          <table:table-cell table:style-name="ce8"/>
          <table:table-cell table:style-name="ce7" table:number-columns-repeated="1020"/>
        </table:table-row>
        <table:table-row table:style-name="ro3">
          <table:table-cell table:style-name="ce8" office:value-type="string">
            <text:p>0x137C6E4</text:p>
          </table:table-cell>
          <table:table-cell table:style-name="ce11"/>
          <table:table-cell table:style-name="ce11" office:value-type="string">
            <text:p>Display Compass</text:p>
          </table:table-cell>
          <table:table-cell table:style-name="ce8"/>
          <table:table-cell table:style-name="ce7" table:number-columns-repeated="1020"/>
        </table:table-row>
        <table:table-row table:style-name="ro3">
          <table:table-cell table:style-name="ce8"/>
          <table:table-cell table:style-name="ce11" table:number-columns-repeated="2"/>
          <table:table-cell table:style-name="ce8"/>
          <table:table-cell table:style-name="ce7" table:number-columns-repeated="1020"/>
        </table:table-row>
        <table:table-row table:style-name="ro3">
          <table:table-cell table:number-columns-repeated="2"/>
          <table:table-cell table:style-name="ce5"/>
          <table:table-cell table:number-columns-repeated="1021"/>
        </table:table-row>
        <table:table-row table:style-name="ro3" table:number-rows-repeated="2">
          <table:table-cell table:style-name="ce4"/>
          <table:table-cell table:style-name="ce3"/>
          <table:table-cell table:style-name="ce10"/>
          <table:table-cell table:style-name="ce3" table:number-columns-repeated="1021"/>
        </table:table-row>
        <table:table-row table:style-name="ro3">
          <table:table-cell table:style-name="ce8"/>
          <table:table-cell table:style-name="ce7"/>
          <table:table-cell table:style-name="ce11"/>
          <table:table-cell table:style-name="ce7" table:number-columns-repeated="1021"/>
        </table:table-row>
        <table:table-row table:style-name="ro3">
          <table:table-cell table:style-name="ce11" office:value-type="string">
            <text:p>Release:</text:p>
          </table:table-cell>
          <table:table-cell table:style-name="ce7" office:value-type="string">
            <text:p>0x12DEFEB</text:p>
          </table:table-cell>
          <table:table-cell table:style-name="ce11"/>
          <table:table-cell table:style-name="ce7" table:number-columns-repeated="1021"/>
        </table:table-row>
        <table:table-row table:style-name="ro3">
          <table:table-cell table:style-name="ce12" office:value-type="string">
            <text:p>Debug: </text:p>
          </table:table-cell>
          <table:table-cell office:value-type="string">
            <text:p>0x12E2FEB</text:p>
          </table:table-cell>
          <table:table-cell table:style-name="ce5" office:value-type="string">
            <text:p>DarkSouls.exe+EE2FEB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table:style-name="ce5" office:value-type="string">
            <text:p>1 = Draw Map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5"/>
          <table:table-cell table:number-columns-repeated="1021"/>
        </table:table-row>
        <table:table-row table:style-name="ro3">
          <table:table-cell table:style-name="ce5" office:value-type="string">
            <text:p>Release:</text:p>
          </table:table-cell>
          <table:table-cell/>
          <table:table-cell table:style-name="ce5"/>
          <table:table-cell table:number-columns-repeated="1021"/>
        </table:table-row>
        <table:table-row table:style-name="ro3">
          <table:table-cell office:value-type="string">
            <text:p>0x12DF242</text:p>
          </table:table-cell>
          <table:table-cell office:value-type="string">
            <text:p>byte</text:p>
          </table:table-cell>
          <table:table-cell table:style-name="ce5" office:value-type="string">
            <text:p>1 = Draw creatures</text:p>
          </table:table-cell>
          <table:table-cell table:number-columns-repeated="1021"/>
        </table:table-row>
        <table:table-row table:style-name="ro3">
          <table:table-cell office:value-type="string">
            <text:p>0x12DF243</text:p>
          </table:table-cell>
          <table:table-cell office:value-type="string">
            <text:p>byte</text:p>
          </table:table-cell>
          <table:table-cell table:style-name="ce5" office:value-type="string">
            <text:p>1 = Draw VFX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5"/>
          <table:table-cell table:number-columns-repeated="1021"/>
        </table:table-row>
        <table:table-row table:style-name="ro3" table:number-rows-repeated="2">
          <table:table-cell table:style-name="ce4"/>
          <table:table-cell table:style-name="ce3"/>
          <table:table-cell table:style-name="ce10"/>
          <table:table-cell table:style-name="ce3" table:number-columns-repeated="1021"/>
        </table:table-row>
        <table:table-row table:style-name="ro3">
          <table:table-cell table:style-name="ce8"/>
          <table:table-cell table:style-name="ce7"/>
          <table:table-cell table:style-name="ce11"/>
          <table:table-cell table:style-name="ce7" table:number-columns-repeated="1021"/>
        </table:table-row>
        <table:table-row table:style-name="ro3">
          <table:table-cell table:style-name="ce5" office:value-type="string">
            <text:p>Release:</text:p>
          </table:table-cell>
          <table:table-cell office:value-type="string">
            <text:p>0x13783C0</text:p>
          </table:table-cell>
          <table:table-cell table:style-name="ce12" office:value-type="string">
            <text:p>DarkSouls.exe+F783C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Debug: </text:p>
          </table:table-cell>
          <table:table-cell office:value-type="string">
            <text:p>0x137C580</text:p>
          </table:table-cell>
          <table:table-cell office:value-type="string">
            <text:p>DarkSouls.exe+F7C58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5" office:value-type="string">
            <text:p>DisplayData</text:p>
          </table:table-cell>
          <table:table-cell/>
          <table:table-cell table:style-name="ce5"/>
          <table:table-cell table:number-columns-repeated="1021"/>
        </table:table-row>
        <table:table-row table:style-name="ro3">
          <table:table-cell office:value-type="string">
            <text:p>+0x0704</text:p>
          </table:table-cell>
          <table:table-cell office:value-type="string">
            <text:p>float</text:p>
          </table:table-cell>
          <table:table-cell table:style-name="ce5" office:value-type="string">
            <text:p>Reverse Red tin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5"/>
          <table:table-cell table:number-columns-repeated="1021"/>
        </table:table-row>
        <table:table-row table:style-name="ro3" table:number-rows-repeated="2">
          <table:table-cell table:style-name="ce4"/>
          <table:table-cell table:style-name="ce3"/>
          <table:table-cell table:style-name="ce10"/>
          <table:table-cell table:style-name="ce3" table:number-columns-repeated="1021"/>
        </table:table-row>
        <table:table-row table:style-name="ro3">
          <table:table-cell table:style-name="ce8"/>
          <table:table-cell table:style-name="ce7"/>
          <table:table-cell table:style-name="ce11"/>
          <table:table-cell table:style-name="ce7" table:number-columns-repeated="1021"/>
        </table:table-row>
        <table:table-row table:style-name="ro3">
          <table:table-cell table:style-name="ce5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1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5"/>
          <table:table-cell office:value-type="string">
            <text:p>[ptr]</text:p>
          </table:table-cell>
          <table:table-cell table:style-name="ce2"/>
          <table:table-cell table:number-columns-repeated="1021"/>
        </table:table-row>
        <table:table-row table:style-name="ro3">
          <table:table-cell table:style-name="ce5" office:value-type="string">
            <text:p>Game Stats</text:p>
          </table:table-cell>
          <table:table-cell table:number-columns-repeated="1023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02C</text:p>
          </table:table-cell>
          <table:table-cell office:value-type="string">
            <text:p>Pointer</text:p>
          </table:table-cell>
          <table:table-cell office:value-type="string">
            <text:p>Pointer to Game Options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Pointer</text:p>
          </table:table-cell>
          <table:table-cell office:value-type="string">
            <text:p>Pointer to Tendencies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Character Black/White Tendency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>
            <text:p>+0x000C</text:p>
          </table:table-cell>
          <table:table-cell office:value-type="string">
            <text:p>flaot</text:p>
          </table:table-cell>
          <table:table-cell office:value-type="string">
            <text:p>Character Left/Right Tendency</text:p>
          </table:table-cell>
          <table:table-cell table:number-columns-repeated="1020"/>
        </table:table-row>
        <table:table-row table:style-name="ro3">
          <table:table-cell office:value-type="string">
            <text:p>+0x003C</text:p>
          </table:table-cell>
          <table:table-cell office:value-type="string">
            <text:p>long</text:p>
          </table:table-cell>
          <table:table-cell office:value-type="string">
            <text:p>Clear Count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ClearState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>
            <text:p>0</text:p>
          </table:table-cell>
          <table:table-cell office:value-type="string">
            <text:p>None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>
            <text:p>1</text:p>
          </table:table-cell>
          <table:table-cell office:value-type="string">
            <text:p>Good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>
            <text:p>2</text:p>
          </table:table-cell>
          <table:table-cell office:value-type="string">
            <text:p>Bad</text:p>
          </table:table-cell>
          <table:table-cell table:number-columns-repeated="1021"/>
        </table:table-row>
        <table:table-row table:style-name="ro3">
          <table:table-cell office:value-type="string">
            <text:p>+0x0044</text:p>
          </table:table-cell>
          <table:table-cell table:style-name="ce5" office:value-type="string">
            <text:p>long</text:p>
          </table:table-cell>
          <table:table-cell office:value-type="string">
            <text:p>Debug, FullRecover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table:style-name="ce5" office:value-type="string">
            <text:p>long</text:p>
          </table:table-cell>
          <table:table-cell office:value-type="string">
            <text:p>Debug, ItemComplete</text:p>
          </table:table-cell>
          <table:table-cell table:number-columns-repeated="1021"/>
        </table:table-row>
        <table:table-row table:style-name="ro3">
          <table:table-cell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White Ghosts helped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Black Phantoms killed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long</text:p>
          </table:table-cell>
          <table:table-cell office:value-type="string">
            <text:p>Debug, TrueDea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True Death Count</text:p>
          </table:table-cell>
          <table:table-cell table:number-columns-repeated="1021"/>
        </table:table-row>
        <table:table-row table:style-name="ro3">
          <table:table-cell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Death Count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table:style-name="ce5" office:value-type="string">
            <text:p>milliseconds playe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table:style-name="ce5" office:value-type="string">
            <text:p>Debug, LanCutPoint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table:style-name="ce5" office:value-type="string">
            <text:p>Debug, LanCutPoint Timer</text:p>
          </table:table-cell>
          <table:table-cell table:number-columns-repeated="1021"/>
        </table:table-row>
        <table:table-row table:style-name="ro3">
          <table:table-cell office:value-type="string">
            <text:p>+0x0078</text:p>
          </table:table-cell>
          <table:table-cell office:value-type="string">
            <text:p>long</text:p>
          </table:table-cell>
          <table:table-cell table:style-name="ce5" office:value-type="string">
            <text:p>Death State</text:p>
          </table:table-cell>
          <table:table-cell table:number-columns-repeated="1021"/>
        </table:table-row>
        <table:table-row table:style-name="ro3" table:number-rows-repeated="2">
          <table:table-cell table:number-columns-repeated="2"/>
          <table:table-cell table:style-name="ce5"/>
          <table:table-cell table:number-columns-repeated="1021"/>
        </table:table-row>
        <table:table-row table:style-name="ro3" table:number-rows-repeated="2">
          <table:table-cell table:style-name="ce4"/>
          <table:table-cell table:style-name="ce3"/>
          <table:table-cell table:style-name="ce10"/>
          <table:table-cell table:style-name="ce3" table:number-columns-repeated="1021"/>
        </table:table-row>
        <table:table-row table:style-name="ro3">
          <table:table-cell table:style-name="ce8"/>
          <table:table-cell table:style-name="ce7"/>
          <table:table-cell table:style-name="ce11"/>
          <table:table-cell table:style-name="ce7" table:number-columns-repeated="1021"/>
        </table:table-row>
        <table:table-row table:style-name="ro3">
          <table:table-cell table:style-name="ce8"/>
          <table:table-cell table:style-name="ce7" office:value-type="string">
            <text:p>[GameStats+0x2C]</text:p>
          </table:table-cell>
          <table:table-cell table:style-name="ce11"/>
          <table:table-cell table:style-name="ce7" table:number-columns-repeated="1021"/>
        </table:table-row>
        <table:table-row table:style-name="ro3">
          <table:table-cell table:style-name="ce11" office:value-type="string">
            <text:p>Game Options</text:p>
          </table:table-cell>
          <table:table-cell table:style-name="ce7"/>
          <table:table-cell table:style-name="ce11"/>
          <table:table-cell table:style-name="ce7" table:number-columns-repeated="1021"/>
        </table:table-row>
        <table:table-row table:style-name="ro3">
          <table:table-cell table:style-name="ce8" office:value-type="string">
            <text:p>+0x0004</text:p>
          </table:table-cell>
          <table:table-cell table:style-name="ce7" office:value-type="string">
            <text:p>byte</text:p>
          </table:table-cell>
          <table:table-cell table:style-name="ce11" office:value-type="string">
            <text:p>Camera Speed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005</text:p>
          </table:table-cell>
          <table:table-cell table:style-name="ce7" office:value-type="string">
            <text:p>byte</text:p>
          </table:table-cell>
          <table:table-cell table:style-name="ce11" office:value-type="string">
            <text:p>Pad Vibration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006</text:p>
          </table:table-cell>
          <table:table-cell table:style-name="ce7" office:value-type="string">
            <text:p>byte</text:p>
          </table:table-cell>
          <table:table-cell table:style-name="ce11" office:value-type="string">
            <text:p>Brightness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007</text:p>
          </table:table-cell>
          <table:table-cell table:style-name="ce7" office:value-type="string">
            <text:p>byte</text:p>
          </table:table-cell>
          <table:table-cell table:style-name="ce11" office:value-type="string">
            <text:p>Sound Type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008</text:p>
          </table:table-cell>
          <table:table-cell table:style-name="ce7" office:value-type="string">
            <text:p>byte</text:p>
          </table:table-cell>
          <table:table-cell table:style-name="ce11" office:value-type="string">
            <text:p>BGM Volume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009</text:p>
          </table:table-cell>
          <table:table-cell table:style-name="ce7" office:value-type="string">
            <text:p>byte</text:p>
          </table:table-cell>
          <table:table-cell table:style-name="ce11" office:value-type="string">
            <text:p>SE Volume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00A</text:p>
          </table:table-cell>
          <table:table-cell table:style-name="ce7" office:value-type="string">
            <text:p>byte</text:p>
          </table:table-cell>
          <table:table-cell table:style-name="ce11" office:value-type="string">
            <text:p>Voice Volume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00B</text:p>
          </table:table-cell>
          <table:table-cell table:style-name="ce7" office:value-type="string">
            <text:p>byte</text:p>
          </table:table-cell>
          <table:table-cell table:style-name="ce11" office:value-type="string">
            <text:p>Blood Level</text:p>
          </table:table-cell>
          <table:table-cell table:style-name="ce7" table:number-columns-repeated="1021"/>
        </table:table-row>
        <table:table-row table:style-name="ro3">
          <table:table-cell table:style-name="ce8"/>
          <table:table-cell table:style-name="ce8" office:value-type="string">
            <text:p>0</text:p>
          </table:table-cell>
          <table:table-cell table:style-name="ce11" office:value-type="string">
            <text:p>Off</text:p>
          </table:table-cell>
          <table:table-cell table:style-name="ce7" table:number-columns-repeated="1021"/>
        </table:table-row>
        <table:table-row table:style-name="ro3">
          <table:table-cell table:style-name="ce8"/>
          <table:table-cell table:style-name="ce8" office:value-type="string">
            <text:p>1</text:p>
          </table:table-cell>
          <table:table-cell table:style-name="ce11" office:value-type="string">
            <text:p>Normal</text:p>
          </table:table-cell>
          <table:table-cell table:style-name="ce7" table:number-columns-repeated="1021"/>
        </table:table-row>
        <table:table-row table:style-name="ro3">
          <table:table-cell table:style-name="ce8"/>
          <table:table-cell table:style-name="ce8" office:value-type="string">
            <text:p>2</text:p>
          </table:table-cell>
          <table:table-cell table:style-name="ce11" office:value-type="string">
            <text:p>Mild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00C</text:p>
          </table:table-cell>
          <table:table-cell table:style-name="ce7" office:value-type="string">
            <text:p>byte</text:p>
          </table:table-cell>
          <table:table-cell table:style-name="ce11" office:value-type="string">
            <text:p>Caption Visible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00D</text:p>
          </table:table-cell>
          <table:table-cell table:style-name="ce7" office:value-type="string">
            <text:p>byte</text:p>
          </table:table-cell>
          <table:table-cell table:style-name="ce11" office:value-type="string">
            <text:p>HUD Visible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00E</text:p>
          </table:table-cell>
          <table:table-cell table:style-name="ce7" office:value-type="string">
            <text:p>byte</text:p>
          </table:table-cell>
          <table:table-cell table:style-name="ce11" office:value-type="string">
            <text:p>Camera X Axis, Normal/Reverse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00F</text:p>
          </table:table-cell>
          <table:table-cell table:style-name="ce7" office:value-type="string">
            <text:p>byte</text:p>
          </table:table-cell>
          <table:table-cell table:style-name="ce11" office:value-type="string">
            <text:p>Camera Y Axis, Normal/Reverse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010</text:p>
          </table:table-cell>
          <table:table-cell table:style-name="ce7" office:value-type="string">
            <text:p>byte</text:p>
          </table:table-cell>
          <table:table-cell table:style-name="ce11" office:value-type="string">
            <text:p>LockOn Auto Switch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011</text:p>
          </table:table-cell>
          <table:table-cell table:style-name="ce7" office:value-type="string">
            <text:p>byte</text:p>
          </table:table-cell>
          <table:table-cell table:style-name="ce11" office:value-type="string">
            <text:p>Auto avoidance wall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012</text:p>
          </table:table-cell>
          <table:table-cell table:style-name="ce7" office:value-type="string">
            <text:p>byte</text:p>
          </table:table-cell>
          <table:table-cell table:style-name="ce11" office:value-type="string">
            <text:p>Join Leaderboard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013</text:p>
          </table:table-cell>
          <table:table-cell table:style-name="ce7" office:value-type="string">
            <text:p>byte</text:p>
          </table:table-cell>
          <table:table-cell table:style-name="ce11" office:value-type="string">
            <text:p>Debug, Rank Register Profile Idx</text:p>
          </table:table-cell>
          <table:table-cell table:style-name="ce7" table:number-columns-repeated="1021"/>
        </table:table-row>
        <table:table-row table:style-name="ro3">
          <table:table-cell table:style-name="ce8"/>
          <table:table-cell table:style-name="ce7"/>
          <table:table-cell table:style-name="ce11"/>
          <table:table-cell table:style-name="ce7" table:number-columns-repeated="1021"/>
        </table:table-row>
        <table:table-row table:style-name="ro3" table:number-rows-repeated="2">
          <table:table-cell table:style-name="ce4"/>
          <table:table-cell table:style-name="ce3"/>
          <table:table-cell table:style-name="ce10"/>
          <table:table-cell table:style-name="ce3" table:number-columns-repeated="1021"/>
        </table:table-row>
        <table:table-row table:style-name="ro3">
          <table:table-cell table:style-name="ce8"/>
          <table:table-cell table:style-name="ce7"/>
          <table:table-cell table:style-name="ce11"/>
          <table:table-cell table:style-name="ce7" table:number-columns-repeated="1021"/>
        </table:table-row>
        <table:table-row table:style-name="ro3">
          <table:table-cell table:style-name="ce11" office:value-type="string">
            <text:p>Release:</text:p>
          </table:table-cell>
          <table:table-cell table:style-name="ce7" office:value-type="string">
            <text:p>0x137D644</text:p>
          </table:table-cell>
          <table:table-cell table:style-name="ce11"/>
          <table:table-cell table:style-name="ce7" table:number-columns-repeated="1021"/>
        </table:table-row>
        <table:table-row table:style-name="ro3">
          <table:table-cell table:style-name="ce8"/>
          <table:table-cell table:style-name="ce7" office:value-type="string">
            <text:p>[ptr]</text:p>
          </table:table-cell>
          <table:table-cell table:style-name="ce11"/>
          <table:table-cell table:style-name="ce7" table:number-columns-repeated="1021"/>
        </table:table-row>
        <table:table-row table:style-name="ro3">
          <table:table-cell table:style-name="ce8" office:value-type="string">
            <text:p>+0x003C</text:p>
          </table:table-cell>
          <table:table-cell table:style-name="ce7" office:value-type="string">
            <text:p>Pointer</text:p>
          </table:table-cell>
          <table:table-cell table:style-name="ce11" office:value-type="string">
            <text:p>Pointer to chardata1</text:p>
          </table:table-cell>
          <table:table-cell table:style-name="ce7" table:number-columns-repeated="1021"/>
        </table:table-row>
        <table:table-row table:style-name="ro3">
          <table:table-cell table:style-name="ce8"/>
          <table:table-cell table:style-name="ce7"/>
          <table:table-cell table:style-name="ce11"/>
          <table:table-cell table:style-name="ce7" table:number-columns-repeated="1021"/>
        </table:table-row>
        <table:table-row table:style-name="ro3" table:number-rows-repeated="2">
          <table:table-cell table:style-name="ce4"/>
          <table:table-cell table:style-name="ce3"/>
          <table:table-cell table:style-name="ce10"/>
          <table:table-cell table:style-name="ce3" table:number-columns-repeated="1021"/>
        </table:table-row>
        <table:table-row table:style-name="ro3" table:number-rows-repeated="2">
          <table:table-cell table:style-name="ce8"/>
          <table:table-cell table:style-name="ce7"/>
          <table:table-cell table:style-name="ce11"/>
          <table:table-cell table:style-name="ce7" table:number-columns-repeated="1021"/>
        </table:table-row>
        <table:table-row table:style-name="ro3">
          <table:table-cell table:style-name="ce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1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1"/>
          <table:table-cell office:value-type="string">
            <text:p>[[[ptr]+4]]</text:p>
          </table:table-cell>
          <table:table-cell table:number-columns-repeated="1022"/>
        </table:table-row>
        <table:table-row table:style-name="ro3">
          <table:table-cell table:style-name="ce5" office:value-type="string">
            <text:p>Chardata1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entry in MP struct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>
            <text:p>+0x0000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>
            <text:p>+0x0008</text:p>
          </table:table-cell>
          <table:table-cell office:value-type="string">
            <text:p>Unknown, change for inanimate clone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>
            <text:p>+0x0014</text:p>
          </table:table-cell>
          <table:table-cell office:value-type="string">
            <text:p>Set to 1 to disable and hide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table:style-name="ce5" office:value-type="string">
            <text:p>Pointer</text:p>
          </table:table-cell>
          <table:table-cell table:number-columns-repeated="1022"/>
        </table:table-row>
        <table:table-row table:style-name="ro3">
          <table:table-cell/>
          <table:table-cell table:style-name="ce20" office:value-type="string">
            <text:p>+0x0014</text:p>
          </table:table-cell>
          <table:table-cell office:value-type="string">
            <text:p>pointer</text:p>
          </table:table-cell>
          <table:table-cell table:number-columns-repeated="1021"/>
        </table:table-row>
        <table:table-row table:style-name="ro3">
          <table:table-cell/>
          <table:table-cell table:style-name="ce6"/>
          <table:table-cell office:value-type="string">
            <text:p>+0x000C</text:p>
          </table:table-cell>
          <table:table-cell office:value-type="string">
            <text:p>pointer</text:p>
          </table:table-cell>
          <table:table-cell table:number-columns-repeated="1020"/>
        </table:table-row>
        <table:table-row table:style-name="ro3">
          <table:table-cell/>
          <table:table-cell table:style-name="ce6"/>
          <table:table-cell/>
          <table:table-cell office:value-type="string">
            <text:p>[[+0x0010]]</text:p>
          </table:table-cell>
          <table:table-cell office:value-type="string">
            <text:p>Pointer</text:p>
          </table:table-cell>
          <table:table-cell table:number-columns-repeated="1019"/>
        </table:table-row>
        <table:table-row table:style-name="ro3">
          <table:table-cell/>
          <table:table-cell table:style-name="ce6"/>
          <table:table-cell/>
          <table:table-cell table:style-name="ce2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Time into current animation</text:p>
          </table:table-cell>
          <table:table-cell table:number-columns-repeated="1018"/>
        </table:table-row>
        <table:table-row table:style-name="ro3">
          <table:table-cell/>
          <table:table-cell table:style-name="ce6"/>
          <table:table-cell/>
          <table:table-cell table:style-name="ce2" office:value-type="string">
            <text:p>+0x0040</text:p>
          </table:table-cell>
          <table:table-cell office:value-type="string">
            <text:p>float</text:p>
          </table:table-cell>
          <table:table-cell office:value-type="string">
            <text:p>Animation speed multiplier</text:p>
          </table:table-cell>
          <table:table-cell table:number-columns-repeated="1018"/>
        </table:table-row>
        <table:table-row table:style-name="ro3">
          <table:table-cell/>
          <table:table-cell table:style-name="ce6"/>
          <table:table-cell/>
          <table:table-cell table:style-name="ce2" office:value-type="string">
            <text:p>+0x0044</text:p>
          </table:table-cell>
          <table:table-cell table:style-name="ce6" office:value-type="string">
            <text:p>long</text:p>
          </table:table-cell>
          <table:table-cell office:value-type="string">
            <text:p>Times current animation looped</text:p>
          </table:table-cell>
          <table:table-cell table:number-columns-repeated="1018"/>
        </table:table-row>
        <table:table-row table:style-name="ro3">
          <table:table-cell/>
          <table:table-cell table:style-name="ce20"/>
          <table:table-cell table:style-name="ce18" office:value-type="string">
            <text:p>+0x0064</text:p>
          </table:table-cell>
          <table:table-cell office:value-type="string">
            <text:p>float</text:p>
          </table:table-cell>
          <table:table-cell office:value-type="string">
            <text:p>Debug, Debug Play Speed</text:p>
          </table:table-cell>
          <table:table-cell table:number-columns-repeated="1019"/>
        </table:table-row>
        <table:table-row table:style-name="ro3">
          <table:table-cell/>
          <table:table-cell table:style-name="ce20"/>
          <table:table-cell table:style-name="ce18" office:value-type="string">
            <text:p>+0x0068</text:p>
          </table:table-cell>
          <table:table-cell office:value-type="string">
            <text:p>byte</text:p>
          </table:table-cell>
          <table:table-cell office:value-type="string">
            <text:p>Debug, Draw Skeleton</text:p>
          </table:table-cell>
          <table:table-cell table:number-columns-repeated="1019"/>
        </table:table-row>
        <table:table-row table:style-name="ro3">
          <table:table-cell/>
          <table:table-cell table:style-name="ce20"/>
          <table:table-cell table:style-name="ce18" office:value-type="string">
            <text:p>+0x0069</text:p>
          </table:table-cell>
          <table:table-cell office:value-type="string">
            <text:p>byte</text:p>
          </table:table-cell>
          <table:table-cell office:value-type="string">
            <text:p>Debug, Draw BoneName</text:p>
          </table:table-cell>
          <table:table-cell table:number-columns-repeated="1019"/>
        </table:table-row>
        <table:table-row table:style-name="ro3">
          <table:table-cell/>
          <table:table-cell table:style-name="ce20"/>
          <table:table-cell table:style-name="ce18" office:value-type="string">
            <text:p>+0x0081</text:p>
          </table:table-cell>
          <table:table-cell office:value-type="string">
            <text:p>byte</text:p>
          </table:table-cell>
          <table:table-cell office:value-type="string">
            <text:p>Debug, Draw Extract Motion</text:p>
          </table:table-cell>
          <table:table-cell table:number-columns-repeated="1019"/>
        </table:table-row>
        <table:table-row table:style-name="ro3">
          <table:table-cell/>
          <table:table-cell table:style-name="ce20"/>
          <table:table-cell table:style-name="ce18" office:value-type="string">
            <text:p>+0x0082</text:p>
          </table:table-cell>
          <table:table-cell office:value-type="string">
            <text:p>byte</text:p>
          </table:table-cell>
          <table:table-cell office:value-type="string">
            <text:p>Debug, AnimSlotLog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ptr]+1c] = Pointer to charpos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[[ptr]+18]+11b0]+8] = Pointer to animation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(Confirm)</text:p>
          </table:table-cell>
          <table:table-cell table:style-name="ce2" office:value-type="string">
            <text:p>+0x144</text:p>
          </table:table-cell>
          <table:table-cell office:value-type="string">
            <text:p>Current Animation (not perfect)</text:p>
          </table:table-cell>
          <table:table-cell table:number-columns-repeated="1020"/>
        </table:table-row>
        <table:table-row table:style-name="ro3">
          <table:table-cell office:value-type="string">
            <text:p>+0x0038</text:p>
          </table:table-cell>
          <table:table-cell office:value-type="string">
            <text:p>0x10</text:p>
          </table:table-cell>
          <table:table-cell office:value-type="string">
            <text:p>Model Name</text:p>
          </table:table-cell>
          <table:table-cell table:number-columns-repeated="1021"/>
        </table:table-row>
        <table:table-row table:style-name="ro3">
          <table:table-cell office:value-type="string">
            <text:p>+0x0064</text:p>
          </table:table-cell>
          <table:table-cell office:value-type="string">
            <text:p>long</text:p>
          </table:table-cell>
          <table:table-cell office:value-type="string">
            <text:p>Character ID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NPC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office:value-type="string">
            <text:p>NPC ID?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>
            <text:p>0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>
            <text:p>2</text:p>
          </table:table-cell>
          <table:table-cell office:value-type="string">
            <text:p>Invader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>
            <text:p>8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 office:value-type="string">
            <text:p>+0x0074</text:p>
          </table:table-cell>
          <table:table-cell office:value-type="string">
            <text:p>long</text:p>
          </table:table-cell>
          <table:table-cell office:value-type="string">
            <text:p>Team Type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>
            <text:p>1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>
            <text:p>4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>
            <text:p>17</text:p>
          </table:table-cell>
          <table:table-cell office:value-type="string">
            <text:p>Blue Eye Orb Invasion</text:p>
          </table:table-cell>
          <table:table-cell table:number-columns-repeated="1021"/>
        </table:table-row>
        <table:table-row table:style-name="ro3">
          <table:table-cell office:value-type="string">
            <text:p>+0x01C0</text:p>
          </table:table-cell>
          <table:table-cell table:style-name="ce5" office:value-type="string">
            <text:p>float</text:p>
          </table:table-cell>
          <table:table-cell office:value-type="string">
            <text:p>Current Poise</text:p>
          </table:table-cell>
          <table:table-cell table:number-columns-repeated="1021"/>
        </table:table-row>
        <table:table-row table:style-name="ro3">
          <table:table-cell office:value-type="string">
            <text:p>+0x01C4</text:p>
          </table:table-cell>
          <table:table-cell table:style-name="ce5" office:value-type="string">
            <text:p>float</text:p>
          </table:table-cell>
          <table:table-cell office:value-type="string">
            <text:p>Max Poise</text:p>
          </table:table-cell>
          <table:table-cell table:number-columns-repeated="1021"/>
        </table:table-row>
        <table:table-row table:style-name="ro3">
          <table:table-cell office:value-type="string">
            <text:p>+0x01CC</text:p>
          </table:table-cell>
          <table:table-cell table:style-name="ce5" office:value-type="string">
            <text:p>float</text:p>
          </table:table-cell>
          <table:table-cell office:value-type="string">
            <text:p>Poise Recover Timer</text:p>
          </table:table-cell>
          <table:table-cell table:number-columns-repeated="1021"/>
        </table:table-row>
        <table:table-row table:style-name="ro3">
          <table:table-cell office:value-type="string">
            <text:p>+0x01FC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2xxxxxx</text:p>
          </table:table-cell>
          <table:table-cell office:value-type="string">
            <text:p>SetDeadMo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4xxxxxx</text:p>
          </table:table-cell>
          <table:table-cell office:value-type="string">
            <text:p>Disable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8xxxxxx</text:p>
          </table:table-cell>
          <table:table-cell office:value-type="string">
            <text:p>EnableInvincible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xx1xxxxx</text:p>
          </table:table-cell>
          <table:table-cell office:value-type="string">
            <text:p>1<text:span text:style-name="T1">st</text:span> Person View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8xxxxx</text:p>
          </table:table-cell>
          <table:table-cell office:value-type="string">
            <text:p>SetDrawEnab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1xxxx</text:p>
          </table:table-cell>
          <table:table-cell office:value-type="string">
            <text:p>SetSuperArmor (?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</text:p>
          </table:table-cell>
          <table:table-cell office:value-type="string">
            <text:p>SetDisableGravity</text:p>
          </table:table-cell>
          <table:table-cell table:number-columns-repeated="1021"/>
        </table:table-row>
        <table:table-row table:style-name="ro3">
          <table:table-cell office:value-type="string">
            <text:p>+0x0200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xxxxxx8</text:p>
          </table:table-cell>
          <table:table-cell office:value-type="string">
            <text:p>DisableHpGauge</text:p>
          </table:table-cell>
          <table:table-cell table:number-columns-repeated="1021"/>
        </table:table-row>
        <table:table-row table:style-name="ro3">
          <table:table-cell office:value-type="string">
            <text:p>+0x0208</text:p>
          </table:table-cell>
          <table:table-cell office:value-type="string">
            <text:p>long</text:p>
          </table:table-cell>
          <table:table-cell office:value-type="string">
            <text:p>Script ID</text:p>
          </table:table-cell>
          <table:table-cell table:number-columns-repeated="1021"/>
        </table:table-row>
        <table:table-row table:style-name="ro3">
          <table:table-cell office:value-type="string">
            <text:p>+0x02D4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2D8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2DC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2E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2E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2E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300</text:p>
          </table:table-cell>
          <table:table-cell office:value-type="string">
            <text:p>long</text:p>
          </table:table-cell>
          <table:table-cell office:value-type="string">
            <text:p>Current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04</text:p>
          </table:table-cell>
          <table:table-cell office:value-type="string">
            <text:p>long</text:p>
          </table:table-cell>
          <table:table-cell office:value-type="string">
            <text:p>Current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08</text:p>
          </table:table-cell>
          <table:table-cell office:value-type="string">
            <text:p>long</text:p>
          </table:table-cell>
          <table:table-cell office:value-type="string">
            <text:p>Current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0C</text:p>
          </table:table-cell>
          <table:table-cell office:value-type="string">
            <text:p>long</text:p>
          </table:table-cell>
          <table:table-cell office:value-type="string">
            <text:p>Current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10</text:p>
          </table:table-cell>
          <table:table-cell office:value-type="string">
            <text:p>long</text:p>
          </table:table-cell>
          <table:table-cell office:value-type="string">
            <text:p>Max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14</text:p>
          </table:table-cell>
          <table:table-cell office:value-type="string">
            <text:p>long</text:p>
          </table:table-cell>
          <table:table-cell office:value-type="string">
            <text:p>Max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18</text:p>
          </table:table-cell>
          <table:table-cell office:value-type="string">
            <text:p>long</text:p>
          </table:table-cell>
          <table:table-cell office:value-type="string">
            <text:p>Max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1C</text:p>
          </table:table-cell>
          <table:table-cell office:value-type="string">
            <text:p>long</text:p>
          </table:table-cell>
          <table:table-cell office:value-type="string">
            <text:p>Max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30</text:p>
          </table:table-cell>
          <table:table-cell office:value-type="string">
            <text:p>Pointer</text:p>
          </table:table-cell>
          <table:table-cell office:value-type="string">
            <text:p>Unknown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>
            <text:p>+0x0010</text:p>
          </table:table-cell>
          <table:table-cell office:value-type="string">
            <text:p>byt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2" office:value-type="string">
            <text:p>3</text:p>
          </table:table-cell>
          <table:table-cell office:value-type="string">
            <text:p>No hit</text:p>
          </table:table-cell>
          <table:table-cell table:number-columns-repeated="1020"/>
        </table:table-row>
        <table:table-row table:style-name="ro3">
          <table:table-cell office:value-type="string">
            <text:p>+0x0348</text:p>
          </table:table-cell>
          <table:table-cell office:value-type="string">
            <text:p>long</text:p>
          </table:table-cell>
          <table:table-cell table:style-name="ce5" office:value-type="string">
            <text:p>TalkID</text:p>
          </table:table-cell>
          <table:table-cell table:number-columns-repeated="1021"/>
        </table:table-row>
        <table:table-row table:style-name="ro3">
          <table:table-cell office:value-type="string">
            <text:p>+0x03C4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1xxxxxx </text:p>
          </table:table-cell>
          <table:table-cell office:value-type="string">
            <text:p>No Goods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1x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2xxxxx </text:p>
          </table:table-cell>
          <table:table-cell office:value-type="string">
            <text:p>Draw Co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8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 </text:p>
          </table:table-cell>
          <table:table-cell office:value-type="string">
            <text:p>Draw Direc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8xxx </text:p>
          </table:table-cell>
          <table:table-cell office:value-type="string">
            <text:p>No Upda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office:value-type="string">
            <text:p>No Attac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2xx </text:p>
          </table:table-cell>
          <table:table-cell office:value-type="string">
            <text:p>No Mov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4xx </text:p>
          </table:table-cell>
          <table:table-cell office:value-type="string">
            <text:p>No Stam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8xx </text:p>
          </table:table-cell>
          <table:table-cell office:value-type="string">
            <text:p>No MP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2x </text:p>
          </table:table-cell>
          <table:table-cell office:value-type="string">
            <text:p>No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4x </text:p>
          </table:table-cell>
          <table:table-cell office:value-type="string">
            <text:p>No 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8x </text:p>
          </table:table-cell>
          <table:table-cell office:value-type="string">
            <text:p>No Hi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x4 </text:p>
          </table:table-cell>
          <table:table-cell office:value-type="string">
            <text:p>Draw Hit</text:p>
          </table:table-cell>
          <table:table-cell table:number-columns-repeated="1021"/>
        </table:table-row>
        <table:table-row table:style-name="ro3">
          <table:table-cell office:value-type="string">
            <text:p>+0x0414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41C</text:p>
          </table:table-cell>
          <table:table-cell office:value-type="string">
            <text:p>long</text:p>
          </table:table-cell>
          <table:table-cell office:value-type="string">
            <text:p>AI ID</text:p>
          </table:table-cell>
          <table:table-cell table:number-columns-repeated="1021"/>
        </table:table-row>
        <table:table-row table:style-name="ro3">
          <table:table-cell office:value-type="string">
            <text:p>+0x06C7</text:p>
          </table:table-cell>
          <table:table-cell office:value-type="string">
            <text:p>byte</text:p>
          </table:table-cell>
          <table:table-cell office:value-type="string">
            <text:p>Debug, Draw Weapon Dammy Polygon</text:p>
          </table:table-cell>
          <table:table-cell table:number-columns-repeated="1021"/>
        </table:table-row>
        <table:table-row table:style-name="ro3">
          <table:table-cell office:value-type="string">
            <text:p>+0x06C8</text:p>
          </table:table-cell>
          <table:table-cell office:value-type="string">
            <text:p>byte</text:p>
          </table:table-cell>
          <table:table-cell office:value-type="string">
            <text:p>Debug, Draw BloodMark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4"/>
          <table:table-cell table:style-name="ce3" table:number-columns-repeated="1023"/>
        </table:table-row>
        <table:table-row table:style-name="ro3">
          <table:table-cell table:style-name="ce8"/>
          <table:table-cell table:style-name="ce7" table:number-columns-repeated="1023"/>
        </table:table-row>
        <table:table-row table:style-name="ro3">
          <table:table-cell table:style-name="ce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1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1"/>
          <table:table-cell office:value-type="string">
            <text:p>[[[[[ptr]+4]]+28]+1c]</text:p>
          </table:table-cell>
          <table:table-cell table:number-columns-repeated="1022"/>
        </table:table-row>
        <table:table-row table:style-name="ro3">
          <table:table-cell table:style-name="ce5" office:value-type="string">
            <text:p>charposdata</text:p>
          </table:table-cell>
          <table:table-cell/>
          <table:table-cell table:style-name="ce5"/>
          <table:table-cell table:number-columns-repeated="1021"/>
        </table:table-row>
        <table:table-row table:style-name="ro3">
          <table:table-cell office:value-type="string">
            <text:p>+0x04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1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1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1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4"/>
          <table:table-cell table:style-name="ce3" table:number-columns-repeated="1023"/>
        </table:table-row>
        <table:table-row table:style-name="ro3">
          <table:table-cell table:style-name="ce4"/>
          <table:table-cell table:style-name="ce3"/>
          <table:table-cell table:style-name="ce10"/>
          <table:table-cell table:style-name="ce3" table:number-columns-repeated="1021"/>
        </table:table-row>
        <table:table-row table:style-name="ro3">
          <table:table-cell table:style-name="ce8"/>
          <table:table-cell table:style-name="ce7"/>
          <table:table-cell table:style-name="ce11"/>
          <table:table-cell table:style-name="ce7" table:number-columns-repeated="1021"/>
        </table:table-row>
        <table:table-row table:style-name="ro3">
          <table:table-cell table:style-name="ce5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5"/>
          <table:table-cell office:value-type="string">
            <text:p>[[ptr]+8]</text:p>
          </table:table-cell>
          <table:table-cell table:number-columns-repeated="1022"/>
        </table:table-row>
        <table:table-row table:style-name="ro3">
          <table:table-cell table:style-name="ce5" office:value-type="string">
            <text:p>Chardata2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Base Max HP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Base Max MP</text:p>
          </table:table-cell>
          <table:table-cell table:number-columns-repeated="1021"/>
        </table:table-row>
        <table:table-row table:style-name="ro3">
          <table:table-cell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Base Max Stamina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Luck</text:p>
          </table:table-cell>
          <table:table-cell table:number-columns-repeated="1021"/>
        </table:table-row>
        <table:table-row table:style-name="ro3">
          <table:table-cell office:value-type="string">
            <text:p>+0x007C</text:p>
          </table:table-cell>
          <table:table-cell office:value-type="string">
            <text:p>long</text:p>
          </table:table-cell>
          <table:table-cell office:value-type="string">
            <text:p>Humanity</text:p>
          </table:table-cell>
          <table:table-cell table:number-columns-repeated="1021"/>
        </table:table-row>
        <table:table-row table:style-name="ro3">
          <table:table-cell office:value-type="string">
            <text:p>+0x0080</text:p>
          </table:table-cell>
          <table:table-cell office:value-type="string">
            <text:p>long</text:p>
          </table:table-cell>
          <table:table-cell office:value-type="string">
            <text:p>Resistance</text:p>
          </table:table-cell>
          <table:table-cell table:number-columns-repeated="1021"/>
        </table:table-row>
        <table:table-row table:style-name="ro3">
          <table:table-cell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long</text:p>
          </table:table-cell>
          <table:table-cell office:value-type="string">
            <text:p>Souls</text:p>
          </table:table-cell>
          <table:table-cell table:number-columns-repeated="1021"/>
        </table:table-row>
        <table:table-row table:style-name="ro3">
          <table:table-cell office:value-type="string">
            <text:p>+0x0098</text:p>
          </table:table-cell>
          <table:table-cell office:value-type="string">
            <text:p>long</text:p>
          </table:table-cell>
          <table:table-cell office:value-type="string">
            <text:p>Total Stats Added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String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3">
          <table:table-cell office:value-type="string">
            <text:p>+0x00C2</text:p>
          </table:table-cell>
          <table:table-cell office:value-type="string">
            <text:p>short</text:p>
          </table:table-cell>
          <table:table-cell office:value-type="string">
            <text:p>Gender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short</text:p>
          </table:table-cell>
          <table:table-cell office:value-type="string">
            <text:p>Debug, Shop Level</text:p>
          </table:table-cell>
          <table:table-cell table:number-columns-repeated="1021"/>
        </table:table-row>
        <table:table-row table:style-name="ro3">
          <table:table-cell office:value-type="string">
            <text:p>+0x00C6</text:p>
          </table:table-cell>
          <table:table-cell office:value-type="string">
            <text:p>byte</text:p>
          </table:table-cell>
          <table:table-cell office:value-type="string">
            <text:p>Class</text:p>
          </table:table-cell>
          <table:table-cell table:number-columns-repeated="1021"/>
        </table:table-row>
        <table:table-row table:style-name="ro3">
          <table:table-cell office:value-type="string">
            <text:p>+0x00C7</text:p>
          </table:table-cell>
          <table:table-cell office:value-type="string">
            <text:p>byte</text:p>
          </table:table-cell>
          <table:table-cell office:value-type="string">
            <text:p>Physique</text:p>
          </table:table-cell>
          <table:table-cell table:number-columns-repeated="1021"/>
        </table:table-row>
        <table:table-row table:style-name="ro3">
          <table:table-cell office:value-type="string">
            <text:p>+0x00C8</text:p>
          </table:table-cell>
          <table:table-cell office:value-type="string">
            <text:p>byte</text:p>
          </table:table-cell>
          <table:table-cell office:value-type="string">
            <text:p>Starting Gift</text:p>
          </table:table-cell>
          <table:table-cell table:number-columns-repeated="1021"/>
        </table:table-row>
        <table:table-row table:style-name="ro3">
          <table:table-cell office:value-type="string">
            <text:p>+0x00CC</text:p>
          </table:table-cell>
          <table:table-cell office:value-type="string">
            <text:p>long</text:p>
          </table:table-cell>
          <table:table-cell office:value-type="string">
            <text:p>MultiPlay Count</text:p>
          </table:table-cell>
          <table:table-cell table:number-columns-repeated="1021"/>
        </table:table-row>
        <table:table-row table:style-name="ro3">
          <table:table-cell office:value-type="string">
            <text:p>+0x00D0</text:p>
          </table:table-cell>
          <table:table-cell office:value-type="string">
            <text:p>long</text:p>
          </table:table-cell>
          <table:table-cell office:value-type="string">
            <text:p>Co-op Play Success Count</text:p>
          </table:table-cell>
          <table:table-cell table:number-columns-repeated="1021"/>
        </table:table-row>
        <table:table-row table:style-name="ro3">
          <table:table-cell office:value-type="string">
            <text:p>+0x00D4</text:p>
          </table:table-cell>
          <table:table-cell office:value-type="string">
            <text:p>long</text:p>
          </table:table-cell>
          <table:table-cell office:value-type="string">
            <text:p>Debug, ThiefInvadePlaySuccessCount</text:p>
          </table:table-cell>
          <table:table-cell table:number-columns-repeated="1021"/>
        </table:table-row>
        <table:table-row table:style-name="ro3">
          <table:table-cell office:value-type="string">
            <text:p>+0x00D8</text:p>
          </table:table-cell>
          <table:table-cell office:value-type="string">
            <text:p>long</text:p>
          </table:table-cell>
          <table:table-cell office:value-type="string">
            <text:p>Debug, Player Rank S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long</text:p>
          </table:table-cell>
          <table:table-cell office:value-type="string">
            <text:p>Debug, Player Rank A</text:p>
          </table:table-cell>
          <table:table-cell table:number-columns-repeated="1021"/>
        </table:table-row>
        <table:table-row table:style-name="ro3">
          <table:table-cell office:value-type="string">
            <text:p>+0x00E4</text:p>
          </table:table-cell>
          <table:table-cell office:value-type="string">
            <text:p>long</text:p>
          </table:table-cell>
          <table:table-cell office:value-type="string">
            <text:p>Debug, Player Rank C</text:p>
          </table:table-cell>
          <table:table-cell table:number-columns-repeated="1021"/>
        </table:table-row>
        <table:table-row table:style-name="ro3">
          <table:table-cell office:value-type="string">
            <text:p>+0x00E5</text:p>
          </table:table-cell>
          <table:table-cell office:value-type="string">
            <text:p>byte</text:p>
          </table:table-cell>
          <table:table-cell office:value-type="string">
            <text:p>Warrior of Sunlight points</text:p>
          </table:table-cell>
          <table:table-cell table:number-columns-repeated="1021"/>
        </table:table-row>
        <table:table-row table:style-name="ro3">
          <table:table-cell office:value-type="string">
            <text:p>+0x00E6</text:p>
          </table:table-cell>
          <table:table-cell office:value-type="string">
            <text:p>byte</text:p>
          </table:table-cell>
          <table:table-cell office:value-type="string">
            <text:p>Darkwraith points</text:p>
          </table:table-cell>
          <table:table-cell table:number-columns-repeated="1021"/>
        </table:table-row>
        <table:table-row table:style-name="ro3">
          <table:table-cell office:value-type="string">
            <text:p>+0x00E7</text:p>
          </table:table-cell>
          <table:table-cell office:value-type="string">
            <text:p>byte</text:p>
          </table:table-cell>
          <table:table-cell office:value-type="string">
            <text:p>Path of the Dragon points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byte</text:p>
          </table:table-cell>
          <table:table-cell office:value-type="string">
            <text:p>Gravelord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9</text:p>
          </table:table-cell>
          <table:table-cell office:value-type="string">
            <text:p>byte</text:p>
          </table:table-cell>
          <table:table-cell office:value-type="string">
            <text:p>Forest Hunter points</text:p>
          </table:table-cell>
          <table:table-cell table:number-columns-repeated="1021"/>
        </table:table-row>
        <table:table-row table:style-name="ro3">
          <table:table-cell office:value-type="string">
            <text:p>+0x00EA</text:p>
          </table:table-cell>
          <table:table-cell office:value-type="string">
            <text:p>byte</text:p>
          </table:table-cell>
          <table:table-cell office:value-type="string">
            <text:p>Darkmoon Blade points</text:p>
          </table:table-cell>
          <table:table-cell table:number-columns-repeated="1021"/>
        </table:table-row>
        <table:table-row table:style-name="ro3">
          <table:table-cell office:value-type="string">
            <text:p>+0x00EB</text:p>
          </table:table-cell>
          <table:table-cell office:value-type="string">
            <text:p>byte</text:p>
          </table:table-cell>
          <table:table-cell office:value-type="string">
            <text:p>Chaos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long</text:p>
          </table:table-cell>
          <table:table-cell office:value-type="string">
            <text:p>Indictments</text:p>
          </table:table-cell>
          <table:table-cell table:number-columns-repeated="1021"/>
        </table:table-row>
        <table:table-row table:style-name="ro3">
          <table:table-cell office:value-type="string">
            <text:p>+0x00F0</text:p>
          </table:table-cell>
          <table:table-cell office:value-type="string">
            <text:p>float</text:p>
          </table:table-cell>
          <table:table-cell office:value-type="string">
            <text:p>Debug, BlockClearBonus</text:p>
          </table:table-cell>
          <table:table-cell table:number-columns-repeated="1021"/>
        </table:table-row>
        <table:table-row table:style-name="ro3">
          <table:table-cell office:value-type="string">
            <text:p>+0x00F4</text:p>
          </table:table-cell>
          <table:table-cell office:value-type="string">
            <text:p>long</text:p>
          </table:table-cell>
          <table:table-cell office:value-type="string">
            <text:p>Egg Souls</text:p>
          </table:table-cell>
          <table:table-cell table:number-columns-repeated="1021"/>
        </table:table-row>
        <table:table-row table:style-name="ro3">
          <table:table-cell office:value-type="string">
            <text:p>+0x00F8</text:p>
          </table:table-cell>
          <table:table-cell office:value-type="string">
            <text:p>long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0FC</text:p>
          </table:table-cell>
          <table:table-cell office:value-type="string">
            <text:p>long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100</text:p>
          </table:table-cell>
          <table:table-cell office:value-type="string">
            <text:p>long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104</text:p>
          </table:table-cell>
          <table:table-cell office:value-type="string">
            <text:p>long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108</text:p>
          </table:table-cell>
          <table:table-cell office:value-type="string">
            <text:p>byte</text:p>
          </table:table-cell>
          <table:table-cell office:value-type="string">
            <text:p>Debug, ClearItem</text:p>
          </table:table-cell>
          <table:table-cell table:number-columns-repeated="1021"/>
        </table:table-row>
        <table:table-row table:style-name="ro3">
          <table:table-cell office:value-type="string">
            <text:p>+0x0109</text:p>
          </table:table-cell>
          <table:table-cell office:value-type="string">
            <text:p>byte</text:p>
          </table:table-cell>
          <table:table-cell office:value-type="string">
            <text:p>Debug, ResvSoulSteam</text:p>
          </table:table-cell>
          <table:table-cell table:number-columns-repeated="1021"/>
        </table:table-row>
        <table:table-row table:style-name="ro3">
          <table:table-cell office:value-type="string">
            <text:p>+0x010A</text:p>
          </table:table-cell>
          <table:table-cell office:value-type="string">
            <text:p>byte</text:p>
          </table:table-cell>
          <table:table-cell office:value-type="string">
            <text:p>Debug, ResvSoulPenalty</text:p>
          </table:table-cell>
          <table:table-cell table:number-columns-repeated="1021"/>
        </table:table-row>
        <table:table-row table:style-name="ro3">
          <table:table-cell office:value-type="string">
            <text:p>+0x010B</text:p>
          </table:table-cell>
          <table:table-cell office:value-type="string">
            <text:p>byte</text:p>
          </table:table-cell>
          <table:table-cell office:value-type="string">
            <text:p>Covenant join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</text:p>
          </table:table-cell>
          <table:table-cell office:value-type="string">
            <text:p>Way of Whi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2</text:p>
          </table:table-cell>
          <table:table-cell office:value-type="string">
            <text:p>Princess's Guar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3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4</text:p>
          </table:table-cell>
          <table:table-cell office:value-type="string">
            <text:p>Darkwraith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5</text:p>
          </table:table-cell>
          <table:table-cell office:value-type="string">
            <text:p>Path of the Drag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</text:p>
          </table:table-cell>
          <table:table-cell office:value-type="string">
            <text:p>Gravelord Servan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7</text:p>
          </table:table-cell>
          <table:table-cell office:value-type="string">
            <text:p>Forest H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</text:p>
          </table:table-cell>
          <table:table-cell office:value-type="string">
            <text:p>Darkmoon Bla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9</text:p>
          </table:table-cell>
          <table:table-cell office:value-type="string">
            <text:p>Chaos Servant</text:p>
          </table:table-cell>
          <table:table-cell table:number-columns-repeated="1021"/>
        </table:table-row>
        <table:table-row table:style-name="ro3">
          <table:table-cell office:value-type="string">
            <text:p>+0x010C</text:p>
          </table:table-cell>
          <table:table-cell office:value-type="string">
            <text:p>byte</text:p>
          </table:table-cell>
          <table:table-cell office:value-type="string">
            <text:p>Face Type</text:p>
          </table:table-cell>
          <table:table-cell table:number-columns-repeated="1021"/>
        </table:table-row>
        <table:table-row table:style-name="ro3">
          <table:table-cell office:value-type="string">
            <text:p>+0x010D</text:p>
          </table:table-cell>
          <table:table-cell office:value-type="string">
            <text:p>byte</text:p>
          </table:table-cell>
          <table:table-cell office:value-type="string">
            <text:p>Hair Type</text:p>
          </table:table-cell>
          <table:table-cell table:number-columns-repeated="1021"/>
        </table:table-row>
        <table:table-row table:style-name="ro3">
          <table:table-cell office:value-type="string">
            <text:p>+0x010E</text:p>
          </table:table-cell>
          <table:table-cell office:value-type="string">
            <text:p>byte</text:p>
          </table:table-cell>
          <table:table-cell office:value-type="string">
            <text:p>Hair/Eyes Color</text:p>
          </table:table-cell>
          <table:table-cell table:number-columns-repeated="1021"/>
        </table:table-row>
        <table:table-row table:style-name="ro3">
          <table:table-cell office:value-type="string">
            <text:p>+0x010F</text:p>
          </table:table-cell>
          <table:table-cell office:value-type="string">
            <text:p>byte</text:p>
          </table:table-cell>
          <table:table-cell office:value-type="string">
            <text:p>Curse Level</text:p>
          </table:table-cell>
          <table:table-cell table:number-columns-repeated="1021"/>
        </table:table-row>
        <table:table-row table:style-name="ro3">
          <table:table-cell office:value-type="string">
            <text:p>+0x0110</text:p>
          </table:table-cell>
          <table:table-cell office:value-type="string">
            <text:p>byte</text:p>
          </table:table-cell>
          <table:table-cell office:value-type="string">
            <text:p>Invade Type</text:p>
          </table:table-cell>
          <table:table-cell table:number-columns-repeated="1021"/>
        </table:table-row>
        <table:table-row table:style-name="ro3">
          <table:table-cell office:value-type="string">
            <text:p>+0x0258</text:p>
          </table:table-cell>
          <table:table-cell office:value-type="string">
            <text:p>long</text:p>
          </table:table-cell>
          <table:table-cell office:value-type="string">
            <text:p>Right hand secondary weapon</text:p>
          </table:table-cell>
          <table:table-cell table:number-columns-repeated="1021"/>
        </table:table-row>
        <table:table-row table:style-name="ro3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Helmet slot</text:p>
          </table:table-cell>
          <table:table-cell table:number-columns-repeated="1021"/>
        </table:table-row>
        <table:table-row table:style-name="ro3">
          <table:table-cell office:value-type="string">
            <text:p>+0x02AC</text:p>
          </table:table-cell>
          <table:table-cell office:value-type="string">
            <text:p>long</text:p>
          </table:table-cell>
          <table:table-cell office:value-type="string">
            <text:p>Head size modifier</text:p>
          </table:table-cell>
          <table:table-cell table:number-columns-repeated="1021"/>
        </table:table-row>
        <table:table-row table:style-name="ro3">
          <table:table-cell office:value-type="string">
            <text:p>+0x02B0</text:p>
          </table:table-cell>
          <table:table-cell table:style-name="ce5" office:value-type="string">
            <text:p>long</text:p>
          </table:table-cell>
          <table:table-cell office:value-type="string">
            <text:p>Chest size modifier</text:p>
          </table:table-cell>
          <table:table-cell table:number-columns-repeated="1021"/>
        </table:table-row>
        <table:table-row table:style-name="ro3">
          <table:table-cell office:value-type="string">
            <text:p>+0x02B4</text:p>
          </table:table-cell>
          <table:table-cell table:style-name="ce5" office:value-type="string">
            <text:p>long</text:p>
          </table:table-cell>
          <table:table-cell office:value-type="string">
            <text:p>Stomach size modifier</text:p>
          </table:table-cell>
          <table:table-cell table:number-columns-repeated="1021"/>
        </table:table-row>
        <table:table-row table:style-name="ro3">
          <table:table-cell office:value-type="string">
            <text:p>+0x02B8</text:p>
          </table:table-cell>
          <table:table-cell table:style-name="ce5" office:value-type="string">
            <text:p>long</text:p>
          </table:table-cell>
          <table:table-cell office:value-type="string">
            <text:p>Arm size modifier</text:p>
          </table:table-cell>
          <table:table-cell table:number-columns-repeated="1021"/>
        </table:table-row>
        <table:table-row table:style-name="ro3">
          <table:table-cell office:value-type="string">
            <text:p>+0x02BC</text:p>
          </table:table-cell>
          <table:table-cell table:style-name="ce5" office:value-type="string">
            <text:p>long</text:p>
          </table:table-cell>
          <table:table-cell office:value-type="string">
            <text:p>Leg size modifier</text:p>
          </table:table-cell>
          <table:table-cell table:number-columns-repeated="1021"/>
        </table:table-row>
        <table:table-row table:style-name="ro3">
          <table:table-cell office:value-type="string">
            <text:p>+0x0380</text:p>
          </table:table-cell>
          <table:table-cell table:style-name="ce5" office:value-type="string">
            <text:p>float</text:p>
          </table:table-cell>
          <table:table-cell office:value-type="string">
            <text:p>Hair R Colour</text:p>
          </table:table-cell>
          <table:table-cell table:number-columns-repeated="1021"/>
        </table:table-row>
        <table:table-row table:style-name="ro3">
          <table:table-cell office:value-type="string">
            <text:p>+0x0384</text:p>
          </table:table-cell>
          <table:table-cell table:style-name="ce5" office:value-type="string">
            <text:p>float</text:p>
          </table:table-cell>
          <table:table-cell office:value-type="string">
            <text:p>Hair G Colour</text:p>
          </table:table-cell>
          <table:table-cell table:number-columns-repeated="1021"/>
        </table:table-row>
        <table:table-row table:style-name="ro3">
          <table:table-cell office:value-type="string">
            <text:p>+0x0388</text:p>
          </table:table-cell>
          <table:table-cell table:style-name="ce5" office:value-type="string">
            <text:p>float</text:p>
          </table:table-cell>
          <table:table-cell office:value-type="string">
            <text:p>Hair B Colour</text:p>
          </table:table-cell>
          <table:table-cell table:number-columns-repeated="1021"/>
        </table:table-row>
        <table:table-row table:style-name="ro3">
          <table:table-cell office:value-type="string">
            <text:p>+0x038C</text:p>
          </table:table-cell>
          <table:table-cell table:style-name="ce5" office:value-type="string">
            <text:p>float</text:p>
          </table:table-cell>
          <table:table-cell office:value-type="string">
            <text:p>Hair Alpha</text:p>
          </table:table-cell>
          <table:table-cell table:number-columns-repeated="1021"/>
        </table:table-row>
        <table:table-row table:style-name="ro3">
          <table:table-cell office:value-type="string">
            <text:p>+0x0390</text:p>
          </table:table-cell>
          <table:table-cell table:style-name="ce5" office:value-type="string">
            <text:p>float</text:p>
          </table:table-cell>
          <table:table-cell office:value-type="string">
            <text:p>Eye R Colour</text:p>
          </table:table-cell>
          <table:table-cell table:number-columns-repeated="1021"/>
        </table:table-row>
        <table:table-row table:style-name="ro3">
          <table:table-cell office:value-type="string">
            <text:p>+0x0394</text:p>
          </table:table-cell>
          <table:table-cell table:style-name="ce5" office:value-type="string">
            <text:p>float</text:p>
          </table:table-cell>
          <table:table-cell office:value-type="string">
            <text:p>Eye G Colour</text:p>
          </table:table-cell>
          <table:table-cell table:number-columns-repeated="1021"/>
        </table:table-row>
        <table:table-row table:style-name="ro3">
          <table:table-cell office:value-type="string">
            <text:p>+0x0398</text:p>
          </table:table-cell>
          <table:table-cell table:style-name="ce5" office:value-type="string">
            <text:p>float</text:p>
          </table:table-cell>
          <table:table-cell office:value-type="string">
            <text:p>Eye B Colour</text:p>
          </table:table-cell>
          <table:table-cell table:number-columns-repeated="1021"/>
        </table:table-row>
        <table:table-row table:style-name="ro3">
          <table:table-cell office:value-type="string">
            <text:p>+0x039C</text:p>
          </table:table-cell>
          <table:table-cell table:style-name="ce5" office:value-type="string">
            <text:p>float</text:p>
          </table:table-cell>
          <table:table-cell office:value-type="string">
            <text:p>Eye Alpha</text:p>
          </table:table-cell>
          <table:table-cell table:number-columns-repeated="1021"/>
        </table:table-row>
        <table:table-row table:style-name="ro3">
          <table:table-cell office:value-type="string">
            <text:p>+0x03A0</text:p>
          </table:table-cell>
          <table:table-cell office:value-type="string">
            <text:p>0x64</text:p>
          </table:table-cell>
          <table:table-cell office:value-type="string">
            <text:p>Face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+0x30</text:p>
          </table:table-cell>
          <table:table-cell office:value-type="string">
            <text:p>Colour data</text:p>
          </table:table-cell>
          <table:table-cell table:number-columns-repeated="1021"/>
        </table:table-row>
        <table:table-row table:style-name="ro3">
          <table:table-cell office:value-type="string">
            <text:p>+0x043C</text:p>
          </table:table-cell>
          <table:table-cell office:value-type="string">
            <text:p>long</text:p>
          </table:table-cell>
          <table:table-cell office:value-type="string">
            <text:p>Magic DEF</text:p>
          </table:table-cell>
          <table:table-cell table:number-columns-repeated="1021"/>
        </table:table-row>
        <table:table-row table:style-name="ro3">
          <table:table-cell office:value-type="string">
            <text:p>+0x044C</text:p>
          </table:table-cell>
          <table:table-cell office:value-type="string">
            <text:p>float</text:p>
          </table:table-cell>
          <table:table-cell office:value-type="string">
            <text:p>Max Item Load</text:p>
          </table:table-cell>
          <table:table-cell table:number-columns-repeated="1021"/>
        </table:table-row>
        <table:table-row table:style-name="ro3">
          <table:table-cell office:value-type="string">
            <text:p>+0x049C</text:p>
          </table:table-cell>
          <table:table-cell office:value-type="string">
            <text:p>float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4A0</text:p>
          </table:table-cell>
          <table:table-cell office:value-type="string">
            <text:p>float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4A4</text:p>
          </table:table-cell>
          <table:table-cell office:value-type="string">
            <text:p>float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4A8</text:p>
          </table:table-cell>
          <table:table-cell office:value-type="string">
            <text:p>float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4AC</text:p>
          </table:table-cell>
          <table:table-cell office:value-type="string">
            <text:p>float</text:p>
          </table:table-cell>
          <table:table-cell office:value-type="string">
            <text:p>Poise</text:p>
          </table:table-cell>
          <table:table-cell table:number-columns-repeated="1021"/>
        </table:table-row>
        <table:table-row table:style-name="ro3" table:number-rows-repeated="5">
          <table:table-cell table:number-columns-repeated="1024"/>
        </table:table-row>
        <table:table-row table:style-name="ro3" table:number-rows-repeated="2">
          <table:table-cell table:style-name="ce3" table:number-columns-repeated="1024"/>
        </table:table-row>
        <table:table-row table:style-name="ro3">
          <table:table-cell table:style-name="ce7" table:number-columns-repeated="1024"/>
        </table:table-row>
        <table:table-row table:style-name="ro3">
          <table:table-cell table:style-name="ce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1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1"/>
          <table:table-cell office:value-type="string">
            <text:p>[[[[ptr]+4]]+28]</text:p>
          </table:table-cell>
          <table:table-cell table:number-columns-repeated="1022"/>
        </table:table-row>
        <table:table-row table:style-name="ro3">
          <table:table-cell table:style-name="ce1" office:value-type="string">
            <text:p>Chardata3</text:p>
          </table:table-cell>
          <table:table-cell table:number-columns-repeated="1023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bitarray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>
            <text:p>xxxxxx1x</text:p>
          </table:table-cell>
          <table:table-cell table:style-name="ce5" office:value-type="string">
            <text:p>DisableMapHit</text:p>
          </table:table-cell>
          <table:table-cell table:number-columns-repeated="1021"/>
        </table:table-row>
        <table:table-row table:style-name="ro3">
          <table:table-cell office:value-type="string">
            <text:p>+0x0244</text:p>
          </table:table-cell>
          <table:table-cell office:value-type="string">
            <text:p>Pointer</text:p>
          </table:table-cell>
          <table:table-cell office:value-type="string">
            <text:p>pointer to controller data, if controlling NP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3" table:number-columns-repeated="1024"/>
        </table:table-row>
        <table:table-row table:style-name="ro3">
          <table:table-cell table:style-name="ce7" table:number-columns-repeated="1024"/>
        </table:table-row>
        <table:table-row table:style-name="ro3">
          <table:table-cell table:style-name="ce7" office:value-type="string">
            <text:p>Release:</text:p>
          </table:table-cell>
          <table:table-cell table:style-name="ce7" office:value-type="string">
            <text:p>0x13795E0</text:p>
          </table:table-cell>
          <table:table-cell table:style-name="ce7" office:value-type="string">
            <text:p>DarkSouls.exe+F795E0</text:p>
          </table:table-cell>
          <table:table-cell table:style-name="ce7" table:number-columns-repeated="1021"/>
        </table:table-row>
        <table:table-row table:style-name="ro3">
          <table:table-cell table:style-name="ce7" office:value-type="string">
            <text:p>Debug: </text:p>
          </table:table-cell>
          <table:table-cell table:style-name="ce7" office:value-type="string">
            <text:p>0x137D7A0</text:p>
          </table:table-cell>
          <table:table-cell table:style-name="ce7" office:value-type="string">
            <text:p>DarkSouls.exe+F7D7A0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000</text:p>
          </table:table-cell>
          <table:table-cell table:style-name="ce7" office:value-type="string">
            <text:p>float</text:p>
          </table:table-cell>
          <table:table-cell table:style-name="ce7" office:value-type="string">
            <text:p>Red invasion cooldown timer</text:p>
          </table:table-cell>
          <table:table-cell table:style-name="ce7" table:number-columns-repeated="1021"/>
        </table:table-row>
        <table:table-row table:style-name="ro3">
          <table:table-cell table:style-name="ce8"/>
          <table:table-cell table:style-name="ce7" table:number-columns-repeated="1023"/>
        </table:table-row>
        <table:table-row table:style-name="ro3">
          <table:table-cell table:style-name="ce11" office:value-type="string">
            <text:p>Release:</text:p>
          </table:table-cell>
          <table:table-cell table:style-name="ce7" office:value-type="string">
            <text:p>0x1379658</text:p>
          </table:table-cell>
          <table:table-cell table:style-name="ce7" office:value-type="string">
            <text:p>DarkSouls.exe+F79658</text:p>
          </table:table-cell>
          <table:table-cell table:style-name="ce7" table:number-columns-repeated="1021"/>
        </table:table-row>
        <table:table-row table:style-name="ro3">
          <table:table-cell table:style-name="ce11" office:value-type="string">
            <text:p>Debug:</text:p>
          </table:table-cell>
          <table:table-cell table:style-name="ce7" office:value-type="string">
            <text:p>0x137D818</text:p>
          </table:table-cell>
          <table:table-cell table:style-name="ce7" office:value-type="string">
            <text:p>DarkSouls.exe+F7D818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000</text:p>
          </table:table-cell>
          <table:table-cell table:style-name="ce7" office:value-type="string">
            <text:p>float</text:p>
          </table:table-cell>
          <table:table-cell table:style-name="ce7" office:value-type="string">
            <text:p>Blue invasion cooldown timer</text:p>
          </table:table-cell>
          <table:table-cell table:style-name="ce7" table:number-columns-repeated="1021"/>
        </table:table-row>
        <table:table-row table:style-name="ro3">
          <table:table-cell table:style-name="ce7" table:number-columns-repeated="1024"/>
        </table:table-row>
        <table:table-row table:style-name="ro3" table:number-rows-repeated="2">
          <table:table-cell table:style-name="ce3" table:number-columns-repeated="1024"/>
        </table:table-row>
        <table:table-row table:style-name="ro3">
          <table:table-cell table:style-name="ce7" table:number-columns-repeated="1024"/>
        </table:table-row>
        <table:table-row table:style-name="ro3">
          <table:table-cell table:style-name="ce7" office:value-type="string">
            <text:p>Release:</text:p>
          </table:table-cell>
          <table:table-cell table:style-name="ce7" office:value-type="string">
            <text:p>0x137D6BC</text:p>
          </table:table-cell>
          <table:table-cell table:style-name="ce7" office:value-type="string">
            <text:p>DarkSouls.exe+F7D6BC</text:p>
          </table:table-cell>
          <table:table-cell table:style-name="ce7" table:number-columns-repeated="1021"/>
        </table:table-row>
        <table:table-row table:style-name="ro3">
          <table:table-cell table:style-name="ce7" office:value-type="string">
            <text:p>Debug:</text:p>
          </table:table-cell>
          <table:table-cell table:style-name="ce7" office:value-type="string">
            <text:p>0x138187C</text:p>
          </table:table-cell>
          <table:table-cell table:style-name="ce7" office:value-type="string">
            <text:p>DarkSouls.exe+F8187C</text:p>
          </table:table-cell>
          <table:table-cell table:style-name="ce7" table:number-columns-repeated="1021"/>
        </table:table-row>
        <table:table-row table:style-name="ro3">
          <table:table-cell table:style-name="ce7"/>
          <table:table-cell table:style-name="ce7" office:value-type="string">
            <text:p>[ptr]</text:p>
          </table:table-cell>
          <table:table-cell table:style-name="ce7" table:number-columns-repeated="1022"/>
        </table:table-row>
        <table:table-row table:style-name="ro3">
          <table:table-cell table:style-name="ce7" office:value-type="string">
            <text:p>ItemBags</text:p>
          </table:table-cell>
          <table:table-cell table:style-name="ce7" table:number-columns-repeated="1023"/>
        </table:table-row>
        <table:table-row table:style-name="ro3">
          <table:table-cell table:style-name="ce8" office:value-type="string">
            <text:p>+0x0014</text:p>
          </table:table-cell>
          <table:table-cell table:style-name="ce7" office:value-type="string">
            <text:p>long</text:p>
          </table:table-cell>
          <table:table-cell table:style-name="ce7" office:value-type="string">
            <text:p>Number of Item Bags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02C</text:p>
          </table:table-cell>
          <table:table-cell table:style-name="ce7" office:value-type="string">
            <text:p>Pointer</text:p>
          </table:table-cell>
          <table:table-cell table:style-name="ce7" office:value-type="string">
            <text:p>Pointer to last item bag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030</text:p>
          </table:table-cell>
          <table:table-cell table:style-name="ce7" office:value-type="string">
            <text:p>Pointer</text:p>
          </table:table-cell>
          <table:table-cell table:style-name="ce7" office:value-type="string">
            <text:p>Pointer to first item bag</text:p>
          </table:table-cell>
          <table:table-cell table:style-name="ce7" table:number-columns-repeated="1021"/>
        </table:table-row>
        <table:table-row table:style-name="ro3">
          <table:table-cell table:style-name="ce8"/>
          <table:table-cell table:style-name="ce7" table:number-columns-repeated="1023"/>
        </table:table-row>
        <table:table-row table:style-name="ro3" table:number-rows-repeated="2">
          <table:table-cell table:style-name="ce4"/>
          <table:table-cell table:style-name="ce3" table:number-columns-repeated="1023"/>
        </table:table-row>
        <table:table-row table:style-name="ro3">
          <table:table-cell table:style-name="ce8"/>
          <table:table-cell table:style-name="ce7" table:number-columns-repeated="1023"/>
        </table:table-row>
        <table:table-row table:style-name="ro3">
          <table:table-cell table:style-name="ce11" office:value-type="string">
            <text:p>ItemBagData</text:p>
          </table:table-cell>
          <table:table-cell table:style-name="ce7" office:value-type="string">
            <text:p>0xD0</text:p>
          </table:table-cell>
          <table:table-cell table:style-name="ce7" table:number-columns-repeated="1022"/>
        </table:table-row>
        <table:table-row table:style-name="ro3">
          <table:table-cell table:style-name="ce8" office:value-type="string">
            <text:p>+0x0000</text:p>
          </table:table-cell>
          <table:table-cell table:style-name="ce7" office:value-type="string">
            <text:p>Pointer</text:p>
          </table:table-cell>
          <table:table-cell table:style-name="ce7" office:value-type="string">
            <text:p>Pointer to previous item in list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004</text:p>
          </table:table-cell>
          <table:table-cell table:style-name="ce7" office:value-type="string">
            <text:p>Pointer</text:p>
          </table:table-cell>
          <table:table-cell table:style-name="ce7" office:value-type="string">
            <text:p>Pointer to next item in list</text:p>
          </table:table-cell>
          <table:table-cell table:style-name="ce7" table:number-columns-repeated="1021"/>
        </table:table-row>
        <table:table-row table:style-name="ro3">
          <table:table-cell table:style-name="ce8"/>
          <table:table-cell table:style-name="ce7" table:number-columns-repeated="1023"/>
        </table:table-row>
        <table:table-row table:style-name="ro3">
          <table:table-cell table:style-name="ce8" office:value-type="string">
            <text:p>+0x0020</text:p>
          </table:table-cell>
          <table:table-cell table:style-name="ce7" office:value-type="string">
            <text:p>float</text:p>
          </table:table-cell>
          <table:table-cell table:style-name="ce7" office:value-type="string">
            <text:p>X pos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024</text:p>
          </table:table-cell>
          <table:table-cell table:style-name="ce7" office:value-type="string">
            <text:p>float</text:p>
          </table:table-cell>
          <table:table-cell table:style-name="ce7" office:value-type="string">
            <text:p>Y pos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028</text:p>
          </table:table-cell>
          <table:table-cell table:style-name="ce7" office:value-type="string">
            <text:p>float</text:p>
          </table:table-cell>
          <table:table-cell table:style-name="ce7" office:value-type="string">
            <text:p>Z pos</text:p>
          </table:table-cell>
          <table:table-cell table:style-name="ce7" table:number-columns-repeated="1021"/>
        </table:table-row>
        <table:table-row table:style-name="ro3">
          <table:table-cell table:style-name="ce8"/>
          <table:table-cell table:style-name="ce7" table:number-columns-repeated="1023"/>
        </table:table-row>
        <table:table-row table:style-name="ro3">
          <table:table-cell table:style-name="ce8" office:value-type="string">
            <text:p>+0x0040</text:p>
          </table:table-cell>
          <table:table-cell table:style-name="ce7" office:value-type="string">
            <text:p>long</text:p>
          </table:table-cell>
          <table:table-cell table:style-name="ce7" office:value-type="string">
            <text:p>Item ID</text:p>
          </table:table-cell>
          <table:table-cell table:style-name="ce7" table:number-columns-repeated="1021"/>
        </table:table-row>
        <table:table-row table:style-name="ro3">
          <table:table-cell table:style-name="ce7" table:number-columns-repeated="1024"/>
        </table:table-row>
        <table:table-row table:style-name="ro3" table:number-rows-repeated="2">
          <table:table-cell table:style-name="ce3" table:number-columns-repeated="1024"/>
        </table:table-row>
        <table:table-row table:style-name="ro3">
          <table:table-cell table:style-name="ce7" table:number-columns-repeated="1024"/>
        </table:table-row>
        <table:table-row table:style-name="ro3">
          <table:table-cell table:style-name="ce7" office:value-type="string">
            <text:p>Release:</text:p>
          </table:table-cell>
          <table:table-cell table:style-name="ce17" office:value-type="string">
            <text:p>0x137D644</text:p>
          </table:table-cell>
          <table:table-cell table:style-name="ce7" table:number-columns-repeated="1022"/>
        </table:table-row>
        <table:table-row table:style-name="ro3">
          <table:table-cell table:style-name="ce7" office:value-type="string">
            <text:p>Debug: </text:p>
          </table:table-cell>
          <table:table-cell table:style-name="ce7" office:value-type="string">
            <text:p>0x1381804</text:p>
          </table:table-cell>
          <table:table-cell table:style-name="ce7" table:number-columns-repeated="1022"/>
        </table:table-row>
        <table:table-row table:style-name="ro3">
          <table:table-cell table:style-name="ce7"/>
          <table:table-cell table:style-name="ce7" office:value-type="string">
            <text:p>[ptr]</text:p>
          </table:table-cell>
          <table:table-cell table:style-name="ce7" table:number-columns-repeated="1022"/>
        </table:table-row>
        <table:table-row table:style-name="ro3">
          <table:table-cell table:style-name="ce7" office:value-type="string">
            <text:p>+0x0040</text:p>
          </table:table-cell>
          <table:table-cell table:style-name="ce7" office:value-type="string">
            <text:p>byte</text:p>
          </table:table-cell>
          <table:table-cell table:style-name="ce7" office:value-type="string">
            <text:p>Death Camera Angle</text:p>
          </table:table-cell>
          <table:table-cell table:style-name="ce7" table:number-columns-repeated="1021"/>
        </table:table-row>
        <table:table-row table:style-name="ro3">
          <table:table-cell table:style-name="ce7" table:number-columns-repeated="1024"/>
        </table:table-row>
        <table:table-row table:style-name="ro3" table:number-rows-repeated="2">
          <table:table-cell table:style-name="ce3" table:number-columns-repeated="1024"/>
        </table:table-row>
        <table:table-row table:style-name="ro3">
          <table:table-cell table:style-name="ce7" table:number-columns-repeated="1024"/>
        </table:table-row>
        <table:table-row table:style-name="ro3">
          <table:table-cell table:style-name="ce7" office:value-type="string">
            <text:p>Release:</text:p>
          </table:table-cell>
          <table:table-cell table:style-name="ce17" office:value-type="string">
            <text:p>0x137D648</text:p>
          </table:table-cell>
          <table:table-cell table:style-name="ce7" table:number-columns-repeated="1022"/>
        </table:table-row>
        <table:table-row table:style-name="ro3">
          <table:table-cell table:style-name="ce5" office:value-type="string">
            <text:p>Debug:</text:p>
          </table:table-cell>
          <table:table-cell office:value-type="string">
            <text:p>0x138180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035</text:p>
          </table:table-cell>
          <table:table-cell office:value-type="string">
            <text:p>byte</text:p>
          </table:table-cell>
          <table:table-cell office:value-type="string">
            <text:p>Debug, All Draw Hit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byte</text:p>
          </table:table-cell>
          <table:table-cell office:value-type="string">
            <text:p>Debug, New KnockBackMode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Pointer</text:p>
          </table:table-cell>
          <table:table-cell office:value-type="string">
            <text:p>pointer to enemy controller data, for controlling NPC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Pointer</text:p>
          </table:table-cell>
          <table:table-cell office:value-type="string">
            <text:p>pointer to chardata1 of enemy to focus camera 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4"/>
          <table:table-cell table:style-name="ce3" table:number-columns-repeated="1023"/>
        </table:table-row>
        <table:table-row table:style-name="ro3">
          <table:table-cell table:style-name="ce8"/>
          <table:table-cell table:style-name="ce7" table:number-columns-repeated="1023"/>
        </table:table-row>
        <table:table-row table:style-name="ro3">
          <table:table-cell table:style-name="ce8" office:value-type="string">
            <text:p>Debug:</text:p>
          </table:table-cell>
          <table:table-cell table:style-name="ce7" office:value-type="string">
            <text:p>0x138186C</text:p>
          </table:table-cell>
          <table:table-cell table:style-name="ce7" table:number-columns-repeated="1022"/>
        </table:table-row>
        <table:table-row table:style-name="ro3">
          <table:table-cell table:style-name="ce8"/>
          <table:table-cell table:style-name="ce7" office:value-type="string">
            <text:p>[ptr]</text:p>
          </table:table-cell>
          <table:table-cell table:style-name="ce7" table:number-columns-repeated="1022"/>
        </table:table-row>
        <table:table-row table:style-name="ro3">
          <table:table-cell table:style-name="ce8" office:value-type="string">
            <text:p>+0x001c</text:p>
          </table:table-cell>
          <table:table-cell table:style-name="ce7" office:value-type="string">
            <text:p>byte</text:p>
          </table:table-cell>
          <table:table-cell table:style-name="ce7" office:value-type="string">
            <text:p>Debug, Show Debug Ball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01D</text:p>
          </table:table-cell>
          <table:table-cell table:style-name="ce7" office:value-type="string">
            <text:p>byte</text:p>
          </table:table-cell>
          <table:table-cell table:style-name="ce7" office:value-type="string">
            <text:p>Debug, Show Debug Information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01E</text:p>
          </table:table-cell>
          <table:table-cell table:style-name="ce7" office:value-type="string">
            <text:p>byte</text:p>
          </table:table-cell>
          <table:table-cell table:style-name="ce7" office:value-type="string">
            <text:p>Debug, Cause damage from the weapon's Dummy Polygon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01F</text:p>
          </table:table-cell>
          <table:table-cell table:style-name="ce7" office:value-type="string">
            <text:p>byte</text:p>
          </table:table-cell>
          <table:table-cell table:style-name="ce7" office:value-type="string">
            <text:p>Debug, Refer to the attack parameter for causing damage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020</text:p>
          </table:table-cell>
          <table:table-cell table:style-name="ce7" office:value-type="string">
            <text:p>float</text:p>
          </table:table-cell>
          <table:table-cell table:style-name="ce7" office:value-type="string">
            <text:p>Debug, Distance for emitting sparks</text:p>
          </table:table-cell>
          <table:table-cell table:style-name="ce7" table:number-columns-repeated="1021"/>
        </table:table-row>
        <table:table-row table:style-name="ro3" table:number-rows-repeated="2">
          <table:table-cell table:style-name="ce8"/>
          <table:table-cell table:style-name="ce7" table:number-columns-repeated="1023"/>
        </table:table-row>
        <table:table-row table:style-name="ro3" table:number-rows-repeated="2">
          <table:table-cell table:style-name="ce4"/>
          <table:table-cell table:style-name="ce3" table:number-columns-repeated="1023"/>
        </table:table-row>
        <table:table-row table:style-name="ro3">
          <table:table-cell table:style-name="ce8"/>
          <table:table-cell table:style-name="ce7" table:number-columns-repeated="1023"/>
        </table:table-row>
        <table:table-row table:style-name="ro3">
          <table:table-cell table:style-name="ce11" office:value-type="string">
            <text:p>Release:</text:p>
          </table:table-cell>
          <table:table-cell table:style-name="ce7" office:value-type="string">
            <text:p>0x137DC70</text:p>
          </table:table-cell>
          <table:table-cell table:style-name="ce7" table:number-columns-repeated="1022"/>
        </table:table-row>
        <table:table-row table:style-name="ro3">
          <table:table-cell table:style-name="ce5" office:value-type="string">
            <text:p>Debug:</text:p>
          </table:table-cell>
          <table:table-cell office:value-type="string">
            <text:p>0x1381E30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5" office:value-type="string">
            <text:p>Creature Pointers</text:p>
          </table:table-cell>
          <table:table-cell table:number-columns-repeated="1023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start of creature chardata1 pointers</text:p>
          </table:table-cell>
          <table:table-cell table:number-columns-repeated="1021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end of creature chardata1 pointer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4"/>
          <table:table-cell table:style-name="ce3" table:number-columns-repeated="1023"/>
        </table:table-row>
        <table:table-row table:style-name="ro3">
          <table:table-cell table:style-name="ce6"/>
          <table:table-cell table:number-columns-repeated="1023"/>
        </table:table-row>
        <table:table-row table:style-name="ro3">
          <table:table-cell table:style-name="ce5" office:value-type="string">
            <text:p>Release:</text:p>
          </table:table-cell>
          <table:table-cell table:style-name="ce2" office:value-type="string">
            <text:p>0x137F83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38]</text:p>
          </table:table-cell>
          <table:table-cell table:number-columns-repeated="1022"/>
        </table:table-row>
        <table:table-row table:style-name="ro3">
          <table:table-cell table:style-name="ce5" office:value-type="string">
            <text:p>Steam connection data</text:p>
          </table:table-cell>
          <table:table-cell table:number-columns-repeated="1023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Max MP Node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4"/>
          <table:table-cell table:style-name="ce3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5" office:value-type="string">
            <text:p>Debug:</text:p>
          </table:table-cell>
          <table:table-cell office:value-type="string">
            <text:p>0x1366F8C</text:p>
          </table:table-cell>
          <table:table-cell table:number-columns-repeated="1022"/>
        </table:table-row>
        <table:table-row table:style-name="ro3">
          <table:table-cell table:style-name="ce5"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table:style-name="ce5" office:value-type="string">
            <text:p>SteamNodePtr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4"/>
          <table:table-cell table:style-name="ce3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5" office:value-type="string">
            <text:p>SteamNodeLis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4"/>
          <table:table-cell table:style-name="ce3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5" office:value-type="string">
            <text:p>NodeEntrie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4"/>
          <table:table-cell table:style-name="ce3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5" office:value-type="string">
            <text:p>Debug:</text:p>
          </table:table-cell>
          <table:table-cell office:value-type="string">
            <text:p>0x1366F94</text:p>
          </table:table-cell>
          <table:table-cell table:number-columns-repeated="1022"/>
        </table:table-row>
        <table:table-row table:style-name="ro3">
          <table:table-cell table:style-name="ce5" office:value-type="string">
            <text:p>Release:</text:p>
          </table:table-cell>
          <table:table-cell office:value-type="string">
            <text:p>0x1362DD4</text:p>
          </table:table-cell>
          <table:table-cell office:value-type="string">
            <text:p>DarkSouls.exe+F62DD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5"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4"/>
          <table:table-cell table:style-name="ce3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5" office:value-type="string">
            <text:p>Steam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4"/>
          <table:table-cell table:style-name="ce3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5" office:value-type="string">
            <text:p>Pdata1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4"/>
          <table:table-cell table:style-name="ce3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5" office:value-type="string">
            <text:p>P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4"/>
          <table:table-cell table:style-name="ce3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5" office:value-type="string">
            <text:p>Debug:</text:p>
          </table:table-cell>
          <table:table-cell office:value-type="string">
            <text:p>0x138104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4]</text:p>
          </table:table-cell>
          <table:table-cell table:number-columns-repeated="1022"/>
        </table:table-row>
        <table:table-row table:style-name="ro3">
          <table:table-cell office:value-type="string">
            <text:p>+0x0160</text:p>
          </table:table-cell>
          <table:table-cell office:value-type="string">
            <text:p>long</text:p>
          </table:table-cell>
          <table:table-cell office:value-type="string">
            <text:p>Buttons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1xxx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2xxx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4xxx 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8xxx 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1xx </text:p>
          </table:table-cell>
          <table:table-cell office:value-type="string">
            <text:p>L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2xx </text:p>
          </table:table-cell>
          <table:table-cell office:value-type="string">
            <text:p>R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1x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2x</text:p>
          </table:table-cell>
          <table:table-cell office:value-type="string">
            <text:p>Back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4x </text:p>
          </table:table-cell>
          <table:table-cell office:value-type="string">
            <text:p>L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8x </text:p>
          </table:table-cell>
          <table:table-cell office:value-type="string">
            <text:p>R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1</text:p>
          </table:table-cell>
          <table:table-cell office:value-type="string">
            <text:p>D-pad Up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2</text:p>
          </table:table-cell>
          <table:table-cell office:value-type="string">
            <text:p>D-pad Dow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4 </text:p>
          </table:table-cell>
          <table:table-cell office:value-type="string">
            <text:p>D-pad Lef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8</text:p>
          </table:table-cell>
          <table:table-cell office:value-type="string">
            <text:p>D-pad Right</text:p>
          </table:table-cell>
          <table:table-cell table:number-columns-repeated="1021"/>
        </table:table-row>
        <table:table-row table:style-name="ro3">
          <table:table-cell office:value-type="string">
            <text:p>+0x0164</text:p>
          </table:table-cell>
          <table:table-cell office:value-type="string">
            <text:p>long</text:p>
          </table:table-cell>
          <table:table-cell table:style-name="ce5" office:value-type="string">
            <text:p>-1 if controller absent</text:p>
          </table:table-cell>
          <table:table-cell table:number-columns-repeated="1021"/>
        </table:table-row>
        <table:table-row table:style-name="ro3">
          <table:table-cell office:value-type="string">
            <text:p>+0x016C</text:p>
          </table:table-cell>
          <table:table-cell office:value-type="string">
            <text:p>float</text:p>
          </table:table-cell>
          <table:table-cell table:style-name="ce5" office:value-type="string">
            <text:p>L-Stick, LR</text:p>
          </table:table-cell>
          <table:table-cell table:number-columns-repeated="1021"/>
        </table:table-row>
        <table:table-row table:style-name="ro3">
          <table:table-cell office:value-type="string">
            <text:p>+0x0170</text:p>
          </table:table-cell>
          <table:table-cell office:value-type="string">
            <text:p>float</text:p>
          </table:table-cell>
          <table:table-cell table:style-name="ce5" office:value-type="string">
            <text:p>L-Stick, UD</text:p>
          </table:table-cell>
          <table:table-cell table:number-columns-repeated="1021"/>
        </table:table-row>
        <table:table-row table:style-name="ro3">
          <table:table-cell office:value-type="string">
            <text:p>+0x0178</text:p>
          </table:table-cell>
          <table:table-cell office:value-type="string">
            <text:p>float</text:p>
          </table:table-cell>
          <table:table-cell table:style-name="ce5" office:value-type="string">
            <text:p>R-Stick, LR</text:p>
          </table:table-cell>
          <table:table-cell table:number-columns-repeated="1021"/>
        </table:table-row>
        <table:table-row table:style-name="ro3">
          <table:table-cell office:value-type="string">
            <text:p>+0x017C</text:p>
          </table:table-cell>
          <table:table-cell office:value-type="string">
            <text:p>float</text:p>
          </table:table-cell>
          <table:table-cell table:style-name="ce5" office:value-type="string">
            <text:p>R-Stick, UD</text:p>
          </table:table-cell>
          <table:table-cell table:number-columns-repeated="1021"/>
        </table:table-row>
        <table:table-row table:style-name="ro3">
          <table:table-cell office:value-type="string">
            <text:p>+0x018C</text:p>
          </table:table-cell>
          <table:table-cell office:value-type="string">
            <text:p>float</text:p>
          </table:table-cell>
          <table:table-cell table:style-name="ce5" office:value-type="string">
            <text:p>Left Trigger</text:p>
          </table:table-cell>
          <table:table-cell table:number-columns-repeated="1021"/>
        </table:table-row>
        <table:table-row table:style-name="ro3">
          <table:table-cell office:value-type="string">
            <text:p>+0x0190</text:p>
          </table:table-cell>
          <table:table-cell office:value-type="string">
            <text:p>float</text:p>
          </table:table-cell>
          <table:table-cell table:style-name="ce5" office:value-type="string">
            <text:p>Right Trigger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5" office:value-type="string">
            <text:p>Debug:</text:p>
          </table:table-cell>
          <table:table-cell office:value-type="string">
            <text:p>0x643B09</text:p>
          </table:table-cell>
          <table:table-cell office:value-type="string">
            <text:p>Write 0x016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9 86 64 01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5" office:value-type="string">
            <text:p>Debug:</text:p>
          </table:table-cell>
          <table:table-cell office:value-type="string">
            <text:p>0x644011</text:p>
          </table:table-cell>
          <table:table-cell office:value-type="string">
            <text:p>Write 0x0164</text:p>
          </table:table-cell>
          <table:table-cell table:number-columns-repeated="1021"/>
        </table:table-row>
        <table:table-row table:style-name="ro3">
          <table:table-cell table:style-name="ce5"/>
          <table:table-cell office:value-type="string">
            <text:p>C7 86 64 01 00 00 ff ff ff ff</text:p>
          </table:table-cell>
          <table:table-cell table:number-columns-repeated="1022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style-name="ce5" office:value-type="string">
            <text:p>Debug:</text:p>
          </table:table-cell>
          <table:table-cell office:value-type="string">
            <text:p>0x643D59</text:p>
          </table:table-cell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 table:style-name="ce5"/>
          <table:table-cell office:value-type="string">
            <text:p>66 89 96 60 01 00 00</text:p>
          </table:table-cell>
          <table:table-cell table:number-columns-repeated="1022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style-name="ce5" office:value-type="string">
            <text:p>Debug:</text:p>
          </table:table-cell>
          <table:table-cell office:value-type="string">
            <text:p>0x643D2F</text:p>
          </table:table-cell>
          <table:table-cell office:value-type="string">
            <text:p>Write L-Stick, LR</text:p>
          </table:table-cell>
          <table:table-cell table:number-columns-repeated="1021"/>
        </table:table-row>
        <table:table-row table:style-name="ro3">
          <table:table-cell table:style-name="ce5"/>
          <table:table-cell office:value-type="string">
            <text:p>d9 9e 6c 01 00 00</text:p>
          </table:table-cell>
          <table:table-cell table:number-columns-repeated="1022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style-name="ce5" office:value-type="string">
            <text:p>Debug:</text:p>
          </table:table-cell>
          <table:table-cell office:value-type="string">
            <text:p>0x643460</text:p>
          </table:table-cell>
          <table:table-cell office:value-type="string">
            <text:p>Write L-Stick, LR</text:p>
          </table:table-cell>
          <table:table-cell table:number-columns-repeated="1021"/>
        </table:table-row>
        <table:table-row table:style-name="ro3">
          <table:table-cell table:style-name="ce5"/>
          <table:table-cell office:value-type="string">
            <text:p>d9 9c 81 60 01 00 00</text:p>
          </table:table-cell>
          <table:table-cell table:number-columns-repeated="1022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style-name="ce5"/>
          <table:table-cell table:style-name="ce5" office:value-type="string">
            <text:p>0x643D46</text:p>
          </table:table-cell>
          <table:table-cell office:value-type="string">
            <text:p>Write L-Stick, UD</text:p>
          </table:table-cell>
          <table:table-cell table:number-columns-repeated="1021"/>
        </table:table-row>
        <table:table-row table:style-name="ro3">
          <table:table-cell table:style-name="ce5"/>
          <table:table-cell office:value-type="string">
            <text:p>d9 9e 70 01 00 00</text:p>
          </table:table-cell>
          <table:table-cell table:number-columns-repeated="1022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style-name="ce5"/>
          <table:table-cell office:value-type="string">
            <text:p>0x643D64</text:p>
          </table:table-cell>
          <table:table-cell office:value-type="string">
            <text:p>Write R-Stick, LR</text:p>
          </table:table-cell>
          <table:table-cell table:number-columns-repeated="1021"/>
        </table:table-row>
        <table:table-row table:style-name="ro3">
          <table:table-cell table:style-name="ce5"/>
          <table:table-cell office:value-type="string">
            <text:p>d9 9e 78 01 00 00</text:p>
          </table:table-cell>
          <table:table-cell table:number-columns-repeated="1022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style-name="ce5"/>
          <table:table-cell office:value-type="string">
            <text:p>0x643D76</text:p>
          </table:table-cell>
          <table:table-cell office:value-type="string">
            <text:p>Write R-Stick, UD</text:p>
          </table:table-cell>
          <table:table-cell table:number-columns-repeated="1021"/>
        </table:table-row>
        <table:table-row table:style-name="ro3">
          <table:table-cell table:style-name="ce5"/>
          <table:table-cell office:value-type="string">
            <text:p>d9 9e 7c 01 00 00</text:p>
          </table:table-cell>
          <table:table-cell table:number-columns-repeated="1022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style-name="ce5"/>
          <table:table-cell office:value-type="string">
            <text:p>0x643D8E</text:p>
          </table:table-cell>
          <table:table-cell office:value-type="string">
            <text:p>Write L-Trigger</text:p>
          </table:table-cell>
          <table:table-cell table:number-columns-repeated="1021"/>
        </table:table-row>
        <table:table-row table:style-name="ro3">
          <table:table-cell table:style-name="ce5"/>
          <table:table-cell office:value-type="string">
            <text:p>d9 9e 8c 01 00 00</text:p>
          </table:table-cell>
          <table:table-cell table:number-columns-repeated="1022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style-name="ce5"/>
          <table:table-cell office:value-type="string">
            <text:p>0x643D9A</text:p>
          </table:table-cell>
          <table:table-cell office:value-type="string">
            <text:p>Write R-Trigger</text:p>
          </table:table-cell>
          <table:table-cell table:number-columns-repeated="1021"/>
        </table:table-row>
        <table:table-row table:style-name="ro3">
          <table:table-cell table:style-name="ce5"/>
          <table:table-cell office:value-type="string">
            <text:p>d9 9e 90 01 00 00</text:p>
          </table:table-cell>
          <table:table-cell table:number-columns-repeated="1022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style-name="ce5"/>
          <table:table-cell office:value-type="string">
            <text:p>0x6440B0</text:p>
          </table:table-cell>
          <table:table-cell office:value-type="string">
            <text:p>Write 0s when no ctrl</text:p>
          </table:table-cell>
          <table:table-cell table:number-columns-repeated="1021"/>
        </table:table-row>
        <table:table-row table:style-name="ro3">
          <table:table-cell table:style-name="ce5"/>
          <table:table-cell office:value-type="string">
            <text:p>D9 96 9c 01 00 00 → eb 3a 90 90 90 90 (jmp over writes)</text:p>
          </table:table-cell>
          <table:table-cell table:number-columns-repeated="1022"/>
        </table:table-row>
        <table:table-row table:style-name="ro3" table:number-rows-repeated="2">
          <table:table-cell table:style-name="ce5"/>
          <table:table-cell table:number-columns-repeated="1023"/>
        </table:table-row>
        <table:table-row table:style-name="ro3">
          <table:table-cell table:style-name="ce10"/>
          <table:table-cell table:style-name="ce3" table:number-columns-repeated="1023"/>
        </table:table-row>
        <table:table-row table:style-name="ro3">
          <table:table-cell table:style-name="ce4"/>
          <table:table-cell table:style-name="ce3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5" office:value-type="string">
            <text:p>Xinput1_3.dll + 0x650A</text:p>
          </table:table-cell>
          <table:table-cell/>
          <table:table-cell office:value-type="string">
            <text:p>Write Trigger</text:p>
          </table:table-cell>
          <table:table-cell table:number-columns-repeated="1021"/>
        </table:table-row>
        <table:table-row table:style-name="ro3">
          <table:table-cell table:style-name="ce5"/>
          <table:table-cell office:value-type="string">
            <text:p>88 50 2a</text:p>
          </table:table-cell>
          <table:table-cell table:number-columns-repeated="1022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style-name="ce5" office:value-type="string">
            <text:p>Xinput1_3.dll + 0x6516</text:p>
          </table:table-cell>
          <table:table-cell/>
          <table:table-cell office:value-type="string">
            <text:p>Write Trigger</text:p>
          </table:table-cell>
          <table:table-cell table:number-columns-repeated="1021"/>
        </table:table-row>
        <table:table-row table:style-name="ro3">
          <table:table-cell table:style-name="ce5"/>
          <table:table-cell office:value-type="string">
            <text:p>88 50 2b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Xinput1_3.dll + 0x6597</text:p>
          </table:table-cell>
          <table:table-cell/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Xinput1_3.dll + 0x65AB</text:p>
          </table:table-cell>
          <table:table-cell/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Xinput1_3.dll + 0x652F</text:p>
          </table:table-cell>
          <table:table-cell/>
          <table:table-cell office:value-type="string">
            <text:p>Write Lstick L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c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Xinput1_3.dll + 0x6549</text:p>
          </table:table-cell>
          <table:table-cell/>
          <table:table-cell office:value-type="string">
            <text:p>Write Lstick U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e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Xinput1_3.dll + 0x6563</text:p>
          </table:table-cell>
          <table:table-cell/>
          <table:table-cell office:value-type="string">
            <text:p>Write Rstick L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3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5" office:value-type="string">
            <text:p>Xinput1_3.dll + 0x657D</text:p>
          </table:table-cell>
          <table:table-cell/>
          <table:table-cell office:value-type="string">
            <text:p>Write Rstick UD</text:p>
          </table:table-cell>
          <table:table-cell table:number-columns-repeated="1021"/>
        </table:table-row>
        <table:table-row table:style-name="ro3">
          <table:table-cell table:style-name="ce5"/>
          <table:table-cell office:value-type="string">
            <text:p>66 89 4a 32</text:p>
          </table:table-cell>
          <table:table-cell table:number-columns-repeated="1022"/>
        </table:table-row>
        <table:table-row table:style-name="ro3">
          <table:table-cell table:style-name="ce5"/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2" office:value-type="string">
            <text:p>xinput1_3.dll+0x10C44</text:p>
          </table:table-cell>
          <table:table-cell table:number-columns-repeated="1023"/>
        </table:table-row>
        <table:table-row table:style-name="ro3">
          <table:table-cell table:style-name="ce14"/>
          <table:table-cell office:value-type="string">
            <text:p>[[ptr]]</text:p>
          </table:table-cell>
          <table:table-cell office:value-type="string">
            <text:p>Controller data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Buttons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Ffxxxxxx</text:p>
          </table:table-cell>
          <table:table-cell office:value-type="string">
            <text:p>0-FF, analog RT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FFxxxx</text:p>
          </table:table-cell>
          <table:table-cell office:value-type="string">
            <text:p>0-FF, analog LT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1xxx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2xxx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4xxx 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8xxx 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1xx </text:p>
          </table:table-cell>
          <table:table-cell office:value-type="string">
            <text:p>L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2xx </text:p>
          </table:table-cell>
          <table:table-cell office:value-type="string">
            <text:p>R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4xx</text:p>
          </table:table-cell>
          <table:table-cell office:value-type="string">
            <text:p>Home butto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1x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2x</text:p>
          </table:table-cell>
          <table:table-cell office:value-type="string">
            <text:p>Back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4x </text:p>
          </table:table-cell>
          <table:table-cell office:value-type="string">
            <text:p>L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8x </text:p>
          </table:table-cell>
          <table:table-cell office:value-type="string">
            <text:p>R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1</text:p>
          </table:table-cell>
          <table:table-cell office:value-type="string">
            <text:p>D-pad Up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2</text:p>
          </table:table-cell>
          <table:table-cell office:value-type="string">
            <text:p>D-pad Dow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4 </text:p>
          </table:table-cell>
          <table:table-cell office:value-type="string">
            <text:p>D-pad Lef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8</text:p>
          </table:table-cell>
          <table:table-cell office:value-type="string">
            <text:p>D-pad Right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C</text:p>
          </table:table-cell>
          <table:table-cell office:value-type="string">
            <text:p>short</text:p>
          </table:table-cell>
          <table:table-cell office:value-type="string">
            <text:p>L-Stick, L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E</text:p>
          </table:table-cell>
          <table:table-cell office:value-type="string">
            <text:p>short</text:p>
          </table:table-cell>
          <table:table-cell office:value-type="string">
            <text:p>L-Stick, U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short</text:p>
          </table:table-cell>
          <table:table-cell office:value-type="string">
            <text:p>R-Stick, L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2</text:p>
          </table:table-cell>
          <table:table-cell office:value-type="string">
            <text:p>short</text:p>
          </table:table-cell>
          <table:table-cell office:value-type="string">
            <text:p>R-Stick, UD</text:p>
          </table:table-cell>
          <table:table-cell table:number-columns-repeated="1021"/>
        </table:table-row>
        <table:table-row table:style-name="ro3" table:number-rows-repeated="2">
          <table:table-cell table:style-name="ce13"/>
          <table:table-cell table:number-columns-repeated="1023"/>
        </table:table-row>
        <table:table-row table:style-name="ro3">
          <table:table-cell table:style-name="ce14"/>
          <table:table-cell table:number-columns-repeated="1023"/>
        </table:table-row>
        <table:table-row table:style-name="ro3">
          <table:table-cell table:style-name="ce14" office:value-type="string">
            <text:p>wow64.dll+0x46F40</text:p>
          </table:table-cell>
          <table:table-cell table:number-columns-repeated="1023"/>
        </table:table-row>
        <table:table-row table:style-name="ro3">
          <table:table-cell table:style-name="ce14" office:value-type="string">
            <text:p>wow64.dll+0x46F68</text:p>
          </table:table-cell>
          <table:table-cell table:number-columns-repeated="1023"/>
        </table:table-row>
        <table:table-row table:style-name="ro3">
          <table:table-cell table:style-name="ce14" office:value-type="string">
            <text:p>wow64.dll+0x46F70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controller data in game memory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+0x0160</text:p>
          </table:table-cell>
          <table:table-cell office:value-type="string">
            <text:p>LB/RB buttons</text:p>
          </table:table-cell>
          <table:table-cell office:value-type="string">
            <text:p>Written to by (Debug: 00643D59)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4"/>
          <table:table-cell table:style-name="ce3"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5" office:value-type="string">
            <text:p>Debug:</text:p>
          </table:table-cell>
          <table:table-cell office:value-type="string">
            <text:p>0xF75BF3</text:p>
          </table:table-cell>
          <table:table-cell table:number-columns-repeated="1022"/>
        </table:table-row>
        <table:table-row table:style-name="ro3">
          <table:table-cell table:style-name="ce5" office:value-type="string">
            <text:p>Debug EXE:</text:p>
          </table:table-cell>
          <table:table-cell office:value-type="string">
            <text:p>0xB74FF3</text:p>
          </table:table-cell>
          <table:table-cell table:number-columns-repeated="1022"/>
        </table:table-row>
        <table:table-row table:style-name="ro3">
          <table:table-cell table:style-name="ce5" office:value-type="string">
            <text:p>Release EXE:</text:p>
          </table:table-cell>
          <table:table-cell office:value-type="string">
            <text:p>0xB71943</text:p>
          </table:table-cell>
          <table:table-cell table:number-columns-repeated="1022"/>
        </table:table-row>
        <table:table-row table:style-name="ro3">
          <table:table-cell table:style-name="ce5" office:value-type="string">
            <text:p>0F 94 C0 → B0 01 90 = Read controls if window in background</text:p>
          </table:table-cell>
          <table:table-cell table:number-columns-repeated="1023"/>
        </table:table-row>
        <table:table-row table:style-name="ro3" table:number-rows-repeated="2">
          <table:table-cell table:style-name="ce5"/>
          <table:table-cell table:number-columns-repeated="1023"/>
        </table:table-row>
        <table:table-row table:style-name="ro3">
          <table:table-cell table:style-name="ce12"/>
          <table:table-cell table:number-columns-repeated="1023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office:value-type="string">
            <text:p>Possible:</text:p>
          </table:table-cell>
          <table:table-cell table:number-columns-repeated="1023"/>
        </table:table-row>
        <table:table-row table:style-name="ro3">
          <table:table-cell office:value-type="string">
            <text:p>0xD5d9C1</text:p>
          </table:table-cell>
          <table:table-cell/>
          <table:table-cell office:value-type="string">
            <text:p>GetPartyRestrictNum?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</text:p>
          </table:table-cell>
          <table:table-cell office:value-type="string">
            <text:p>Load AI LUA from interroot</text:p>
          </table:table-cell>
          <table:table-cell table:number-columns-repeated="1022"/>
        </table:table-row>
        <table:table-row table:style-name="ro3">
          <table:table-cell office:value-type="string">
            <text:p>0xDEA476</text:p>
          </table:table-cell>
          <table:table-cell office:value-type="string">
            <text:p>74 → 75</text:p>
          </table:table-cell>
          <table:table-cell table:style-name="ce9"/>
          <table:table-cell table:number-columns-repeated="1021"/>
        </table:table-row>
        <table:table-row table:style-name="ro3">
          <table:table-cell office:value-type="string">
            <text:p>0xDEA154</text:p>
          </table:table-cell>
          <table:table-cell office:value-type="string">
            <text:p>75 28 → 90 90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5" office:value-type="string">
            <text:p>Debug:</text:p>
          </table:table-cell>
          <table:table-cell/>
          <table:table-cell office:value-type="string">
            <text:p>Darksouls.exe+EE51CC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Pre-destined SOS Signs</text:p>
          </table:table-cell>
          <table:table-cell/>
          <table:table-cell office:value-type="string">
            <text:p>(float, 258)</text:p>
          </table:table-cell>
          <table:table-cell table:number-columns-repeated="1021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style-name="ce5" office:value-type="string">
            <text:p>SteamNetworking Vtable = 387A7308</text:p>
          </table:table-cell>
          <table:table-cell table:number-columns-repeated="1023"/>
        </table:table-row>
        <table:table-row table:style-name="ro3">
          <table:table-cell table:style-name="ce12" office:value-type="string">
            <text:p>SendP2PPacket = steamclient.Steam_CreateSteamPipe+77AD0</text:p>
          </table:table-cell>
          <table:table-cell table:number-columns-repeated="1023"/>
        </table:table-row>
        <table:table-row table:style-name="ro3">
          <table:table-cell table:style-name="ce5" office:value-type="string">
            <text:p>ReadP2PPacket = steamclient.Steam_CreateSteamPipe+71240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5" office:value-type="string">
            <text:p>[[[steam_api.VR_Init+1355C]+4]]</text:p>
          </table:table-cell>
          <table:table-cell table:number-columns-repeated="1023"/>
        </table:table-row>
        <table:table-row table:style-name="ro3">
          <table:table-cell table:style-name="ce5" office:value-type="string">
            <text:p>SteamNetworking Vtable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004557C8</text:p>
          </table:table-cell>
          <table:table-cell office:value-type="string">
            <text:p>Read menu status, can bring up debug boot in debug (this is release addr)</text:p>
          </table:table-cell>
          <table:table-cell table:number-columns-repeated="1022"/>
        </table:table-row>
        <table:table-row table:style-name="ro3">
          <table:table-cell office:value-type="string">
            <text:p>0045D47B</text:p>
          </table:table-cell>
          <table:table-cell office:value-type="string">
            <text:p>dbg of abov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00B87B28</text:p>
          </table:table-cell>
          <table:table-cell office:value-type="string">
            <text:p>long</text:p>
          </table:table-cell>
          <table:table-cell office:value-type="string">
            <text:p>From Meomaritus, char init ID of debug char? <text:s/>Confirm.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EXE address</text:p>
          </table:table-cell>
          <table:table-cell table:number-columns-repeated="1023"/>
        </table:table-row>
        <table:table-row table:style-name="ro3">
          <table:table-cell office:value-type="string">
            <text:p>0x008FB726</text:p>
          </table:table-cell>
          <table:table-cell office:value-type="string">
            <text:p>asm</text:p>
          </table:table-cell>
          <table:table-cell office:value-type="string">
            <text:p>74 12 → EB 12</text:p>
          </table:table-cell>
          <table:table-cell office:value-type="string">
            <text:p>Don't add DCX extension when loading most files</text:p>
          </table:table-cell>
          <table:table-cell table:number-columns-repeated="1020"/>
        </table:table-row>
        <table:table-row table:style-name="ro3">
          <table:table-cell office:value-type="string">
            <text:p>-------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0060F848</text:p>
          </table:table-cell>
          <table:table-cell office:value-type="string">
            <text:p>ECX = next file to load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-------</text:p>
          </table:table-cell>
          <table:table-cell table:number-columns-repeated="1023"/>
        </table:table-row>
        <table:table-row table:style-name="ro3" table:number-rows-repeated="3">
          <table:table-cell table:style-name="ce9" table:number-columns-repeated="2"/>
          <table:table-cell table:number-columns-repeated="1022"/>
        </table:table-row>
        <table:table-row table:style-name="ro3" table:number-rows-repeated="10476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liases" table:style-name="ta1" table:print="false">
        <table:table-column table:style-name="co6" table:default-cell-style-name="ce24"/>
        <table:table-column table:style-name="co7" table:number-columns-repeated="6" table:default-cell-style-name="ce24"/>
        <table:table-column table:style-name="co8" table:default-cell-style-name="ce24"/>
        <table:table-column table:style-name="co5" table:number-columns-repeated="1016" table:default-cell-style-name="ce24"/>
        <table:table-row table:style-name="ro3">
          <table:table-cell/>
          <table:table-cell office:value-type="string">
            <text:p>Address in EX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bgName</text:p>
          </table:table-cell>
          <table:table-cell office:value-type="string">
            <text:p>DbgVal</text:p>
          </table:table-cell>
          <table:table-cell office:value-type="string">
            <text:p>RlsName</text:p>
          </table:table-cell>
          <table:table-cell office:value-type="string">
            <text:p>RlsVal</text:p>
          </table:table-cell>
          <table:table-cell office:value-type="string">
            <text:p>JPName</text:p>
          </table:table-cell>
          <table:table-cell office:value-type="string">
            <text:p>JPVal</text:p>
          </table:table-cell>
          <table:table-cell table:number-columns-repeated="1017"/>
        </table:table-row>
        <table:table-row table:style-name="ro3">
          <table:table-cell office:value-type="string">
            <text:p>game</text:p>
          </table:table-cell>
          <table:table-cell table:number-columns-repeated="2"/>
          <table:table-cell office:value-type="string">
            <text:p>0xD65B30</text:p>
          </table:table-cell>
          <table:table-cell office:value-type="string">
            <text:p>0xD65B3C</text:p>
          </table:table-cell>
          <table:table-cell table:number-columns-repeated="2"/>
          <table:table-cell office:value-type="string">
            <text:p>system:/</text:p>
          </table:table-cell>
          <table:table-cell table:number-columns-repeated="1016"/>
        </table:table-row>
        <table:table-row table:style-name="ro3">
          <table:table-cell office:value-type="string">
            <text:p>debug</text:p>
          </table:table-cell>
          <table:table-cell table:number-columns-repeated="2"/>
          <table:table-cell office:value-type="string">
            <text:p>0xD65B6C</text:p>
          </table:table-cell>
          <table:table-cell office:value-type="string">
            <text:p>0xD65B78</text:p>
          </table:table-cell>
          <table:table-cell table:number-columns-repeated="2"/>
          <table:table-cell office:value-type="string">
            <text:p>game:/</text:p>
          </table:table-cell>
          <table:table-cell table:number-columns-repeated="1016"/>
        </table:table-row>
        <table:table-row table:style-name="ro3">
          <table:table-cell office:value-type="string">
            <text:p>capture</text:p>
          </table:table-cell>
          <table:table-cell table:number-columns-repeated="2"/>
          <table:table-cell office:value-type="string">
            <text:p>0xD65BA4</text:p>
          </table:table-cell>
          <table:table-cell office:value-type="string">
            <text:p>0xD65BB4</text:p>
          </table:table-cell>
          <table:table-cell table:number-columns-repeated="2"/>
          <table:table-cell office:value-type="string">
            <text:p>N:/FRPG/data/CAPTURE</text:p>
          </table:table-cell>
          <table:table-cell table:number-columns-repeated="1016"/>
        </table:table-row>
        <table:table-row table:style-name="ro3">
          <table:table-cell office:value-type="string">
            <text:p>dvdroot</text:p>
          </table:table-cell>
          <table:table-cell table:number-columns-repeated="2"/>
          <table:table-cell office:value-type="string">
            <text:p>0xD65BFC</text:p>
          </table:table-cell>
          <table:table-cell table:number-columns-repeated="1020"/>
        </table:table-row>
        <table:table-row table:style-name="ro3">
          <table:table-cell office:value-type="string">
            <text:p>interroot</text:p>
          </table:table-cell>
          <table:table-cell table:number-columns-repeated="2"/>
          <table:table-cell office:value-type="string">
            <text:p>0xD65C28</text:p>
          </table:table-cell>
          <table:table-cell office:value-type="string">
            <text:p>0xD65C3C</text:p>
          </table:table-cell>
          <table:table-cell table:number-columns-repeated="2"/>
          <table:table-cell office:value-type="string">
            <text:p>N:/FRPG/data/INTERROOT_win32</text:p>
          </table:table-cell>
          <table:table-cell table:number-columns-repeated="1016"/>
        </table:table-row>
        <table:table-row table:style-name="ro3">
          <table:table-cell office:value-type="string">
            <text:p>model</text:p>
          </table:table-cell>
          <table:table-cell table:number-columns-repeated="6"/>
          <table:table-cell office:value-type="string">
            <text:p>dvdroot:/testdata</text:p>
          </table:table-cell>
          <table:table-cell table:number-columns-repeated="1016"/>
        </table:table-row>
        <table:table-row table:style-name="ro3">
          <table:table-cell office:value-type="string">
            <text:p>animation</text:p>
          </table:table-cell>
          <table:table-cell table:number-columns-repeated="1023"/>
        </table:table-row>
        <table:table-row table:style-name="ro3">
          <table:table-cell office:value-type="string">
            <text:p>texture</text:p>
          </table:table-cell>
          <table:table-cell table:number-columns-repeated="1023"/>
        </table:table-row>
        <table:table-row table:style-name="ro3">
          <table:table-cell office:value-type="string">
            <text:p>material</text:p>
          </table:table-cell>
          <table:table-cell table:number-columns-repeated="1023"/>
        </table:table-row>
        <table:table-row table:style-name="ro3">
          <table:table-cell office:value-type="string">
            <text:p>loadlist</text:p>
          </table:table-cell>
          <table:table-cell table:number-columns-repeated="1023"/>
        </table:table-row>
        <table:table-row table:style-name="ro3">
          <table:table-cell office:value-type="string">
            <text:p>shader</text:p>
          </table:table-cell>
          <table:table-cell table:number-columns-repeated="6"/>
          <table:table-cell office:value-type="string">
            <text:p>dvdbnd1:/shader</text:p>
          </table:table-cell>
          <table:table-cell table:number-columns-repeated="1016"/>
        </table:table-row>
        <table:table-row table:style-name="ro3">
          <table:table-cell office:value-type="string">
            <text:p>font</text:p>
          </table:table-cell>
          <table:table-cell table:number-columns-repeated="6"/>
          <table:table-cell office:value-type="string">
            <text:p>dvdbnd1:/font</text:p>
          </table:table-cell>
          <table:table-cell table:number-columns-repeated="1016"/>
        </table:table-row>
        <table:table-row table:style-name="ro3">
          <table:table-cell office:value-type="string">
            <text:p>msg</text:p>
          </table:table-cell>
          <table:table-cell table:number-columns-repeated="6"/>
          <table:table-cell office:value-type="string">
            <text:p>dvdbnd3:/msg</text:p>
          </table:table-cell>
          <table:table-cell table:number-columns-repeated="1016"/>
        </table:table-row>
        <table:table-row table:style-name="ro3">
          <table:table-cell office:value-type="string">
            <text:p>msgpatch</text:p>
          </table:table-cell>
          <table:table-cell table:number-columns-repeated="1023"/>
        </table:table-row>
        <table:table-row table:style-name="ro3">
          <table:table-cell office:value-type="string">
            <text:p>chr</text:p>
          </table:table-cell>
          <table:table-cell table:number-columns-repeated="6"/>
          <table:table-cell office:value-type="string">
            <text:p>dvdbnd0:/chr</text:p>
          </table:table-cell>
          <table:table-cell table:number-columns-repeated="1016"/>
        </table:table-row>
        <table:table-row table:style-name="ro3">
          <table:table-cell office:value-type="string">
            <text:p>chrtpf</text:p>
          </table:table-cell>
          <table:table-cell table:number-columns-repeated="1023"/>
        </table:table-row>
        <table:table-row table:style-name="ro3">
          <table:table-cell office:value-type="string">
            <text:p>chrflver</text:p>
          </table:table-cell>
          <table:table-cell table:number-columns-repeated="1023"/>
        </table:table-row>
        <table:table-row table:style-name="ro3">
          <table:table-cell office:value-type="string">
            <text:p>chranibnd</text:p>
          </table:table-cell>
          <table:table-cell table:number-columns-repeated="1023"/>
        </table:table-row>
        <table:table-row table:style-name="ro3">
          <table:table-cell office:value-type="string">
            <text:p>chrhkx</text:p>
          </table:table-cell>
          <table:table-cell table:number-columns-repeated="1023"/>
        </table:table-row>
        <table:table-row table:style-name="ro3">
          <table:table-cell office:value-type="string">
            <text:p>chresdpatch</text:p>
          </table:table-cell>
          <table:table-cell table:number-columns-repeated="1023"/>
        </table:table-row>
        <table:table-row table:style-name="ro3">
          <table:table-cell office:value-type="string">
            <text:p>obj</text:p>
          </table:table-cell>
          <table:table-cell table:number-columns-repeated="6"/>
          <table:table-cell office:value-type="string">
            <text:p>dvdbnd1:/obj</text:p>
          </table:table-cell>
          <table:table-cell table:number-columns-repeated="1016"/>
        </table:table-row>
        <table:table-row table:style-name="ro3">
          <table:table-cell office:value-type="string">
            <text:p>objflver</text:p>
          </table:table-cell>
          <table:table-cell table:number-columns-repeated="1023"/>
        </table:table-row>
        <table:table-row table:style-name="ro3">
          <table:table-cell office:value-type="string">
            <text:p>objtpf</text:p>
          </table:table-cell>
          <table:table-cell table:number-columns-repeated="1023"/>
        </table:table-row>
        <table:table-row table:style-name="ro3">
          <table:table-cell office:value-type="string">
            <text:p>objhkx</text:p>
          </table:table-cell>
          <table:table-cell table:number-columns-repeated="1023"/>
        </table:table-row>
        <table:table-row table:style-name="ro3">
          <table:table-cell office:value-type="string">
            <text:p>objanibnd</text:p>
          </table:table-cell>
          <table:table-cell table:number-columns-repeated="1023"/>
        </table:table-row>
        <table:table-row table:style-name="ro3">
          <table:table-cell office:value-type="string">
            <text:p>item</text:p>
          </table:table-cell>
          <table:table-cell table:number-columns-repeated="6"/>
          <table:table-cell office:value-type="string">
            <text:p>dvdbnd0:/item</text:p>
          </table:table-cell>
          <table:table-cell table:number-columns-repeated="1016"/>
        </table:table-row>
        <table:table-row table:style-name="ro3">
          <table:table-cell office:value-type="string">
            <text:p>parts</text:p>
          </table:table-cell>
          <table:table-cell table:number-columns-repeated="6"/>
          <table:table-cell office:value-type="string">
            <text:p>dvdbnd1:/parts</text:p>
          </table:table-cell>
          <table:table-cell table:number-columns-repeated="1016"/>
        </table:table-row>
        <table:table-row table:style-name="ro3">
          <table:table-cell office:value-type="string">
            <text:p>map</text:p>
          </table:table-cell>
          <table:table-cell table:number-columns-repeated="2"/>
          <table:table-cell office:value-type="string">
            <text:p>0xD66178</text:p>
          </table:table-cell>
          <table:table-cell office:value-type="string">
            <text:p>0xD66180</text:p>
          </table:table-cell>
          <table:table-cell table:number-columns-repeated="2"/>
          <table:table-cell office:value-type="string">
            <text:p>dvdbnd0:/map</text:p>
          </table:table-cell>
          <table:table-cell table:number-columns-repeated="1016"/>
        </table:table-row>
        <table:table-row table:style-name="ro3">
          <table:table-cell office:value-type="string">
            <text:p>mappatch</text:p>
          </table:table-cell>
          <table:table-cell table:number-columns-repeated="1023"/>
        </table:table-row>
        <table:table-row table:style-name="ro3">
          <table:table-cell office:value-type="string">
            <text:p>maptpf</text:p>
          </table:table-cell>
          <table:table-cell table:number-columns-repeated="1023"/>
        </table:table-row>
        <table:table-row table:style-name="ro3">
          <table:table-cell office:value-type="string">
            <text:p>mapflver</text:p>
          </table:table-cell>
          <table:table-cell table:number-columns-repeated="1023"/>
        </table:table-row>
        <table:table-row table:style-name="ro3">
          <table:table-cell office:value-type="string">
            <text:p>maphkx</text:p>
          </table:table-cell>
          <table:table-cell table:number-columns-repeated="1023"/>
        </table:table-row>
        <table:table-row table:style-name="ro3">
          <table:table-cell office:value-type="string">
            <text:p>remo</text:p>
          </table:table-cell>
          <table:table-cell table:number-columns-repeated="6"/>
          <table:table-cell office:value-type="string">
            <text:p>dvdbnd0:/remo</text:p>
          </table:table-cell>
          <table:table-cell table:number-columns-repeated="1016"/>
        </table:table-row>
        <table:table-row table:style-name="ro3">
          <table:table-cell office:value-type="string">
            <text:p>breakobj</text:p>
          </table:table-cell>
          <table:table-cell table:number-columns-repeated="6"/>
          <table:table-cell office:value-type="string">
            <text:p>dvdbnd0:/map/breakobj</text:p>
          </table:table-cell>
          <table:table-cell table:number-columns-repeated="1016"/>
        </table:table-row>
        <table:table-row table:style-name="ro3">
          <table:table-cell office:value-type="string">
            <text:p>msb</text:p>
          </table:table-cell>
          <table:table-cell table:number-columns-repeated="2"/>
          <table:table-cell office:value-type="string">
            <text:p>0xD66310</text:p>
          </table:table-cell>
          <table:table-cell office:value-type="string">
            <text:p>0xD66318</text:p>
          </table:table-cell>
          <table:table-cell table:number-columns-repeated="2"/>
          <table:table-cell office:value-type="string">
            <text:p>dvdbnd0:/map/mapstudio</text:p>
          </table:table-cell>
          <table:table-cell table:number-columns-repeated="1016"/>
        </table:table-row>
        <table:table-row table:style-name="ro3">
          <table:table-cell office:value-type="string">
            <text:p>mtd</text:p>
          </table:table-cell>
          <table:table-cell table:number-columns-repeated="6"/>
          <table:table-cell office:value-type="string">
            <text:p>dvdbnd1:/mtd</text:p>
          </table:table-cell>
          <table:table-cell table:number-columns-repeated="1016"/>
        </table:table-row>
        <table:table-row table:style-name="ro3">
          <table:table-cell office:value-type="string">
            <text:p>param</text:p>
          </table:table-cell>
          <table:table-cell table:number-columns-repeated="6"/>
          <table:table-cell office:value-type="string">
            <text:p>dvdbnd3:/param</text:p>
          </table:table-cell>
          <table:table-cell table:number-columns-repeated="1016"/>
        </table:table-row>
        <table:table-row table:style-name="ro3">
          <table:table-cell office:value-type="string">
            <text:p>parampatch</text:p>
          </table:table-cell>
          <table:table-cell table:number-columns-repeated="1023"/>
        </table:table-row>
        <table:table-row table:style-name="ro3">
          <table:table-cell office:value-type="string">
            <text:p>paramdef</text:p>
          </table:table-cell>
          <table:table-cell table:number-columns-repeated="6"/>
          <table:table-cell office:value-type="string">
            <text:p>dvdbnd3:/paramdef</text:p>
          </table:table-cell>
          <table:table-cell table:number-columns-repeated="1016"/>
        </table:table-row>
        <table:table-row table:style-name="ro3">
          <table:table-cell office:value-type="string">
            <text:p>facegen</text:p>
          </table:table-cell>
          <table:table-cell table:number-columns-repeated="6"/>
          <table:table-cell office:value-type="string">
            <text:p>dvdbnd1:/facegen</text:p>
          </table:table-cell>
          <table:table-cell table:number-columns-repeated="1016"/>
        </table:table-row>
        <table:table-row table:style-name="ro3">
          <table:table-cell office:value-type="string">
            <text:p>movjp</text:p>
          </table:table-cell>
          <table:table-cell table:number-columns-repeated="6"/>
          <table:table-cell office:value-type="string">
            <text:p>dvdroot:/movjp</text:p>
          </table:table-cell>
          <table:table-cell table:number-columns-repeated="1016"/>
        </table:table-row>
        <table:table-row table:style-name="ro3">
          <table:table-cell office:value-type="string">
            <text:p>movna</text:p>
          </table:table-cell>
          <table:table-cell table:number-columns-repeated="6"/>
          <table:table-cell office:value-type="string">
            <text:p>dvdroot:/movna</text:p>
          </table:table-cell>
          <table:table-cell table:number-columns-repeated="1016"/>
        </table:table-row>
        <table:table-row table:style-name="ro3">
          <table:table-cell office:value-type="string">
            <text:p>moveu</text:p>
          </table:table-cell>
          <table:table-cell table:number-columns-repeated="6"/>
          <table:table-cell office:value-type="string">
            <text:p>dvdroot:/moveu</text:p>
          </table:table-cell>
          <table:table-cell table:number-columns-repeated="1016"/>
        </table:table-row>
        <table:table-row table:style-name="ro3">
          <table:table-cell office:value-type="string">
            <text:p>movww</text:p>
          </table:table-cell>
          <table:table-cell table:number-columns-repeated="6"/>
          <table:table-cell office:value-type="string">
            <text:p>dvdroot:/movww</text:p>
          </table:table-cell>
          <table:table-cell table:number-columns-repeated="1016"/>
        </table:table-row>
        <table:table-row table:style-name="ro3">
          <table:table-cell office:value-type="string">
            <text:p>sound</text:p>
          </table:table-cell>
          <table:table-cell table:number-columns-repeated="6"/>
          <table:table-cell office:value-type="string">
            <text:p>dvdbnd1:/sound</text:p>
          </table:table-cell>
          <table:table-cell table:number-columns-repeated="1016"/>
        </table:table-row>
        <table:table-row table:style-name="ro3">
          <table:table-cell office:value-type="string">
            <text:p>sndmap</text:p>
          </table:table-cell>
          <table:table-cell table:number-columns-repeated="1023"/>
        </table:table-row>
        <table:table-row table:style-name="ro3">
          <table:table-cell office:value-type="string">
            <text:p>sndchr</text:p>
          </table:table-cell>
          <table:table-cell table:number-columns-repeated="1023"/>
        </table:table-row>
        <table:table-row table:style-name="ro3">
          <table:table-cell office:value-type="string">
            <text:p>sndremo</text:p>
          </table:table-cell>
          <table:table-cell table:number-columns-repeated="1023"/>
        </table:table-row>
        <table:table-row table:style-name="ro3">
          <table:table-cell office:value-type="string">
            <text:p>fmod</text:p>
          </table:table-cell>
          <table:table-cell table:number-columns-repeated="1023"/>
        </table:table-row>
        <table:table-row table:style-name="ro3">
          <table:table-cell office:value-type="string">
            <text:p>other</text:p>
          </table:table-cell>
          <table:table-cell table:number-columns-repeated="6"/>
          <table:table-cell office:value-type="string">
            <text:p>dvdbnd1:/other</text:p>
          </table:table-cell>
          <table:table-cell table:number-columns-repeated="1016"/>
        </table:table-row>
        <table:table-row table:style-name="ro3">
          <table:table-cell office:value-type="string">
            <text:p>luascript</text:p>
          </table:table-cell>
          <table:table-cell table:number-columns-repeated="6"/>
          <table:table-cell office:value-type="string">
            <text:p>dvdbnd2:/script</text:p>
          </table:table-cell>
          <table:table-cell table:number-columns-repeated="1016"/>
        </table:table-row>
        <table:table-row table:style-name="ro3">
          <table:table-cell office:value-type="string">
            <text:p>luascriptpatch</text:p>
          </table:table-cell>
          <table:table-cell table:number-columns-repeated="1023"/>
        </table:table-row>
        <table:table-row table:style-name="ro3">
          <table:table-cell office:value-type="string">
            <text:p>talkscript</text:p>
          </table:table-cell>
          <table:table-cell table:number-columns-repeated="6"/>
          <table:table-cell office:value-type="string">
            <text:p>dvdbnd2:/script/talk</text:p>
          </table:table-cell>
          <table:table-cell table:number-columns-repeated="1016"/>
        </table:table-row>
        <table:table-row table:style-name="ro3">
          <table:table-cell office:value-type="string">
            <text:p>talkscriptpatch</text:p>
          </table:table-cell>
          <table:table-cell table:number-columns-repeated="1023"/>
        </table:table-row>
        <table:table-row table:style-name="ro3">
          <table:table-cell office:value-type="string">
            <text:p>navimesh</text:p>
          </table:table-cell>
          <table:table-cell table:number-columns-repeated="1023"/>
        </table:table-row>
        <table:table-row table:style-name="ro3">
          <table:table-cell office:value-type="string">
            <text:p>dbgscript</text:p>
          </table:table-cell>
          <table:table-cell table:number-columns-repeated="6"/>
          <table:table-cell office:value-type="string">
            <text:p>interroot:/script</text:p>
          </table:table-cell>
          <table:table-cell table:number-columns-repeated="1016"/>
        </table:table-row>
        <table:table-row table:style-name="ro3">
          <table:table-cell office:value-type="string">
            <text:p>dbgai</text:p>
          </table:table-cell>
          <table:table-cell table:number-columns-repeated="6"/>
          <table:table-cell office:value-type="string">
            <text:p>interroot:/script/ai</text:p>
          </table:table-cell>
          <table:table-cell table:number-columns-repeated="1016"/>
        </table:table-row>
        <table:table-row table:style-name="ro3">
          <table:table-cell office:value-type="string">
            <text:p>cap_param</text:p>
          </table:table-cell>
          <table:table-cell table:number-columns-repeated="6"/>
          <table:table-cell office:value-type="string">
            <text:p>capture:/param</text:p>
          </table:table-cell>
          <table:table-cell table:number-columns-repeated="1016"/>
        </table:table-row>
        <table:table-row table:style-name="ro3">
          <table:table-cell office:value-type="string">
            <text:p>cap_breakobj</text:p>
          </table:table-cell>
          <table:table-cell table:number-columns-repeated="6"/>
          <table:table-cell office:value-type="string">
            <text:p>capture:/breakobj</text:p>
          </table:table-cell>
          <table:table-cell table:number-columns-repeated="1016"/>
        </table:table-row>
        <table:table-row table:style-name="ro3">
          <table:table-cell office:value-type="string">
            <text:p>cap_screenshot</text:p>
          </table:table-cell>
          <table:table-cell table:number-columns-repeated="6"/>
          <table:table-cell office:value-type="string">
            <text:p>capture:/screenshot</text:p>
          </table:table-cell>
          <table:table-cell table:number-columns-repeated="1016"/>
        </table:table-row>
        <table:table-row table:style-name="ro3">
          <table:table-cell office:value-type="string">
            <text:p>cap_dbgrep</text:p>
          </table:table-cell>
          <table:table-cell table:number-columns-repeated="6"/>
          <table:table-cell office:value-type="string">
            <text:p>capture:/dbgreport</text:p>
          </table:table-cell>
          <table:table-cell table:number-columns-repeated="1016"/>
        </table:table-row>
        <table:table-row table:style-name="ro3">
          <table:table-cell office:value-type="string">
            <text:p>cap_mapstudio</text:p>
          </table:table-cell>
          <table:table-cell table:number-columns-repeated="6"/>
          <table:table-cell office:value-type="string">
            <text:p>capture:/mapstudio</text:p>
          </table:table-cell>
          <table:table-cell table:number-columns-repeated="1016"/>
        </table:table-row>
        <table:table-row table:style-name="ro3">
          <table:table-cell office:value-type="string">
            <text:p>cap_EnvLightMap</text:p>
          </table:table-cell>
          <table:table-cell table:number-columns-repeated="6"/>
          <table:table-cell office:value-type="string">
            <text:p>capture:/EnvLightMap</text:p>
          </table:table-cell>
          <table:table-cell table:number-columns-repeated="1016"/>
        </table:table-row>
        <table:table-row table:style-name="ro3">
          <table:table-cell office:value-type="string">
            <text:p>replay</text:p>
          </table:table-cell>
          <table:table-cell table:number-columns-repeated="6"/>
          <table:table-cell office:value-type="string">
            <text:p>capture:/Replay</text:p>
          </table:table-cell>
          <table:table-cell table:number-columns-repeated="1016"/>
        </table:table-row>
        <table:table-row table:style-name="ro3">
          <table:table-cell office:value-type="string">
            <text:p>config</text:p>
          </table:table-cell>
          <table:table-cell table:number-columns-repeated="6"/>
          <table:table-cell office:value-type="string">
            <text:p>dvdroot:/</text:p>
          </table:table-cell>
          <table:table-cell table:number-columns-repeated="1016"/>
        </table:table-row>
        <table:table-row table:style-name="ro3">
          <table:table-cell office:value-type="string">
            <text:p>ffx</text:p>
          </table:table-cell>
          <table:table-cell table:number-columns-repeated="6"/>
          <table:table-cell office:value-type="string">
            <text:p>interroot:/sfx/effects</text:p>
          </table:table-cell>
          <table:table-cell table:number-columns-repeated="1016"/>
        </table:table-row>
        <table:table-row table:style-name="ro3">
          <table:table-cell office:value-type="string">
            <text:p>ffxlua</text:p>
          </table:table-cell>
          <table:table-cell table:number-columns-repeated="6"/>
          <table:table-cell office:value-type="string">
            <text:p>interroot:/sfx/lua</text:p>
          </table:table-cell>
          <table:table-cell table:number-columns-repeated="1016"/>
        </table:table-row>
        <table:table-row table:style-name="ro3">
          <table:table-cell office:value-type="string">
            <text:p>ffxbnd</text:p>
          </table:table-cell>
          <table:table-cell table:number-columns-repeated="6"/>
          <table:table-cell office:value-type="string">
            <text:p>dvdbnd0:/sfx</text:p>
          </table:table-cell>
          <table:table-cell table:number-columns-repeated="1016"/>
        </table:table-row>
        <table:table-row table:style-name="ro3">
          <table:table-cell office:value-type="string">
            <text:p>ffxbndpatch</text:p>
          </table:table-cell>
          <table:table-cell table:number-columns-repeated="1023"/>
        </table:table-row>
        <table:table-row table:style-name="ro3">
          <table:table-cell office:value-type="string">
            <text:p>ffxmodel</text:p>
          </table:table-cell>
          <table:table-cell table:number-columns-repeated="6"/>
          <table:table-cell office:value-type="string">
            <text:p>interroot:/sfx/model</text:p>
          </table:table-cell>
          <table:table-cell table:number-columns-repeated="1016"/>
        </table:table-row>
        <table:table-row table:style-name="ro3">
          <table:table-cell office:value-type="string">
            <text:p>ffxtex</text:p>
          </table:table-cell>
          <table:table-cell table:number-columns-repeated="6"/>
          <table:table-cell office:value-type="string">
            <text:p>interroot:/sfx/tex</text:p>
          </table:table-cell>
          <table:table-cell table:number-columns-repeated="1016"/>
        </table:table-row>
        <table:table-row table:style-name="ro3">
          <table:table-cell office:value-type="string">
            <text:p>ffxdebug</text:p>
          </table:table-cell>
          <table:table-cell table:number-columns-repeated="6"/>
          <table:table-cell office:value-type="string">
            <text:p>interroot:/sfx/debug</text:p>
          </table:table-cell>
          <table:table-cell table:number-columns-repeated="1016"/>
        </table:table-row>
        <table:table-row table:style-name="ro3">
          <table:table-cell office:value-type="string">
            <text:p>menutexture</text:p>
          </table:table-cell>
          <table:table-cell table:number-columns-repeated="1023"/>
        </table:table-row>
        <table:table-row table:style-name="ro3">
          <table:table-cell office:value-type="string">
            <text:p>menutexpatch</text:p>
          </table:table-cell>
          <table:table-cell table:number-columns-repeated="1023"/>
        </table:table-row>
        <table:table-row table:style-name="ro3">
          <table:table-cell office:value-type="string">
            <text:p>menuesd</text:p>
          </table:table-cell>
          <table:table-cell table:number-columns-repeated="1023"/>
        </table:table-row>
        <table:table-row table:style-name="ro3">
          <table:table-cell office:value-type="string">
            <text:p>event</text:p>
          </table:table-cell>
          <table:table-cell table:number-columns-repeated="6"/>
          <table:table-cell office:value-type="string">
            <text:p>dvdbnd2:/event</text:p>
          </table:table-cell>
          <table:table-cell table:number-columns-repeated="1016"/>
        </table:table-row>
        <table:table-row table:style-name="ro3">
          <table:table-cell office:value-type="string">
            <text:p>eventpatch</text:p>
          </table:table-cell>
          <table:table-cell table:number-columns-repeated="1023"/>
        </table:table-row>
        <table:table-row table:style-name="ro3">
          <table:table-cell office:value-type="string">
            <text:p>cap_event</text:p>
          </table:table-cell>
          <table:table-cell table:number-columns-repeated="6"/>
          <table:table-cell office:value-type="string">
            <text:p>capture:/event</text:p>
          </table:table-cell>
          <table:table-cell table:number-columns-repeated="1016"/>
        </table:table-row>
        <table:table-row table:style-name="ro3">
          <table:table-cell office:value-type="string">
            <text:p>fmod_dlc</text:p>
          </table:table-cell>
          <table:table-cell table:number-columns-repeated="1023"/>
        </table:table-row>
        <table:table-row table:style-name="ro3">
          <table:table-cell office:value-type="string">
            <text:p>sound_dlc</text:p>
          </table:table-cell>
          <table:table-cell table:number-columns-repeated="1023"/>
        </table:table-row>
        <table:table-row table:style-name="ro3">
          <table:table-cell office:value-type="string">
            <text:p>sndmap_dlc</text:p>
          </table:table-cell>
          <table:table-cell table:number-columns-repeated="1023"/>
        </table:table-row>
        <table:table-row table:style-name="ro3">
          <table:table-cell office:value-type="string">
            <text:p>sndchr_dlc</text:p>
          </table:table-cell>
          <table:table-cell table:number-columns-repeated="1023"/>
        </table:table-row>
        <table:table-row table:style-name="ro3">
          <table:table-cell office:value-type="string">
            <text:p>sndremo_dlc</text:p>
          </table:table-cell>
          <table:table-cell table:number-columns-repeated="1023"/>
        </table:table-row>
        <table:table-row table:style-name="ro3">
          <table:table-cell office:value-type="string">
            <text:p>maptpf_dlc</text:p>
          </table:table-cell>
          <table:table-cell table:number-columns-repeated="1023"/>
        </table:table-row>
        <table:table-row table:style-name="ro3">
          <table:table-cell office:value-type="string">
            <text:p>map_dlc</text:p>
          </table:table-cell>
          <table:table-cell table:number-columns-repeated="1023"/>
        </table:table-row>
        <table:table-row table:style-name="ro3">
          <table:table-cell office:value-type="string">
            <text:p>mtd_dlc</text:p>
          </table:table-cell>
          <table:table-cell table:number-columns-repeated="1023"/>
        </table:table-row>
        <table:table-row table:style-name="ro3">
          <table:table-cell office:value-type="string">
            <text:p>remobnd_dlc</text:p>
          </table:table-cell>
          <table:table-cell table:number-columns-repeated="1023"/>
        </table:table-row>
        <table:table-row table:style-name="ro3">
          <table:table-cell office:value-type="string">
            <text:p>menu</text:p>
          </table:table-cell>
          <table:table-cell table:number-columns-repeated="1023"/>
        </table:table-row>
        <table:table-row table:style-name="ro3">
          <table:table-cell office:value-type="string">
            <text:p>menutex_dlc</text:p>
          </table:table-cell>
          <table:table-cell table:number-columns-repeated="1023"/>
        </table:table-row>
        <table:table-row table:style-name="ro3">
          <table:table-cell office:value-type="string">
            <text:p>menuesd_dlc</text:p>
          </table:table-cell>
          <table:table-cell table:number-columns-repeated="1023"/>
        </table:table-row>
        <table:table-row table:style-name="ro3">
          <table:table-cell office:value-type="string">
            <text:p>other_dlc</text:p>
          </table:table-cell>
          <table:table-cell table:number-columns-repeated="1023"/>
        </table:table-row>
        <table:table-row table:style-name="ro3">
          <table:table-cell office:value-type="string">
            <text:p>chranibnd_dlc</text:p>
          </table:table-cell>
          <table:table-cell table:number-columns-repeated="1023"/>
        </table:table-row>
        <table:table-row table:style-name="ro3">
          <table:table-cell office:value-type="string">
            <text:p>breakobj_dlc</text:p>
          </table:table-cell>
          <table:table-cell table:number-columns-repeated="1023"/>
        </table:table-row>
        <table:table-row table:style-name="ro3" table:number-rows-repeated="104848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bgText" table:style-name="ta1" table:print="false">
        <table:table-column table:style-name="co9" table:default-cell-style-name="ce14"/>
        <table:table-column table:style-name="co5" table:number-columns-repeated="1023" table:default-cell-style-name="ce14"/>
        <table:table-row table:style-name="ro3">
          <table:table-cell table:number-columns-repeated="1024"/>
        </table:table-row>
        <table:table-row table:style-name="ro3">
          <table:table-cell office:value-type="string">
            <text:p>01178EFC</text:p>
          </table:table-cell>
          <table:table-cell office:value-type="string">
            <text:p>Model Viewer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Damage Management</text:p>
          </table:table-cell>
          <table:table-cell table:number-columns-repeated="1023"/>
        </table:table-row>
        <table:table-row table:style-name="ro3">
          <table:table-cell office:value-type="string">
            <text:p>01193FB0</text:p>
          </table:table-cell>
          <table:table-cell office:value-type="string">
            <text:p>"Damage Number [SUM:%d / POOL: %d ] [ EM:%d / SUM:%d ]"</text:p>
          </table:table-cell>
          <table:table-cell table:number-columns-repeated="1022"/>
        </table:table-row>
        <table:table-row table:style-name="ro3">
          <table:table-cell office:value-type="string">
            <text:p>01193F98</text:p>
          </table:table-cell>
          <table:table-cell office:value-type="string">
            <text:p>"Damage List"</text:p>
          </table:table-cell>
          <table:table-cell table:number-columns-repeated="1022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P Structs" table:style-name="ta1" table:print="false">
        <table:table-column table:style-name="co10" table:default-cell-style-name="ce14"/>
        <table:table-column table:style-name="co5" table:default-cell-style-name="ce14"/>
        <table:table-column table:style-name="co11" table:default-cell-style-name="ce14"/>
        <table:table-column table:style-name="co5" table:number-columns-repeated="1021" table:default-cell-style-name="ce14"/>
        <table:table-row table:style-name="ro3">
          <table:table-cell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3"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office:value-type="string">
            <text:p>SteamNodePtrs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style-name="Default" table:number-columns-repeated="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NodeList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3" table:number-rows-repeated="2">
          <table:table-cell table:style-name="ce26"/>
          <table:table-cell table:style-name="ce25" table:number-columns-repeated="1023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27" office:value-type="string">
            <text:p>NodeEntries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ease:</text:p>
          </table:table-cell>
          <table:table-cell office:value-type="string">
            <text:p>0x1362DD4</text:p>
          </table:table-cell>
          <table:table-cell table:number-columns-repeated="1022"/>
        </table:table-row>
        <table:table-row table:style-name="ro3">
          <table:table-cell table:style-name="Default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Data2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data1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3" table:number-rows-repeated="2">
          <table:table-cell table:style-name="ce26"/>
          <table:table-cell table:style-name="ce25" table:number-columns-repeated="1023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27" office:value-type="string">
            <text:p>Pdata2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 table:number-rows-repeated="3">
          <table:table-cell table:style-name="ce13"/>
          <table:table-cell table:number-columns-repeated="1023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it checking" table:style-name="ta1" table:print="false">
        <table:table-column table:style-name="co2" table:default-cell-style-name="ce28"/>
        <table:table-column table:style-name="co5" table:number-columns-repeated="1023" table:default-cell-style-name="ce28"/>
        <table:table-row table:style-name="ro3">
          <table:table-cell office:value-type="string">
            <text:p>Runs while hitboxes are active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4F90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544F</text:p>
          </table:table-cell>
          <table:table-cell office:value-type="string">
            <text:p>call 00E527C0 if hit connects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s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ecx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527C0</text:p>
          </table:table-cell>
          <table:table-cell table:number-columns-repeated="1023"/>
        </table:table-row>
        <table:table-row table:style-name="ro3">
          <table:table-cell office:value-type="string">
            <text:p>00E52870</text:p>
          </table:table-cell>
          <table:table-cell office:value-type="string">
            <text:p>call DarkSouls.exe+A52870 on incoming attack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si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ed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805C0</text:p>
          </table:table-cell>
          <table:table-cell table:number-columns-repeated="1023"/>
        </table:table-row>
        <table:table-row table:style-name="ro3">
          <table:table-cell office:value-type="string">
            <text:p>00E80662 </text:p>
          </table:table-cell>
          <table:table-cell office:value-type="string">
            <text:p>call DarkSouls.exe+A7FC8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7FC80</text:p>
          </table:table-cell>
          <table:table-cell table:number-columns-repeated="1023"/>
        </table:table-row>
        <table:table-row table:style-name="ro3">
          <table:table-cell office:value-type="string">
            <text:p>00E7FE14</text:p>
          </table:table-cell>
          <table:table-cell office:value-type="string">
            <text:p>call DarkSouls.exe+A6BFE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------------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6BFE0 - is called on parry</text:p>
          </table:table-cell>
          <table:table-cell table:number-columns-repeated="1023"/>
        </table:table-row>
        <table:table-row table:style-name="ro3">
          <table:table-cell office:value-type="string">
            <text:p>00E6C048 - cmp ebp+10, 00 <text:s/>(when parry, is 1)</text:p>
          </table:table-cell>
          <table:table-cell table:number-columns-repeated="1023"/>
        </table:table-row>
        <table:table-row table:style-name="ro3">
          <table:table-cell office:value-type="string">
            <text:p>00E6C063 - call DarkSouls.exe+A6A390 - not called on parry</text:p>
          </table:table-cell>
          <table:table-cell table:number-columns-repeated="1023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SM changes" table:style-name="ta1" table:print="false">
        <table:table-column table:style-name="co12" table:default-cell-style-name="ce14"/>
        <table:table-column table:style-name="co5" table:number-columns-repeated="1023" table:default-cell-style-name="ce14"/>
        <table:table-row table:style-name="ro3">
          <table:table-cell table:number-columns-repeated="1024"/>
        </table:table-row>
        <table:table-row table:style-name="ro3">
          <table:table-cell office:value-type="string">
            <text:p>Disable FPS Disconnection</text:p>
          </table:table-cell>
          <table:table-cell table:number-columns-repeated="1023"/>
        </table:table-row>
        <table:table-row table:style-name="ro3">
          <table:table-cell office:value-type="string">
            <text:p>00D78425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E8 E6 CF FE FF → 90 90 90 90 90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Gravelord phantoms</text:p>
          </table:table-cell>
          <table:table-cell table:number-columns-repeated="1023"/>
        </table:table-row>
        <table:table-row table:style-name="ro3">
          <table:table-cell office:value-type="string">
            <text:p>00F9FF00</text:p>
          </table:table-cell>
          <table:table-cell table:number-columns-repeated="1023"/>
        </table:table-row>
        <table:table-row table:style-name="ro3">
          <table:table-cell office:value-type="string">
            <text:p>check tomorrow, nop jmp</text:p>
          </table:table-cell>
          <table:table-cell table:number-columns-repeated="1023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unctions" table:style-name="ta1" table:print="false">
        <table:table-column table:style-name="co13" table:default-cell-style-name="ce14"/>
        <table:table-column table:style-name="co14" table:default-cell-style-name="ce27"/>
        <table:table-column table:style-name="co14" table:default-cell-style-name="ce14"/>
        <table:table-column table:style-name="co15" table:default-cell-style-name="ce14"/>
        <table:table-column table:style-name="co5" table:number-columns-repeated="1020" table:default-cell-style-name="ce14"/>
        <table:table-row table:style-name="ro3">
          <table:table-cell table:number-columns-repeated="2"/>
          <table:table-cell office:value-type="string">
            <text:p>Release:</text:p>
          </table:table-cell>
          <table:table-cell office:value-type="string">
            <text:p>Debug - + 0x1590</text:p>
          </table:table-cell>
          <table:table-cell/>
          <table:table-cell office:value-type="string">
            <text:p>Debug:</text:p>
          </table:table-cell>
          <table:table-cell table:number-columns-repeated="1018"/>
        </table:table-row>
        <table:table-row table:style-name="ro3">
          <table:table-cell office:value-type="string">
            <text:p>ActionEnd</text:p>
          </table:table-cell>
          <table:table-cell office:value-type="float" office:value="14030544">
            <text:p>14030544</text:p>
          </table:table-cell>
          <table:table-cell office:value-type="string">
            <text:p>0xd616d0</text:p>
          </table:table-cell>
          <table:table-cell table:number-columns-repeated="1021"/>
        </table:table-row>
        <table:table-row table:style-name="ro3">
          <table:table-cell office:value-type="string">
            <text:p>AddActionCount</text:p>
          </table:table-cell>
          <table:table-cell office:value-type="float" office:value="14023712">
            <text:p>14023712</text:p>
          </table:table-cell>
          <table:table-cell office:value-type="string">
            <text:p>0xd5fc20</text:p>
          </table:table-cell>
          <table:table-cell table:number-columns-repeated="1021"/>
        </table:table-row>
        <table:table-row table:style-name="ro3">
          <table:table-cell office:value-type="string">
            <text:p>AddBlockClearBonus</text:p>
          </table:table-cell>
          <table:table-cell office:value-type="float" office:value="14017664">
            <text:p>14017664</text:p>
          </table:table-cell>
          <table:table-cell office:value-type="string">
            <text:p>0xd5e480</text:p>
          </table:table-cell>
          <table:table-cell table:number-columns-repeated="1021"/>
        </table:table-row>
        <table:table-row table:style-name="ro3">
          <table:table-cell office:value-type="string">
            <text:p>AddClearCount</text:p>
          </table:table-cell>
          <table:table-cell office:value-type="float" office:value="14019616">
            <text:p>14019616</text:p>
          </table:table-cell>
          <table:table-cell office:value-type="string">
            <text:p>0xd5ec20</text:p>
          </table:table-cell>
          <table:table-cell table:number-columns-repeated="1021"/>
        </table:table-row>
        <table:table-row table:style-name="ro3">
          <table:table-cell office:value-type="string">
            <text:p>AddCorpseEvent</text:p>
          </table:table-cell>
          <table:table-cell office:value-type="float" office:value="14027056">
            <text:p>14027056</text:p>
          </table:table-cell>
          <table:table-cell office:value-type="string">
            <text:p>0xd60930</text:p>
          </table:table-cell>
          <table:table-cell table:number-columns-repeated="1021"/>
        </table:table-row>
        <table:table-row table:style-name="ro3">
          <table:table-cell office:value-type="string">
            <text:p>AddCurrentVowRankPoint</text:p>
          </table:table-cell>
          <table:table-cell office:value-type="float" office:value="14024912">
            <text:p>14024912</text:p>
          </table:table-cell>
          <table:table-cell office:value-type="string">
            <text:p>0xd600d0</text:p>
          </table:table-cell>
          <table:table-cell table:number-columns-repeated="1021"/>
        </table:table-row>
        <table:table-row table:style-name="ro3">
          <table:table-cell office:value-type="string">
            <text:p>AddCustomRoutePoint</text:p>
          </table:table-cell>
          <table:table-cell office:value-type="float" office:value="14042560">
            <text:p>14042560</text:p>
          </table:table-cell>
          <table:table-cell office:value-type="string">
            <text:p>0xd645c0</text:p>
          </table:table-cell>
          <table:table-cell table:number-columns-repeated="1021"/>
        </table:table-row>
        <table:table-row table:style-name="ro3">
          <table:table-cell office:value-type="string">
            <text:p>AddDeathCount</text:p>
          </table:table-cell>
          <table:table-cell office:value-type="float" office:value="14016032">
            <text:p>14016032</text:p>
          </table:table-cell>
          <table:table-cell office:value-type="string">
            <text:p>0xd5de20</text:p>
          </table:table-cell>
          <table:table-cell table:number-columns-repeated="1021"/>
        </table:table-row>
        <table:table-row table:style-name="ro3">
          <table:table-cell office:value-type="string">
            <text:p>AddEventParts_Ignore</text:p>
          </table:table-cell>
          <table:table-cell office:value-type="float" office:value="14028016">
            <text:p>14028016</text:p>
          </table:table-cell>
          <table:table-cell office:value-type="string">
            <text:p>0xd60cf0</text:p>
          </table:table-cell>
          <table:table-cell table:number-columns-repeated="1021"/>
        </table:table-row>
        <table:table-row table:style-name="ro3">
          <table:table-cell office:value-type="string">
            <text:p>AddEventSimpleTalk</text:p>
          </table:table-cell>
          <table:table-cell office:value-type="float" office:value="14035040">
            <text:p>14035040</text:p>
          </table:table-cell>
          <table:table-cell office:value-type="string">
            <text:p>0xd62860</text:p>
          </table:table-cell>
          <table:table-cell table:number-columns-repeated="1021"/>
        </table:table-row>
        <table:table-row table:style-name="ro3">
          <table:table-cell office:value-type="string">
            <text:p>AddEventSimpleTalkTimer</text:p>
          </table:table-cell>
          <table:table-cell office:value-type="float" office:value="14034976">
            <text:p>14034976</text:p>
          </table:table-cell>
          <table:table-cell office:value-type="string">
            <text:p>0xd62820</text:p>
          </table:table-cell>
          <table:table-cell table:number-columns-repeated="1021"/>
        </table:table-row>
        <table:table-row table:style-name="ro3">
          <table:table-cell office:value-type="string">
            <text:p>AddFieldInsFilter</text:p>
          </table:table-cell>
          <table:table-cell office:value-type="float" office:value="14034832">
            <text:p>14034832</text:p>
          </table:table-cell>
          <table:table-cell office:value-type="string">
            <text:p>0xd62790</text:p>
          </table:table-cell>
          <table:table-cell table:number-columns-repeated="1021"/>
        </table:table-row>
        <table:table-row table:style-name="ro3">
          <table:table-cell office:value-type="string">
            <text:p>AddGeneEvent</text:p>
          </table:table-cell>
          <table:table-cell office:value-type="float" office:value="14033584">
            <text:p>14033584</text:p>
          </table:table-cell>
          <table:table-cell office:value-type="string">
            <text:p>0xd622b0</text:p>
          </table:table-cell>
          <table:table-cell table:number-columns-repeated="1021"/>
        </table:table-row>
        <table:table-row table:style-name="ro3">
          <table:table-cell office:value-type="string">
            <text:p>AddHelpWhiteGhost</text:p>
          </table:table-cell>
          <table:table-cell office:value-type="float" office:value="14015312">
            <text:p>14015312</text:p>
          </table:table-cell>
          <table:table-cell office:value-type="string">
            <text:p>0xd5db50</text:p>
          </table:table-cell>
          <table:table-cell table:number-columns-repeated="1021"/>
        </table:table-row>
        <table:table-row table:style-name="ro3">
          <table:table-cell office:value-type="string">
            <text:p>AddHitMaskByBit</text:p>
          </table:table-cell>
          <table:table-cell office:value-type="float" office:value="14044496">
            <text:p>14044496</text:p>
          </table:table-cell>
          <table:table-cell office:value-type="string">
            <text:p>0xd64d50</text:p>
          </table:table-cell>
          <table:table-cell table:number-columns-repeated="1021"/>
        </table:table-row>
        <table:table-row table:style-name="ro3">
          <table:table-cell office:value-type="string">
            <text:p>AddInfomationBuffer</text:p>
          </table:table-cell>
          <table:table-cell office:value-type="float" office:value="14042912">
            <text:p>14042912</text:p>
          </table:table-cell>
          <table:table-cell office:value-type="string">
            <text:p>0xd64720</text:p>
          </table:table-cell>
          <table:table-cell table:number-columns-repeated="1021"/>
        </table:table-row>
        <table:table-row table:style-name="ro3">
          <table:table-cell office:value-type="string">
            <text:p>AddInfomationBufferTag</text:p>
          </table:table-cell>
          <table:table-cell office:value-type="float" office:value="14042928">
            <text:p>14042928</text:p>
          </table:table-cell>
          <table:table-cell office:value-type="string">
            <text:p>0xd64730</text:p>
          </table:table-cell>
          <table:table-cell table:number-columns-repeated="1021"/>
        </table:table-row>
        <table:table-row table:style-name="ro3">
          <table:table-cell office:value-type="string">
            <text:p>AddInfomationList</text:p>
          </table:table-cell>
          <table:table-cell office:value-type="float" office:value="14033776">
            <text:p>14033776</text:p>
          </table:table-cell>
          <table:table-cell office:value-type="string">
            <text:p>0xd62370</text:p>
          </table:table-cell>
          <table:table-cell table:number-columns-repeated="1021"/>
        </table:table-row>
        <table:table-row table:style-name="ro3">
          <table:table-cell office:value-type="string">
            <text:p>AddInfomationTimeMsgTag</text:p>
          </table:table-cell>
          <table:table-cell office:value-type="float" office:value="14042864">
            <text:p>14042864</text:p>
          </table:table-cell>
          <table:table-cell office:value-type="string">
            <text:p>0xd646f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</text:p>
          </table:table-cell>
          <table:table-cell office:value-type="float" office:value="14042832">
            <text:p>14042832</text:p>
          </table:table-cell>
          <table:table-cell office:value-type="string">
            <text:p>0xd646d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Plus</text:p>
          </table:table-cell>
          <table:table-cell office:value-type="float" office:value="14042800">
            <text:p>14042800</text:p>
          </table:table-cell>
          <table:table-cell office:value-type="string">
            <text:p>0xd646b0</text:p>
          </table:table-cell>
          <table:table-cell table:number-columns-repeated="1021"/>
        </table:table-row>
        <table:table-row table:style-name="ro3">
          <table:table-cell office:value-type="string">
            <text:p>AddInventoryItem</text:p>
          </table:table-cell>
          <table:table-cell office:value-type="float" office:value="14050496">
            <text:p>14050496</text:p>
          </table:table-cell>
          <table:table-cell office:value-type="string">
            <text:p>0xd664c0</text:p>
          </table:table-cell>
          <table:table-cell table:number-columns-repeated="1021"/>
        </table:table-row>
        <table:table-row table:style-name="ro3">
          <table:table-cell office:value-type="string">
            <text:p>AddKillBlackGhost</text:p>
          </table:table-cell>
          <table:table-cell office:value-type="float" office:value="14015280">
            <text:p>14015280</text:p>
          </table:table-cell>
          <table:table-cell office:value-type="string">
            <text:p>0xd5db30</text:p>
          </table:table-cell>
          <table:table-cell table:number-columns-repeated="1021"/>
        </table:table-row>
        <table:table-row table:style-name="ro3">
          <table:table-cell office:value-type="string">
            <text:p>AddQWC</text:p>
          </table:table-cell>
          <table:table-cell office:value-type="float" office:value="14022672">
            <text:p>14022672</text:p>
          </table:table-cell>
          <table:table-cell office:value-type="string">
            <text:p>0xd5f810</text:p>
          </table:table-cell>
          <table:table-cell table:number-columns-repeated="1021"/>
        </table:table-row>
        <table:table-row table:style-name="ro3">
          <table:table-cell office:value-type="string">
            <text:p>AddTreasureEvent</text:p>
          </table:table-cell>
          <table:table-cell office:value-type="float" office:value="14021552">
            <text:p>14021552</text:p>
          </table:table-cell>
          <table:table-cell office:value-type="string">
            <text:p>0xd5f3b0</text:p>
          </table:table-cell>
          <table:table-cell table:number-columns-repeated="1021"/>
        </table:table-row>
        <table:table-row table:style-name="ro3">
          <table:table-cell office:value-type="string">
            <text:p>AddTrueDeathCount</text:p>
          </table:table-cell>
          <table:table-cell office:value-type="float" office:value="14015984">
            <text:p>14015984</text:p>
          </table:table-cell>
          <table:table-cell office:value-type="string">
            <text:p>0xd5ddf0</text:p>
          </table:table-cell>
          <table:table-cell table:number-columns-repeated="1021"/>
        </table:table-row>
        <table:table-row table:style-name="ro3">
          <table:table-cell office:value-type="string">
            <text:p>BeginAction</text:p>
          </table:table-cell>
          <table:table-cell office:value-type="float" office:value="14023920">
            <text:p>14023920</text:p>
          </table:table-cell>
          <table:table-cell office:value-type="string">
            <text:p>0xd5fcf0</text:p>
          </table:table-cell>
          <table:table-cell table:number-columns-repeated="1021"/>
        </table:table-row>
        <table:table-row table:style-name="ro3">
          <table:table-cell office:value-type="string">
            <text:p>BeginLoopCheck</text:p>
          </table:table-cell>
          <table:table-cell office:value-type="float" office:value="14023568">
            <text:p>14023568</text:p>
          </table:table-cell>
          <table:table-cell office:value-type="string">
            <text:p>0xd5fb90</text:p>
          </table:table-cell>
          <table:table-cell table:number-columns-repeated="1021"/>
        </table:table-row>
        <table:table-row table:style-name="ro3">
          <table:table-cell office:value-type="string">
            <text:p>CamReset</text:p>
          </table:table-cell>
          <table:table-cell office:value-type="float" office:value="14023424">
            <text:p>14023424</text:p>
          </table:table-cell>
          <table:table-cell office:value-type="string">
            <text:p>0xd5fb00</text:p>
          </table:table-cell>
          <table:table-cell table:number-columns-repeated="1021"/>
        </table:table-row>
        <table:table-row table:style-name="ro3">
          <table:table-cell office:value-type="string">
            <text:p>CastPointSpell</text:p>
          </table:table-cell>
          <table:table-cell office:value-type="float" office:value="14049200">
            <text:p>14049200</text:p>
          </table:table-cell>
          <table:table-cell office:value-type="string">
            <text:p>0xd65fb0</text:p>
          </table:table-cell>
          <table:table-cell table:number-columns-repeated="1021"/>
        </table:table-row>
        <table:table-row table:style-name="ro3">
          <table:table-cell office:value-type="string">
            <text:p>CastTargetSpell</text:p>
          </table:table-cell>
          <table:table-cell office:value-type="float" office:value="14048912">
            <text:p>14048912</text:p>
          </table:table-cell>
          <table:table-cell office:value-type="string">
            <text:p>0xd65e90</text:p>
          </table:table-cell>
          <table:table-cell table:number-columns-repeated="1021"/>
        </table:table-row>
        <table:table-row table:style-name="ro3">
          <table:table-cell office:value-type="string">
            <text:p>CastTargetSpellPlus</text:p>
          </table:table-cell>
          <table:table-cell office:value-type="float" office:value="14048848">
            <text:p>14048848</text:p>
          </table:table-cell>
          <table:table-cell office:value-type="string">
            <text:p>0xd65e50</text:p>
          </table:table-cell>
          <table:table-cell table:number-columns-repeated="1021"/>
        </table:table-row>
        <table:table-row table:style-name="ro3">
          <table:table-cell office:value-type="string">
            <text:p>ChangeInitPosAng</text:p>
          </table:table-cell>
          <table:table-cell office:value-type="float" office:value="14028144">
            <text:p>14028144</text:p>
          </table:table-cell>
          <table:table-cell office:value-type="string">
            <text:p>0xd60d70</text:p>
          </table:table-cell>
          <table:table-cell table:number-columns-repeated="1021"/>
        </table:table-row>
        <table:table-row table:style-name="ro3">
          <table:table-cell office:value-type="string">
            <text:p>ChangeGreyGhost</text:p>
          </table:table-cell>
          <table:table-cell office:value-type="float" office:value="14050256">
            <text:p>14050256</text:p>
          </table:table-cell>
          <table:table-cell office:value-type="string">
            <text:p>0xd663d0</text:p>
          </table:table-cell>
          <table:table-cell table:number-columns-repeated="1021"/>
        </table:table-row>
        <table:table-row table:style-name="ro3">
          <table:table-cell office:value-type="string">
            <text:p>ChangeModel</text:p>
          </table:table-cell>
          <table:table-cell office:value-type="float" office:value="14044272">
            <text:p>14044272</text:p>
          </table:table-cell>
          <table:table-cell office:value-type="string">
            <text:p>0xd64c70</text:p>
          </table:table-cell>
          <table:table-cell table:number-columns-repeated="1021"/>
        </table:table-row>
        <table:table-row table:style-name="ro3">
          <table:table-cell office:value-type="string">
            <text:p>ChangeTarget</text:p>
          </table:table-cell>
          <table:table-cell office:value-type="float" office:value="14032288">
            <text:p>14032288</text:p>
          </table:table-cell>
          <table:table-cell office:value-type="string">
            <text:p>0xd61da0</text:p>
          </table:table-cell>
          <table:table-cell table:number-columns-repeated="1021"/>
        </table:table-row>
        <table:table-row table:style-name="ro3">
          <table:table-cell office:value-type="string">
            <text:p>ChangeThink</text:p>
          </table:table-cell>
          <table:table-cell office:value-type="float" office:value="14047392">
            <text:p>14047392</text:p>
          </table:table-cell>
          <table:table-cell office:value-type="string">
            <text:p>0xd658a0</text:p>
          </table:table-cell>
          <table:table-cell table:number-columns-repeated="1021"/>
        </table:table-row>
        <table:table-row table:style-name="ro3">
          <table:table-cell office:value-type="string">
            <text:p>ChangeWander</text:p>
          </table:table-cell>
          <table:table-cell office:value-type="float" office:value="14028800">
            <text:p>14028800</text:p>
          </table:table-cell>
          <table:table-cell office:value-type="string">
            <text:p>0xd61000</text:p>
          </table:table-cell>
          <table:table-cell table:number-columns-repeated="1021"/>
        </table:table-row>
        <table:table-row table:style-name="ro3">
          <table:table-cell office:value-type="string">
            <text:p>CharacterAllAttachSys</text:p>
          </table:table-cell>
          <table:table-cell office:value-type="float" office:value="14026848">
            <text:p>14026848</text:p>
          </table:table-cell>
          <table:table-cell office:value-type="string">
            <text:p>0xd60860</text:p>
          </table:table-cell>
          <table:table-cell table:number-columns-repeated="1021"/>
        </table:table-row>
        <table:table-row table:style-name="ro3">
          <table:table-cell office:value-type="string">
            <text:p>CharactorCopyPosAng</text:p>
          </table:table-cell>
          <table:table-cell office:value-type="float" office:value="14041488">
            <text:p>14041488</text:p>
          </table:table-cell>
          <table:table-cell office:value-type="string">
            <text:p>0xd64190</text:p>
          </table:table-cell>
          <table:table-cell table:number-columns-repeated="1021"/>
        </table:table-row>
        <table:table-row table:style-name="ro3">
          <table:table-cell office:value-type="string">
            <text:p>CheckEventBody</text:p>
          </table:table-cell>
          <table:table-cell office:value-type="float" office:value="14019680">
            <text:p>14019680</text:p>
          </table:table-cell>
          <table:table-cell office:value-type="string">
            <text:p>0xd5ec60</text:p>
          </table:table-cell>
          <table:table-cell table:number-columns-repeated="1021"/>
        </table:table-row>
        <table:table-row table:style-name="ro3">
          <table:table-cell office:value-type="string">
            <text:p>CheckPenalty</text:p>
          </table:table-cell>
          <table:table-cell office:value-type="float" office:value="14020176">
            <text:p>14020176</text:p>
          </table:table-cell>
          <table:table-cell office:value-type="string">
            <text:p>0xd5ee50</text:p>
          </table:table-cell>
          <table:table-cell table:number-columns-repeated="1021"/>
        </table:table-row>
        <table:table-row table:style-name="ro3">
          <table:table-cell office:value-type="string">
            <text:p>ChrDisableUpdate</text:p>
          </table:table-cell>
          <table:table-cell office:value-type="float" office:value="14029920">
            <text:p>14029920</text:p>
          </table:table-cell>
          <table:table-cell office:value-type="string">
            <text:p>0xd61460</text:p>
          </table:table-cell>
          <table:table-cell table:number-columns-repeated="1021"/>
        </table:table-row>
        <table:table-row table:style-name="ro3">
          <table:table-cell office:value-type="string">
            <text:p>ChrFadeIn</text:p>
          </table:table-cell>
          <table:table-cell office:value-type="float" office:value="14026720">
            <text:p>14026720</text:p>
          </table:table-cell>
          <table:table-cell office:value-type="string">
            <text:p>0xd607e0</text:p>
          </table:table-cell>
          <table:table-cell table:number-columns-repeated="1021"/>
        </table:table-row>
        <table:table-row table:style-name="ro3">
          <table:table-cell office:value-type="string">
            <text:p>ChrFadeOut</text:p>
          </table:table-cell>
          <table:table-cell office:value-type="float" office:value="14026608">
            <text:p>14026608</text:p>
          </table:table-cell>
          <table:table-cell office:value-type="string">
            <text:p>0xd60770</text:p>
          </table:table-cell>
          <table:table-cell table:number-columns-repeated="1021"/>
        </table:table-row>
        <table:table-row table:style-name="ro3">
          <table:table-cell office:value-type="string">
            <text:p>ChrResetAnimation</text:p>
          </table:table-cell>
          <table:table-cell office:value-type="float" office:value="14026352">
            <text:p>14026352</text:p>
          </table:table-cell>
          <table:table-cell office:value-type="string">
            <text:p>0xd60670</text:p>
          </table:table-cell>
          <table:table-cell table:number-columns-repeated="1021"/>
        </table:table-row>
        <table:table-row table:style-name="ro3">
          <table:table-cell office:value-type="string">
            <text:p>ChrResetRequest</text:p>
          </table:table-cell>
          <table:table-cell office:value-type="float" office:value="14026400">
            <text:p>14026400</text:p>
          </table:table-cell>
          <table:table-cell office:value-type="string">
            <text:p>0xd606a0</text:p>
          </table:table-cell>
          <table:table-cell table:number-columns-repeated="1021"/>
        </table:table-row>
        <table:table-row table:style-name="ro3">
          <table:table-cell office:value-type="string">
            <text:p>ClearBossGauge</text:p>
          </table:table-cell>
          <table:table-cell office:value-type="float" office:value="14015872">
            <text:p>14015872</text:p>
          </table:table-cell>
          <table:table-cell office:value-type="string">
            <text:p>0xd5dd80</text:p>
          </table:table-cell>
          <table:table-cell table:number-columns-repeated="1021"/>
        </table:table-row>
        <table:table-row table:style-name="ro3">
          <table:table-cell office:value-type="string">
            <text:p>ClearMyWorldState</text:p>
          </table:table-cell>
          <table:table-cell office:value-type="float" office:value="14020048">
            <text:p>14020048</text:p>
          </table:table-cell>
          <table:table-cell office:value-type="string">
            <text:p>0xd5edd0</text:p>
          </table:table-cell>
          <table:table-cell table:number-columns-repeated="1021"/>
        </table:table-row>
        <table:table-row table:style-name="ro3">
          <table:table-cell office:value-type="string">
            <text:p>ClearSosSign</text:p>
          </table:table-cell>
          <table:table-cell office:value-type="float" office:value="14020304">
            <text:p>14020304</text:p>
          </table:table-cell>
          <table:table-cell office:value-type="string">
            <text:p>0xd5eed0</text:p>
          </table:table-cell>
          <table:table-cell table:number-columns-repeated="1021"/>
        </table:table-row>
        <table:table-row table:style-name="ro3">
          <table:table-cell office:value-type="string">
            <text:p>ClearTarget</text:p>
          </table:table-cell>
          <table:table-cell office:value-type="float" office:value="14029760">
            <text:p>14029760</text:p>
          </table:table-cell>
          <table:table-cell office:value-type="string">
            <text:p>0xd613c0</text:p>
          </table:table-cell>
          <table:table-cell table:number-columns-repeated="1021"/>
        </table:table-row>
        <table:table-row table:style-name="ro3">
          <table:table-cell office:value-type="string">
            <text:p>CloseGenDialog</text:p>
          </table:table-cell>
          <table:table-cell office:value-type="float" office:value="14017792">
            <text:p>14017792</text:p>
          </table:table-cell>
          <table:table-cell office:value-type="string">
            <text:p>0xd5e500</text:p>
          </table:table-cell>
          <table:table-cell table:number-columns-repeated="1021"/>
        </table:table-row>
        <table:table-row table:style-name="ro3">
          <table:table-cell office:value-type="string">
            <text:p>CloseMenu</text:p>
          </table:table-cell>
          <table:table-cell office:value-type="float" office:value="14019840">
            <text:p>14019840</text:p>
          </table:table-cell>
          <table:table-cell office:value-type="string">
            <text:p>0xd5ed00</text:p>
          </table:table-cell>
          <table:table-cell table:number-columns-repeated="1021"/>
        </table:table-row>
        <table:table-row table:style-name="ro3">
          <table:table-cell office:value-type="string">
            <text:p>CloseRankingDialog</text:p>
          </table:table-cell>
          <table:table-cell office:value-type="float" office:value="14014800">
            <text:p>14014800</text:p>
          </table:table-cell>
          <table:table-cell office:value-type="string">
            <text:p>0xd5d950</text:p>
          </table:table-cell>
          <table:table-cell table:number-columns-repeated="1021"/>
        </table:table-row>
        <table:table-row table:style-name="ro3">
          <table:table-cell office:value-type="string">
            <text:p>CloseTalk</text:p>
          </table:table-cell>
          <table:table-cell office:value-type="float" office:value="14018064">
            <text:p>14018064</text:p>
          </table:table-cell>
          <table:table-cell office:value-type="string">
            <text:p>0xd5e610</text:p>
          </table:table-cell>
          <table:table-cell table:number-columns-repeated="1021"/>
        </table:table-row>
        <table:table-row table:style-name="ro3">
          <table:table-cell office:value-type="string">
            <text:p>CompleteEvent</text:p>
          </table:table-cell>
          <table:table-cell office:value-type="float" office:value="14049440">
            <text:p>14049440</text:p>
          </table:table-cell>
          <table:table-cell office:value-type="string">
            <text:p>0xd660a0</text:p>
          </table:table-cell>
          <table:table-cell table:number-columns-repeated="1021"/>
        </table:table-row>
        <table:table-row table:style-name="ro3">
          <table:table-cell office:value-type="string">
            <text:p>CreateCamSfx</text:p>
          </table:table-cell>
          <table:table-cell office:value-type="float" office:value="14033072">
            <text:p>14033072</text:p>
          </table:table-cell>
          <table:table-cell office:value-type="string">
            <text:p>0xd620b0</text:p>
          </table:table-cell>
          <table:table-cell table:number-columns-repeated="1021"/>
        </table:table-row>
        <table:table-row table:style-name="ro3">
          <table:table-cell office:value-type="string">
            <text:p>CreateHeroBloodStain</text:p>
          </table:table-cell>
          <table:table-cell office:value-type="float" office:value="14034496">
            <text:p>14034496</text:p>
          </table:table-cell>
          <table:table-cell office:value-type="string">
            <text:p>0xd62640</text:p>
          </table:table-cell>
          <table:table-cell table:number-columns-repeated="1021"/>
        </table:table-row>
        <table:table-row table:style-name="ro3">
          <table:table-cell office:value-type="string">
            <text:p>CreateSfx</text:p>
          </table:table-cell>
          <table:table-cell office:value-type="float" office:value="14020608">
            <text:p>14020608</text:p>
          </table:table-cell>
          <table:table-cell office:value-type="string">
            <text:p>0xd5f000</text:p>
          </table:table-cell>
          <table:table-cell table:number-columns-repeated="1021"/>
        </table:table-row>
        <table:table-row table:style-name="ro3">
          <table:table-cell office:value-type="string">
            <text:p>CreateSfx_DummyPoly</text:p>
          </table:table-cell>
          <table:table-cell office:value-type="float" office:value="14041408">
            <text:p>14041408</text:p>
          </table:table-cell>
          <table:table-cell office:value-type="string">
            <text:p>0xd64140</text:p>
          </table:table-cell>
          <table:table-cell table:number-columns-repeated="1021"/>
        </table:table-row>
        <table:table-row table:style-name="ro3">
          <table:table-cell office:value-type="string">
            <text:p>CroseBriefingMsg</text:p>
          </table:table-cell>
          <table:table-cell office:value-type="float" office:value="14017536">
            <text:p>14017536</text:p>
          </table:table-cell>
          <table:table-cell office:value-type="string">
            <text:p>0xd5e400</text:p>
          </table:table-cell>
          <table:table-cell table:number-columns-repeated="1021"/>
        </table:table-row>
        <table:table-row table:style-name="ro3">
          <table:table-cell office:value-type="string">
            <text:p>CustomLuaCall</text:p>
          </table:table-cell>
          <table:table-cell office:value-type="float" office:value="14036016">
            <text:p>14036016</text:p>
          </table:table-cell>
          <table:table-cell office:value-type="string">
            <text:p>0xd62c30</text:p>
          </table:table-cell>
          <table:table-cell table:number-columns-repeated="1021"/>
        </table:table-row>
        <table:table-row table:style-name="ro3">
          <table:table-cell office:value-type="string">
            <text:p>CustomLuaCallStart</text:p>
          </table:table-cell>
          <table:table-cell office:value-type="float" office:value="14049856">
            <text:p>14049856</text:p>
          </table:table-cell>
          <table:table-cell office:value-type="string">
            <text:p>0xd66240</text:p>
          </table:table-cell>
          <table:table-cell table:number-columns-repeated="1021"/>
        </table:table-row>
        <table:table-row table:style-name="ro3">
          <table:table-cell office:value-type="string">
            <text:p>CustomLuaCallStartPlus</text:p>
          </table:table-cell>
          <table:table-cell office:value-type="float" office:value="14049808">
            <text:p>14049808</text:p>
          </table:table-cell>
          <table:table-cell office:value-type="string">
            <text:p>0xd66210</text:p>
          </table:table-cell>
          <table:table-cell table:number-columns-repeated="1021"/>
        </table:table-row>
        <table:table-row table:style-name="ro3">
          <table:table-cell office:value-type="string">
            <text:p>DeleteCamSfx</text:p>
          </table:table-cell>
          <table:table-cell office:value-type="float" office:value="14018720">
            <text:p>14018720</text:p>
          </table:table-cell>
          <table:table-cell office:value-type="string">
            <text:p>0xd5e8a0</text:p>
          </table:table-cell>
          <table:table-cell table:number-columns-repeated="1021"/>
        </table:table-row>
        <table:table-row table:style-name="ro3">
          <table:table-cell office:value-type="string">
            <text:p>DeleteEvent</text:p>
          </table:table-cell>
          <table:table-cell office:value-type="float" office:value="14019232">
            <text:p>14019232</text:p>
          </table:table-cell>
          <table:table-cell office:value-type="string">
            <text:p>0xd5eaa0</text:p>
          </table:table-cell>
          <table:table-cell table:number-columns-repeated="1021"/>
        </table:table-row>
        <table:table-row table:style-name="ro3">
          <table:table-cell office:value-type="string">
            <text:p>DeleteObjSfxAll</text:p>
          </table:table-cell>
          <table:table-cell office:value-type="float" office:value="14018480">
            <text:p>14018480</text:p>
          </table:table-cell>
          <table:table-cell office:value-type="string">
            <text:p>0xd5e7b0</text:p>
          </table:table-cell>
          <table:table-cell table:number-columns-repeated="1021"/>
        </table:table-row>
        <table:table-row table:style-name="ro3">
          <table:table-cell office:value-type="string">
            <text:p>DeleteObjSfxDmyPlyID</text:p>
          </table:table-cell>
          <table:table-cell office:value-type="float" office:value="14018544">
            <text:p>14018544</text:p>
          </table:table-cell>
          <table:table-cell office:value-type="string">
            <text:p>0xd5e7f0</text:p>
          </table:table-cell>
          <table:table-cell table:number-columns-repeated="1021"/>
        </table:table-row>
        <table:table-row table:style-name="ro3">
          <table:table-cell office:value-type="string">
            <text:p>DeleteObjSfxEventID</text:p>
          </table:table-cell>
          <table:table-cell office:value-type="float" office:value="14018512">
            <text:p>14018512</text:p>
          </table:table-cell>
          <table:table-cell office:value-type="string">
            <text:p>0xd5e7d0</text:p>
          </table:table-cell>
          <table:table-cell table:number-columns-repeated="1021"/>
        </table:table-row>
        <table:table-row table:style-name="ro3">
          <table:table-cell office:value-type="string">
            <text:p>DisableCollection</text:p>
          </table:table-cell>
          <table:table-cell office:value-type="float" office:value="14027328">
            <text:p>14027328</text:p>
          </table:table-cell>
          <table:table-cell office:value-type="string">
            <text:p>0xd60a40</text:p>
          </table:table-cell>
          <table:table-cell table:number-columns-repeated="1021"/>
        </table:table-row>
        <table:table-row table:style-name="ro3">
          <table:table-cell office:value-type="string">
            <text:p>DisableDamage</text:p>
          </table:table-cell>
          <table:table-cell office:value-type="float" office:value="14028240">
            <text:p>14028240</text:p>
          </table:table-cell>
          <table:table-cell office:value-type="string">
            <text:p>0xd60dd0</text:p>
          </table:table-cell>
          <table:table-cell table:number-columns-repeated="1021"/>
        </table:table-row>
        <table:table-row table:style-name="ro3">
          <table:table-cell office:value-type="string">
            <text:p>DisableHpGauge</text:p>
          </table:table-cell>
          <table:table-cell office:value-type="float" office:value="14027264">
            <text:p>14027264</text:p>
          </table:table-cell>
          <table:table-cell office:value-type="string">
            <text:p>0xd60a00</text:p>
          </table:table-cell>
          <table:table-cell table:number-columns-repeated="1021"/>
        </table:table-row>
        <table:table-row table:style-name="ro3">
          <table:table-cell office:value-type="string">
            <text:p>DisableInterupt</text:p>
          </table:table-cell>
          <table:table-cell office:value-type="float" office:value="14029488">
            <text:p>14029488</text:p>
          </table:table-cell>
          <table:table-cell office:value-type="string">
            <text:p>0xd612b0</text:p>
          </table:table-cell>
          <table:table-cell table:number-columns-repeated="1021"/>
        </table:table-row>
        <table:table-row table:style-name="ro3">
          <table:table-cell office:value-type="string">
            <text:p>DisableMapHit</text:p>
          </table:table-cell>
          <table:table-cell office:value-type="float" office:value="14030736">
            <text:p>14030736</text:p>
          </table:table-cell>
          <table:table-cell office:value-type="string">
            <text:p>0xd61790</text:p>
          </table:table-cell>
          <table:table-cell table:number-columns-repeated="1021"/>
        </table:table-row>
        <table:table-row table:style-name="ro3">
          <table:table-cell office:value-type="string">
            <text:p>DisableMove</text:p>
          </table:table-cell>
          <table:table-cell office:value-type="float" office:value="14030800">
            <text:p>14030800</text:p>
          </table:table-cell>
          <table:table-cell office:value-type="string">
            <text:p>0xd617d0</text:p>
          </table:table-cell>
          <table:table-cell table:number-columns-repeated="1021"/>
        </table:table-row>
        <table:table-row table:style-name="ro3">
          <table:table-cell office:value-type="string">
            <text:p>EnableGeneratorSystem</text:p>
          </table:table-cell>
          <table:table-cell office:value-type="float" office:value="14020384">
            <text:p>14020384</text:p>
          </table:table-cell>
          <table:table-cell office:value-type="string">
            <text:p>0xd5ef20</text:p>
          </table:table-cell>
          <table:table-cell table:number-columns-repeated="1021"/>
        </table:table-row>
        <table:table-row table:style-name="ro3">
          <table:table-cell office:value-type="string">
            <text:p>EnableHide</text:p>
          </table:table-cell>
          <table:table-cell office:value-type="float" office:value="14028288">
            <text:p>14028288</text:p>
          </table:table-cell>
          <table:table-cell office:value-type="string">
            <text:p>0xd60e00</text:p>
          </table:table-cell>
          <table:table-cell table:number-columns-repeated="1021"/>
        </table:table-row>
        <table:table-row table:style-name="ro3">
          <table:table-cell office:value-type="string">
            <text:p>EnableInvincible</text:p>
          </table:table-cell>
          <table:table-cell office:value-type="float" office:value="14028176">
            <text:p>14028176</text:p>
          </table:table-cell>
          <table:table-cell office:value-type="string">
            <text:p>0xd60d90</text:p>
          </table:table-cell>
          <table:table-cell table:number-columns-repeated="1021"/>
        </table:table-row>
        <table:table-row table:style-name="ro3">
          <table:table-cell office:value-type="string">
            <text:p>EnableLogic</text:p>
          </table:table-cell>
          <table:table-cell office:value-type="float" office:value="14024080">
            <text:p>14024080</text:p>
          </table:table-cell>
          <table:table-cell office:value-type="string">
            <text:p>0xd5fd90</text:p>
          </table:table-cell>
          <table:table-cell table:number-columns-repeated="1021"/>
        </table:table-row>
        <table:table-row table:style-name="ro3">
          <table:table-cell office:value-type="string">
            <text:p>EnableObjTreasure</text:p>
          </table:table-cell>
          <table:table-cell office:value-type="float" office:value="14049744">
            <text:p>14049744</text:p>
          </table:table-cell>
          <table:table-cell office:value-type="string">
            <text:p>0xd661d0</text:p>
          </table:table-cell>
          <table:table-cell table:number-columns-repeated="1021"/>
        </table:table-row>
        <table:table-row table:style-name="ro3">
          <table:table-cell office:value-type="string">
            <text:p>EndAnimation</text:p>
          </table:table-cell>
          <table:table-cell office:value-type="float" office:value="14031856">
            <text:p>14031856</text:p>
          </table:table-cell>
          <table:table-cell office:value-type="string">
            <text:p>0xd61bf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</text:p>
          </table:table-cell>
          <table:table-cell office:value-type="float" office:value="14029328">
            <text:p>14029328</text:p>
          </table:table-cell>
          <table:table-cell office:value-type="string">
            <text:p>0xd6121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_2</text:p>
          </table:table-cell>
          <table:table-cell office:value-type="float" office:value="14029168">
            <text:p>14029168</text:p>
          </table:table-cell>
          <table:table-cell office:value-type="string">
            <text:p>0xd61170</text:p>
          </table:table-cell>
          <table:table-cell table:number-columns-repeated="1021"/>
        </table:table-row>
        <table:table-row table:style-name="ro3">
          <table:table-cell office:value-type="string">
            <text:p>EventTagInsertString_forPlayerNo</text:p>
          </table:table-cell>
          <table:table-cell office:value-type="float" office:value="14018592">
            <text:p>14018592</text:p>
          </table:table-cell>
          <table:table-cell office:value-type="string">
            <text:p>0xd5e820</text:p>
          </table:table-cell>
          <table:table-cell table:number-columns-repeated="1021"/>
        </table:table-row>
        <table:table-row table:style-name="ro3">
          <table:table-cell office:value-type="string">
            <text:p>ForceChangeTarget</text:p>
          </table:table-cell>
          <table:table-cell office:value-type="float" office:value="14032384">
            <text:p>14032384</text:p>
          </table:table-cell>
          <table:table-cell office:value-type="string">
            <text:p>0xd61e00</text:p>
          </table:table-cell>
          <table:table-cell table:number-columns-repeated="1021"/>
        </table:table-row>
        <table:table-row table:style-name="ro3">
          <table:table-cell office:value-type="string">
            <text:p>ForceDead</text:p>
          </table:table-cell>
          <table:table-cell office:value-type="float" office:value="14050960">
            <text:p>14050960</text:p>
          </table:table-cell>
          <table:table-cell office:value-type="string">
            <text:p>0xd66690</text:p>
          </table:table-cell>
          <table:table-cell table:number-columns-repeated="1021"/>
        </table:table-row>
        <table:table-row table:style-name="ro3">
          <table:table-cell office:value-type="string">
            <text:p>ForcePlayAnimation</text:p>
          </table:table-cell>
          <table:table-cell office:value-type="float" office:value="14032112">
            <text:p>14032112</text:p>
          </table:table-cell>
          <table:table-cell office:value-type="string">
            <text:p>0xd61cf0</text:p>
          </table:table-cell>
          <table:table-cell table:number-columns-repeated="1021"/>
        </table:table-row>
        <table:table-row table:style-name="ro3">
          <table:table-cell office:value-type="string">
            <text:p>ForcePlayAnimationStayCancel</text:p>
          </table:table-cell>
          <table:table-cell office:value-type="float" office:value="14032032">
            <text:p>14032032</text:p>
          </table:table-cell>
          <table:table-cell office:value-type="string">
            <text:p>0xd61ca0</text:p>
          </table:table-cell>
          <table:table-cell table:number-columns-repeated="1021"/>
        </table:table-row>
        <table:table-row table:style-name="ro3">
          <table:table-cell office:value-type="string">
            <text:p>ForcePlayLoopAnimation</text:p>
          </table:table-cell>
          <table:table-cell office:value-type="float" office:value="14031952">
            <text:p>14031952</text:p>
          </table:table-cell>
          <table:table-cell office:value-type="string">
            <text:p>0xd61c50</text:p>
          </table:table-cell>
          <table:table-cell table:number-columns-repeated="1021"/>
        </table:table-row>
        <table:table-row table:style-name="ro3">
          <table:table-cell office:value-type="string">
            <text:p>ForceUpdateNextFrame</text:p>
          </table:table-cell>
          <table:table-cell office:value-type="float" office:value="14027920">
            <text:p>14027920</text:p>
          </table:table-cell>
          <table:table-cell office:value-type="string">
            <text:p>0xd60c90</text:p>
          </table:table-cell>
          <table:table-cell table:number-columns-repeated="1021"/>
        </table:table-row>
        <table:table-row table:style-name="ro3">
          <table:table-cell office:value-type="string">
            <text:p>GetBountyRankPoint</text:p>
          </table:table-cell>
          <table:table-cell office:value-type="float" office:value="14025008">
            <text:p>14025008</text:p>
          </table:table-cell>
          <table:table-cell office:value-type="string">
            <text:p>0xd60130</text:p>
          </table:table-cell>
          <table:table-cell table:number-columns-repeated="1021"/>
        </table:table-row>
        <table:table-row table:style-name="ro3">
          <table:table-cell office:value-type="string">
            <text:p>GetClearBonus</text:p>
          </table:table-cell>
          <table:table-cell office:value-type="float" office:value="14016176">
            <text:p>14016176</text:p>
          </table:table-cell>
          <table:table-cell office:value-type="string">
            <text:p>0xd5deb0</text:p>
          </table:table-cell>
          <table:table-cell table:number-columns-repeated="1021"/>
        </table:table-row>
        <table:table-row table:style-name="ro3">
          <table:table-cell office:value-type="string">
            <text:p>GetEnemyPlayerId_Random</text:p>
          </table:table-cell>
          <table:table-cell office:value-type="float" office:value="14019856">
            <text:p>14019856</text:p>
          </table:table-cell>
          <table:table-cell office:value-type="string">
            <text:p>0xd5ed10</text:p>
          </table:table-cell>
          <table:table-cell table:number-columns-repeated="1021"/>
        </table:table-row>
        <table:table-row table:style-name="ro3">
          <table:table-cell office:value-type="string">
            <text:p>GetEventFlagValue</text:p>
          </table:table-cell>
          <table:table-cell office:value-type="float" office:value="14025536">
            <text:p>14025536</text:p>
          </table:table-cell>
          <table:table-cell office:value-type="string">
            <text:p>0xd60340</text:p>
          </table:table-cell>
          <table:table-cell table:number-columns-repeated="1021"/>
        </table:table-row>
        <table:table-row table:style-name="ro3">
          <table:table-cell office:value-type="string">
            <text:p>GetEventGoalState</text:p>
          </table:table-cell>
          <table:table-cell office:value-type="float" office:value="14029552">
            <text:p>14029552</text:p>
          </table:table-cell>
          <table:table-cell office:value-type="string">
            <text:p>0xd612f0</text:p>
          </table:table-cell>
          <table:table-cell table:number-columns-repeated="1021"/>
        </table:table-row>
        <table:table-row table:style-name="ro3">
          <table:table-cell office:value-type="string">
            <text:p>GetEventMode</text:p>
          </table:table-cell>
          <table:table-cell office:value-type="float" office:value="14030480">
            <text:p>14030480</text:p>
          </table:table-cell>
          <table:table-cell office:value-type="string">
            <text:p>0xd61690</text:p>
          </table:table-cell>
          <table:table-cell table:number-columns-repeated="1021"/>
        </table:table-row>
        <table:table-row table:style-name="ro3">
          <table:table-cell office:value-type="string">
            <text:p>GetFloorMaterial</text:p>
          </table:table-cell>
          <table:table-cell office:value-type="float" office:value="14025856">
            <text:p>14025856</text:p>
          </table:table-cell>
          <table:table-cell office:value-type="string">
            <text:p>0xd60480</text:p>
          </table:table-cell>
          <table:table-cell table:number-columns-repeated="1021"/>
        </table:table-row>
        <table:table-row table:style-name="ro3">
          <table:table-cell office:value-type="string">
            <text:p>GetGlobalQWC</text:p>
          </table:table-cell>
          <table:table-cell office:value-type="float" office:value="14022736">
            <text:p>14022736</text:p>
          </table:table-cell>
          <table:table-cell office:value-type="string">
            <text:p>0xd5f850</text:p>
          </table:table-cell>
          <table:table-cell table:number-columns-repeated="1021"/>
        </table:table-row>
        <table:table-row table:style-name="ro3">
          <table:table-cell office:value-type="string">
            <text:p>GetHp</text:p>
          </table:table-cell>
          <table:table-cell office:value-type="float" office:value="14023296">
            <text:p>14023296</text:p>
          </table:table-cell>
          <table:table-cell office:value-type="string">
            <text:p>0xd5fa80</text:p>
          </table:table-cell>
          <table:table-cell table:number-columns-repeated="1021"/>
        </table:table-row>
        <table:table-row table:style-name="ro3">
          <table:table-cell office:value-type="string">
            <text:p>GetItem</text:p>
          </table:table-cell>
          <table:table-cell office:value-type="float" office:value="14017088">
            <text:p>14017088</text:p>
          </table:table-cell>
          <table:table-cell office:value-type="string">
            <text:p>0xd5e240</text:p>
          </table:table-cell>
          <table:table-cell table:number-columns-repeated="1021"/>
        </table:table-row>
        <table:table-row table:style-name="ro3">
          <table:table-cell office:value-type="string">
            <text:p>GetLocalPlayerChrType</text:p>
          </table:table-cell>
          <table:table-cell office:value-type="float" office:value="14023536">
            <text:p>14023536</text:p>
          </table:table-cell>
          <table:table-cell office:value-type="string">
            <text:p>0xd5fb70</text:p>
          </table:table-cell>
          <table:table-cell table:number-columns-repeated="1021"/>
        </table:table-row>
        <table:table-row table:style-name="ro3">
          <table:table-cell office:value-type="string">
            <text:p>GetLocalPlayerInvadeType</text:p>
          </table:table-cell>
          <table:table-cell office:value-type="float" office:value="14023504">
            <text:p>14023504</text:p>
          </table:table-cell>
          <table:table-cell office:value-type="string">
            <text:p>0xd5fb50</text:p>
          </table:table-cell>
          <table:table-cell table:number-columns-repeated="1021"/>
        </table:table-row>
        <table:table-row table:style-name="ro3">
          <table:table-cell office:value-type="string">
            <text:p>GetLocalPlayerVowType</text:p>
          </table:table-cell>
          <table:table-cell office:value-type="float" office:value="14023456">
            <text:p>14023456</text:p>
          </table:table-cell>
          <table:table-cell office:value-type="string">
            <text:p>0xd5fb20</text:p>
          </table:table-cell>
          <table:table-cell table:number-columns-repeated="1021"/>
        </table:table-row>
        <table:table-row table:style-name="ro3">
          <table:table-cell office:value-type="string">
            <text:p>GetLocalQWC</text:p>
          </table:table-cell>
          <table:table-cell office:value-type="float" office:value="14022768">
            <text:p>14022768</text:p>
          </table:table-cell>
          <table:table-cell office:value-type="string">
            <text:p>0xd5f870</text:p>
          </table:table-cell>
          <table:table-cell table:number-columns-repeated="1021"/>
        </table:table-row>
        <table:table-row table:style-name="ro3">
          <table:table-cell office:value-type="string">
            <text:p>GetPlayerId_Random</text:p>
          </table:table-cell>
          <table:table-cell office:value-type="float" office:value="14019888">
            <text:p>14019888</text:p>
          </table:table-cell>
          <table:table-cell office:value-type="string">
            <text:p>0xd5ed30</text:p>
          </table:table-cell>
          <table:table-cell table:number-columns-repeated="1021"/>
        </table:table-row>
        <table:table-row table:style-name="ro3">
          <table:table-cell office:value-type="string">
            <text:p>GetPlayerNo_LotNitoMultiItem</text:p>
          </table:table-cell>
          <table:table-cell office:value-type="float" office:value="14041344">
            <text:p>14041344</text:p>
          </table:table-cell>
          <table:table-cell office:value-type="string">
            <text:p>0xd64100</text:p>
          </table:table-cell>
          <table:table-cell table:number-columns-repeated="1021"/>
        </table:table-row>
        <table:table-row table:style-name="ro3">
          <table:table-cell office:value-type="string">
            <text:p>GetQWC</text:p>
          </table:table-cell>
          <table:table-cell office:value-type="float" office:value="14022848">
            <text:p>14022848</text:p>
          </table:table-cell>
          <table:table-cell office:value-type="string">
            <text:p>0xd5f8c0</text:p>
          </table:table-cell>
          <table:table-cell table:number-columns-repeated="1021"/>
        </table:table-row>
        <table:table-row table:style-name="ro3">
          <table:table-cell office:value-type="string">
            <text:p>GetRandom</text:p>
          </table:table-cell>
          <table:table-cell office:value-type="float" office:value="14016752">
            <text:p>14016752</text:p>
          </table:table-cell>
          <table:table-cell office:value-type="string">
            <text:p>0xd5e0f0</text:p>
          </table:table-cell>
          <table:table-cell table:number-columns-repeated="1021"/>
        </table:table-row>
        <table:table-row table:style-name="ro3">
          <table:table-cell office:value-type="string">
            <text:p>GetRateItem</text:p>
          </table:table-cell>
          <table:table-cell office:value-type="float" office:value="14050736">
            <text:p>14050736</text:p>
          </table:table-cell>
          <table:table-cell office:value-type="string">
            <text:p>0xd665b0</text:p>
          </table:table-cell>
          <table:table-cell table:number-columns-repeated="1021"/>
        </table:table-row>
        <table:table-row table:style-name="ro3">
          <table:table-cell office:value-type="string">
            <text:p>GetRightCurrentWeaponId</text:p>
          </table:table-cell>
          <table:table-cell office:value-type="float" office:value="14020480">
            <text:p>14020480</text:p>
          </table:table-cell>
          <table:table-cell office:value-type="string">
            <text:p>0xd5ef80</text:p>
          </table:table-cell>
          <table:table-cell table:number-columns-repeated="1021"/>
        </table:table-row>
        <table:table-row table:style-name="ro3">
          <table:table-cell office:value-type="string">
            <text:p>GetSoloClearBonus</text:p>
          </table:table-cell>
          <table:table-cell office:value-type="float" office:value="14016096">
            <text:p>14016096</text:p>
          </table:table-cell>
          <table:table-cell office:value-type="string">
            <text:p>0xd5de60</text:p>
          </table:table-cell>
          <table:table-cell table:number-columns-repeated="1021"/>
        </table:table-row>
        <table:table-row table:style-name="ro3">
          <table:table-cell office:value-type="string">
            <text:p>GetSummonAnimId</text:p>
          </table:table-cell>
          <table:table-cell office:value-type="float" office:value="14026896">
            <text:p>14026896</text:p>
          </table:table-cell>
          <table:table-cell office:value-type="string">
            <text:p>0xd60890</text:p>
          </table:table-cell>
          <table:table-cell table:number-columns-repeated="1021"/>
        </table:table-row>
        <table:table-row table:style-name="ro3">
          <table:table-cell office:value-type="string">
            <text:p>GetTargetChrID</text:p>
          </table:table-cell>
          <table:table-cell office:value-type="float" office:value="14041440">
            <text:p>14041440</text:p>
          </table:table-cell>
          <table:table-cell office:value-type="string">
            <text:p>0xd64160</text:p>
          </table:table-cell>
          <table:table-cell table:number-columns-repeated="1021"/>
        </table:table-row>
        <table:table-row table:style-name="ro3">
          <table:table-cell office:value-type="string">
            <text:p>GetTravelItemParamId</text:p>
          </table:table-cell>
          <table:table-cell office:value-type="float" office:value="14025792">
            <text:p>14025792</text:p>
          </table:table-cell>
          <table:table-cell office:value-type="string">
            <text:p>0xd60440</text:p>
          </table:table-cell>
          <table:table-cell table:number-columns-repeated="1021"/>
        </table:table-row>
        <table:table-row table:style-name="ro3">
          <table:table-cell office:value-type="string">
            <text:p>HasSuppleItem</text:p>
          </table:table-cell>
          <table:table-cell office:value-type="float" office:value="14025776">
            <text:p>14025776</text:p>
          </table:table-cell>
          <table:table-cell office:value-type="string">
            <text:p>0xd60430</text:p>
          </table:table-cell>
          <table:table-cell table:number-columns-repeated="1021"/>
        </table:table-row>
        <table:table-row table:style-name="ro3">
          <table:table-cell office:value-type="string">
            <text:p>HoverMoveVal</text:p>
          </table:table-cell>
          <table:table-cell office:value-type="float" office:value="14035968">
            <text:p>14035968</text:p>
          </table:table-cell>
          <table:table-cell office:value-type="string">
            <text:p>0xd62c00</text:p>
          </table:table-cell>
          <table:table-cell table:number-columns-repeated="1021"/>
        </table:table-row>
        <table:table-row table:style-name="ro3">
          <table:table-cell office:value-type="string">
            <text:p>HoverMoveValDmy</text:p>
          </table:table-cell>
          <table:table-cell office:value-type="float" office:value="14043360">
            <text:p>14043360</text:p>
          </table:table-cell>
          <table:table-cell office:value-type="string">
            <text:p>0xd648e0</text:p>
          </table:table-cell>
          <table:table-cell table:number-columns-repeated="1021"/>
        </table:table-row>
        <table:table-row table:style-name="ro3">
          <table:table-cell office:value-type="string">
            <text:p>IncrementCoopPlaySuccessCount</text:p>
          </table:table-cell>
          <table:table-cell office:value-type="float" office:value="14021072">
            <text:p>14021072</text:p>
          </table:table-cell>
          <table:table-cell office:value-type="string">
            <text:p>0xd5f1d0</text:p>
          </table:table-cell>
          <table:table-cell table:number-columns-repeated="1021"/>
        </table:table-row>
        <table:table-row table:style-name="ro3">
          <table:table-cell office:value-type="string">
            <text:p>IncrementThiefInvadePlaySuccessCount</text:p>
          </table:table-cell>
          <table:table-cell office:value-type="float" office:value="14021024">
            <text:p>14021024</text:p>
          </table:table-cell>
          <table:table-cell office:value-type="string">
            <text:p>0xd5f1a0</text:p>
          </table:table-cell>
          <table:table-cell table:number-columns-repeated="1021"/>
        </table:table-row>
        <table:table-row table:style-name="ro3">
          <table:table-cell office:value-type="string">
            <text:p>InfomationMenu</text:p>
          </table:table-cell>
          <table:table-cell office:value-type="float" office:value="14041360">
            <text:p>14041360</text:p>
          </table:table-cell>
          <table:table-cell office:value-type="string">
            <text:p>0xd64110</text:p>
          </table:table-cell>
          <table:table-cell table:number-columns-repeated="1021"/>
        </table:table-row>
        <table:table-row table:style-name="ro3">
          <table:table-cell office:value-type="string">
            <text:p>InitDeathState</text:p>
          </table:table-cell>
          <table:table-cell office:value-type="float" office:value="14014432">
            <text:p>14014432</text:p>
          </table:table-cell>
          <table:table-cell office:value-type="string">
            <text:p>0xd5d7e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</text:p>
          </table:table-cell>
          <table:table-cell office:value-type="float" office:value="14028368">
            <text:p>14028368</text:p>
          </table:table-cell>
          <table:table-cell office:value-type="string">
            <text:p>0xd60e5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_Tutorial</text:p>
          </table:table-cell>
          <table:table-cell office:value-type="float" office:value="14028336">
            <text:p>14028336</text:p>
          </table:table-cell>
          <table:table-cell office:value-type="string">
            <text:p>0xd60e30</text:p>
          </table:table-cell>
          <table:table-cell table:number-columns-repeated="1021"/>
        </table:table-row>
        <table:table-row table:style-name="ro3">
          <table:table-cell office:value-type="string">
            <text:p>InvalidPointLight</text:p>
          </table:table-cell>
          <table:table-cell office:value-type="float" office:value="14020704">
            <text:p>14020704</text:p>
          </table:table-cell>
          <table:table-cell office:value-type="string">
            <text:p>0xd5f060</text:p>
          </table:table-cell>
          <table:table-cell table:number-columns-repeated="1021"/>
        </table:table-row>
        <table:table-row table:style-name="ro3">
          <table:table-cell office:value-type="string">
            <text:p>InvalidSfx</text:p>
          </table:table-cell>
          <table:table-cell office:value-type="float" office:value="14022528">
            <text:p>14022528</text:p>
          </table:table-cell>
          <table:table-cell office:value-type="string">
            <text:p>0xd5f780</text:p>
          </table:table-cell>
          <table:table-cell table:number-columns-repeated="1021"/>
        </table:table-row>
        <table:table-row table:style-name="ro3">
          <table:table-cell office:value-type="string">
            <text:p>IsAction</text:p>
          </table:table-cell>
          <table:table-cell office:value-type="float" office:value="14023344">
            <text:p>14023344</text:p>
          </table:table-cell>
          <table:table-cell office:value-type="string">
            <text:p>0xd5fab0</text:p>
          </table:table-cell>
          <table:table-cell table:number-columns-repeated="1021"/>
        </table:table-row>
        <table:table-row table:style-name="ro3">
          <table:table-cell office:value-type="string">
            <text:p>IsAlive</text:p>
          </table:table-cell>
          <table:table-cell office:value-type="float" office:value="14030304">
            <text:p>14030304</text:p>
          </table:table-cell>
          <table:table-cell office:value-type="string">
            <text:p>0xd615e0</text:p>
          </table:table-cell>
          <table:table-cell table:number-columns-repeated="1021"/>
        </table:table-row>
        <table:table-row table:style-name="ro3">
          <table:table-cell office:value-type="string">
            <text:p>IsAngle</text:p>
          </table:table-cell>
          <table:table-cell office:value-type="float" office:value="14031664">
            <text:p>14031664</text:p>
          </table:table-cell>
          <table:table-cell office:value-type="string">
            <text:p>0xd61b30</text:p>
          </table:table-cell>
          <table:table-cell table:number-columns-repeated="1021"/>
        </table:table-row>
        <table:table-row table:style-name="ro3">
          <table:table-cell office:value-type="string">
            <text:p>IsAppearancePlayer</text:p>
          </table:table-cell>
          <table:table-cell office:value-type="float" office:value="14020976">
            <text:p>14020976</text:p>
          </table:table-cell>
          <table:table-cell office:value-type="string">
            <text:p>0xd5f170</text:p>
          </table:table-cell>
          <table:table-cell table:number-columns-repeated="1021"/>
        </table:table-row>
        <table:table-row table:style-name="ro3">
          <table:table-cell office:value-type="string">
            <text:p>IsBlackGhost</text:p>
          </table:table-cell>
          <table:table-cell office:value-type="float" office:value="14028528">
            <text:p>14028528</text:p>
          </table:table-cell>
          <table:table-cell office:value-type="string">
            <text:p>0xd60ef0</text:p>
          </table:table-cell>
          <table:table-cell table:number-columns-repeated="1021"/>
        </table:table-row>
        <table:table-row table:style-name="ro3">
          <table:table-cell office:value-type="string">
            <text:p>IsColiseumGhost</text:p>
          </table:table-cell>
          <table:table-cell office:value-type="float" office:value="14028464">
            <text:p>14028464</text:p>
          </table:table-cell>
          <table:table-cell office:value-type="string">
            <text:p>0xd60eb0</text:p>
          </table:table-cell>
          <table:table-cell table:number-columns-repeated="1021"/>
        </table:table-row>
        <table:table-row table:style-name="ro3">
          <table:table-cell office:value-type="string">
            <text:p>IsDisable</text:p>
          </table:table-cell>
          <table:table-cell office:value-type="float" office:value="14028656">
            <text:p>14028656</text:p>
          </table:table-cell>
          <table:table-cell office:value-type="string">
            <text:p>0xd60f70</text:p>
          </table:table-cell>
          <table:table-cell table:number-columns-repeated="1021"/>
        </table:table-row>
        <table:table-row table:style-name="ro3">
          <table:table-cell office:value-type="string">
            <text:p>IsDistance</text:p>
          </table:table-cell>
          <table:table-cell office:value-type="float" office:value="14031776">
            <text:p>14031776</text:p>
          </table:table-cell>
          <table:table-cell office:value-type="string">
            <text:p>0xd61ba0</text:p>
          </table:table-cell>
          <table:table-cell table:number-columns-repeated="1021"/>
        </table:table-row>
        <table:table-row table:style-name="ro3">
          <table:table-cell office:value-type="string">
            <text:p>IsDropCheck_Only</text:p>
          </table:table-cell>
          <table:table-cell office:value-type="float" office:value="14027776">
            <text:p>14027776</text:p>
          </table:table-cell>
          <table:table-cell office:value-type="string">
            <text:p>0xd60c00</text:p>
          </table:table-cell>
          <table:table-cell table:number-columns-repeated="1021"/>
        </table:table-row>
        <table:table-row table:style-name="ro3">
          <table:table-cell office:value-type="string">
            <text:p>IsEquip</text:p>
          </table:table-cell>
          <table:table-cell office:value-type="float" office:value="14021872">
            <text:p>14021872</text:p>
          </table:table-cell>
          <table:table-cell office:value-type="string">
            <text:p>0xd5f4f0</text:p>
          </table:table-cell>
          <table:table-cell table:number-columns-repeated="1021"/>
        </table:table-row>
        <table:table-row table:style-name="ro3">
          <table:table-cell office:value-type="string">
            <text:p>IsEventAnim</text:p>
          </table:table-cell>
          <table:table-cell office:value-type="float" office:value="14031920">
            <text:p>14031920</text:p>
          </table:table-cell>
          <table:table-cell office:value-type="string">
            <text:p>0xd61c30</text:p>
          </table:table-cell>
          <table:table-cell table:number-columns-repeated="1021"/>
        </table:table-row>
        <table:table-row table:style-name="ro3">
          <table:table-cell office:value-type="string">
            <text:p>IsFireDead</text:p>
          </table:table-cell>
          <table:table-cell office:value-type="float" office:value="14025728">
            <text:p>14025728</text:p>
          </table:table-cell>
          <table:table-cell office:value-type="string">
            <text:p>0xd60400</text:p>
          </table:table-cell>
          <table:table-cell table:number-columns-repeated="1021"/>
        </table:table-row>
        <table:table-row table:style-name="ro3">
          <table:table-cell office:value-type="string">
            <text:p>IsGreyGhost</text:p>
          </table:table-cell>
          <table:table-cell office:value-type="float" office:value="14028592">
            <text:p>14028592</text:p>
          </table:table-cell>
          <table:table-cell office:value-type="string">
            <text:p>0xd60f30</text:p>
          </table:table-cell>
          <table:table-cell table:number-columns-repeated="1021"/>
        </table:table-row>
        <table:table-row table:style-name="ro3">
          <table:table-cell office:value-type="string">
            <text:p>IsIntruder</text:p>
          </table:table-cell>
          <table:table-cell office:value-type="float" office:value="14028496">
            <text:p>14028496</text:p>
          </table:table-cell>
          <table:table-cell office:value-type="string">
            <text:p>0xd60ed0</text:p>
          </table:table-cell>
          <table:table-cell table:number-columns-repeated="1021"/>
        </table:table-row>
        <table:table-row table:style-name="ro3">
          <table:table-cell office:value-type="string">
            <text:p>IsInventoryEquip</text:p>
          </table:table-cell>
          <table:table-cell office:value-type="float" office:value="14020416">
            <text:p>14020416</text:p>
          </table:table-cell>
          <table:table-cell office:value-type="string">
            <text:p>0xd5ef40</text:p>
          </table:table-cell>
          <table:table-cell table:number-columns-repeated="1021"/>
        </table:table-row>
        <table:table-row table:style-name="ro3">
          <table:table-cell office:value-type="string">
            <text:p>IsLand</text:p>
          </table:table-cell>
          <table:table-cell office:value-type="float" office:value="14025808">
            <text:p>14025808</text:p>
          </table:table-cell>
          <table:table-cell office:value-type="string">
            <text:p>0xd60450</text:p>
          </table:table-cell>
          <table:table-cell table:number-columns-repeated="1021"/>
        </table:table-row>
        <table:table-row table:style-name="ro3">
          <table:table-cell office:value-type="string">
            <text:p>IsLivePlayer</text:p>
          </table:table-cell>
          <table:table-cell office:value-type="float" office:value="14028624">
            <text:p>14028624</text:p>
          </table:table-cell>
          <table:table-cell office:value-type="string">
            <text:p>0xd60f50</text:p>
          </table:table-cell>
          <table:table-cell table:number-columns-repeated="1021"/>
        </table:table-row>
        <table:table-row table:style-name="ro3">
          <table:table-cell office:value-type="string">
            <text:p>IsMatchingMultiPlay</text:p>
          </table:table-cell>
          <table:table-cell office:value-type="float" office:value="14019968">
            <text:p>14019968</text:p>
          </table:table-cell>
          <table:table-cell office:value-type="string">
            <text:p>0xd5ed80</text:p>
          </table:table-cell>
          <table:table-cell table:number-columns-repeated="1021"/>
        </table:table-row>
        <table:table-row table:style-name="ro3">
          <table:table-cell office:value-type="string">
            <text:p>IsPlayerStay</text:p>
          </table:table-cell>
          <table:table-cell office:value-type="float" office:value="14030352">
            <text:p>14030352</text:p>
          </table:table-cell>
          <table:table-cell office:value-type="string">
            <text:p>0xd61610</text:p>
          </table:table-cell>
          <table:table-cell table:number-columns-repeated="1021"/>
        </table:table-row>
        <table:table-row table:style-name="ro3">
          <table:table-cell office:value-type="string">
            <text:p>IsPlayMovie</text:p>
          </table:table-cell>
          <table:table-cell office:value-type="float" office:value="14027504">
            <text:p>14027504</text:p>
          </table:table-cell>
          <table:table-cell office:value-type="string">
            <text:p>0xd60af0</text:p>
          </table:table-cell>
          <table:table-cell table:number-columns-repeated="1021"/>
        </table:table-row>
        <table:table-row table:style-name="ro3">
          <table:table-cell office:value-type="string">
            <text:p>IsProcessEventGoal</text:p>
          </table:table-cell>
          <table:table-cell office:value-type="float" office:value="14029632">
            <text:p>14029632</text:p>
          </table:table-cell>
          <table:table-cell office:value-type="string">
            <text:p>0xd61340</text:p>
          </table:table-cell>
          <table:table-cell table:number-columns-repeated="1021"/>
        </table:table-row>
        <table:table-row table:style-name="ro3">
          <table:table-cell office:value-type="string">
            <text:p>IsRegionDrop</text:p>
          </table:table-cell>
          <table:table-cell office:value-type="float" office:value="14027824">
            <text:p>14027824</text:p>
          </table:table-cell>
          <table:table-cell office:value-type="string">
            <text:p>0xd60c30</text:p>
          </table:table-cell>
          <table:table-cell table:number-columns-repeated="1021"/>
        </table:table-row>
        <table:table-row table:style-name="ro3">
          <table:table-cell office:value-type="string">
            <text:p>IsRegionIn</text:p>
          </table:table-cell>
          <table:table-cell office:value-type="float" office:value="14028832">
            <text:p>14028832</text:p>
          </table:table-cell>
          <table:table-cell office:value-type="string">
            <text:p>0xd61020</text:p>
          </table:table-cell>
          <table:table-cell table:number-columns-repeated="1021"/>
        </table:table-row>
        <table:table-row table:style-name="ro3">
          <table:table-cell office:value-type="string">
            <text:p>IsSuccessQWC</text:p>
          </table:table-cell>
          <table:table-cell office:value-type="float" office:value="14022608">
            <text:p>14022608</text:p>
          </table:table-cell>
          <table:table-cell office:value-type="string">
            <text:p>0xd5f7d0</text:p>
          </table:table-cell>
          <table:table-cell table:number-columns-repeated="1021"/>
        </table:table-row>
        <table:table-row table:style-name="ro3">
          <table:table-cell office:value-type="string">
            <text:p>IsValidInstance</text:p>
          </table:table-cell>
          <table:table-cell office:value-type="float" office:value="14021904">
            <text:p>14021904</text:p>
          </table:table-cell>
          <table:table-cell office:value-type="string">
            <text:p>0xd5f510</text:p>
          </table:table-cell>
          <table:table-cell table:number-columns-repeated="1021"/>
        </table:table-row>
        <table:table-row table:style-name="ro3">
          <table:table-cell office:value-type="string">
            <text:p>IsWhiteGhost</text:p>
          </table:table-cell>
          <table:table-cell office:value-type="float" office:value="14028560">
            <text:p>14028560</text:p>
          </table:table-cell>
          <table:table-cell office:value-type="string">
            <text:p>0xd60f10</text:p>
          </table:table-cell>
          <table:table-cell table:number-columns-repeated="1021"/>
        </table:table-row>
        <table:table-row table:style-name="ro3">
          <table:table-cell office:value-type="string">
            <text:p>LeaveSession</text:p>
          </table:table-cell>
          <table:table-cell office:value-type="float" office:value="14035200">
            <text:p>14035200</text:p>
          </table:table-cell>
          <table:table-cell office:value-type="string">
            <text:p>0xd62900</text:p>
          </table:table-cell>
          <table:table-cell table:number-columns-repeated="1021"/>
        </table:table-row>
        <table:table-row table:style-name="ro3">
          <table:table-cell office:value-type="string">
            <text:p>LockSession</text:p>
          </table:table-cell>
          <table:table-cell office:value-type="float" office:value="14020192">
            <text:p>14020192</text:p>
          </table:table-cell>
          <table:table-cell office:value-type="string">
            <text:p>0xd5ee60</text:p>
          </table:table-cell>
          <table:table-cell table:number-columns-repeated="2"/>
          <table:table-cell office:value-type="string">
            <text:p>0xd603f0</text:p>
          </table:table-cell>
          <table:table-cell table:number-columns-repeated="1018"/>
        </table:table-row>
        <table:table-row table:style-name="ro3">
          <table:table-cell office:value-type="string">
            <text:p>LuaCall</text:p>
          </table:table-cell>
          <table:table-cell office:value-type="float" office:value="14036064">
            <text:p>14036064</text:p>
          </table:table-cell>
          <table:table-cell office:value-type="string">
            <text:p>0xd62c60</text:p>
          </table:table-cell>
          <table:table-cell table:number-columns-repeated="1021"/>
        </table:table-row>
        <table:table-row table:style-name="ro3">
          <table:table-cell office:value-type="string">
            <text:p>LuaCallStart</text:p>
          </table:table-cell>
          <table:table-cell office:value-type="float" office:value="14049936">
            <text:p>14049936</text:p>
          </table:table-cell>
          <table:table-cell office:value-type="string">
            <text:p>0xd66290</text:p>
          </table:table-cell>
          <table:table-cell table:number-columns-repeated="1021"/>
        </table:table-row>
        <table:table-row table:style-name="ro3">
          <table:table-cell office:value-type="string">
            <text:p>LuaCallStartPlus</text:p>
          </table:table-cell>
          <table:table-cell office:value-type="float" office:value="14049888">
            <text:p>14049888</text:p>
          </table:table-cell>
          <table:table-cell office:value-type="string">
            <text:p>0xd66260</text:p>
          </table:table-cell>
          <table:table-cell table:number-columns-repeated="1021"/>
        </table:table-row>
        <table:table-row table:style-name="ro3">
          <table:table-cell office:value-type="string">
            <text:p>MultiDoping_AllEventBody</text:p>
          </table:table-cell>
          <table:table-cell office:value-type="float" office:value="14032224">
            <text:p>14032224</text:p>
          </table:table-cell>
          <table:table-cell office:value-type="string">
            <text:p>0xd61d60</text:p>
          </table:table-cell>
          <table:table-cell table:number-columns-repeated="1021"/>
        </table:table-row>
        <table:table-row table:style-name="ro3">
          <table:table-cell office:value-type="string">
            <text:p>NoAnimeTurnCharactor</text:p>
          </table:table-cell>
          <table:table-cell office:value-type="float" office:value="14029952">
            <text:p>14029952</text:p>
          </table:table-cell>
          <table:table-cell office:value-type="string">
            <text:p>0xd61480</text:p>
          </table:table-cell>
          <table:table-cell table:number-columns-repeated="1021"/>
        </table:table-row>
        <table:table-row table:style-name="ro3">
          <table:table-cell office:value-type="string">
            <text:p>NotNetMessage_begin</text:p>
          </table:table-cell>
          <table:table-cell office:value-type="float" office:value="14015456">
            <text:p>14015456</text:p>
          </table:table-cell>
          <table:table-cell office:value-type="string">
            <text:p>0xd5dbe0</text:p>
          </table:table-cell>
          <table:table-cell table:number-columns-repeated="1021"/>
        </table:table-row>
        <table:table-row table:style-name="ro3">
          <table:table-cell office:value-type="string">
            <text:p>NotNetMessage_end</text:p>
          </table:table-cell>
          <table:table-cell office:value-type="float" office:value="14015440">
            <text:p>14015440</text:p>
          </table:table-cell>
          <table:table-cell office:value-type="string">
            <text:p>0xd5dbd0</text:p>
          </table:table-cell>
          <table:table-cell table:number-columns-repeated="1021"/>
        </table:table-row>
        <table:table-row table:style-name="ro3">
          <table:table-cell office:value-type="string">
            <text:p>ObjRootMtxMove</text:p>
          </table:table-cell>
          <table:table-cell office:value-type="float" office:value="14043040">
            <text:p>14043040</text:p>
          </table:table-cell>
          <table:table-cell office:value-type="string">
            <text:p>0xd647a0</text:p>
          </table:table-cell>
          <table:table-cell table:number-columns-repeated="1021"/>
        </table:table-row>
        <table:table-row table:style-name="ro3">
          <table:table-cell office:value-type="string">
            <text:p>ObjRootMtxMoveByChrDmyPoly</text:p>
          </table:table-cell>
          <table:table-cell office:value-type="float" office:value="14042976">
            <text:p>14042976</text:p>
          </table:table-cell>
          <table:table-cell office:value-type="string">
            <text:p>0xd64760</text:p>
          </table:table-cell>
          <table:table-cell table:number-columns-repeated="1021"/>
        </table:table-row>
        <table:table-row table:style-name="ro3">
          <table:table-cell office:value-type="string">
            <text:p>ObjRootMtxMoveDmyPoly</text:p>
          </table:table-cell>
          <table:table-cell office:value-type="float" office:value="14043008">
            <text:p>14043008</text:p>
          </table:table-cell>
          <table:table-cell office:value-type="string">
            <text:p>0xd64780</text:p>
          </table:table-cell>
          <table:table-cell table:number-columns-repeated="1021"/>
        </table:table-row>
        <table:table-row table:style-name="ro3">
          <table:table-cell office:value-type="string">
            <text:p>OnActionEventRegion</text:p>
          </table:table-cell>
          <table:table-cell office:value-type="float" office:value="14040176">
            <text:p>14040176</text:p>
          </table:table-cell>
          <table:table-cell office:value-type="string">
            <text:p>0xd63c70</text:p>
          </table:table-cell>
          <table:table-cell table:number-columns-repeated="1021"/>
        </table:table-row>
        <table:table-row table:style-name="ro3">
          <table:table-cell office:value-type="string">
            <text:p>OnActionEventRegionAttribute</text:p>
          </table:table-cell>
          <table:table-cell office:value-type="float" office:value="14040032">
            <text:p>14040032</text:p>
          </table:table-cell>
          <table:table-cell office:value-type="string">
            <text:p>0xd63be0</text:p>
          </table:table-cell>
          <table:table-cell table:number-columns-repeated="1021"/>
        </table:table-row>
        <table:table-row table:style-name="ro3">
          <table:table-cell office:value-type="string">
            <text:p>OnCharacterAnimEnd</text:p>
          </table:table-cell>
          <table:table-cell office:value-type="float" office:value="14039136">
            <text:p>14039136</text:p>
          </table:table-cell>
          <table:table-cell office:value-type="string">
            <text:p>0xd63860</text:p>
          </table:table-cell>
          <table:table-cell table:number-columns-repeated="1021"/>
        </table:table-row>
        <table:table-row table:style-name="ro3">
          <table:table-cell office:value-type="string">
            <text:p>OnCharacterDead</text:p>
          </table:table-cell>
          <table:table-cell office:value-type="float" office:value="14039728">
            <text:p>14039728</text:p>
          </table:table-cell>
          <table:table-cell office:value-type="string">
            <text:p>0xd63ab0</text:p>
          </table:table-cell>
          <table:table-cell table:number-columns-repeated="1021"/>
        </table:table-row>
        <table:table-row table:style-name="ro3">
          <table:table-cell office:value-type="string">
            <text:p>OnCharacterHP</text:p>
          </table:table-cell>
          <table:table-cell office:value-type="float" office:value="14039632">
            <text:p>14039632</text:p>
          </table:table-cell>
          <table:table-cell office:value-type="string">
            <text:p>0xd63a50</text:p>
          </table:table-cell>
          <table:table-cell table:number-columns-repeated="1021"/>
        </table:table-row>
        <table:table-row table:style-name="ro3">
          <table:table-cell office:value-type="string">
            <text:p>OnCharacterHP_CheckAttacker</text:p>
          </table:table-cell>
          <table:table-cell office:value-type="float" office:value="14039520">
            <text:p>14039520</text:p>
          </table:table-cell>
          <table:table-cell office:value-type="string">
            <text:p>0xd639e0</text:p>
          </table:table-cell>
          <table:table-cell table:number-columns-repeated="1021"/>
        </table:table-row>
        <table:table-row table:style-name="ro3">
          <table:table-cell office:value-type="string">
            <text:p>OnChrAnimEnd</text:p>
          </table:table-cell>
          <table:table-cell office:value-type="float" office:value="14042480">
            <text:p>14042480</text:p>
          </table:table-cell>
          <table:table-cell office:value-type="string">
            <text:p>0xd64570</text:p>
          </table:table-cell>
          <table:table-cell table:number-columns-repeated="1021"/>
        </table:table-row>
        <table:table-row table:style-name="ro3">
          <table:table-cell office:value-type="string">
            <text:p>OnChrAnimEndPlus</text:p>
          </table:table-cell>
          <table:table-cell office:value-type="float" office:value="14038992">
            <text:p>14038992</text:p>
          </table:table-cell>
          <table:table-cell office:value-type="string">
            <text:p>0xd637d0</text:p>
          </table:table-cell>
          <table:table-cell table:number-columns-repeated="1021"/>
        </table:table-row>
        <table:table-row table:style-name="ro3">
          <table:table-cell office:value-type="string">
            <text:p>OnDistanceJustIn</text:p>
          </table:table-cell>
          <table:table-cell office:value-type="float" office:value="14044752">
            <text:p>14044752</text:p>
          </table:table-cell>
          <table:table-cell office:value-type="string">
            <text:p>0xd64e50</text:p>
          </table:table-cell>
          <table:table-cell table:number-columns-repeated="1021"/>
        </table:table-row>
        <table:table-row table:style-name="ro3">
          <table:table-cell office:value-type="string">
            <text:p>OnFireDamage</text:p>
          </table:table-cell>
          <table:table-cell office:value-type="float" office:value="14038192">
            <text:p>14038192</text:p>
          </table:table-cell>
          <table:table-cell office:value-type="string">
            <text:p>0xd634b0</text:p>
          </table:table-cell>
          <table:table-cell table:number-columns-repeated="1021"/>
        </table:table-row>
        <table:table-row table:style-name="ro3">
          <table:table-cell office:value-type="string">
            <text:p>OnNetRegion</text:p>
          </table:table-cell>
          <table:table-cell office:value-type="float" office:value="14034384">
            <text:p>14034384</text:p>
          </table:table-cell>
          <table:table-cell office:value-type="string">
            <text:p>0xd625d0</text:p>
          </table:table-cell>
          <table:table-cell table:number-columns-repeated="1021"/>
        </table:table-row>
        <table:table-row table:style-name="ro3">
          <table:table-cell office:value-type="string">
            <text:p>OnNetRegionPlus</text:p>
          </table:table-cell>
          <table:table-cell office:value-type="float" office:value="14036480">
            <text:p>14036480</text:p>
          </table:table-cell>
          <table:table-cell office:value-type="string">
            <text:p>0xd62e00</text:p>
          </table:table-cell>
          <table:table-cell table:number-columns-repeated="1021"/>
        </table:table-row>
        <table:table-row table:style-name="ro3">
          <table:table-cell office:value-type="string">
            <text:p>OnObjAnimEnd</text:p>
          </table:table-cell>
          <table:table-cell office:value-type="float" office:value="14042464">
            <text:p>14042464</text:p>
          </table:table-cell>
          <table:table-cell office:value-type="string">
            <text:p>0xd64560</text:p>
          </table:table-cell>
          <table:table-cell table:number-columns-repeated="1021"/>
        </table:table-row>
        <table:table-row table:style-name="ro3">
          <table:table-cell office:value-type="string">
            <text:p>OnObjAnimEndPlus</text:p>
          </table:table-cell>
          <table:table-cell office:value-type="float" office:value="14042448">
            <text:p>14042448</text:p>
          </table:table-cell>
          <table:table-cell office:value-type="string">
            <text:p>0xd64550</text:p>
          </table:table-cell>
          <table:table-cell table:number-columns-repeated="1021"/>
        </table:table-row>
        <table:table-row table:style-name="ro3">
          <table:table-cell office:value-type="string">
            <text:p>OnObjDestroy</text:p>
          </table:table-cell>
          <table:table-cell office:value-type="float" office:value="14039296">
            <text:p>14039296</text:p>
          </table:table-cell>
          <table:table-cell office:value-type="string">
            <text:p>0xd6390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</text:p>
          </table:table-cell>
          <table:table-cell office:value-type="float" office:value="14040464">
            <text:p>14040464</text:p>
          </table:table-cell>
          <table:table-cell office:value-type="string">
            <text:p>0xd63d9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Attribute</text:p>
          </table:table-cell>
          <table:table-cell office:value-type="float" office:value="14040320">
            <text:p>14040320</text:p>
          </table:table-cell>
          <table:table-cell office:value-type="string">
            <text:p>0xd63d00</text:p>
          </table:table-cell>
          <table:table-cell table:number-columns-repeated="1021"/>
        </table:table-row>
        <table:table-row table:style-name="ro3">
          <table:table-cell office:value-type="string">
            <text:p>OnPlayerDistanceInTarget</text:p>
          </table:table-cell>
          <table:table-cell office:value-type="float" office:value="14046080">
            <text:p>14046080</text:p>
          </table:table-cell>
          <table:table-cell office:value-type="string">
            <text:p>0xd65380</text:p>
          </table:table-cell>
          <table:table-cell table:number-columns-repeated="1021"/>
        </table:table-row>
        <table:table-row table:style-name="ro3">
          <table:table-cell office:value-type="string">
            <text:p>OnPlayerDistanceOut</text:p>
          </table:table-cell>
          <table:table-cell office:value-type="float" office:value="14044896">
            <text:p>14044896</text:p>
          </table:table-cell>
          <table:table-cell office:value-type="string">
            <text:p>0xd64ee0</text:p>
          </table:table-cell>
          <table:table-cell table:number-columns-repeated="1021"/>
        </table:table-row>
        <table:table-row table:style-name="ro3">
          <table:table-cell office:value-type="string">
            <text:p>OnPlayerKill</text:p>
          </table:table-cell>
          <table:table-cell office:value-type="float" office:value="14038064">
            <text:p>14038064</text:p>
          </table:table-cell>
          <table:table-cell office:value-type="string">
            <text:p>0xd63430</text:p>
          </table:table-cell>
          <table:table-cell table:number-columns-repeated="1021"/>
        </table:table-row>
        <table:table-row table:style-name="ro3">
          <table:table-cell office:value-type="string">
            <text:p>OnRegionIn</text:p>
          </table:table-cell>
          <table:table-cell office:value-type="float" office:value="14041168">
            <text:p>14041168</text:p>
          </table:table-cell>
          <table:table-cell office:value-type="string">
            <text:p>0xd64050</text:p>
          </table:table-cell>
          <table:table-cell table:number-columns-repeated="1021"/>
        </table:table-row>
        <table:table-row table:style-name="ro3">
          <table:table-cell office:value-type="string">
            <text:p>OnRegionJustIn</text:p>
          </table:table-cell>
          <table:table-cell office:value-type="float" office:value="14041024">
            <text:p>14041024</text:p>
          </table:table-cell>
          <table:table-cell office:value-type="string">
            <text:p>0xd63fc0</text:p>
          </table:table-cell>
          <table:table-cell table:number-columns-repeated="1021"/>
        </table:table-row>
        <table:table-row table:style-name="ro3">
          <table:table-cell office:value-type="string">
            <text:p>OnRegionJustOut</text:p>
          </table:table-cell>
          <table:table-cell office:value-type="float" office:value="14040896">
            <text:p>14040896</text:p>
          </table:table-cell>
          <table:table-cell office:value-type="string">
            <text:p>0xd63f40</text:p>
          </table:table-cell>
          <table:table-cell table:number-columns-repeated="1021"/>
        </table:table-row>
        <table:table-row table:style-name="ro3">
          <table:table-cell office:value-type="string">
            <text:p>OnSelfBloodMark</text:p>
          </table:table-cell>
          <table:table-cell office:value-type="float" office:value="14037936">
            <text:p>14037936</text:p>
          </table:table-cell>
          <table:table-cell office:value-type="string">
            <text:p>0xd633b0</text:p>
          </table:table-cell>
          <table:table-cell table:number-columns-repeated="1021"/>
        </table:table-row>
        <table:table-row table:style-name="ro3">
          <table:table-cell office:value-type="string">
            <text:p>OnSelfHeroBloodMark</text:p>
          </table:table-cell>
          <table:table-cell office:value-type="float" office:value="14037808">
            <text:p>14037808</text:p>
          </table:table-cell>
          <table:table-cell office:value-type="string">
            <text:p>0xd63330</text:p>
          </table:table-cell>
          <table:table-cell table:number-columns-repeated="1021"/>
        </table:table-row>
        <table:table-row table:style-name="ro3">
          <table:table-cell office:value-type="string">
            <text:p>OnSessionIn</text:p>
          </table:table-cell>
          <table:table-cell office:value-type="float" office:value="14037552">
            <text:p>14037552</text:p>
          </table:table-cell>
          <table:table-cell office:value-type="string">
            <text:p>0xd63230</text:p>
          </table:table-cell>
          <table:table-cell table:number-columns-repeated="1021"/>
        </table:table-row>
        <table:table-row table:style-name="ro3">
          <table:table-cell office:value-type="string">
            <text:p>OnSessionJustIn</text:p>
          </table:table-cell>
          <table:table-cell office:value-type="float" office:value="14037680">
            <text:p>14037680</text:p>
          </table:table-cell>
          <table:table-cell office:value-type="string">
            <text:p>0xd632b0</text:p>
          </table:table-cell>
          <table:table-cell table:number-columns-repeated="1021"/>
        </table:table-row>
        <table:table-row table:style-name="ro3">
          <table:table-cell office:value-type="string">
            <text:p>OnSessionJustOut</text:p>
          </table:table-cell>
          <table:table-cell office:value-type="float" office:value="14037424">
            <text:p>14037424</text:p>
          </table:table-cell>
          <table:table-cell office:value-type="string">
            <text:p>0xd631b0</text:p>
          </table:table-cell>
          <table:table-cell table:number-columns-repeated="1021"/>
        </table:table-row>
        <table:table-row table:style-name="ro3">
          <table:table-cell office:value-type="string">
            <text:p>OnSessionOut</text:p>
          </table:table-cell>
          <table:table-cell office:value-type="float" office:value="14037296">
            <text:p>14037296</text:p>
          </table:table-cell>
          <table:table-cell office:value-type="string">
            <text:p>0xd63130</text:p>
          </table:table-cell>
          <table:table-cell table:number-columns-repeated="1021"/>
        </table:table-row>
        <table:table-row table:style-name="ro3">
          <table:table-cell office:value-type="string">
            <text:p>OnSimpleDamage</text:p>
          </table:table-cell>
          <table:table-cell office:value-type="float" office:value="14038336">
            <text:p>14038336</text:p>
          </table:table-cell>
          <table:table-cell office:value-type="string">
            <text:p>0xd63540</text:p>
          </table:table-cell>
          <table:table-cell table:number-columns-repeated="1021"/>
        </table:table-row>
        <table:table-row table:style-name="ro3">
          <table:table-cell office:value-type="string">
            <text:p>OnTalkEventDistIn</text:p>
          </table:table-cell>
          <table:table-cell office:value-type="float" office:value="14048048">
            <text:p>14048048</text:p>
          </table:table-cell>
          <table:table-cell office:value-type="string">
            <text:p>0xd65b30</text:p>
          </table:table-cell>
          <table:table-cell table:number-columns-repeated="1021"/>
        </table:table-row>
        <table:table-row table:style-name="ro3">
          <table:table-cell office:value-type="string">
            <text:p>OnTalkEventDistOut</text:p>
          </table:table-cell>
          <table:table-cell office:value-type="float" office:value="14047920">
            <text:p>14047920</text:p>
          </table:table-cell>
          <table:table-cell office:value-type="string">
            <text:p>0xd65ab0</text:p>
          </table:table-cell>
          <table:table-cell table:number-columns-repeated="1021"/>
        </table:table-row>
        <table:table-row table:style-name="ro3">
          <table:table-cell office:value-type="string">
            <text:p>OnTextEffectEnd</text:p>
          </table:table-cell>
          <table:table-cell office:value-type="float" office:value="14034720">
            <text:p>14034720</text:p>
          </table:table-cell>
          <table:table-cell office:value-type="string">
            <text:p>0xd62720</text:p>
          </table:table-cell>
          <table:table-cell table:number-columns-repeated="1021"/>
        </table:table-row>
        <table:table-row table:style-name="ro3">
          <table:table-cell office:value-type="string">
            <text:p>OnTurnCharactorEnd</text:p>
          </table:table-cell>
          <table:table-cell office:value-type="float" office:value="14035504">
            <text:p>14035504</text:p>
          </table:table-cell>
          <table:table-cell office:value-type="string">
            <text:p>0xd62a30</text:p>
          </table:table-cell>
          <table:table-cell table:number-columns-repeated="1021"/>
        </table:table-row>
        <table:table-row table:style-name="ro3">
          <table:table-cell office:value-type="string">
            <text:p>OnWanderingDemon</text:p>
          </table:table-cell>
          <table:table-cell office:value-type="float" office:value="14033472">
            <text:p>14033472</text:p>
          </table:table-cell>
          <table:table-cell office:value-type="string">
            <text:p>0xd62240</text:p>
          </table:table-cell>
          <table:table-cell table:number-columns-repeated="1021"/>
        </table:table-row>
        <table:table-row table:style-name="ro3">
          <table:table-cell office:value-type="string">
            <text:p>OpenCampMenu</text:p>
          </table:table-cell>
          <table:table-cell office:value-type="float" office:value="14015104">
            <text:p>14015104</text:p>
          </table:table-cell>
          <table:table-cell office:value-type="string">
            <text:p>0xd5da80</text:p>
          </table:table-cell>
          <table:table-cell table:number-columns-repeated="1021"/>
        </table:table-row>
        <table:table-row table:style-name="ro3">
          <table:table-cell office:value-type="string">
            <text:p>OpenSOSMsg_Tutorial</text:p>
          </table:table-cell>
          <table:table-cell office:value-type="float" office:value="14018384">
            <text:p>14018384</text:p>
          </table:table-cell>
          <table:table-cell office:value-type="string">
            <text:p>0xd5e750</text:p>
          </table:table-cell>
          <table:table-cell table:number-columns-repeated="1021"/>
        </table:table-row>
        <table:table-row table:style-name="ro3">
          <table:table-cell office:value-type="string">
            <text:p>OpeningDead</text:p>
          </table:table-cell>
          <table:table-cell office:value-type="float" office:value="14050816">
            <text:p>14050816</text:p>
          </table:table-cell>
          <table:table-cell office:value-type="string">
            <text:p>0xd66600</text:p>
          </table:table-cell>
          <table:table-cell table:number-columns-repeated="1021"/>
        </table:table-row>
        <table:table-row table:style-name="ro3">
          <table:table-cell office:value-type="string">
            <text:p>ParamInitialize</text:p>
          </table:table-cell>
          <table:table-cell office:value-type="float" office:value="14050144">
            <text:p>14050144</text:p>
          </table:table-cell>
          <table:table-cell office:value-type="string">
            <text:p>0xd66360</text:p>
          </table:table-cell>
          <table:table-cell table:number-columns-repeated="1021"/>
        </table:table-row>
        <table:table-row table:style-name="ro3">
          <table:table-cell office:value-type="string">
            <text:p>PauseTutorial</text:p>
          </table:table-cell>
          <table:table-cell office:value-type="float" office:value="14016688">
            <text:p>14016688</text:p>
          </table:table-cell>
          <table:table-cell office:value-type="string">
            <text:p>0xd5e0b0</text:p>
          </table:table-cell>
          <table:table-cell table:number-columns-repeated="1021"/>
        </table:table-row>
        <table:table-row table:style-name="ro3">
          <table:table-cell office:value-type="string">
            <text:p>PlayAnimation</text:p>
          </table:table-cell>
          <table:table-cell office:value-type="float" office:value="14032144">
            <text:p>14032144</text:p>
          </table:table-cell>
          <table:table-cell office:value-type="string">
            <text:p>0xd61d10</text:p>
          </table:table-cell>
          <table:table-cell table:number-columns-repeated="1021"/>
        </table:table-row>
        <table:table-row table:style-name="ro3">
          <table:table-cell office:value-type="string">
            <text:p>PlayAnimationStayCancel</text:p>
          </table:table-cell>
          <table:table-cell office:value-type="float" office:value="14032064">
            <text:p>14032064</text:p>
          </table:table-cell>
          <table:table-cell office:value-type="string">
            <text:p>0xd61cc0</text:p>
          </table:table-cell>
          <table:table-cell table:number-columns-repeated="1021"/>
        </table:table-row>
        <table:table-row table:style-name="ro3">
          <table:table-cell office:value-type="string">
            <text:p>PlayerChrResetAnimation_RemoOnly</text:p>
          </table:table-cell>
          <table:table-cell office:value-type="float" office:value="14026288">
            <text:p>14026288</text:p>
          </table:table-cell>
          <table:table-cell office:value-type="string">
            <text:p>0xd60630</text:p>
          </table:table-cell>
          <table:table-cell table:number-columns-repeated="1021"/>
        </table:table-row>
        <table:table-row table:style-name="ro3">
          <table:table-cell office:value-type="string">
            <text:p>PlayLoopAnimation</text:p>
          </table:table-cell>
          <table:table-cell office:value-type="float" office:value="14031984">
            <text:p>14031984</text:p>
          </table:table-cell>
          <table:table-cell office:value-type="string">
            <text:p>0xd61c70</text:p>
          </table:table-cell>
          <table:table-cell table:number-columns-repeated="1021"/>
        </table:table-row>
        <table:table-row table:style-name="ro3">
          <table:table-cell office:value-type="string">
            <text:p>PlayObjectSE</text:p>
          </table:table-cell>
          <table:table-cell office:value-type="float" office:value="14030432">
            <text:p>14030432</text:p>
          </table:table-cell>
          <table:table-cell office:value-type="string">
            <text:p>0xd61660</text:p>
          </table:table-cell>
          <table:table-cell table:number-columns-repeated="1021"/>
        </table:table-row>
        <table:table-row table:style-name="ro3">
          <table:table-cell office:value-type="string">
            <text:p>PlayPointSE</text:p>
          </table:table-cell>
          <table:table-cell office:value-type="float" office:value="14032640">
            <text:p>14032640</text:p>
          </table:table-cell>
          <table:table-cell office:value-type="string">
            <text:p>0xd61f00</text:p>
          </table:table-cell>
          <table:table-cell table:number-columns-repeated="1021"/>
        </table:table-row>
        <table:table-row table:style-name="ro3">
          <table:table-cell office:value-type="string">
            <text:p>PlayTypeSE</text:p>
          </table:table-cell>
          <table:table-cell office:value-type="float" office:value="14030384">
            <text:p>14030384</text:p>
          </table:table-cell>
          <table:table-cell office:value-type="string">
            <text:p>0xd61630</text:p>
          </table:table-cell>
          <table:table-cell table:number-columns-repeated="1021"/>
        </table:table-row>
        <table:table-row table:style-name="ro3">
          <table:table-cell office:value-type="string">
            <text:p>RecallMenuEvent</text:p>
          </table:table-cell>
          <table:table-cell office:value-type="float" office:value="14034816">
            <text:p>14034816</text:p>
          </table:table-cell>
          <table:table-cell office:value-type="string">
            <text:p>0xd62780</text:p>
          </table:table-cell>
          <table:table-cell table:number-columns-repeated="1021"/>
        </table:table-row>
        <table:table-row table:style-name="ro3">
          <table:table-cell office:value-type="string">
            <text:p>ReconstructBreak</text:p>
          </table:table-cell>
          <table:table-cell office:value-type="float" office:value="14049392">
            <text:p>14049392</text:p>
          </table:table-cell>
          <table:table-cell office:value-type="string">
            <text:p>0xd66070</text:p>
          </table:table-cell>
          <table:table-cell table:number-columns-repeated="1021"/>
        </table:table-row>
        <table:table-row table:style-name="ro3">
          <table:table-cell office:value-type="string">
            <text:p>RecoveryHeroin</text:p>
          </table:table-cell>
          <table:table-cell office:value-type="float" office:value="14026560">
            <text:p>14026560</text:p>
          </table:table-cell>
          <table:table-cell office:value-type="string">
            <text:p>0xd60740</text:p>
          </table:table-cell>
          <table:table-cell table:number-columns-repeated="1021"/>
        </table:table-row>
        <table:table-row table:style-name="ro3">
          <table:table-cell office:value-type="string">
            <text:p>RemoveInventoryEquip</text:p>
          </table:table-cell>
          <table:table-cell office:value-type="float" office:value="14027888">
            <text:p>14027888</text:p>
          </table:table-cell>
          <table:table-cell office:value-type="string">
            <text:p>0xd60c70</text:p>
          </table:table-cell>
          <table:table-cell table:number-columns-repeated="1021"/>
        </table:table-row>
        <table:table-row table:style-name="ro3">
          <table:table-cell office:value-type="string">
            <text:p>RepeatMessage_begin</text:p>
          </table:table-cell>
          <table:table-cell office:value-type="float" office:value="14015424">
            <text:p>14015424</text:p>
          </table:table-cell>
          <table:table-cell office:value-type="string">
            <text:p>0xd5dbc0</text:p>
          </table:table-cell>
          <table:table-cell table:number-columns-repeated="1021"/>
        </table:table-row>
        <table:table-row table:style-name="ro3">
          <table:table-cell office:value-type="string">
            <text:p>RepeatMessage_end</text:p>
          </table:table-cell>
          <table:table-cell office:value-type="float" office:value="14015408">
            <text:p>14015408</text:p>
          </table:table-cell>
          <table:table-cell office:value-type="string">
            <text:p>0xd5dbb0</text:p>
          </table:table-cell>
          <table:table-cell table:number-columns-repeated="1021"/>
        </table:table-row>
        <table:table-row table:style-name="ro3">
          <table:table-cell office:value-type="string">
            <text:p>RequestEnding</text:p>
          </table:table-cell>
          <table:table-cell office:value-type="float" office:value="14015952">
            <text:p>14015952</text:p>
          </table:table-cell>
          <table:table-cell office:value-type="string">
            <text:p>0xd5ddd0</text:p>
          </table:table-cell>
          <table:table-cell table:number-columns-repeated="1021"/>
        </table:table-row>
        <table:table-row table:style-name="ro3">
          <table:table-cell office:value-type="string">
            <text:p>RequestForceUpdateNetwork</text:p>
          </table:table-cell>
          <table:table-cell office:value-type="float" office:value="14027424">
            <text:p>14027424</text:p>
          </table:table-cell>
          <table:table-cell office:value-type="string">
            <text:p>0xd60aa0</text:p>
          </table:table-cell>
          <table:table-cell table:number-columns-repeated="1021"/>
        </table:table-row>
        <table:table-row table:style-name="ro3">
          <table:table-cell office:value-type="string">
            <text:p>RequestFullRecover</text:p>
          </table:table-cell>
          <table:table-cell office:value-type="float" office:value="14015808">
            <text:p>14015808</text:p>
          </table:table-cell>
          <table:table-cell office:value-type="string">
            <text:p>0xd5dd40</text:p>
          </table:table-cell>
          <table:table-cell table:number-columns-repeated="1021"/>
        </table:table-row>
        <table:table-row table:style-name="ro3">
          <table:table-cell office:value-type="string">
            <text:p>RequestGenerate</text:p>
          </table:table-cell>
          <table:table-cell office:value-type="float" office:value="14021264">
            <text:p>14021264</text:p>
          </table:table-cell>
          <table:table-cell office:value-type="string">
            <text:p>0xd5f290</text:p>
          </table:table-cell>
          <table:table-cell table:number-columns-repeated="1021"/>
        </table:table-row>
        <table:table-row table:style-name="ro3">
          <table:table-cell office:value-type="string">
            <text:p>RequestNormalUpdateNetwork</text:p>
          </table:table-cell>
          <table:table-cell office:value-type="float" office:value="14027376">
            <text:p>14027376</text:p>
          </table:table-cell>
          <table:table-cell office:value-type="string">
            <text:p>0xd60a7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</text:p>
          </table:table-cell>
          <table:table-cell office:value-type="float" office:value="14019408">
            <text:p>14019408</text:p>
          </table:table-cell>
          <table:table-cell office:value-type="string">
            <text:p>0xd5eb5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Plus</text:p>
          </table:table-cell>
          <table:table-cell office:value-type="float" office:value="14033504">
            <text:p>14033504</text:p>
          </table:table-cell>
          <table:table-cell office:value-type="string">
            <text:p>0xd62260</text:p>
          </table:table-cell>
          <table:table-cell table:number-columns-repeated="1021"/>
        </table:table-row>
        <table:table-row table:style-name="ro3">
          <table:table-cell office:value-type="string">
            <text:p>RequestPlayMovie</text:p>
          </table:table-cell>
          <table:table-cell office:value-type="float" office:value="14047056">
            <text:p>14047056</text:p>
          </table:table-cell>
          <table:table-cell office:value-type="string">
            <text:p>0xd65750</text:p>
          </table:table-cell>
          <table:table-cell table:number-columns-repeated="1021"/>
        </table:table-row>
        <table:table-row table:style-name="ro3">
          <table:table-cell office:value-type="string">
            <text:p>RequestPlayMoviePlus</text:p>
          </table:table-cell>
          <table:table-cell office:value-type="float" office:value="14046928">
            <text:p>14046928</text:p>
          </table:table-cell>
          <table:table-cell office:value-type="string">
            <text:p>0xd656d0</text:p>
          </table:table-cell>
          <table:table-cell table:number-columns-repeated="1021"/>
        </table:table-row>
        <table:table-row table:style-name="ro3">
          <table:table-cell office:value-type="string">
            <text:p>RequestRemo</text:p>
          </table:table-cell>
          <table:table-cell office:value-type="float" office:value="14050368">
            <text:p>14050368</text:p>
          </table:table-cell>
          <table:table-cell office:value-type="string">
            <text:p>0xd66440</text:p>
          </table:table-cell>
          <table:table-cell table:number-columns-repeated="1021"/>
        </table:table-row>
        <table:table-row table:style-name="ro3">
          <table:table-cell office:value-type="string">
            <text:p>RequestRemoPlus</text:p>
          </table:table-cell>
          <table:table-cell office:value-type="float" office:value="14050272">
            <text:p>14050272</text:p>
          </table:table-cell>
          <table:table-cell office:value-type="string">
            <text:p>0xd663e0</text:p>
          </table:table-cell>
          <table:table-cell table:number-columns-repeated="1021"/>
        </table:table-row>
        <table:table-row table:style-name="ro3">
          <table:table-cell office:value-type="string">
            <text:p>RequestUnlockTrophy</text:p>
          </table:table-cell>
          <table:table-cell office:value-type="float" office:value="14019504">
            <text:p>14019504</text:p>
          </table:table-cell>
          <table:table-cell office:value-type="string">
            <text:p>0xd5ebb0</text:p>
          </table:table-cell>
          <table:table-cell table:number-columns-repeated="1021"/>
        </table:table-row>
        <table:table-row table:style-name="ro3">
          <table:table-cell office:value-type="string">
            <text:p>ReqularLeavePlayer</text:p>
          </table:table-cell>
          <table:table-cell office:value-type="float" office:value="14017504">
            <text:p>14017504</text:p>
          </table:table-cell>
          <table:table-cell office:value-type="string">
            <text:p>0xd5e3e0</text:p>
          </table:table-cell>
          <table:table-cell table:number-columns-repeated="1021"/>
        </table:table-row>
        <table:table-row table:style-name="ro3">
          <table:table-cell office:value-type="string">
            <text:p>ResetCamAngle</text:p>
          </table:table-cell>
          <table:table-cell office:value-type="float" office:value="14019360">
            <text:p>14019360</text:p>
          </table:table-cell>
          <table:table-cell office:value-type="string">
            <text:p>0xd5eb20</text:p>
          </table:table-cell>
          <table:table-cell table:number-columns-repeated="1021"/>
        </table:table-row>
        <table:table-row table:style-name="ro3">
          <table:table-cell office:value-type="string">
            <text:p>ResetEventQwcSpEffect</text:p>
          </table:table-cell>
          <table:table-cell office:value-type="float" office:value="14032592">
            <text:p>14032592</text:p>
          </table:table-cell>
          <table:table-cell office:value-type="string">
            <text:p>0xd61ed0</text:p>
          </table:table-cell>
          <table:table-cell table:number-columns-repeated="1021"/>
        </table:table-row>
        <table:table-row table:style-name="ro3">
          <table:table-cell office:value-type="string">
            <text:p>ResetSummonParam</text:p>
          </table:table-cell>
          <table:table-cell office:value-type="float" office:value="14019456">
            <text:p>14019456</text:p>
          </table:table-cell>
          <table:table-cell office:value-type="string">
            <text:p>0xd5eb80</text:p>
          </table:table-cell>
          <table:table-cell table:number-columns-repeated="1021"/>
        </table:table-row>
        <table:table-row table:style-name="ro3">
          <table:table-cell office:value-type="string">
            <text:p>ResetSyncRideObjInfo</text:p>
          </table:table-cell>
          <table:table-cell office:value-type="float" office:value="14025984">
            <text:p>14025984</text:p>
          </table:table-cell>
          <table:table-cell office:value-type="string">
            <text:p>0xd60500</text:p>
          </table:table-cell>
          <table:table-cell table:number-columns-repeated="1021"/>
        </table:table-row>
        <table:table-row table:style-name="ro3">
          <table:table-cell office:value-type="string">
            <text:p>ResetThink</text:p>
          </table:table-cell>
          <table:table-cell office:value-type="float" office:value="14028912">
            <text:p>14028912</text:p>
          </table:table-cell>
          <table:table-cell office:value-type="string">
            <text:p>0xd61070</text:p>
          </table:table-cell>
          <table:table-cell table:number-columns-repeated="1021"/>
        </table:table-row>
        <table:table-row table:style-name="ro3">
          <table:table-cell office:value-type="string">
            <text:p>RestorePiece</text:p>
          </table:table-cell>
          <table:table-cell office:value-type="float" office:value="14044224">
            <text:p>14044224</text:p>
          </table:table-cell>
          <table:table-cell office:value-type="string">
            <text:p>0xd64c40</text:p>
          </table:table-cell>
          <table:table-cell table:number-columns-repeated="1021"/>
        </table:table-row>
        <table:table-row table:style-name="ro3">
          <table:table-cell office:value-type="string">
            <text:p>ReturnMapSelect</text:p>
          </table:table-cell>
          <table:table-cell office:value-type="float" office:value="14016960">
            <text:p>14016960</text:p>
          </table:table-cell>
          <table:table-cell office:value-type="string">
            <text:p>0xd5e1c0</text:p>
          </table:table-cell>
          <table:table-cell table:number-columns-repeated="1021"/>
        </table:table-row>
        <table:table-row table:style-name="ro3">
          <table:table-cell office:value-type="string">
            <text:p>RevivePlayer</text:p>
          </table:table-cell>
          <table:table-cell office:value-type="float" office:value="14042592">
            <text:p>14042592</text:p>
          </table:table-cell>
          <table:table-cell office:value-type="string">
            <text:p>0xd645e0</text:p>
          </table:table-cell>
          <table:table-cell table:number-columns-repeated="1021"/>
        </table:table-row>
        <table:table-row table:style-name="ro3">
          <table:table-cell office:value-type="string">
            <text:p>RevivePlayerNext</text:p>
          </table:table-cell>
          <table:table-cell office:value-type="float" office:value="14016672">
            <text:p>14016672</text:p>
          </table:table-cell>
          <table:table-cell office:value-type="string">
            <text:p>0xd5e0a0</text:p>
          </table:table-cell>
          <table:table-cell table:number-columns-repeated="1021"/>
        </table:table-row>
        <table:table-row table:style-name="ro3">
          <table:table-cell office:value-type="string">
            <text:p>SaveRequest</text:p>
          </table:table-cell>
          <table:table-cell office:value-type="float" office:value="14020240">
            <text:p>14020240</text:p>
          </table:table-cell>
          <table:table-cell office:value-type="string">
            <text:p>0xd5ee90</text:p>
          </table:table-cell>
          <table:table-cell table:number-columns-repeated="1021"/>
        </table:table-row>
        <table:table-row table:style-name="ro3">
          <table:table-cell office:value-type="string">
            <text:p>SaveRequest_Profile</text:p>
          </table:table-cell>
          <table:table-cell office:value-type="float" office:value="14020208">
            <text:p>14020208</text:p>
          </table:table-cell>
          <table:table-cell office:value-type="string">
            <text:p>0xd5ee70</text:p>
          </table:table-cell>
          <table:table-cell table:number-columns-repeated="1021"/>
        </table:table-row>
        <table:table-row table:style-name="ro3">
          <table:table-cell office:value-type="string">
            <text:p>SendEventRequest</text:p>
          </table:table-cell>
          <table:table-cell office:value-type="float" office:value="14029104">
            <text:p>14029104</text:p>
          </table:table-cell>
          <table:table-cell office:value-type="string">
            <text:p>0xd61130</text:p>
          </table:table-cell>
          <table:table-cell table:number-columns-repeated="1021"/>
        </table:table-row>
        <table:table-row table:style-name="ro3">
          <table:table-cell office:value-type="string">
            <text:p>SetAlive</text:p>
          </table:table-cell>
          <table:table-cell office:value-type="float" office:value="14050464">
            <text:p>14050464</text:p>
          </table:table-cell>
          <table:table-cell office:value-type="string">
            <text:p>0xd664a0</text:p>
          </table:table-cell>
          <table:table-cell table:number-columns-repeated="1021"/>
        </table:table-row>
        <table:table-row table:style-name="ro3">
          <table:table-cell office:value-type="string">
            <text:p>SetAliveMotion</text:p>
          </table:table-cell>
          <table:table-cell office:value-type="float" office:value="14018240">
            <text:p>14018240</text:p>
          </table:table-cell>
          <table:table-cell office:value-type="string">
            <text:p>0xd5e6c0</text:p>
          </table:table-cell>
          <table:table-cell table:number-columns-repeated="1021"/>
        </table:table-row>
        <table:table-row table:style-name="ro3">
          <table:table-cell office:value-type="string">
            <text:p>SetAlwaysDrawForEvent</text:p>
          </table:table-cell>
          <table:table-cell office:value-type="float" office:value="14026096">
            <text:p>14026096</text:p>
          </table:table-cell>
          <table:table-cell office:value-type="string">
            <text:p>0xd60570</text:p>
          </table:table-cell>
          <table:table-cell table:number-columns-repeated="1021"/>
        </table:table-row>
        <table:table-row table:style-name="ro3">
          <table:table-cell office:value-type="string">
            <text:p>SetAlwaysEnableBackread_forEvent</text:p>
          </table:table-cell>
          <table:table-cell office:value-type="float" office:value="14026576">
            <text:p>14026576</text:p>
          </table:table-cell>
          <table:table-cell office:value-type="string">
            <text:p>0xd60750</text:p>
          </table:table-cell>
          <table:table-cell table:number-columns-repeated="1021"/>
        </table:table-row>
        <table:table-row table:style-name="ro3">
          <table:table-cell office:value-type="string">
            <text:p>SetAngleFoward</text:p>
          </table:table-cell>
          <table:table-cell office:value-type="float" office:value="14031488">
            <text:p>14031488</text:p>
          </table:table-cell>
          <table:table-cell office:value-type="string">
            <text:p>0xd61a80</text:p>
          </table:table-cell>
          <table:table-cell table:number-columns-repeated="1021"/>
        </table:table-row>
        <table:table-row table:style-name="ro3">
          <table:table-cell office:value-type="string">
            <text:p>SetAreaStartMapUid</text:p>
          </table:table-cell>
          <table:table-cell office:value-type="float" office:value="14022432">
            <text:p>14022432</text:p>
          </table:table-cell>
          <table:table-cell office:value-type="string">
            <text:p>0xd5f720</text:p>
          </table:table-cell>
          <table:table-cell table:number-columns-repeated="1021"/>
        </table:table-row>
        <table:table-row table:style-name="ro3">
          <table:table-cell office:value-type="string">
            <text:p>SetBossGauge</text:p>
          </table:table-cell>
          <table:table-cell office:value-type="float" office:value="14026496">
            <text:p>14026496</text:p>
          </table:table-cell>
          <table:table-cell office:value-type="string">
            <text:p>0xd60700</text:p>
          </table:table-cell>
          <table:table-cell table:number-columns-repeated="1021"/>
        </table:table-row>
        <table:table-row table:style-name="ro3">
          <table:table-cell office:value-type="string">
            <text:p>SetBossUnitJrHit</text:p>
          </table:table-cell>
          <table:table-cell office:value-type="float" office:value="14030608">
            <text:p>14030608</text:p>
          </table:table-cell>
          <table:table-cell office:value-type="string">
            <text:p>0xd61710</text:p>
          </table:table-cell>
          <table:table-cell table:number-columns-repeated="1021"/>
        </table:table-row>
        <table:table-row table:style-name="ro3">
          <table:table-cell office:value-type="string">
            <text:p>SetBountyRankPoint</text:p>
          </table:table-cell>
          <table:table-cell office:value-type="float" office:value="14044672">
            <text:p>14044672</text:p>
          </table:table-cell>
          <table:table-cell office:value-type="string">
            <text:p>0xd64e00</text:p>
          </table:table-cell>
          <table:table-cell table:number-columns-repeated="1021"/>
        </table:table-row>
        <table:table-row table:style-name="ro3">
          <table:table-cell office:value-type="string">
            <text:p>SetBrokenPiece</text:p>
          </table:table-cell>
          <table:table-cell office:value-type="float" office:value="14022560">
            <text:p>14022560</text:p>
          </table:table-cell>
          <table:table-cell office:value-type="string">
            <text:p>0xd5f7a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</text:p>
          </table:table-cell>
          <table:table-cell office:value-type="float" office:value="14016256">
            <text:p>14016256</text:p>
          </table:table-cell>
          <table:table-cell office:value-type="string">
            <text:p>0xd5df0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ForBossLock</text:p>
          </table:table-cell>
          <table:table-cell office:value-type="float" office:value="14016240">
            <text:p>14016240</text:p>
          </table:table-cell>
          <table:table-cell office:value-type="string">
            <text:p>0xd5def0</text:p>
          </table:table-cell>
          <table:table-cell table:number-columns-repeated="1021"/>
        </table:table-row>
        <table:table-row table:style-name="ro3">
          <table:table-cell office:value-type="string">
            <text:p>SetChrType</text:p>
          </table:table-cell>
          <table:table-cell office:value-type="float" office:value="14028400">
            <text:p>14028400</text:p>
          </table:table-cell>
          <table:table-cell office:value-type="string">
            <text:p>0xd60e70</text:p>
          </table:table-cell>
          <table:table-cell table:number-columns-repeated="1021"/>
        </table:table-row>
        <table:table-row table:style-name="ro3">
          <table:table-cell office:value-type="string">
            <text:p>SetChrTypeDataGrey</text:p>
          </table:table-cell>
          <table:table-cell office:value-type="float" office:value="14016432">
            <text:p>14016432</text:p>
          </table:table-cell>
          <table:table-cell office:value-type="string">
            <text:p>0xd5dfb0</text:p>
          </table:table-cell>
          <table:table-cell table:number-columns-repeated="1021"/>
        </table:table-row>
        <table:table-row table:style-name="ro3">
          <table:table-cell office:value-type="string">
            <text:p>SetChrTypeDataGreyNext</text:p>
          </table:table-cell>
          <table:table-cell office:value-type="float" office:value="14016336">
            <text:p>14016336</text:p>
          </table:table-cell>
          <table:table-cell office:value-type="string">
            <text:p>0xd5df50</text:p>
          </table:table-cell>
          <table:table-cell table:number-columns-repeated="1021"/>
        </table:table-row>
        <table:table-row table:style-name="ro3">
          <table:table-cell office:value-type="string">
            <text:p>SetClearBonus</text:p>
          </table:table-cell>
          <table:table-cell office:value-type="float" office:value="14021584">
            <text:p>14021584</text:p>
          </table:table-cell>
          <table:table-cell office:value-type="string">
            <text:p>0xd5f3d0</text:p>
          </table:table-cell>
          <table:table-cell table:number-columns-repeated="1021"/>
        </table:table-row>
        <table:table-row table:style-name="ro3">
          <table:table-cell office:value-type="string">
            <text:p>SetClearItem</text:p>
          </table:table-cell>
          <table:table-cell office:value-type="float" office:value="14015696">
            <text:p>14015696</text:p>
          </table:table-cell>
          <table:table-cell office:value-type="string">
            <text:p>0xd5dcd0</text:p>
          </table:table-cell>
          <table:table-cell table:number-columns-repeated="1021"/>
        </table:table-row>
        <table:table-row table:style-name="ro3">
          <table:table-cell office:value-type="string">
            <text:p>SetClearSesiionCount</text:p>
          </table:table-cell>
          <table:table-cell office:value-type="float" office:value="14017728">
            <text:p>14017728</text:p>
          </table:table-cell>
          <table:table-cell office:value-type="string">
            <text:p>0xd5e4c0</text:p>
          </table:table-cell>
          <table:table-cell table:number-columns-repeated="1021"/>
        </table:table-row>
        <table:table-row table:style-name="ro3">
          <table:table-cell office:value-type="string">
            <text:p>SetClearState</text:p>
          </table:table-cell>
          <table:table-cell office:value-type="float" office:value="14017888">
            <text:p>14017888</text:p>
          </table:table-cell>
          <table:table-cell office:value-type="string">
            <text:p>0xd5e560</text:p>
          </table:table-cell>
          <table:table-cell table:number-columns-repeated="1021"/>
        </table:table-row>
        <table:table-row table:style-name="ro3">
          <table:table-cell office:value-type="string">
            <text:p>SetColiEnable</text:p>
          </table:table-cell>
          <table:table-cell office:value-type="float" office:value="14024848">
            <text:p>14024848</text:p>
          </table:table-cell>
          <table:table-cell office:value-type="string">
            <text:p>0xd60090</text:p>
          </table:table-cell>
          <table:table-cell table:number-columns-repeated="1021"/>
        </table:table-row>
        <table:table-row table:style-name="ro3">
          <table:table-cell office:value-type="string">
            <text:p>SetColiEnableArray</text:p>
          </table:table-cell>
          <table:table-cell office:value-type="float" office:value="14043808">
            <text:p>14043808</text:p>
          </table:table-cell>
          <table:table-cell office:value-type="string">
            <text:p>0xd64aa0</text:p>
          </table:table-cell>
          <table:table-cell table:number-columns-repeated="1021"/>
        </table:table-row>
        <table:table-row table:style-name="ro3">
          <table:table-cell office:value-type="string">
            <text:p>SetCompletelyNoMove</text:p>
          </table:table-cell>
          <table:table-cell office:value-type="float" office:value="14025952">
            <text:p>14025952</text:p>
          </table:table-cell>
          <table:table-cell office:value-type="string">
            <text:p>0xd604e0</text:p>
          </table:table-cell>
          <table:table-cell table:number-columns-repeated="1021"/>
        </table:table-row>
        <table:table-row table:style-name="ro3">
          <table:table-cell office:value-type="string">
            <text:p>SetDeadMode</text:p>
          </table:table-cell>
          <table:table-cell office:value-type="float" office:value="14029872">
            <text:p>14029872</text:p>
          </table:table-cell>
          <table:table-cell office:value-type="string">
            <text:p>0xd61430</text:p>
          </table:table-cell>
          <table:table-cell table:number-columns-repeated="1021"/>
        </table:table-row>
        <table:table-row table:style-name="ro3">
          <table:table-cell office:value-type="string">
            <text:p>SetDeadMode2</text:p>
          </table:table-cell>
          <table:table-cell office:value-type="float" office:value="14029808">
            <text:p>14029808</text:p>
          </table:table-cell>
          <table:table-cell office:value-type="string">
            <text:p>0xd613f0</text:p>
          </table:table-cell>
          <table:table-cell table:number-columns-repeated="1021"/>
        </table:table-row>
        <table:table-row table:style-name="ro3">
          <table:table-cell office:value-type="string">
            <text:p>SetDefaultRoutePoint</text:p>
          </table:table-cell>
          <table:table-cell office:value-type="float" office:value="14042528">
            <text:p>14042528</text:p>
          </table:table-cell>
          <table:table-cell office:value-type="string">
            <text:p>0xd645a0</text:p>
          </table:table-cell>
          <table:table-cell table:number-columns-repeated="1021"/>
        </table:table-row>
        <table:table-row table:style-name="ro3">
          <table:table-cell office:value-type="string">
            <text:p>SetDefaultMapUid</text:p>
          </table:table-cell>
          <table:table-cell office:value-type="float" office:value="14022272">
            <text:p>14022272</text:p>
          </table:table-cell>
          <table:table-cell office:value-type="string">
            <text:p>0xd5f680</text:p>
          </table:table-cell>
          <table:table-cell table:number-columns-repeated="1021"/>
        </table:table-row>
        <table:table-row table:style-name="ro3">
          <table:table-cell office:value-type="string">
            <text:p>SetDisable</text:p>
          </table:table-cell>
          <table:table-cell office:value-type="float" office:value="14028736">
            <text:p>14028736</text:p>
          </table:table-cell>
          <table:table-cell office:value-type="string">
            <text:p>0xd60fc0</text:p>
          </table:table-cell>
          <table:table-cell table:number-columns-repeated="1021"/>
        </table:table-row>
        <table:table-row table:style-name="ro3">
          <table:table-cell office:value-type="string">
            <text:p>SetDisableBackread_ForEvent</text:p>
          </table:table-cell>
          <table:table-cell office:value-type="float" office:value="14027472">
            <text:p>14027472</text:p>
          </table:table-cell>
          <table:table-cell office:value-type="string">
            <text:p>0xd60ad0</text:p>
          </table:table-cell>
          <table:table-cell table:number-columns-repeated="1021"/>
        </table:table-row>
        <table:table-row table:style-name="ro3">
          <table:table-cell office:value-type="string">
            <text:p>SetDisableDamage</text:p>
          </table:table-cell>
          <table:table-cell office:value-type="float" office:value="14019632">
            <text:p>14019632</text:p>
          </table:table-cell>
          <table:table-cell office:value-type="string">
            <text:p>0xd5ec30</text:p>
          </table:table-cell>
          <table:table-cell table:number-columns-repeated="1021"/>
        </table:table-row>
        <table:table-row table:style-name="ro3">
          <table:table-cell office:value-type="string">
            <text:p>SetDisableGravity</text:p>
          </table:table-cell>
          <table:table-cell office:value-type="float" office:value="14028960">
            <text:p>14028960</text:p>
          </table:table-cell>
          <table:table-cell office:value-type="string">
            <text:p>0xd610a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</text:p>
          </table:table-cell>
          <table:table-cell office:value-type="float" office:value="14025680">
            <text:p>14025680</text:p>
          </table:table-cell>
          <table:table-cell office:value-type="string">
            <text:p>0xd603d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_light</text:p>
          </table:table-cell>
          <table:table-cell office:value-type="float" office:value="14025616">
            <text:p>14025616</text:p>
          </table:table-cell>
          <table:table-cell office:value-type="string">
            <text:p>0xd60390</text:p>
          </table:table-cell>
          <table:table-cell table:number-columns-repeated="1021"/>
        </table:table-row>
        <table:table-row table:style-name="ro3">
          <table:table-cell office:value-type="string">
            <text:p>SetDispMask</text:p>
          </table:table-cell>
          <table:table-cell office:value-type="float" office:value="14030848">
            <text:p>14030848</text:p>
          </table:table-cell>
          <table:table-cell office:value-type="string">
            <text:p>0xd61800</text:p>
          </table:table-cell>
          <table:table-cell table:number-columns-repeated="1021"/>
        </table:table-row>
        <table:table-row table:style-name="ro3">
          <table:table-cell office:value-type="string">
            <text:p>SetDrawEnable</text:p>
          </table:table-cell>
          <table:table-cell office:value-type="float" office:value="14024880">
            <text:p>14024880</text:p>
          </table:table-cell>
          <table:table-cell office:value-type="string">
            <text:p>0xd600b0</text:p>
          </table:table-cell>
          <table:table-cell table:number-columns-repeated="1021"/>
        </table:table-row>
        <table:table-row table:style-name="ro3">
          <table:table-cell office:value-type="string">
            <text:p>SetDrawEnableArray</text:p>
          </table:table-cell>
          <table:table-cell office:value-type="float" office:value="14042416">
            <text:p>14042416</text:p>
          </table:table-cell>
          <table:table-cell office:value-type="string">
            <text:p>0xd64530</text:p>
          </table:table-cell>
          <table:table-cell table:number-columns-repeated="1021"/>
        </table:table-row>
        <table:table-row table:style-name="ro3">
          <table:table-cell office:value-type="string">
            <text:p>SetDrawGroup</text:p>
          </table:table-cell>
          <table:table-cell office:value-type="float" office:value="14031360">
            <text:p>14031360</text:p>
          </table:table-cell>
          <table:table-cell office:value-type="string">
            <text:p>0xd61a00</text:p>
          </table:table-cell>
          <table:table-cell table:number-columns-repeated="1021"/>
        </table:table-row>
        <table:table-row table:style-name="ro3">
          <table:table-cell office:value-type="string">
            <text:p>SetEnableEventPad</text:p>
          </table:table-cell>
          <table:table-cell office:value-type="float" office:value="14017568">
            <text:p>14017568</text:p>
          </table:table-cell>
          <table:table-cell office:value-type="string">
            <text:p>0xd5e420</text:p>
          </table:table-cell>
          <table:table-cell table:number-columns-repeated="1021"/>
        </table:table-row>
        <table:table-row table:style-name="ro3">
          <table:table-cell office:value-type="string">
            <text:p>SetEventBodyMaterialSeAndSfx</text:p>
          </table:table-cell>
          <table:table-cell office:value-type="float" office:value="14018320">
            <text:p>14018320</text:p>
          </table:table-cell>
          <table:table-cell office:value-type="string">
            <text:p>0xd5e710</text:p>
          </table:table-cell>
          <table:table-cell table:number-columns-repeated="1021"/>
        </table:table-row>
        <table:table-row table:style-name="ro3">
          <table:table-cell office:value-type="string">
            <text:p>SetEventBodyMaxHp</text:p>
          </table:table-cell>
          <table:table-cell office:value-type="float" office:value="14032240">
            <text:p>14032240</text:p>
          </table:table-cell>
          <table:table-cell office:value-type="string">
            <text:p>0xd61d70</text:p>
          </table:table-cell>
          <table:table-cell table:number-columns-repeated="1021"/>
        </table:table-row>
        <table:table-row table:style-name="ro3">
          <table:table-cell office:value-type="string">
            <text:p>SetEventCommand</text:p>
          </table:table-cell>
          <table:table-cell office:value-type="float" office:value="14023856">
            <text:p>14023856</text:p>
          </table:table-cell>
          <table:table-cell office:value-type="string">
            <text:p>0xd5fcb0</text:p>
          </table:table-cell>
          <table:table-cell table:number-columns-repeated="1021"/>
        </table:table-row>
        <table:table-row table:style-name="ro3">
          <table:table-cell office:value-type="string">
            <text:p>SetEventCommandIndex</text:p>
          </table:table-cell>
          <table:table-cell office:value-type="float" office:value="14023792">
            <text:p>14023792</text:p>
          </table:table-cell>
          <table:table-cell office:value-type="string">
            <text:p>0xd5fc70</text:p>
          </table:table-cell>
          <table:table-cell table:number-columns-repeated="1021"/>
        </table:table-row>
        <table:table-row table:style-name="ro3">
          <table:table-cell office:value-type="string">
            <text:p>SetEventFlag</text:p>
          </table:table-cell>
          <table:table-cell office:value-type="float" office:value="14025104">
            <text:p>14025104</text:p>
          </table:table-cell>
          <table:table-cell office:value-type="string">
            <text:p>0xd60190</text:p>
          </table:table-cell>
          <table:table-cell table:number-columns-repeated="1021"/>
        </table:table-row>
        <table:table-row table:style-name="ro3">
          <table:table-cell office:value-type="string">
            <text:p>SetEventFlagValue</text:p>
          </table:table-cell>
          <table:table-cell office:value-type="float" office:value="14025568">
            <text:p>14025568</text:p>
          </table:table-cell>
          <table:table-cell office:value-type="string">
            <text:p>0xd60360</text:p>
          </table:table-cell>
          <table:table-cell table:number-columns-repeated="1021"/>
        </table:table-row>
        <table:table-row table:style-name="ro3">
          <table:table-cell office:value-type="string">
            <text:p>SetEventGenerate</text:p>
          </table:table-cell>
          <table:table-cell office:value-type="float" office:value="14025904">
            <text:p>14025904</text:p>
          </table:table-cell>
          <table:table-cell office:value-type="string">
            <text:p>0xd604b0</text:p>
          </table:table-cell>
          <table:table-cell table:number-columns-repeated="1021"/>
        </table:table-row>
        <table:table-row table:style-name="ro3">
          <table:table-cell office:value-type="string">
            <text:p>SetEventMovePointType</text:p>
          </table:table-cell>
          <table:table-cell office:value-type="float" office:value="14027696">
            <text:p>14027696</text:p>
          </table:table-cell>
          <table:table-cell office:value-type="string">
            <text:p>0xd60bb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</text:p>
          </table:table-cell>
          <table:table-cell office:value-type="float" office:value="14029440">
            <text:p>14029440</text:p>
          </table:table-cell>
          <table:table-cell office:value-type="string">
            <text:p>0xd6128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_2</text:p>
          </table:table-cell>
          <table:table-cell office:value-type="float" office:value="14029248">
            <text:p>14029248</text:p>
          </table:table-cell>
          <table:table-cell office:value-type="string">
            <text:p>0xd611c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</text:p>
          </table:table-cell>
          <table:table-cell office:value-type="float" office:value="14029376">
            <text:p>14029376</text:p>
          </table:table-cell>
          <table:table-cell office:value-type="string">
            <text:p>0xd6124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_2</text:p>
          </table:table-cell>
          <table:table-cell office:value-type="float" office:value="14029200">
            <text:p>14029200</text:p>
          </table:table-cell>
          <table:table-cell office:value-type="string">
            <text:p>0xd61190</text:p>
          </table:table-cell>
          <table:table-cell table:number-columns-repeated="1021"/>
        </table:table-row>
        <table:table-row table:style-name="ro3">
          <table:table-cell office:value-type="string">
            <text:p>SetEventTarget</text:p>
          </table:table-cell>
          <table:table-cell office:value-type="float" office:value="14031520">
            <text:p>14031520</text:p>
          </table:table-cell>
          <table:table-cell office:value-type="string">
            <text:p>0xd61aa0</text:p>
          </table:table-cell>
          <table:table-cell table:number-columns-repeated="1021"/>
        </table:table-row>
        <table:table-row table:style-name="ro3">
          <table:table-cell office:value-type="string">
            <text:p>SetFirstSpeed</text:p>
          </table:table-cell>
          <table:table-cell office:value-type="float" office:value="14032528">
            <text:p>14032528</text:p>
          </table:table-cell>
          <table:table-cell office:value-type="string">
            <text:p>0xd61e90</text:p>
          </table:table-cell>
          <table:table-cell table:number-columns-repeated="1021"/>
        </table:table-row>
        <table:table-row table:style-name="ro3">
          <table:table-cell office:value-type="string">
            <text:p>SetFlagInitState</text:p>
          </table:table-cell>
          <table:table-cell office:value-type="float" office:value="14015472">
            <text:p>14015472</text:p>
          </table:table-cell>
          <table:table-cell office:value-type="string">
            <text:p>0xd5dbf0</text:p>
          </table:table-cell>
          <table:table-cell table:number-columns-repeated="1021"/>
        </table:table-row>
        <table:table-row table:style-name="ro3">
          <table:table-cell office:value-type="string">
            <text:p>SetFootIKInterpolateType</text:p>
          </table:table-cell>
          <table:table-cell office:value-type="float" office:value="14025488">
            <text:p>14025488</text:p>
          </table:table-cell>
          <table:table-cell office:value-type="string">
            <text:p>0xd60310</text:p>
          </table:table-cell>
          <table:table-cell table:number-columns-repeated="1021"/>
        </table:table-row>
        <table:table-row table:style-name="ro3">
          <table:table-cell office:value-type="string">
            <text:p>SetForceJoinBlackRequest</text:p>
          </table:table-cell>
          <table:table-cell office:value-type="float" office:value="14048752">
            <text:p>14048752</text:p>
          </table:table-cell>
          <table:table-cell office:value-type="string">
            <text:p>0xd65df0</text:p>
          </table:table-cell>
          <table:table-cell table:number-columns-repeated="1021"/>
        </table:table-row>
        <table:table-row table:style-name="ro3">
          <table:table-cell office:value-type="string">
            <text:p>SetHitInfo</text:p>
          </table:table-cell>
          <table:table-cell office:value-type="float" office:value="14031248">
            <text:p>14031248</text:p>
          </table:table-cell>
          <table:table-cell office:value-type="string">
            <text:p>0xd61990</text:p>
          </table:table-cell>
          <table:table-cell table:number-columns-repeated="1021"/>
        </table:table-row>
        <table:table-row table:style-name="ro3">
          <table:table-cell office:value-type="string">
            <text:p>SetHitMask</text:p>
          </table:table-cell>
          <table:table-cell office:value-type="float" office:value="14043424">
            <text:p>14043424</text:p>
          </table:table-cell>
          <table:table-cell office:value-type="string">
            <text:p>0xd64920</text:p>
          </table:table-cell>
          <table:table-cell table:number-columns-repeated="1021"/>
        </table:table-row>
        <table:table-row table:style-name="ro3">
          <table:table-cell office:value-type="string">
            <text:p>SetHp</text:p>
          </table:table-cell>
          <table:table-cell office:value-type="float" office:value="14023072">
            <text:p>14023072</text:p>
          </table:table-cell>
          <table:table-cell office:value-type="string">
            <text:p>0xd5f9a0</text:p>
          </table:table-cell>
          <table:table-cell table:number-columns-repeated="1021"/>
        </table:table-row>
        <table:table-row table:style-name="ro3">
          <table:table-cell office:value-type="string">
            <text:p>SetIgnoreHit</text:p>
          </table:table-cell>
          <table:table-cell office:value-type="float" office:value="14030672">
            <text:p>14030672</text:p>
          </table:table-cell>
          <table:table-cell office:value-type="string">
            <text:p>0xd61750</text:p>
          </table:table-cell>
          <table:table-cell table:number-columns-repeated="1021"/>
        </table:table-row>
        <table:table-row table:style-name="ro3">
          <table:table-cell office:value-type="string">
            <text:p>SetInfomationPriority</text:p>
          </table:table-cell>
          <table:table-cell office:value-type="float" office:value="14015248">
            <text:p>14015248</text:p>
          </table:table-cell>
          <table:table-cell office:value-type="string">
            <text:p>0xd5db10</text:p>
          </table:table-cell>
          <table:table-cell table:number-columns-repeated="1021"/>
        </table:table-row>
        <table:table-row table:style-name="ro3">
          <table:table-cell office:value-type="string">
            <text:p>SetInsideBattleArea</text:p>
          </table:table-cell>
          <table:table-cell office:value-type="float" office:value="14028880">
            <text:p>14028880</text:p>
          </table:table-cell>
          <table:table-cell office:value-type="string">
            <text:p>0xd61050</text:p>
          </table:table-cell>
          <table:table-cell table:number-columns-repeated="1021"/>
        </table:table-row>
        <table:table-row table:style-name="ro3">
          <table:table-cell office:value-type="string">
            <text:p>SetIsAnimPauseOnRemoPlayForEvent</text:p>
          </table:table-cell>
          <table:table-cell office:value-type="float" office:value="14021376">
            <text:p>14021376</text:p>
          </table:table-cell>
          <table:table-cell office:value-type="string">
            <text:p>0xd5f300</text:p>
          </table:table-cell>
          <table:table-cell table:number-columns-repeated="1021"/>
        </table:table-row>
        <table:table-row table:style-name="ro3">
          <table:table-cell office:value-type="string">
            <text:p>SetKeepCommandIndex</text:p>
          </table:table-cell>
          <table:table-cell office:value-type="float" office:value="14034160">
            <text:p>14034160</text:p>
          </table:table-cell>
          <table:table-cell office:value-type="string">
            <text:p>0xd624f0</text:p>
          </table:table-cell>
          <table:table-cell table:number-columns-repeated="1021"/>
        </table:table-row>
        <table:table-row table:style-name="ro3">
          <table:table-cell office:value-type="string">
            <text:p>SetLoadWait</text:p>
          </table:table-cell>
          <table:table-cell office:value-type="float" office:value="14014784">
            <text:p>14014784</text:p>
          </table:table-cell>
          <table:table-cell office:value-type="string">
            <text:p>0xd5d940</text:p>
          </table:table-cell>
          <table:table-cell table:number-columns-repeated="1021"/>
        </table:table-row>
        <table:table-row table:style-name="ro3">
          <table:table-cell office:value-type="string">
            <text:p>SetLockActPntInvalidateMask</text:p>
          </table:table-cell>
          <table:table-cell office:value-type="float" office:value="14026992">
            <text:p>14026992</text:p>
          </table:table-cell>
          <table:table-cell office:value-type="string">
            <text:p>0xd608f0</text:p>
          </table:table-cell>
          <table:table-cell table:number-columns-repeated="1021"/>
        </table:table-row>
        <table:table-row table:style-name="ro3">
          <table:table-cell office:value-type="string">
            <text:p>SetMapUid</text:p>
          </table:table-cell>
          <table:table-cell office:value-type="float" office:value="14042640">
            <text:p>14042640</text:p>
          </table:table-cell>
          <table:table-cell office:value-type="string">
            <text:p>0xd64610</text:p>
          </table:table-cell>
          <table:table-cell table:number-columns-repeated="1021"/>
        </table:table-row>
        <table:table-row table:style-name="ro3">
          <table:table-cell office:value-type="string">
            <text:p>SetMaxHp</text:p>
          </table:table-cell>
          <table:table-cell office:value-type="float" office:value="14022928">
            <text:p>14022928</text:p>
          </table:table-cell>
          <table:table-cell office:value-type="string">
            <text:p>0xd5f910</text:p>
          </table:table-cell>
          <table:table-cell table:number-columns-repeated="1021"/>
        </table:table-row>
        <table:table-row table:style-name="ro3">
          <table:table-cell office:value-type="string">
            <text:p>SetMenuBrake</text:p>
          </table:table-cell>
          <table:table-cell office:value-type="float" office:value="14015344">
            <text:p>14015344</text:p>
          </table:table-cell>
          <table:table-cell office:value-type="string">
            <text:p>0xd5db70</text:p>
          </table:table-cell>
          <table:table-cell table:number-columns-repeated="1021"/>
        </table:table-row>
        <table:table-row table:style-name="ro3">
          <table:table-cell office:value-type="string">
            <text:p>SetMiniBlockIndex</text:p>
          </table:table-cell>
          <table:table-cell office:value-type="float" office:value="14022128">
            <text:p>14022128</text:p>
          </table:table-cell>
          <table:table-cell office:value-type="string">
            <text:p>0xd5f5f0</text:p>
          </table:table-cell>
          <table:table-cell table:number-columns-repeated="1021"/>
        </table:table-row>
        <table:table-row table:style-name="ro3">
          <table:table-cell office:value-type="string">
            <text:p>SetMovePoint</text:p>
          </table:table-cell>
          <table:table-cell office:value-type="float" office:value="14029712">
            <text:p>14029712</text:p>
          </table:table-cell>
          <table:table-cell office:value-type="string">
            <text:p>0xd61390</text:p>
          </table:table-cell>
          <table:table-cell table:number-columns-repeated="1021"/>
        </table:table-row>
        <table:table-row table:style-name="ro3">
          <table:table-cell office:value-type="string">
            <text:p>SetMultiWallMapUid</text:p>
          </table:table-cell>
          <table:table-cell office:value-type="float" office:value="14021120">
            <text:p>14021120</text:p>
          </table:table-cell>
          <table:table-cell office:value-type="string">
            <text:p>0xd5f200</text:p>
          </table:table-cell>
          <table:table-cell table:number-columns-repeated="1021"/>
        </table:table-row>
        <table:table-row table:style-name="ro3">
          <table:table-cell office:value-type="string">
            <text:p>SetNoNetSync</text:p>
          </table:table-cell>
          <table:table-cell office:value-type="float" office:value="14026448">
            <text:p>14026448</text:p>
          </table:table-cell>
          <table:table-cell office:value-type="string">
            <text:p>0xd606d0</text:p>
          </table:table-cell>
          <table:table-cell table:number-columns-repeated="1021"/>
        </table:table-row>
        <table:table-row table:style-name="ro3">
          <table:table-cell office:value-type="string">
            <text:p>SetObjDeactivate</text:p>
          </table:table-cell>
          <table:table-cell office:value-type="float" office:value="14020896">
            <text:p>14020896</text:p>
          </table:table-cell>
          <table:table-cell office:value-type="string">
            <text:p>0xd5f120</text:p>
          </table:table-cell>
          <table:table-cell table:number-columns-repeated="1021"/>
        </table:table-row>
        <table:table-row table:style-name="ro3">
          <table:table-cell office:value-type="string">
            <text:p>SetObjDisableBreak</text:p>
          </table:table-cell>
          <table:table-cell office:value-type="float" office:value="14021440">
            <text:p>14021440</text:p>
          </table:table-cell>
          <table:table-cell office:value-type="string">
            <text:p>0xd5f340</text:p>
          </table:table-cell>
          <table:table-cell table:number-columns-repeated="1021"/>
        </table:table-row>
        <table:table-row table:style-name="ro3">
          <table:table-cell office:value-type="string">
            <text:p>SetObjEventCollisionFill</text:p>
          </table:table-cell>
          <table:table-cell office:value-type="float" office:value="14024576">
            <text:p>14024576</text:p>
          </table:table-cell>
          <table:table-cell office:value-type="string">
            <text:p>0xd5ff80</text:p>
          </table:table-cell>
          <table:table-cell table:number-columns-repeated="1021"/>
        </table:table-row>
        <table:table-row table:style-name="ro3">
          <table:table-cell office:value-type="string">
            <text:p>SetReturnPointEntityId</text:p>
          </table:table-cell>
          <table:table-cell office:value-type="float" office:value="14015600">
            <text:p>14015600</text:p>
          </table:table-cell>
          <table:table-cell office:value-type="string">
            <text:p>0xd5dc70</text:p>
          </table:table-cell>
          <table:table-cell table:number-columns-repeated="1021"/>
        </table:table-row>
        <table:table-row table:style-name="ro3">
          <table:table-cell office:value-type="string">
            <text:p>SetReviveWait</text:p>
          </table:table-cell>
          <table:table-cell office:value-type="float" office:value="14018176">
            <text:p>14018176</text:p>
          </table:table-cell>
          <table:table-cell office:value-type="string">
            <text:p>0xd5e680</text:p>
          </table:table-cell>
          <table:table-cell table:number-columns-repeated="1021"/>
        </table:table-row>
        <table:table-row table:style-name="ro3">
          <table:table-cell office:value-type="string">
            <text:p>SetSelfBloodMapUid</text:p>
          </table:table-cell>
          <table:table-cell office:value-type="float" office:value="14024688">
            <text:p>14024688</text:p>
          </table:table-cell>
          <table:table-cell office:value-type="string">
            <text:p>0xd5fff0</text:p>
          </table:table-cell>
          <table:table-cell table:number-columns-repeated="1021"/>
        </table:table-row>
        <table:table-row table:style-name="ro3">
          <table:table-cell office:value-type="string">
            <text:p>SetSosSignPos</text:p>
          </table:table-cell>
          <table:table-cell office:value-type="float" office:value="14022000">
            <text:p>14022000</text:p>
          </table:table-cell>
          <table:table-cell office:value-type="string">
            <text:p>0xd5f570</text:p>
          </table:table-cell>
          <table:table-cell table:number-columns-repeated="1021"/>
        </table:table-row>
        <table:table-row table:style-name="ro3">
          <table:table-cell office:value-type="string">
            <text:p>SetSosSignWarp</text:p>
          </table:table-cell>
          <table:table-cell office:value-type="float" office:value="14016624">
            <text:p>14016624</text:p>
          </table:table-cell>
          <table:table-cell office:value-type="string">
            <text:p>0xd5e070</text:p>
          </table:table-cell>
          <table:table-cell table:number-columns-repeated="1021"/>
        </table:table-row>
        <table:table-row table:style-name="ro3">
          <table:table-cell office:value-type="string">
            <text:p>SetSpStayAndDamageAnimId</text:p>
          </table:table-cell>
          <table:table-cell office:value-type="float" office:value="14027200">
            <text:p>14027200</text:p>
          </table:table-cell>
          <table:table-cell office:value-type="string">
            <text:p>0xd609c0</text:p>
          </table:table-cell>
          <table:table-cell table:number-columns-repeated="1021"/>
        </table:table-row>
        <table:table-row table:style-name="ro3">
          <table:table-cell office:value-type="string">
            <text:p>SetSubMenuBrake</text:p>
          </table:table-cell>
          <table:table-cell office:value-type="float" office:value="14014592">
            <text:p>14014592</text:p>
          </table:table-cell>
          <table:table-cell office:value-type="string">
            <text:p>0xd5d880</text:p>
          </table:table-cell>
          <table:table-cell table:number-columns-repeated="1021"/>
        </table:table-row>
        <table:table-row table:style-name="ro3">
          <table:table-cell office:value-type="string">
            <text:p>SetSummonedPos</text:p>
          </table:table-cell>
          <table:table-cell office:value-type="float" office:value="14016656">
            <text:p>14016656</text:p>
          </table:table-cell>
          <table:table-cell office:value-type="string">
            <text:p>0xd5e090</text:p>
          </table:table-cell>
          <table:table-cell table:number-columns-repeated="1021"/>
        </table:table-row>
        <table:table-row table:style-name="ro3">
          <table:table-cell office:value-type="string">
            <text:p>SetSyncRideObjInfo</text:p>
          </table:table-cell>
          <table:table-cell office:value-type="float" office:value="14026016">
            <text:p>14026016</text:p>
          </table:table-cell>
          <table:table-cell office:value-type="string">
            <text:p>0xd60520</text:p>
          </table:table-cell>
          <table:table-cell table:number-columns-repeated="1021"/>
        </table:table-row>
        <table:table-row table:style-name="ro3">
          <table:table-cell office:value-type="string">
            <text:p>SetSystemIgnore</text:p>
          </table:table-cell>
          <table:table-cell office:value-type="float" office:value="14026144">
            <text:p>14026144</text:p>
          </table:table-cell>
          <table:table-cell office:value-type="string">
            <text:p>0xd605a0</text:p>
          </table:table-cell>
          <table:table-cell table:number-columns-repeated="1021"/>
        </table:table-row>
        <table:table-row table:style-name="ro3">
          <table:table-cell office:value-type="string">
            <text:p>SetTalkMsg</text:p>
          </table:table-cell>
          <table:table-cell office:value-type="float" office:value="14016912">
            <text:p>14016912</text:p>
          </table:table-cell>
          <table:table-cell office:value-type="string">
            <text:p>0xd5e190</text:p>
          </table:table-cell>
          <table:table-cell table:number-columns-repeated="1021"/>
        </table:table-row>
        <table:table-row table:style-name="ro3">
          <table:table-cell office:value-type="string">
            <text:p>SetTeamType</text:p>
          </table:table-cell>
          <table:table-cell office:value-type="float" office:value="14027600">
            <text:p>14027600</text:p>
          </table:table-cell>
          <table:table-cell office:value-type="string">
            <text:p>0xd60b50</text:p>
          </table:table-cell>
          <table:table-cell table:number-columns-repeated="1021"/>
        </table:table-row>
        <table:table-row table:style-name="ro3">
          <table:table-cell office:value-type="string">
            <text:p>SetTeamTypeDefault</text:p>
          </table:table-cell>
          <table:table-cell office:value-type="float" office:value="14027520">
            <text:p>14027520</text:p>
          </table:table-cell>
          <table:table-cell office:value-type="string">
            <text:p>0xd60b00</text:p>
          </table:table-cell>
          <table:table-cell table:number-columns-repeated="1021"/>
        </table:table-row>
        <table:table-row table:style-name="ro3">
          <table:table-cell office:value-type="string">
            <text:p>SetTeamTypePlus</text:p>
          </table:table-cell>
          <table:table-cell office:value-type="float" office:value="14027568">
            <text:p>14027568</text:p>
          </table:table-cell>
          <table:table-cell office:value-type="string">
            <text:p>0xd60b30</text:p>
          </table:table-cell>
          <table:table-cell table:number-columns-repeated="1021"/>
        </table:table-row>
        <table:table-row table:style-name="ro3">
          <table:table-cell office:value-type="string">
            <text:p>SetTextEffect</text:p>
          </table:table-cell>
          <table:table-cell office:value-type="float" office:value="14017584">
            <text:p>14017584</text:p>
          </table:table-cell>
          <table:table-cell office:value-type="string">
            <text:p>0xd5e430</text:p>
          </table:table-cell>
          <table:table-cell table:number-columns-repeated="1021"/>
        </table:table-row>
        <table:table-row table:style-name="ro3">
          <table:table-cell office:value-type="string">
            <text:p>SetTutorialSummonedPos</text:p>
          </table:table-cell>
          <table:table-cell office:value-type="float" office:value="14016640">
            <text:p>14016640</text:p>
          </table:table-cell>
          <table:table-cell office:value-type="string">
            <text:p>0xd5e080</text:p>
          </table:table-cell>
          <table:table-cell table:number-columns-repeated="1021"/>
        </table:table-row>
        <table:table-row table:style-name="ro3">
          <table:table-cell office:value-type="string">
            <text:p>SetValidTalk</text:p>
          </table:table-cell>
          <table:table-cell office:value-type="float" office:value="14017984">
            <text:p>14017984</text:p>
          </table:table-cell>
          <table:table-cell office:value-type="string">
            <text:p>0xd5e5c0</text:p>
          </table:table-cell>
          <table:table-cell table:number-columns-repeated="1021"/>
        </table:table-row>
        <table:table-row table:style-name="ro3">
          <table:table-cell office:value-type="string">
            <text:p>ShowRankingDialog</text:p>
          </table:table-cell>
          <table:table-cell office:value-type="float" office:value="14014816">
            <text:p>14014816</text:p>
          </table:table-cell>
          <table:table-cell office:value-type="string">
            <text:p>0xd5d960</text:p>
          </table:table-cell>
          <table:table-cell table:number-columns-repeated="1021"/>
        </table:table-row>
        <table:table-row table:style-name="ro3">
          <table:table-cell office:value-type="string">
            <text:p>StopLoopAnimation</text:p>
          </table:table-cell>
          <table:table-cell office:value-type="float" office:value="14024640">
            <text:p>14024640</text:p>
          </table:table-cell>
          <table:table-cell office:value-type="string">
            <text:p>0xd5ffc0</text:p>
          </table:table-cell>
          <table:table-cell table:number-columns-repeated="1021"/>
        </table:table-row>
        <table:table-row table:style-name="ro3">
          <table:table-cell office:value-type="string">
            <text:p>StopPlayer</text:p>
          </table:table-cell>
          <table:table-cell office:value-type="float" office:value="14027088">
            <text:p>14027088</text:p>
          </table:table-cell>
          <table:table-cell office:value-type="string">
            <text:p>0xd60950</text:p>
          </table:table-cell>
          <table:table-cell table:number-columns-repeated="1021"/>
        </table:table-row>
        <table:table-row table:style-name="ro3">
          <table:table-cell office:value-type="string">
            <text:p>StopPointSE</text:p>
          </table:table-cell>
          <table:table-cell office:value-type="float" office:value="14019168">
            <text:p>14019168</text:p>
          </table:table-cell>
          <table:table-cell office:value-type="string">
            <text:p>0xd5ea60</text:p>
          </table:table-cell>
          <table:table-cell table:number-columns-repeated="1021"/>
        </table:table-row>
        <table:table-row table:style-name="ro3">
          <table:table-cell office:value-type="string">
            <text:p>SubActionCount</text:p>
          </table:table-cell>
          <table:table-cell office:value-type="float" office:value="14023616">
            <text:p>14023616</text:p>
          </table:table-cell>
          <table:table-cell office:value-type="string">
            <text:p>0xd5fbc0</text:p>
          </table:table-cell>
          <table:table-cell table:number-columns-repeated="1021"/>
        </table:table-row>
        <table:table-row table:style-name="ro3">
          <table:table-cell office:value-type="string">
            <text:p>SubDispMaskByBit</text:p>
          </table:table-cell>
          <table:table-cell office:value-type="float" office:value="14024352">
            <text:p>14024352</text:p>
          </table:table-cell>
          <table:table-cell office:value-type="string">
            <text:p>0xd5fea0</text:p>
          </table:table-cell>
          <table:table-cell table:number-columns-repeated="1021"/>
        </table:table-row>
        <table:table-row table:style-name="ro3">
          <table:table-cell office:value-type="string">
            <text:p>SubHitMask</text:p>
          </table:table-cell>
          <table:table-cell office:value-type="float" office:value="14044320">
            <text:p>14044320</text:p>
          </table:table-cell>
          <table:table-cell office:value-type="string">
            <text:p>0xd64ca0</text:p>
          </table:table-cell>
          <table:table-cell table:number-columns-repeated="1021"/>
        </table:table-row>
        <table:table-row table:style-name="ro3">
          <table:table-cell office:value-type="string">
            <text:p>SubHitMaskByBit</text:p>
          </table:table-cell>
          <table:table-cell office:value-type="float" office:value="14044400">
            <text:p>14044400</text:p>
          </table:table-cell>
          <table:table-cell office:value-type="string">
            <text:p>0xd64cf0</text:p>
          </table:table-cell>
          <table:table-cell table:number-columns-repeated="1021"/>
        </table:table-row>
        <table:table-row table:style-name="ro3">
          <table:table-cell office:value-type="string">
            <text:p>SummonBlackRequest</text:p>
          </table:table-cell>
          <table:table-cell office:value-type="float" office:value="14034896">
            <text:p>14034896</text:p>
          </table:table-cell>
          <table:table-cell office:value-type="string">
            <text:p>0xd627d0</text:p>
          </table:table-cell>
          <table:table-cell table:number-columns-repeated="1021"/>
        </table:table-row>
        <table:table-row table:style-name="ro3">
          <table:table-cell office:value-type="string">
            <text:p>SummonedMapReload</text:p>
          </table:table-cell>
          <table:table-cell office:value-type="float" office:value="14026832">
            <text:p>14026832</text:p>
          </table:table-cell>
          <table:table-cell office:value-type="string">
            <text:p>0xd60850</text:p>
          </table:table-cell>
          <table:table-cell table:number-columns-repeated="1021"/>
        </table:table-row>
        <table:table-row table:style-name="ro3">
          <table:table-cell office:value-type="string">
            <text:p>SummonSuccess</text:p>
          </table:table-cell>
          <table:table-cell office:value-type="float" office:value="14044080">
            <text:p>14044080</text:p>
          </table:table-cell>
          <table:table-cell office:value-type="string">
            <text:p>0xd64bb0</text:p>
          </table:table-cell>
          <table:table-cell table:number-columns-repeated="1021"/>
        </table:table-row>
        <table:table-row table:style-name="ro3">
          <table:table-cell office:value-type="string">
            <text:p>SwitchDispMask</text:p>
          </table:table-cell>
          <table:table-cell office:value-type="float" office:value="14024480">
            <text:p>14024480</text:p>
          </table:table-cell>
          <table:table-cell office:value-type="string">
            <text:p>0xd5ff20</text:p>
          </table:table-cell>
          <table:table-cell table:number-columns-repeated="1021"/>
        </table:table-row>
        <table:table-row table:style-name="ro3">
          <table:table-cell office:value-type="string">
            <text:p>SwitchHitMask</text:p>
          </table:table-cell>
          <table:table-cell office:value-type="float" office:value="14044592">
            <text:p>14044592</text:p>
          </table:table-cell>
          <table:table-cell office:value-type="string">
            <text:p>0xd64db0</text:p>
          </table:table-cell>
          <table:table-cell table:number-columns-repeated="1021"/>
        </table:table-row>
        <table:table-row table:style-name="ro3">
          <table:table-cell office:value-type="string">
            <text:p>TalkNextPage</text:p>
          </table:table-cell>
          <table:table-cell office:value-type="float" office:value="14018112">
            <text:p>14018112</text:p>
          </table:table-cell>
          <table:table-cell office:value-type="string">
            <text:p>0xd5e640</text:p>
          </table:table-cell>
          <table:table-cell table:number-columns-repeated="1021"/>
        </table:table-row>
        <table:table-row table:style-name="ro3">
          <table:table-cell office:value-type="string">
            <text:p>TreasureDispModeChange</text:p>
          </table:table-cell>
          <table:table-cell office:value-type="float" office:value="14043232">
            <text:p>14043232</text:p>
          </table:table-cell>
          <table:table-cell office:value-type="string">
            <text:p>0xd64860</text:p>
          </table:table-cell>
          <table:table-cell table:number-columns-repeated="1021"/>
        </table:table-row>
        <table:table-row table:style-name="ro3">
          <table:table-cell office:value-type="string">
            <text:p>TurnCharactor</text:p>
          </table:table-cell>
          <table:table-cell office:value-type="float" office:value="14033824">
            <text:p>14033824</text:p>
          </table:table-cell>
          <table:table-cell office:value-type="string">
            <text:p>0xd623a0</text:p>
          </table:table-cell>
          <table:table-cell table:number-columns-repeated="1021"/>
        </table:table-row>
        <table:table-row table:style-name="ro3">
          <table:table-cell office:value-type="string">
            <text:p>Tutorial_begin</text:p>
          </table:table-cell>
          <table:table-cell office:value-type="float" office:value="14016560">
            <text:p>14016560</text:p>
          </table:table-cell>
          <table:table-cell office:value-type="string">
            <text:p>0xd5e030</text:p>
          </table:table-cell>
          <table:table-cell table:number-columns-repeated="1021"/>
        </table:table-row>
        <table:table-row table:style-name="ro3">
          <table:table-cell office:value-type="string">
            <text:p>Tutorial_end</text:p>
          </table:table-cell>
          <table:table-cell office:value-type="float" office:value="14016544">
            <text:p>14016544</text:p>
          </table:table-cell>
          <table:table-cell office:value-type="string">
            <text:p>0xd5e020</text:p>
          </table:table-cell>
          <table:table-cell table:number-columns-repeated="1021"/>
        </table:table-row>
        <table:table-row table:style-name="ro3">
          <table:table-cell office:value-type="string">
            <text:p>UnLockSession</text:p>
          </table:table-cell>
          <table:table-cell office:value-type="float" office:value="14017520">
            <text:p>14017520</text:p>
          </table:table-cell>
          <table:table-cell office:value-type="string">
            <text:p>0xd5e3f0</text:p>
          </table:table-cell>
          <table:table-cell table:number-columns-repeated="2"/>
          <table:table-cell office:value-type="string">
            <text:p>0xd5f980</text:p>
          </table:table-cell>
          <table:table-cell table:number-columns-repeated="1018"/>
        </table:table-row>
        <table:table-row table:style-name="ro3">
          <table:table-cell office:value-type="string">
            <text:p>UpDateBloodMark</text:p>
          </table:table-cell>
          <table:table-cell office:value-type="float" office:value="14049776">
            <text:p>14049776</text:p>
          </table:table-cell>
          <table:table-cell office:value-type="string">
            <text:p>0xd661f0</text:p>
          </table:table-cell>
          <table:table-cell table:number-columns-repeated="1021"/>
        </table:table-row>
        <table:table-row table:style-name="ro3">
          <table:table-cell office:value-type="string">
            <text:p>Util_RequestLevelUp</text:p>
          </table:table-cell>
          <table:table-cell office:value-type="float" office:value="14014512">
            <text:p>14014512</text:p>
          </table:table-cell>
          <table:table-cell office:value-type="string">
            <text:p>0xd5d830</text:p>
          </table:table-cell>
          <table:table-cell table:number-columns-repeated="1021"/>
        </table:table-row>
        <table:table-row table:style-name="ro3">
          <table:table-cell office:value-type="string">
            <text:p>Util_RequestLevelUpFirst</text:p>
          </table:table-cell>
          <table:table-cell office:value-type="float" office:value="14014544">
            <text:p>14014544</text:p>
          </table:table-cell>
          <table:table-cell office:value-type="string">
            <text:p>0xd5d850</text:p>
          </table:table-cell>
          <table:table-cell table:number-columns-repeated="1021"/>
        </table:table-row>
        <table:table-row table:style-name="ro3">
          <table:table-cell office:value-type="string">
            <text:p>Util_RequestRegene</text:p>
          </table:table-cell>
          <table:table-cell office:value-type="float" office:value="14014496">
            <text:p>14014496</text:p>
          </table:table-cell>
          <table:table-cell office:value-type="string">
            <text:p>0xd5d820</text:p>
          </table:table-cell>
          <table:table-cell table:number-columns-repeated="1021"/>
        </table:table-row>
        <table:table-row table:style-name="ro3">
          <table:table-cell office:value-type="string">
            <text:p>Util_RequestRespawn</text:p>
          </table:table-cell>
          <table:table-cell office:value-type="float" office:value="14014480">
            <text:p>14014480</text:p>
          </table:table-cell>
          <table:table-cell office:value-type="string">
            <text:p>0xd5d810</text:p>
          </table:table-cell>
          <table:table-cell table:number-columns-repeated="1021"/>
        </table:table-row>
        <table:table-row table:style-name="ro3">
          <table:table-cell office:value-type="string">
            <text:p>ValidPointLight</text:p>
          </table:table-cell>
          <table:table-cell office:value-type="float" office:value="14020640">
            <text:p>14020640</text:p>
          </table:table-cell>
          <table:table-cell office:value-type="string">
            <text:p>0xd5f020</text:p>
          </table:table-cell>
          <table:table-cell table:number-columns-repeated="1021"/>
        </table:table-row>
        <table:table-row table:style-name="ro3">
          <table:table-cell office:value-type="string">
            <text:p>ValidSfx</text:p>
          </table:table-cell>
          <table:table-cell office:value-type="float" office:value="14020768">
            <text:p>14020768</text:p>
          </table:table-cell>
          <table:table-cell office:value-type="string">
            <text:p>0xd5f0a0</text:p>
          </table:table-cell>
          <table:table-cell table:number-columns-repeated="1021"/>
        </table:table-row>
        <table:table-row table:style-name="ro3">
          <table:table-cell office:value-type="string">
            <text:p>Warp</text:p>
          </table:table-cell>
          <table:table-cell office:value-type="float" office:value="14032192">
            <text:p>14032192</text:p>
          </table:table-cell>
          <table:table-cell office:value-type="string">
            <text:p>0xd61d40</text:p>
          </table:table-cell>
          <table:table-cell table:number-columns-repeated="1021"/>
        </table:table-row>
        <table:table-row table:style-name="ro3">
          <table:table-cell office:value-type="string">
            <text:p>WarpDmy</text:p>
          </table:table-cell>
          <table:table-cell office:value-type="float" office:value="14043760">
            <text:p>14043760</text:p>
          </table:table-cell>
          <table:table-cell office:value-type="string">
            <text:p>0xd64a70</text:p>
          </table:table-cell>
          <table:table-cell table:number-columns-repeated="1021"/>
        </table:table-row>
        <table:table-row table:style-name="ro3">
          <table:table-cell office:value-type="string">
            <text:p>WarpNextStage</text:p>
          </table:table-cell>
          <table:table-cell office:value-type="float" office:value="14036224">
            <text:p>14036224</text:p>
          </table:table-cell>
          <table:table-cell office:value-type="string">
            <text:p>0xd62d00</text:p>
          </table:table-cell>
          <table:table-cell table:number-columns-repeated="1021"/>
        </table:table-row>
        <table:table-row table:style-name="ro3">
          <table:table-cell office:value-type="string">
            <text:p>WarpNextStageKick</text:p>
          </table:table-cell>
          <table:table-cell office:value-type="float" office:value="14035248">
            <text:p>14035248</text:p>
          </table:table-cell>
          <table:table-cell office:value-type="string">
            <text:p>0xd62930</text:p>
          </table:table-cell>
          <table:table-cell table:number-columns-repeated="1021"/>
        </table:table-row>
        <table:table-row table:style-name="ro3">
          <table:table-cell office:value-type="string">
            <text:p>WarpNextStage_Bonfire</text:p>
          </table:table-cell>
          <table:table-cell office:value-type="float" office:value="14036128">
            <text:p>14036128</text:p>
          </table:table-cell>
          <table:table-cell office:value-type="string">
            <text:p>0xd62ca0</text:p>
          </table:table-cell>
          <table:table-cell table:number-columns-repeated="1021"/>
        </table:table-row>
        <table:table-row table:style-name="ro3">
          <table:table-cell office:value-type="string">
            <text:p>WarpRestart</text:p>
          </table:table-cell>
          <table:table-cell office:value-type="float" office:value="14034304">
            <text:p>14034304</text:p>
          </table:table-cell>
          <table:table-cell office:value-type="string">
            <text:p>0xd62580</text:p>
          </table:table-cell>
          <table:table-cell table:number-columns-repeated="1021"/>
        </table:table-row>
        <table:table-row table:style-name="ro3">
          <table:table-cell office:value-type="string">
            <text:p>WarpRestartNoGrey</text:p>
          </table:table-cell>
          <table:table-cell office:value-type="float" office:value="14034256">
            <text:p>14034256</text:p>
          </table:table-cell>
          <table:table-cell office:value-type="string">
            <text:p>0xd62550</text:p>
          </table:table-cell>
          <table:table-cell table:number-columns-repeated="1021"/>
        </table:table-row>
        <table:table-row table:style-name="ro5">
          <table:table-cell office:value-type="string">
            <text:p>WarpSelfBloodMark</text:p>
          </table:table-cell>
          <table:table-cell office:value-type="float" office:value="14043600">
            <text:p>14043600</text:p>
          </table:table-cell>
          <table:table-cell office:value-type="string">
            <text:p>0xD649D0</text:p>
          </table:table-cell>
          <table:table-cell table:number-columns-repeated="1021"/>
        </table:table-row>
        <table:table-row table:style-name="ro5" table:number-rows-repeated="104820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 code" table:style-name="ta1" table:print="false">
        <table:table-column table:style-name="co16" table:default-cell-style-name="Default"/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64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271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61d10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4">
          <table:table-cell/>
        </table:table-row>
        <table:table-row table:style-name="ro3">
          <table:table-cell office:value-type="string">
            <text:p>--------------</text:p>
          </table:table-cell>
        </table:table-row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cx, 12cecf8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7b79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1048500">
          <table:table-cell/>
        </table:table-row>
        <table:table-row table:style-name="ro3">
          <table:table-cell/>
        </table:table-row>
      </table:table>
      <table:table table:name="Misc Code" table:style-name="ta1" table:print="false">
        <table:table-column table:style-name="co17" table:default-cell-style-name="ce14"/>
        <table:table-column table:style-name="co5" table:number-columns-repeated="1023" table:default-cell-style-name="ce14"/>
        <table:table-row table:style-name="ro3">
          <table:table-cell office:value-type="string">
            <text:p>Debug: DarkSouls.exe+7d32ad - 0F2F C8 -&gt; 0F2F C0 - disable first timer</text:p>
          </table:table-cell>
          <table:table-cell table:number-columns-repeated="1023"/>
        </table:table-row>
        <table:table-row table:style-name="ro3">
          <table:table-cell office:value-type="string">
            <text:p>Debug: Darksouls.exe+7d32E4 - 052F C8 - &gt; 0F2F C0 - disable second vagrant timer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 Darksouls.exe+A0B4E8 – F3 0F10 40 64 – Read player speed multiplier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Release: darksouls.exe+7e467f – Compare distances for debug drawing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Debug: darksouls.exe+92d99d - reads "Member Limit"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Temporarily cause debug menu to appear:</text:p>
          </table:table-cell>
          <table:table-cell table:number-columns-repeated="1023"/>
        </table:table-row>
        <table:table-row table:style-name="ro3">
          <table:table-cell office:value-type="string">
            <text:p>push 01</text:p>
          </table:table-cell>
          <table:table-cell table:number-columns-repeated="1023"/>
        </table:table-row>
        <table:table-row table:style-name="ro3">
          <table:table-cell office:value-type="string">
            <text:p>push 12cecf80</text:p>
          </table:table-cell>
          <table:table-cell table:number-columns-repeated="1023"/>
        </table:table-row>
        <table:table-row table:style-name="ro3">
          <table:table-cell office:value-type="string">
            <text:p>mov esi,12cecf80</text:p>
          </table:table-cell>
          <table:table-cell table:number-columns-repeated="1023"/>
        </table:table-row>
        <table:table-row table:style-name="ro3">
          <table:table-cell office:value-type="string">
            <text:p>mov edi,12ceca20</text:p>
          </table:table-cell>
          <table:table-cell table:number-columns-repeated="1023"/>
        </table:table-row>
        <table:table-row table:style-name="ro3">
          <table:table-cell office:value-type="string">
            <text:p>mov ecx,12b955c0</text:p>
          </table:table-cell>
          <table:table-cell table:number-columns-repeated="1023"/>
        </table:table-row>
        <table:table-row table:style-name="ro3">
          <table:table-cell office:value-type="string">
            <text:p>call d7eab0</text:p>
          </table:table-cell>
          <table:table-cell table:number-columns-repeated="1023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eamNamedNode" table:style-name="ta1" table:print="false">
        <table:table-column table:style-name="co18" table:default-cell-style-name="ce14"/>
        <table:table-column table:style-name="co19" table:default-cell-style-name="ce14"/>
        <table:table-column table:style-name="co5" table:number-columns-repeated="1021" table:default-cell-style-name="ce14"/>
        <table:table-row table:style-name="ro3">
          <table:table-cell table:style-name="ce27" office:value-type="string">
            <text:p>mov eax,[esp+10]</text:p>
          </table:table-cell>
          <table:table-cell office:value-type="string">
            <text:p>8b 44 24 1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ush eax</text:p>
          </table:table-cell>
          <table:table-cell table:style-name="ce27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ax, ebx</text:p>
          </table:table-cell>
          <table:table-cell table:style-name="ce27" office:value-type="string">
            <text:p>8b c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bx, ecx</text:p>
          </table:table-cell>
          <table:table-cell office:value-type="string">
            <text:p>8b d9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and ebx, fc00</text:p>
          </table:table-cell>
          <table:table-cell office:value-type="string">
            <text:p>81 e3 00 fb 00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cmp ebx, fc00</text:p>
          </table:table-cell>
          <table:table-cell office:value-type="string">
            <text:p>81 fb 00 fb 00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stackPassed</text:p>
          </table:table-cell>
          <table:table-cell office:value-type="string">
            <text:p>0f 84 05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jmp codeSkip</text:p>
          </table:table-cell>
          <table:table-cell office:value-type="string">
            <text:p>E9 46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stackPassed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mov ebx, [ebx-30]</text:p>
          </table:table-cell>
          <table:table-cell office:value-type="string">
            <text:p>8b 5b d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ptrFail</text:p>
          </table:table-cell>
          <table:table-cell office:value-type="string">
            <text:p>0f 84 14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mov ebx, [ebx+14]</text:p>
          </table:table-cell>
          <table:table-cell office:value-type="string">
            <text:p>8b 5b 14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ptrFail</text:p>
          </table:table-cell>
          <table:table-cell office:value-type="string">
            <text:p>0f 84 08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add ebx, 30</text:p>
          </table:table-cell>
          <table:table-cell office:value-type="string">
            <text:p>83 c3 3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ptrSuccess</text:p>
          </table:table-cell>
          <table:table-cell office:value-type="string">
            <text:p>E9 07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ptrFail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codeSkip</text:p>
          </table:table-cell>
          <table:table-cell office:value-type="string">
            <text:p>e9 1f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ptrSuccess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push eax</text:p>
          </table:table-cell>
          <table:table-cell table:style-name="ce27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loopStart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cmp eax,20</text:p>
          </table:table-cell>
          <table:table-cell office:value-type="string">
            <text:p>83 f8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loopExit</text:p>
          </table:table-cell>
          <table:table-cell office:value-type="string">
            <text:p>0f 84 09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mov dl,[ebx]</text:p>
          </table:table-cell>
          <table:table-cell office:value-type="string">
            <text:p>8a 1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[edi],dl</text:p>
          </table:table-cell>
          <table:table-cell office:value-type="string">
            <text:p>88 17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inc eax</text:p>
          </table:table-cell>
          <table:table-cell table:style-name="ce27" office:value-type="float" office:value="40">
            <text:p>4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inc ebx</text:p>
          </table:table-cell>
          <table:table-cell table:style-name="ce27" office:value-type="float" office:value="43">
            <text:p>4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inc edi</text:p>
          </table:table-cell>
          <table:table-cell table:style-name="ce27" office:value-type="float" office:value="47">
            <text:p>47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loopStart</text:p>
          </table:table-cell>
          <table:table-cell office:value-type="string">
            <text:p>eb ee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loopExit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sub ebx, 20</text:p>
          </table:table-cell>
          <table:table-cell office:value-type="string">
            <text:p>83 eb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sub edi, 20</text:p>
          </table:table-cell>
          <table:table-cell office:value-type="string">
            <text:p>83 ef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op eax</text:p>
          </table:table-cell>
          <table:table-cell table:style-name="ce27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7" table:number-columns-repeated="2"/>
          <table:table-cell table:number-columns-repeated="1021"/>
        </table:table-row>
        <table:table-row table:style-name="ro3">
          <table:table-cell table:style-name="ce27" office:value-type="string">
            <text:p>codeSkip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pop eax</text:p>
          </table:table-cell>
          <table:table-cell table:style-name="ce27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ush esi</text:p>
          </table:table-cell>
          <table:table-cell table:style-name="ce27" office:value-type="float" office:value="56">
            <text:p>56</text:p>
          </table:table-cell>
          <table:table-cell table:number-columns-repeated="1021"/>
        </table:table-row>
        <table:table-row table:style-name="ro3" table:number-rows-repeated="324">
          <table:table-cell table:style-name="ce27"/>
          <table:table-cell table:number-columns-repeated="1022"/>
        </table:table-row>
        <table:table-row table:style-name="ro3" table:number-rows-repeated="1048199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NodeDataASM" table:style-name="ta1" table:print="false">
        <table:table-column table:style-name="co20" table:default-cell-style-name="ce14"/>
        <table:table-column table:style-name="co21" table:default-cell-style-name="ce14"/>
        <table:table-column table:style-name="co5" table:number-columns-repeated="1022" table:default-cell-style-name="ce14"/>
        <table:table-row table:style-name="ro3">
          <table:table-cell office:value-type="string">
            <text:p>(00BE637E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yCode:</text:p>
          </table:table-cell>
          <table:table-cell table:number-columns-repeated="1023"/>
        </table:table-row>
        <table:table-row table:style-name="ro3">
          <table:table-cell office:value-type="string">
            <text:p>push eax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3">
          <table:table-cell office:value-type="string">
            <text:p>push ebx</text:p>
          </table:table-cell>
          <table:table-cell office:value-type="float" office:value="53">
            <text:p>53</text:p>
          </table:table-cell>
          <table:table-cell table:number-columns-repeated="1022"/>
        </table:table-row>
        <table:table-row table:style-name="ro3">
          <table:table-cell office:value-type="string">
            <text:p>push ecx</text:p>
          </table:table-cell>
          <table:table-cell office:value-type="float" office:value="51">
            <text:p>51</text:p>
          </table:table-cell>
          <table:table-cell table:number-columns-repeated="1022"/>
        </table:table-row>
        <table:table-row table:style-name="ro3">
          <table:table-cell office:value-type="string">
            <text:p>push edx</text:p>
          </table:table-cell>
          <table:table-cell office:value-type="float" office:value="52">
            <text:p>52</text:p>
          </table:table-cell>
          <table:table-cell table:number-columns-repeated="1022"/>
        </table:table-row>
        <table:table-row table:style-name="ro3">
          <table:table-cell office:value-type="string">
            <text:p>push esi</text:p>
          </table:table-cell>
          <table:table-cell office:value-type="float" office:value="56">
            <text:p>56</text:p>
          </table:table-cell>
          <table:table-cell table:number-columns-repeated="1022"/>
        </table:table-row>
        <table:table-row table:style-name="ro3">
          <table:table-cell office:value-type="string">
            <text:p>push edi</text:p>
          </table:table-cell>
          <table:table-cell office:value-type="float" office:value="57">
            <text:p>57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mov edi,MyCode+200</text:p>
          </table:table-cell>
          <table:table-cell office:value-type="string">
            <text:p>BF 00 00 00 00</text:p>
          </table:table-cell>
          <table:table-cell office:value-type="string">
            <text:p>(Adjust to InsertPtr + 200)</text:p>
          </table:table-cell>
          <table:table-cell table:number-columns-repeated="1021"/>
        </table:table-row>
        <table:table-row table:style-name="ro3">
          <table:table-cell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2"/>
        </table:table-row>
        <table:table-row table:style-name="ro3">
          <table:table-cell office:value-type="string">
            <text:p>mov ebx,0</text:p>
          </table:table-cell>
          <table:table-cell office:value-type="string">
            <text:p>Bb 00 00 00 00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mov edx,0</text:p>
          </table:table-cell>
          <table:table-cell office:value-type="string">
            <text:p>Ba 00 00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artLoop:</text:p>
          </table:table-cell>
          <table:table-cell table:number-columns-repeated="1023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cmp bl,0</text:p>
          </table:table-cell>
          <table:table-cell office:value-type="string">
            <text:p>80 fb 00</text:p>
          </table:table-cell>
          <table:table-cell table:number-columns-repeated="1022"/>
        </table:table-row>
        <table:table-row table:style-name="ro3">
          <table:table-cell office:value-type="string">
            <text:p>je CopyLoop</text:p>
          </table:table-cell>
          <table:table-cell office:value-type="string">
            <text:p>0f 84 30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mpLoop:</text:p>
          </table:table-cell>
          <table:table-cell table:number-columns-repeated="1023"/>
        </table:table-row>
        <table:table-row table:style-name="ro3">
          <table:table-cell office:value-type="string">
            <text:p>mov al,[esi]</text:p>
          </table:table-cell>
          <table:table-cell office:value-type="string">
            <text:p>8a 06</text:p>
          </table:table-cell>
          <table:table-cell table:number-columns-repeated="1022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al,bl</text:p>
          </table:table-cell>
          <table:table-cell office:value-type="string">
            <text:p>38 d8</text:p>
          </table:table-cell>
          <table:table-cell table:number-columns-repeated="1022"/>
        </table:table-row>
        <table:table-row table:style-name="ro3">
          <table:table-cell office:value-type="string">
            <text:p>jne FailCmpLoop</text:p>
          </table:table-cell>
          <table:table-cell office:value-type="string">
            <text:p>0f 85 13 00 00 00</text:p>
          </table:table-cell>
          <table:table-cell table:number-columns-repeated="1022"/>
        </table:table-row>
        <table:table-row table:style-name="ro3">
          <table:table-cell office:value-type="string">
            <text:p>cmp ecx,11</text:p>
          </table:table-cell>
          <table:table-cell office:value-type="string">
            <text:p>83 f9 11</text:p>
          </table:table-cell>
          <table:table-cell table:number-columns-repeated="1022"/>
        </table:table-row>
        <table:table-row table:style-name="ro3">
          <table:table-cell office:value-type="string">
            <text:p>jne CmpLoop</text:p>
          </table:table-cell>
          <table:table-cell office:value-type="string">
            <text:p>75 ec</text:p>
          </table:table-cell>
          <table:table-cell table:number-columns-repeated="1022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9 0e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FailCmpLoop:</text:p>
          </table:table-cell>
          <table:table-cell table:number-columns-repeated="1023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add edi,30</text:p>
          </table:table-cell>
          <table:table-cell office:value-type="string">
            <text:p>83 c7 30</text:p>
          </table:table-cell>
          <table:table-cell table:number-columns-repeated="1022"/>
        </table:table-row>
        <table:table-row table:style-name="ro3">
          <table:table-cell office:value-type="string">
            <text:p>jmp StartLoop</text:p>
          </table:table-cell>
          <table:table-cell office:value-type="string">
            <text:p>eb c5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opyLoop:</text:p>
          </table:table-cell>
          <table:table-cell table:number-columns-repeated="1023"/>
        </table:table-row>
        <table:table-row table:style-name="ro3">
          <table:table-cell office:value-type="string">
            <text:p>mov bl,[esi]</text:p>
          </table:table-cell>
          <table:table-cell office:value-type="string">
            <text:p>8a 1e</text:p>
          </table:table-cell>
          <table:table-cell table:number-columns-repeated="1022"/>
        </table:table-row>
        <table:table-row table:style-name="ro3">
          <table:table-cell office:value-type="string">
            <text:p>mov [edi],bl</text:p>
          </table:table-cell>
          <table:table-cell office:value-type="string">
            <text:p>88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ecx,30</text:p>
          </table:table-cell>
          <table:table-cell office:value-type="string">
            <text:p>83 f9 30</text:p>
          </table:table-cell>
          <table:table-cell table:number-columns-repeated="1022"/>
        </table:table-row>
        <table:table-row table:style-name="ro3">
          <table:table-cell office:value-type="string">
            <text:p>je ExitLoop</text:p>
          </table:table-cell>
          <table:table-cell office:value-type="string">
            <text:p>0f 84 02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b e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ExitLoop: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pop edi</text:p>
          </table:table-cell>
          <table:table-cell office:value-type="string">
            <text:p>5f</text:p>
          </table:table-cell>
          <table:table-cell table:number-columns-repeated="1022"/>
        </table:table-row>
        <table:table-row table:style-name="ro3">
          <table:table-cell office:value-type="string">
            <text:p>pop esi</text:p>
          </table:table-cell>
          <table:table-cell office:value-type="string">
            <text:p>5e</text:p>
          </table:table-cell>
          <table:table-cell table:number-columns-repeated="1022"/>
        </table:table-row>
        <table:table-row table:style-name="ro3">
          <table:table-cell office:value-type="string">
            <text:p>pop edx</text:p>
          </table:table-cell>
          <table:table-cell office:value-type="string">
            <text:p>5a</text:p>
          </table:table-cell>
          <table:table-cell table:number-columns-repeated="1022"/>
        </table:table-row>
        <table:table-row table:style-name="ro3">
          <table:table-cell office:value-type="string">
            <text:p>pop ecx</text:p>
          </table:table-cell>
          <table:table-cell office:value-type="float" office:value="59">
            <text:p>59</text:p>
          </table:table-cell>
          <table:table-cell table:number-columns-repeated="1022"/>
        </table:table-row>
        <table:table-row table:style-name="ro3">
          <table:table-cell office:value-type="string">
            <text:p>pop ebx</text:p>
          </table:table-cell>
          <table:table-cell office:value-type="string">
            <text:p>5b</text:p>
          </table:table-cell>
          <table:table-cell table:number-columns-repeated="1022"/>
        </table:table-row>
        <table:table-row table:style-name="ro3">
          <table:table-cell office:value-type="string">
            <text:p>pop eax</text:p>
          </table:table-cell>
          <table:table-cell office:value-type="float" office:value="58">
            <text:p>5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ovq [esi+14],xmm0</text:p>
          </table:table-cell>
          <table:table-cell office:value-type="string">
            <text:p>66 0f d6 46 14</text:p>
          </table:table-cell>
          <table:table-cell table:number-columns-repeated="1022"/>
        </table:table-row>
        <table:table-row table:style-name="ro3">
          <table:table-cell office:value-type="string">
            <text:p>jmp 00BE6383</text:p>
          </table:table-cell>
          <table:table-cell office:value-type="string">
            <text:p>E9 00 00 00 00</text:p>
          </table:table-cell>
          <table:table-cell office:value-type="string">
            <text:p>(Adjust to 00BE6383)</text:p>
          </table:table-cell>
          <table:table-cell table:number-columns-repeated="1021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rectX" table:style-name="ta1" table:print="false">
        <table:table-column table:style-name="co22" table:default-cell-style-name="ce14"/>
        <table:table-column table:style-name="co23" table:default-cell-style-name="ce14"/>
        <table:table-column table:style-name="co5" table:number-columns-repeated="1022" table:default-cell-style-name="ce14"/>
        <table:table-row table:style-name="ro3">
          <table:table-cell office:value-type="string">
            <text:p>D3dx9_43.dll</text:p>
          </table:table-cell>
          <table:table-cell table:number-columns-repeated="1023"/>
        </table:table-row>
        <table:table-row table:style-name="ro3">
          <table:table-cell office:value-type="string">
            <text:p>D3DXCreateTextureFromFileInMemoryEx</text:p>
          </table:table-cell>
          <table:table-cell table:number-columns-repeated="1023"/>
        </table:table-row>
        <table:table-row table:style-name="ro3">
          <table:table-cell/>
          <table:table-cell table:style-name="ce29" office:value-type="string">
            <text:p><text:s text:c="2"/>_In_    LPDIRECT3DDEVICE9  pDevic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LPCVOID            pSrcData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SrcDataSiz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Width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Height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MipLevels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Usag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FORMAT          Format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POOL            Pool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Filter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MipFilter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COLOR           ColorKey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out_ D3DXIMAGE_INFO     *pSrcInfo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Out_   PALETTEENTRY       *pPalett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Out_   LPDIRECT3DTEXTURE9 *ppTexture </text:p>
          </table:table-cell>
          <table:table-cell table:number-columns-repeated="1022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Functions.A5:Functions.C36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="Courier New1" fo:font-size="11pt"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1">2017-01-11</text:date>, <text:time>15:01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23:24:29.71</meta:creation-date>
    <dc:date>2017-01-11T15:01:55.63</dc:date>
    <meta:editing-duration>P11DT20H31M1S</meta:editing-duration>
    <meta:editing-cycles>505</meta:editing-cycles>
    <meta:generator>OpenOffice/4.1.1$Win32 OpenOffice.org_project/411m6$Build-9775</meta:generator>
    <meta:document-statistic meta:table-count="12" meta:cell-count="3473" meta:object-count="0"/>
  </office:meta>
</office:document-meta>
</file>